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7.5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color="#cccccc" draw:fill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solid" draw:fill-color="#ffb515" draw:textarea-horizontal-align="center" draw:textarea-vertical-align="middle"/>
    </style:style>
    <style:style style:name="gr11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6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fo:font-weight="bold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paragraph-properties fo:margin-left="0cm" fo:margin-right="0cm" fo:text-align="center" fo:text-indent="0cm"/>
      <style:text-properties fo:font-size="9pt"/>
    </style:style>
    <style:style style:name="P7" style:family="paragraph">
      <style:paragraph-properties fo:margin-left="0cm" fo:margin-right="0cm" fo:text-align="center" fo:text-indent="0cm"/>
      <style:text-properties fo:color="#e6e6e6" fo:font-size="9pt"/>
    </style:style>
    <style:style style:name="P8" style:family="paragraph">
      <style:paragraph-properties fo:margin-left="0cm" fo:margin-right="0cm" fo:text-align="center" fo:text-indent="0cm"/>
      <style:text-properties fo:color="#cccccc" fo:font-size="9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fo:font-size="18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200%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font-size="9pt"/>
    </style:style>
    <style:style style:name="T4" style:family="text">
      <style:text-properties fo:color="#e6e6e6" fo:font-size="9pt"/>
    </style:style>
    <style:style style:name="T5" style:family="text">
      <style:text-properties fo:color="#cccccc" fo:font-size="9pt"/>
    </style:style>
    <style:style style:name="T6" style:family="text">
      <style:text-properties fo:font-size="9pt" fo:font-weight="bold"/>
    </style:style>
    <style:style style:name="T7" style:family="text">
      <style:text-properties fo:font-size="9pt" fo:font-weight="normal"/>
    </style:style>
    <style:style style:name="T8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5cm" svg:height="16.5cm" svg:x="3cm" svg:y="2.5cm">
          <text:p text:style-name="P9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10cm" svg:x="5.5cm" svg:y="6.5cm">
          <text:p text:style-name="P9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5cm" svg:x="5.5cm" svg:y="6cm">
          <text:p text:style-name="P2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cm" svg:height="0.5cm" svg:x="8cm" svg:y="6cm">
          <text:p text:style-name="P2"><text:span text:style-name="T1">Ubunt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0.5cm" svg:x="10.5cm" svg:y="6cm">
          <text:p text:style-name="P2"><text:span text:style-name="T1">Win XP Ho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0.5cm" svg:x="13cm" svg:y="6cm">
          <text:p text:style-name="P2"><text:span text:style-name="T1">Knopp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0.5cm" svg:x="15.5cm" svg:y="6cm">
          <text:p text:style-name="P2"><text:span text:style-name="T1">Im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0.5cm" svg:x="18cm" svg:y="6cm">
          <text:p text:style-name="P2"><text:span text:style-name="T1">Admin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5.5cm" svg:height="1cm" svg:x="6.5cm" svg:y="7.3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cm" svg:x="6.5cm" svg:y="9.4cm">
          <text:p text:style-name="P9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cm" svg:height="7.75cm" svg:x="6.5cm" svg:y="7.5cm">
          <draw:text-box>
            <text:p text:style-name="P5"><text:span text:style-name="T2">Ubuntu</text:span></text:p>
            <text:p text:style-name="P5"><text:span text:style-name="T2">Win XP Holz</text:span></text:p>
            <text:p text:style-name="P5"><text:span text:style-name="T2">Knoppix</text:span></text:p>
            <text:p text:style-name="P5"/>
          </draw:text-box>
        </draw:frame>
        <draw:custom-shape draw:style-name="gr7" draw:text-style-name="P6" draw:layer="layout" svg:width="3cm" svg:height="0.5cm" svg:x="11.7cm" svg:y="7.6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4.9cm" svg:y="7.6cm">
          <text:p text:style-name="P2"><text:span text:style-name="T3">Start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098cm" svg:y="7.6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1.7cm" svg:y="8.6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0.5cm" svg:x="14.9cm" svg:y="8.6cm">
          <text:p text:style-name="P2"><text:span text:style-name="T4">Start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098cm" svg:y="8.6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1.7cm" svg:y="9.7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0.5cm" svg:x="14.9cm" svg:y="9.7cm">
          <text:p text:style-name="P2"><text:span text:style-name="T5">Starte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0.5cm" svg:x="18.098cm" svg:y="9.7cm">
          <text:p text:style-name="P2"><text:span text:style-name="T5">Neu aufsetzen</text:span></text:p>
          <draw:enhanced-geometry svg:viewBox="0 0 21600 21600" draw:type="rectangle" draw:enhanced-path="M 0 0 L 21600 0 21600 21600 0 21600 0 0 Z N"/>
        </draw:custom-shape>
        <draw:frame draw:style-name="gr9" draw:layer="layout" svg:width="3.8cm" svg:height="0.886cm" svg:x="2.8cm" svg:y="1.367cm">
          <draw:text-box>
            <text:p text:style-name="P9">Start Reiter</text:p>
          </draw:text-box>
        </draw:frame>
        <draw:g>
          <draw:path draw:style-name="gr10" draw:text-style-name="P1" draw:layer="layout" svg:width="1.171cm" svg:height="1.747cm" svg:x="19.652cm" svg:y="2.927cm" svg:viewBox="0 0 1172 1748" svg:d="m478 16c0 4 0 8 0 13 1 0 2 0 4 0 0-4 0-8 0-13-1 0-2 0-4 0zm-73 9c0 4 0 8 0 12 1 0 2 0 4 0 0-4 0-8 0-12-1 0-2 0-4 0zm16 0c0 4 0 8 0 12 1 0 2 0 4 0 0-4 0-8 0-12-1 0-2 0-4 0zm-101 12c0 8 0 16 0 25 1 0 2 0 4 0 0-8 0-16 0-25-1 0-2 0-4 0zm85 4c0 4 0 8 0 13 2-3 4-6 8-9-1-1-2-2-4-4-1 0-2 0-4 0zm57 21c0 2 0 4 0 8 2 0 4 0 8 0-2-2-4-4-8-8zm-142 8c0 2 0 4 0 8 1 0 2 0 4 0 0-2 0-4 0-8-1 0-2 0-4 0zm73 21c0 2 0 4 0 8 2 0 4 0 8 0 0-2 0-4 0-8-2 0-4 0-8 0zm89 25c0 1 0 2 0 4 4 0 8 0 12 0 0-1 0-2 0-4-4 0-8 0-12 0zm-16 4c-1 1-2 2-4 4 0 1 0 2 0 3 1 1 2 2 4 5 2 0 4 0 8 0 0-1 0-2 0-5-2-2-4-4-8-7zm12 4c0 1 0 2 0 3 2 0 4 0 8 0 0-1 0-2 0-3-2 0-4 0-8 0zm-69 3c0 0 0 0 0 26 5 0 8-5 8-13 0 0 0 0-4-13 0 0 0 0-4 0zm20 0c0 5 0 10 0 17 2 0 4 0 8 0 1-5 2-10 4-17-4 0-8 0-12 0zm-32 9c-1 5-2 10-4 17 1 1 2 2 4 4 1 0 2 0 4 0 0-7 0-14 0-21-1 0-2 0-4 0zm32 12c0 1 0 2 0 5 2 0 4 0 8 0 0-1 0-2 0-5-2 0-4 0-8 0zm-16 38c0 4 0 8 0 12 1 0 2 0 4 0 0-4 0-8 0-12-1 0-2 0-4 0zm77 0c0 2 0 4 0 8 1 0 2 0 4 0 0-2 0-4 0-8-1 0-2 0-4 0zm-93 8c0 8 0 16 0 25 2 2 4 4 8 8 0-1 0-2 0-4-1-9-2-18-4-29-1 0-2 0-4 0zm-308 21c2 0 4 0 8 0 1 9 2 18 4 29 0 6 0 12 0 20-2 3-4 6-8 9-1 0-2 0-4 0-1-5-2-10-4-17 1-8 2-16 4-25 0-5 0-10 0-16zm328 16c0 2 0 4 0 8 1 0 2 0 4 0 0-2 0-4 0-8-1 0-2 0-4 0zm49 4c0 4 0 8 0 13 4 0 8 0 12 0-1-4-2-8-4-13-2 0-4 0-8 0zm-65 4c0 4 0 8 0 13 1 0 2 0 4 0 0-4 0-8 0-13-1 0-2 0-4 0zm16 5c0 2 0 4 0 8 1 0 2 0 4 0 0-2 0-4 0-8-1 0-2 0-4 0zm77 8c0 2 0 4 0 8 1 0 2 0 4 0 0-2 0-4 0-8-1 0-2 0-4 0zm-93 4c0 5 0 10 0 17 2-3 4-6 8-9-2-2-4-4-8-8zm16 0c0 4 0 8 0 12 1 0 2 0 4 0 0-4 0-8 0-12-1 0-2 0-4 0zm61 0c0 9 0 18 0 29 1 0 2 0 4 0 0-9 0-18 0-29-1 0-2 0-4 0zm-134 29c0 4 0 8 0 12 1 0 2 0 4 0 0-4 0-8 0-12-1 0-2 0-4 0zm97 4c0 2 0 4 0 8 1 0 2 0 4 0 0-2 0-4 0-8-1 0-2 0-4 0zm25 12c-1 4-2 8-4 13 4 0 8 0 12 0 0-1 0-2 0-4-2-3-4-6-8-9zm12 9c1 1 2 2 4 4 1 0 2 0 4 0 1-4 2-8 4-13-1 0-2 0-4 0-2 3-4 6-8 9zm-41 16c0 0 0 0 8 0 0 0 0 0 9-20 0 0 0 0-4 0-7 0-11 7-13 20zm-36-8c1 7 2 14 4 21 0 23 0 46 0 70 2 0 4 0 8 0 0-12 0-24 0-37-1-7-2-14-4-21 1 0 2 0 4 0-1-1-2-2-4-4 0-7 0-14 0-21 1-1 2-2 4-4 0-1 0-2 0-4-4 0-8 0-12 0zm-69 4c0 2 0 4 0 8 1 0 2 0 4 0 0-2 0-4 0-8-1 0-2 0-4 0zm89 21c0 16 0 32 0 49 1 8 2 16 4 25-1 1-2 2-4 4 0 1 0 2 0 4 1 5 2 10 4 17 1 0 2 0 4 0 1-15 2-30 4-45-2-15-4-30-8-46 1-1 2-2 4-4-1-1-2-2-4-4-1 0-2 0-4 0zm69 0c0 2 0 4 0 8 1 0 2 0 4 0 0-2 0-4 0-8-1 0-2 0-4 0zm-53 8c2 2 4 4 8 8 0-2 0-4 0-8-2 0-4 0-8 0zm33 4c0 4 0 8 0 13 2-3 4-6 8-9 0-1 0-2 0-4-2 0-4 0-8 0zm-33 13c1 6 2 12 4 20 0 3 0 6 0 9-1 1-2 2-4 4 1 8 2 16 4 24 1 0 2 0 4 0 1-11 2-22 5-33-1-9-2-18-5-28-1 1-2 2-4 4-1 0-2 0-4 0zm-360 4c0 0 0 0 8 12 0 0 0 0-4 54 0 0 0 0 4 25 0 0 0 0-16 0 0 0 0 0 4-29 0 0 0 0-8-46 4-11 8-16 12-16zm291 20c0 3 0 6 0 9-1 0-2 0-4 0 1 4 2 8 4 12 1 0 2 0 5 0 1-5 2-10 4-16-1-1-2-2-4-5-1 0-2 0-5 0zm25 0c0 3 0 6 0 9 1 0 2 0 4 0 0-3 0-6 0-9-1 0-2 0-4 0zm-57 5c0 4 0 8 0 12 1 0 2 0 4 0 0-4 0-8 0-12-1 0-2 0-4 0zm158 37c0 2 0 4 0 8 1 0 2 0 4 0 0-2 0-4 0-8-1 0-2 0-4 0zm-312 16c0 3 0 6 0 9 5 0 10 0 16 0 1-7 2-14 4-21-2 0-4 0-8 0-4 4-8 8-12 12zm146-8c0 2 0 4 0 8 2 0 4 0 8 0 0-2 0-4 0-8-2 0-4 0-8 0zm117 4c0 11 0 22 0 33 1 0 2 0 5 0 0-11 0-22 0-33-1 0-2 0-5 0zm49 8c0 3 0 6 0 9 1 0 2 0 4 0 0-3 0-6 0-9-1 0-2 0-4 0zm-162 5c2 2 4 4 8 8 2 0 4 0 8 0 0-2 0-4 0-8-5 0-10 0-16 0zm61 12c2 2 4 4 8 8 0-5 0-10 0-16-2 2-4 4-8 8zm101-4c0 4 0 8 0 12 1 0 2 0 4 0 0-4 0-8 0-12-1 0-2 0-4 0zm-8 25c0 2 0 4 0 8 1 0 2 0 4 0 0-2 0-4 0-8-1 0-2 0-4 0zm-57 12c0 4 0 8 0 12 1 0 2 0 4 0 0-4 0-8 0-12-1 0-2 0-4 0zm-85 8c0 3 0 6 0 9 1 0 2 0 4 0 0-3 0-6 0-9-1 0-2 0-4 0zm106 0c0 3 0 6 0 9 1 0 2 0 4 0 0-3 0-6 0-9-1 0-2 0-4 0zm20 4c0 4 0 8 0 13 2 0 4 0 8 0 0-4 0-8 0-13-2 0-4 0-8 0zm-418 0c0 3 0 6 0 9-2 0-4 0-8 0 2-3 4-6 8-9zm373 13c0 8 0 16 0 25 1 0 2 0 4 0 2-7 4-14 8-21 0-1 0-2 0-4-4 0-8 0-12 0zm73-4c1 0 2 0 4 0 0 2 0 4 0 8-1 0-2 0-4 0 0-2 0-4 0-8zm-458 12c0 0 0 0 8 0 0 0 0 0 0 4 0 0 0 0-16 17 0 0 0 0-8 0 0 0 0 0 0-8 0 0 0 0 8 0 0-9 3-13 8-13zm373 8c0 4 0 8 0 13 1 0 2 0 4 0 0-4 0-8 0-13-1 0-2 0-4 0zm16 17c0 2 0 4 0 8 1 0 2 0 4 0 0-2 0-4 0-8-1 0-2 0-4 0zm33 8c0 3 0 6 0 9 1 0 2 0 4 0 0-3 0-6 0-9-1 0-2 0-4 0zm-397 9c2 0 4 0 8 0 0 2 0 4 0 8-2 0-4 0-8 0 0-2 0-4 0-8zm421 12c0 4 0 8 0 12 2 0 4 0 8 0-1-4-2-8-4-12-1 0-2 0-4 0zm-450 0c2 2 4 4 8 8 0 2 0 4 0 8-2-2-4-4-8-8 0-2 0-4 0-8zm422 33c0 5 0 10 0 16 5 0 10 0 16 0 0-2 0-4 0-8-2 0-4 0-8 0 0-1 0-2 0-4 2 0 4 0 8 0 0-1 0-2 0-4-2-2-4-4-8-8-2 2-4 4-8 8zm-41 4c0 2 0 4 0 8 1 0 2 0 4 0 0-2 0-4 0-8-1 0-2 0-4 0zm16 0c0 0 0 0-4 4 0 0 0 0 0 4 8 0 12 3 12 9 0 0 0 0 4 0 0 0 0 0 0-9 0 0 0 0-12-8zm-397 8c0 0 0 0-4 34 0 6 8 15 24 28 0 0 0 0 0 9 0 0 0 0-8 0 0-6-5-9-16-9 0 0 0 0-16-45 5 0 8-4 8-13 0 0 0 0 4-4 0 0 0 0 8 0zm337 54c0 2 0 4 0 8 1 0 2 0 4 0 0-2 0-4 0-8-1 0-2 0-4 0zm-357 0c0 4 0 8 0 13-2-3-4-6-8-9 1-1 2-2 4-4 1 0 2 0 4 0zm12 17c2 0 4 0 8 0 0 1 0 2 0 4-2 0-4 0-8 0 0-1 0-2 0-4zm401 8c0 2 0 4 0 8 2 2 4 4 8 8 1-5 2-10 4-16-4 0-8 0-12 0zm-65 12c1 0 2 0 4 0 3-2 6-4 9-8-1 0-2 0-4 0-3 2-6 4-9 8zm29-8c0 2 0 4 0 8 2 0 4 0 8 0-2-2-4-4-8-8zm-341 0c0 0 0 0 4 0 0 30-6 45-20 45 0 0 0 0-12 17 0 0 0 0-8 0 0 0 0 0-12-12 0 0 0 0 12-5 0 0 0 0-16-21 0 0 0 0 16-16 0 0 0 0 8 8 0 0 0 0 0 21 0 0 0 0 8 0 0 0 0 0-4-29 0 0 0 0 24-8zm442 16c0 4 0 8 0 13 2-3 4-6 8-9 0-1 0-2 0-4-2 0-4 0-8 0zm-16 17c0 2 0 4 0 8 1 0 2 0 4 0 0-2 0-4 0-8-1 0-2 0-4 0zm-12 8c0 7 0 14 0 21 1 0 2 0 4 0 0-7 0-14 0-21-1 0-2 0-4 0zm32 0c0 3 0 6 0 9 1 0 2 0 4 0 0-3 0-6 0-9-1 0-2 0-4 0zm-20 13c0 1 0 2 0 4 2 0 4 0 8 0 0-4 0-8 0-13-2 3-4 6-8 9zm-442 8c2 0 4 0 8 0 0 5 0 10 0 17-2 0-4 0-8 0 0-5 0-10 0-17zm0 21c0 0 0 0 0 8-5 0-8 7-8 21 0 0 0 0-4 0-11-4-16-8-16-13 0 0 0 0 0-8 0 0 0 0 28-8zm450 54c1 10 2 20 4 32 1 0 2 0 4 0 1-4 2-8 4-12-1-9-2-18-4-29-2 3-4 6-8 9zm-458 0c1 1 2 2 4 4 0 2 0 4 0 8-2 2-4 4-8 8-1-1-2-2-4-4 0-2 0-4 0-8 2-2 4-4 8-8zm426 20c0 7 0 14 0 21 1 0 2 0 4 0 1-7 2-14 4-21-2 0-4 0-8 0zm-21 25c0 2 0 4 0 8 1 0 2 0 4 0 0-2 0-4 0-8-1 0-2 0-4 0zm17 8c0 2 0 4 0 8 1 0 2 0 4 0 0-2 0-4 0-8-1 0-2 0-4 0zm40 4c0 1 0 2 0 4 2 0 4 0 8 0 0-1 0-2 0-4-2 0-4 0-8 0zm-454 58c0 0 0 0 8 0 11 0 18 25 21 74 0 0 0 0-9 0 0 0 0 0 9 42 0 0 0 0-13 37 11 19 17 48 17 87-2 44-6 66-13 66 0 0 0 0-4-4 0 0 0 0 0-4 0 0 0 0 4-5 0 0 0 0 0-4 0-13-9-21-28-24 0 0 0 0 0-5 0-5 4-8 12-8 0 0 0 0-12-12 0 0 0 0-12 4 0 0 0 0-4-4 0 0 0 0 0-4 0 0 0 0 4-25 0 0 0 0 28 8 0 0 0 0 0-4-4-11-13-17-28-17 0 0 0 0 0-8 0 0 0 0 12 0 0 0 0 0 4 4 0 0 0 0 4 0 0 0 0 0 0-4 0 0 0 0-8-12 0 0 0 0 0-21 0 0 0 0 8-12 0 0 0 0-4-21 0 0 0 0 4-25 0 0 0 0-12 0 0 0 0 0 0 8 0 0 0 0 4 5 0 0 0 0 0 4 0 0 0 0-4 4 0 0 0 0-4 0 0 0 0 0-8-29 0 0 0 0 4 0 0 0 0 0-4-4 0 0 0 0 0-9 0 0 0 0 4-4 0 0 0 0 0-4 0 0 0 0-8-8 3-8 11-13 24-13 0 0 0 0 4 5 0 0 0 0 4-13 0 0 0 0-32-12 0 0 0 0 0-12 0 0 0 0 20 4 0 0 0 0 8-21zm-20 4c2 0 4 0 8 0-2 2-4 4-8 8 0-2 0-4 0-8zm320 17c0 2 0 4 0 8 1 0 2 0 4 0 0-2 0-4 0-8-1 0-2 0-4 0zm73 8c2 2 4 4 8 8 0-2 0-4 0-8-2 0-4 0-8 0zm53 25c-1 1-2 2-4 4 0 2 0 4 0 8 4 0 8 0 12 0 0-1 0-2 0-4-2-2-4-4-8-8zm-73 20c0 3 0 6 0 9 1 0 2 0 4 0 0-3 0-6 0-9-1 0-2 0-4 0zm73 29c0 3 0 6 0 9 1 0 2 0 4 0 0-3 0-6 0-9-1 0-2 0-4 0zm0 17c0 13 0 26 0 41 2 0 4 0 8 0-1-5-2-10-4-16 1-1 2-2 4-4 0-1 0-2 0-4-1-5-2-10-4-17-1 0-2 0-4 0zm-12 25c0 4 0 8 0 12 1 0 2 0 4 0 0-4 0-8 0-12-1 0-2 0-4 0zm16 20c0 7 0 14 0 21 4-4 8-8 12-12-4-3-8-6-12-9zm0 25c0 7 0 14 0 21 2 0 4 0 8 0-1-7-2-14-4-21-1 0-2 0-4 0zm0 33c0 4 0 8 0 13-1 0-2 0-4 0-1-1-2-2-4-4-1 0-2 0-4 0-1 8-2 16-4 24 1 1 2 2 4 4 1-1 2-2 4-4 2 0 4 0 8 0 0 3 0 6 0 9 2 0 4 0 8 0 2-3 4-6 8-9 0-6 0-12 0-20-4-4-8-8-12-13-1 0-2 0-4 0zm-65 13c0 8 0 16 0 24 1 0 2 0 4 0 0-8 0-16 0-24-1 0-2 0-4 0zm20 0c-1 4-2 8-4 12 1 4 2 8 4 12 4 0 8 0 12 0-1-4-2-8-4-12 1-4 2-8 4-12-4 0-8 0-12 0zm-385 49c1 0 2 0 4 0 2 2 4 4 8 8 0 1 0 2 0 5-4-4-8-8-12-13zm446 4c-1 5-2 10-4 17-4-2-8-4-12-8 0 4 0 8 0 12 6-1 12-2 20-4 0-5 0-10 0-17-1 0-2 0-4 0zm-28 13c0 2 0 4 0 8 2 0 4 0 8 0-2-2-4-4-8-8zm-49 16c-2 4-4 8-8 13 5 0 10 0 16 0 0-1 0-2 0-5-2-2-4-4-8-8zm-361 0c0 0 0 0 4 0 0 0 0 0 17 13 0 0 0 0-4 20 0 0 0 0 0 17 0 0 0 0 8 83 0 0 0 0-17 86 0 0 0 0-8 0-13-29-20-64-20-103 0 0 0 0 0-25 0 0 0 0 8-12 0 0 0 0-8-8 0 0 0 0 24-5 0-15-5-24-16-28 0 0 0 0-4 4 0 0 0 0-4-4 0 0 0 0 0-5 0 0 0 0 4-12 0 0 0 0-8-8 0 0 0 0 24-13zm385 4c0 8 0 16 0 25 1 0 2 0 4 0 0-8 0-16 0-25-1 0-2 0-4 0zm53 0c0 3 0 6 0 9 1 0 2 0 4 0 0-3 0-6 0-9-1 0-2 0-4 0zm162 34c2 2 4 4 8 8-2 0-4 0-8 0 0-2 0-4 0-8zm328 16c0 1 0 2 0 4 9 0 18 0 29 0 0-1 0-2 0-4-9 0-18 0-29 0zm-445 4c0 3 0 6 0 9 2 0 4 0 8 0-2-3-4-6-8-9zm-41 4c0 3 0 6 0 9 2 0 4 0 8 0-2-3-4-6-8-9zm207 4c0 3 0 6 0 9 1 0 2 0 4 0 0-3 0-6 0-9-1 0-2 0-4 0zm-61 5c0 4 0 8 0 12 2 0 4 0 8 0-1-4-2-8-4-12-1 0-2 0-4 0zm24 4c0 1 0 2 0 4 2 0 4 0 8 0 0-1 0-2 0-4-2 0-4 0-8 0zm-129 4c0 1 0 2 0 4 2 0 4 0 8 0 0-1 0-2 0-4-2 0-4 0-8 0zm145 4c0 1 0 2 0 4 1 4 2 8 4 13 1 0 2 0 4 0 3-3 6-6 9-9 0-1 0-2 0-4-5-1-10-2-17-4zm-109 8c-1 1-2 2-4 4 0 1 0 2 0 5 1 1 2 2 4 4 2 0 4 0 8 0 0-1 0-2 0-4-2-3-4-6-8-9zm24 0c0 14 0 28 0 42 1 0 2 0 4 0 0-14 0-28 0-42-1 0-2 0-4 0zm49 0c0 3 0 6 0 9 1 0 2 0 4 0 0-3 0-6 0-9-1 0-2 0-4 0zm20 0c0 3 0 6 0 9 2 2 4 4 8 8 0-5 0-10 0-17-2 0-4 0-8 0zm-125 4c1 7 2 14 4 21 1 0 2 0 4 0 0-7 0-14 0-21-2 0-4 0-8 0zm158 0c0 1 0 2 0 5 2 0 4 0 8 0 0-1 0-2 0-5-2 0-4 0-8 0zm-61 9c0 2 0 4 0 8 1 0 2 0 4 0 0-2 0-4 0-8-1 0-2 0-4 0zm48 4c0 0 0 0 0 29 0 0 0 0-8 0 0 0 0 0 12 25 0 0 0 0-20 8 0 0 0 0 0-4 0 0 0 0 4-4 0 0 0 0 0-5 0 0 0 0-4 0 0 0 0 0-28 13 0 0 0 0 0 8 0 0 0 0 4 21 0 0 0 0 4-4 0 0 0 0 4 0 0 0 0 0 16 12 0 0 0 0 12-4 0 0 0 0 13 16 0 0 0 0 0 9-6 5-9 16-9 33 0 0 0 0-12-13 0 0 0 0 0-4 0 0 0 0 4-4 0 0 0 0 0-4 0 0 0 0-4-4 0 0 0 0-4 0 0 0 0 0-4 16 0 0 0 0 4 21 0 0 0 0 45 0 0 0 0 0 0-58 0 0 0 0-8-12 0 0 0 0 8-25 0 0 0 0-12-12 3-19 7-29 12-29 0-13-10-22-29-25zm-141 12c0 9 0 18 0 29 1 20 2 40 4 62-1 0-2 0-4 0 1 9 2 18 4 29 1 0 2 0 4 0 0-23 0-46 0-70-1-5-2-10-4-17 1-1 2-2 4-4 0-1 0-2 0-4-1-8-2-16-4-25-1 0-2 0-4 0zm101 0c0 1 0 2 0 5 2 0 4 0 8 0 0-1 0-2 0-5-2 0-4 0-8 0zm16 0c0 2 0 4 0 8 1 0 2 0 4 0 0-2 0-4 0-8-1 0-2 0-4 0zm8 0c0 2 0 4 0 8 1 0 2 0 4 0 0-2 0-4 0-8-1 0-2 0-4 0zm-150 4c0 1 0 2 0 4 2 0 4 0 8 0 0-1 0-2 0-4-2 0-4 0-8 0zm146 13c0 4 0 8 0 12 2 0 4 0 8 0 0-1 0-2 0-4-2-2-4-4-8-8zm-142 4c0 7 0 14 0 21 1 0 2 0 4 0 0-7 0-14 0-21-1 0-2 0-4 0zm73 0c0 2 0 4 0 8 1 0 2 0 4 0 0-2 0-4 0-8-1 0-2 0-4 0zm-137 8c0 2 0 4 0 8 1 0 2 0 4 0 0-2 0-4 0-8-1 0-2 0-4 0zm182 0c0 2 0 4 0 8 1 0 2 0 4 0 0-2 0-4 0-8-1 0-2 0-4 0zm-158 21c0 2 0 4 0 8 1 0 2 0 4 0 0-2 0-4 0-8-1 0-2 0-4 0zm16 8c2 0 4 0 8 0 0-2 0-4 0-8-2 2-4 4-8 8zm126-8c-1 6-2 12-4 20 2 7 4 14 8 21 1 0 2 0 4 0 0-7 0-14 0-21-1-6-2-12-4-20-1 0-2 0-4 0zm-401 12c0 0 0 0 0 8 2 23 6 34 12 34 0 0 0 0 0-13 0 0 0 0-8-29 0 0 0 0-4 0zm149 8c1 1 2 2 4 5 1 0 2 0 5 0 0-4 0-8 0-13-3 2-6 4-9 8zm106-4c1 4 2 8 4 13 1 0 2 0 4 0 0-5 0-10 0-17-1 1-2 2-4 4-1 0-2 0-4 0zm44 0c0 11 0 22 0 33 1 0 2 0 4 0 1-9 2-18 4-29-1-1-2-2-4-4-1 0-2 0-4 0zm61 0c0 0 0 0 0 21 0 0 0 0 8 8 0 0 0 0 4 0 0-8 4-12 12-12 0 0 0 0 0-4 0 0 0 0-20-13 0 0 0 0-4 0zm-138 17c0 2 0 4 0 8 1 0 2 0 4 0 0-2 0-4 0-8-1 0-2 0-4 0zm118 4c0 1 0 2 0 4 2 0 4 0 8 0 0-1 0-2 0-4-2 0-4 0-8 0zm-65 4c0 2 0 4 0 8 1 0 2 0 4 0 0-2 0-4 0-8-1 0-2 0-4 0zm-12 8c0 3 0 6 0 9 1 0 2 0 4 0 0-3 0-6 0-9-1 0-2 0-4 0zm142 0c0 4 0 8 0 13 1 0 2 0 4 0 0-4 0-8 0-13-1 0-2 0-4 0zm-106 9c0 0 0 0 0 12 6 0 8 4 8 12 0 0 0 0 5 0 0 0 0 0 0-20 0 0 0 0-13-4zm122 0c0 4 0 8 0 12 1 0 2 0 4 0 0-4 0-8 0-12-1 0-2 0-4 0zm61-4c0 0 0 0 4 0-2 22-6 33-12 33 0 0 0 0-4-5 0 0 0 0 0-4 2-16 6-24 12-24zm-110 16c0 2 0 4 0 8 1 0 2 0 4 0 0-2 0-4 0-8-1 0-2 0-4 0zm33 0c0 2 0 4 0 8 2 0 4 0 8 0-2-2-4-4-8-8zm-572 0c0 0 0 0 4 0 0 0 0 0 0 29 0 0 0 0 13 0 0 0 0 0-13 102 46 47 73 71 81 71 0 0 0 0 53 8 0 0 0 0 0 8 0 0 0 0-28 0 0 0 0 0-29-4 0 0 0 0-4 4-56-52-85-84-85-95 0 0 0 0 4-4 0 0 0 0-12-13 0 0 0 0 12-12-6 0-12-11-16-32 0 0 0 0 16-20 0 0 0 0 0-5 0 0 0 0-12-4 7-22 12-33 16-33zm491 4c0 8 0 16 0 25 2 0 4 0 8 0-1-8-2-16-4-25-1 0-2 0-4 0zm-61 9c0 4 0 8 0 12 1 0 2 0 4 0 0-4 0-8 0-12-1 0-2 0-4 0zm109 0c0 5 0 10 0 16 2 0 4 0 8 0 0-5 0-10 0-16-2 0-4 0-8 0zm53-1c0 4 0 8 0 13 1 0 2 0 4 0 0-4 0-8 0-13-1 0-2 0-4 0zm-20 4c0 3 0 6 0 9 2 0 4 0 8 0 0-3 0-6 0-9-2 0-4 0-8 0zm81 50c0 1 0 2 0 4 4 1 8 2 12 4 2 0 4 0 8 0 0-1 0-2 0-4-5-1-10-2-16-4-1 0-2 0-4 0zm-434-1595c0 0 0 0 4 4 0 0 0 0 4-4 0 0 0 0 12 0 0 0 0 0 0 8 0 0 0 0-36 0 0 0 0 0-8 8 0 0 0 0 48 13 6-11 13-17 21-17 0 0 0 0 0-4 0 0 0 0-12 0 0 0 0 0 0-8 0 0 0 0 12 0 0 0 0 0 4 4 0 0 0 0 4-4 0 0 0 0 57 0 8 0 12 5 12 16 0 0 0 0 52-16 0 0 0 0 17 4 0 0 0 0 16-4 0 0 0 0 4 4 0 0 0 0 0 4 0 0 0 0 4-4 0 0 0 0 16 0 0 0 0 0 8 8 0 0 0 0 0 99 0 0 0 0-8 0 0 0 0 0 0 9 0 0 0 0 8 16 0 0 0 0-4 4 0 0 0 0 0 4 0 0 0 0 4 17 0 0 0 0 0 4 0 0 0 0-4 4 0 0 0 0 4 5 0 0 0 0 0 16 0 0 0 0-4 4 0 0 0 0 4 4 0 0 0 0 0 95 0 5-4 8-12 8 0 0 0 0 0 9 8 0 12 3 12 8 0 0 0 0 0 4 0 0 0 0-4 25 0 0 0 0 4 21-13 0-20 3-20 8 0 0 0 0-4 0 0 0 0 0-4-4 0 0 0 0-4 0 0 0 0 0-8 8 0 0 0 0-8-8 0 0 0 0 4-17-6 0-8 4-8 13 0 0 0 0 4 20 0 0 0 0-4 4 0 0 0 0 4 5 0 0 0 0 4 0 0 0 0 0 20-9 0 0 0 0 8 9 0 0 0 0 4 0 0-8 3-13 8-13 0 0 0 0 4 4 0 0 0 0 0 130-13 0-20 3-20 11 0 0 0 0 0 12 0 0 0 0 4-4 0 0 0 0 16 4 0 0 0 0 0 50 0 13-6 20-20 20 0 0 0 0 0 9 0 0 0 0-4 0 0 0 0 0 4 12 0 0 0 0 12-8 0 0 0 0 8 8 0 0 0 0 0 62 0 0 0 0-8 9 0 0 0 0-4-25 0 0 0 0-4 0 0 0 0 0-4 28 0 0 0 0-20 0 0 0 0 0-16 9 0 0 0 0 0 8 0 0 0 0 20-4 0 0 0 0 4 4 0 0 0 0 4 0 0 0 0 0 4-12 0 0 0 0 4 0 0 0 0 0 12 12 0 0 0 0 12-4 0 0 0 0 0 4 0 0 0 0 4 16 0 0 0 0-4 30 0 0 0 0 4 12 0 0 0 0-4 0 0 0 0 0 4 4 0 0 0 0 0 8 0 0 0 0-8 13 0 0 0 0 0 4 0 0 0 0 8 8 0 0 0 0-8 38 0 0 0 0 4 4 0 0 0 0 0 4 0 0 0 0-4 45 0 0 0 0 0 21-8 0-12 3-12 8 0 0 0 0 8 0 0 0 0 0 0 8 0 0 0 0-8 0 0 0 0 0 4 4 0 0 0 0 0 8 0 0 0 0-8 0 0 0 0 0 0 25 0 0 0 0 4 5 0 0 0 0 0 4 0 0 0 0-24 8 0 0 0 0 4-17 0 0 0 0-4-37 0 0 0 0 0-25-10 5-16 13-20 25 0 0 0 0 8 0 0 0 0 0 0 4 0 11-7 23-21 38 0 11 10 20 29 28 0 0 0 0 24-8 0 0 0 0 4 0 0 0 0 0 4 91 0 0 0 0 0 13-5 5-8 18-8 41 0 0 0 0-4 0 0 8 4 12 12 12 0 0 0 0 0 21 0 0 0 0-8 0 0 0 0 0 4 21 0 0 0 0-4 4 8 3 12 11 12 25 0 0 0 0-4 0 0 0 0 0 4 4 0 0 0 0 0 4 0 0 0 0-8 29 0 0 0 0 4 0 0 0 0 0 8 8 0 0 0 0 0 46 0 0 0 0 37 0 0 0 0 0 12 8 0 0 0 0 12-4 0 0 0 0 0 8 0 0 0 0 4 0 0 0 0 0 0-8 0 0 0 0 8 0 0 0 0 0 0 8 0 0 0 0 12-12 19 0 29 5 29 16 0 0 0 0 4 17 0 0 0 0 4 0 0 0 0 0 4-21 0 0 0 0 4 4 0 0 0 0 12 0 0 0 0 0 12-4 0 0 0 0 0 12 0 0 0 0 4-4 0 0 0 0 4 0 0 0 0 0 4 21 0 0 0 0 4 0 0 0 0 0 0-8 0 0 0 0 9 0 0 0 0 0 0 12 0 0 0 0 4 0 0 0 0 0 0-12 0 0 0 0-4-5 0 0 0 0 12-12 0 0 0 0 0-4-6 0-8 4-8 12 0 0 0 0-21-20 0 0 0 0 0-9 0 0 0 0 29 5 0 0 0 0 8 0 0 0 0 0 0-5 0 0 0 0 28 5 0 0 0 0 89 0 0 0 0 0 17-13 0 0 0 0 8 0 0 0 0 0 0 8 0 0 0 0 16-12 0 0 0 0 12 0 16 0 24 6 24 17 0 0 0 0 37 0 5 0 9-7 12-21 0 0 0 0 24-4 0 0 0 0 0 4 0 0 0 0 4 4 0 0 0 0 49-17 0 0 0 0 4 4 0 0 0 0 0 5 0 0 0 0-4 4 0 0 0 0 20 0 0 0 0 0 0 8 0 0 0 0-8 0 0 0 0 0 0 4 0 0 0 0 20-4 0 0 0 0 4 0 0 0 0 0 65 21 0 0 0 0-4-4 0 0 0 0 0-13 0 0 0 0 8 0 25 6 37 13 37 21 0 0 0 0-8 12 0 0 0 0 0 4 8 10 12 27 12 50 0 0 0 0-8 0-2-14-6-21-12-21 0 0 0 0 0 33 0 0 0 0-5 38 0 0 0 0 5 16 0 0 0 0 4-4 0 0 0 0 4 0 0 0 0 0 8 8 0 0 0 0 0 8 0 15-4 23-12 25-27 0-41-12-41-37 0 0 0 0-8-87 0 0 0 0-4 0 0 0 0 0 0 25 0 0 0 0 4 46-9 25-16 37-20 37 0 0 0 0-4 0 0 0 0 0 0-8 0 0 0 0-4 0 0 0 0 0 0 95 0 8-22 12-65 12 0 0 0 0 0 4 0 0 0 0 16 0 0 0 0 0 0 8 0 0 0 0-32 0 0 0 0 0-21-12-11 0-27 10-48 29 0 0 0 0-4 0-68 0-118-6-150-17 0 9-3 13-8 13 0 0 0 0-17-4 0 0 0 0-56 7 0 0 0 0-17 0 0 0 0 0 0-7 0 0 0 0 17 0 0 0 0 0 0-4 0 0 0 0-53-9 0 0 0 0-8 0 0 0 0 0 0-8 8 0 12-3 12-8 0 0 0 0-53 0 0 0 0 0-12-8-49 9-126 14-231 14 0 0 0 0 0-6 0 0 0 0-40 4 0 0 0 0-37 0-42 0-71 3-85 8 0 0 0 0-8-24 0 0 0 0 0-104 0 0 0 0 4-58-16-27-24-77-24-149 0 0 0 0 0-12 0 0 0 0 4-219-11-439-26-703-45-794 0 0 0 0-8-53 0 0 0 0 0-157 0 0 0 0 16-25 0 0 0 0 142 0z">
            <text:p text:style-name="P9"/>
          </draw:path>
          <draw:path draw:style-name="gr10" draw:text-style-name="P1" draw:layer="layout" svg:width="0.522cm" svg:height="1.748cm" svg:x="20.805cm" svg:y="2.833cm" svg:viewBox="0 0 523 1749" svg:d="m291 20c0 0 0 0 4 0 0 0 0 0 25 8 0 28-8 42-25 42 0 0 0 0-20 8 0 0 0 0-4-4 0 0 0 0 4-4 0 0 0 0-4-21 0-6 7-10 20-12 0 0 0 0 0 8 0 0 0 0 4 0 0 0 0 0 0-8 9 0 13-3 13-9 0 0 0 0-4 0 0 0 0 0-13 4 0 0 0 0 0-12zm-231 17c0 0 0 0-8 12 0 0 0 0 4 0 0-5 4-8 13-8 0 0 0 0 0-4 0 0 0 0-9 0zm118 0c0 4 0 8 0 12 1 0 2 0 4 0 0-4 0-8 0-12-1 0-2 0-4 0zm-118 12c0 1 0 2 0 4 7 0 14 0 21 0 0-1 0-2 0-4-7 0-14 0-21 0zm171 4c1 0 2 0 4 0 0 3 0 6 0 9 1 1 2 2 4 4-1 1-2 2-4 4-4-1-8-2-13-4 0-1 0-2 0-4 3-3 6-6 9-9zm-130 9c0 4 0 8 0 12 2 0 4 0 8 0 0-1 0-2 0-4-2-2-4-4-8-8zm32 0c8 24 19 37 33 37 0 0 0 0-12-25 0 0 0 0 12-4 0 0 0 0 0-4 0 0 0 0-33-4zm94 20c1 1 2 2 4 4-1 4-2 8-4 13-3-3-6-6-9-9 3-2 6-4 9-8zm-37 4c0 2 0 4 0 8-2 0-4 0-8 0 2-2 4-4 8-8zm16 4c0 0 0 0 4 4 0 0 0 0 0 5 0 0 0 0-4 4 8 0 12 15 12 46 0 0 0 0 0 8 0 0 0 0-20-33 0 0 0 0 0-5 0 0 0 0 4-4 0 0 0 0 0-4 0 0 0 0-4-4 0 0 0 0-4 0 4-11 8-17 12-17zm-56 13c0 2 0 4 0 8 1 0 2 0 4 0 0-2 0-4 0-8-1 0-2 0-4 0zm77-4c0 0 0 0 4 0 0 0 0 0 4 20-6 0-8-4-8-12 0 0 0 0 0-8zm-122 16c0 0 0 0 0 13 11 0 16 5 16 16 0 0 0 0 4 0 0 0 0 0 0-16 0 0 0 0-20-13zm32 13c0 2 0 4 0 8 1 0 2 0 4 0 0-2 0-4 0-8-1 0-2 0-4 0zm-8 16c0 1 0 2 0 4 2 0 4 0 8 0 0-1 0-2 0-4-2 0-4 0-8 0zm21 0c0 1 0 2 0 4 2 0 4 0 8 0 0-1 0-2 0-4-2 0-4 0-8 0zm44 4c0 3 0 6 0 9-2 0-4 0-8 0 2-3 4-6 8-9zm-73 9c0 2 0 4 0 8 1 0 2 0 4 0 0-2 0-4 0-8-1 0-2 0-4 0zm77-5c2 0 4 0 8 0 0 5 0 10 0 17-1 0-2 0-4 0-1-5-2-10-4-17zm-77 17c0 0 0 0 0 4 0 0 0 0 8 13 0 0 0 0 4-5 0 0 0 0 4 0 0 0 0 0 13 5 0-8-10-13-29-17zm61 17c1 0 2 0 4 0 0 2 0 4 0 8-1 0-2 0-4 0 0-2 0-4 0-8zm-61 8c0 2 0 4 0 8 1 0 2 0 4 0 0-2 0-4 0-8-1 0-2 0-4 0zm158 16c2 2 4 4 8 8 2 0 4 0 8 0 3-2 6-4 9-8-1 0-2 0-5 0-1 1-2 2-4 5-1 0-2 0-4 0-4-1-8-2-12-5zm-73 5c2 0 4 0 8 0 0 4 0 8 0 12-2 0-4 0-8 0 0-4 0-8 0-12zm-85 8c0 5 0 10 0 16 1 0 2 0 4 0 0-5 0-10 0-16-1 0-2 0-4 0zm16 0c0 1 0 2 0 4 2 0 4 0 8 0 0-1 0-2 0-4-2 0-4 0-8 0zm227 20c1 1 2 2 4 4 2 0 4 0 8 0 0-4 0-8 0-12-1 0-2 0-4 0-2 2-4 4-8 8zm-77-4c0 0 0 0-4 4 0 0 0 0 0 4 0 0 0 0 4 13 0 0 0 0-4 4 0 0 0 0-4 0 0 0 0 0-4-4 0 0 0 0 0 4 0 0 0 0 20 17 0 0 0 0 0 8 0 0 0 0 9-8-6-28-11-42-17-42zm-142 8c0 1 0 2 0 5 3 0 6 0 9 0 0-1 0-2 0-5-3 0-6 0-9 0zm98 0c0 3 0 6 0 9 1 0 2 0 4 0 0-3 0-6 0-9-1 0-2 0-4 0zm-122 13c0 1 0 2 0 4 4 0 8 0 12 0 2-2 4-4 8-8 0-1 0-2 0-4-1 0-2 0-4 0-5 2-10 4-16 8zm61 4c1 4 2 8 4 12 2 0 4 0 8 0 0-1 0-2 0-4-2-2-4-4-8-8-1 0-2 0-4 0zm16 4c0 2 0 4 0 8 1 0 2 0 4 0 0-2 0-4 0-8-1 0-2 0-4 0zm29 8c0 1 0 2 0 5 2 2 4 4 8 8 2-2 4-4 8-8-1-1-2-2-4-5-4 0-8 0-12 0zm-33 17c0 0 0 0 0 4 14-3 20-7 20-12 0 0 0 0-4-4 0 0 0 0-4 0 0 0 0 0-12 12zm130-8c0 4 0 8 0 12 4 0 8 0 12 0 1-4 2-8 4-12-5 0-10 0-16 0zm-37 29c2 0 4 0 8 0 0-2 0-4 0-8-2 2-4 4-8 8zm33-8c-2 8-4 16-8 24 0 2 0 4 0 8 5 3 10 6 16 9 1-4 2-8 4-13-2-2-4-4-8-8 0-2 0-4 0-8 2 0 4 0 8 0 0-2 0-4 0-8-4-1-8-2-12-4zm-158 8c0 2 0 4 0 8 2 0 4 0 8 0 0-2 0-4 0-8-2 0-4 0-8 0zm-17 4c0 2 0 4 0 8 3-2 6-4 9-8-3 0-6 0-9 0zm122 4c0 0 0 0 0 4 1 19 3 29 8 29 0 0 0 0 12-12 0 0 0 0 4 0-5-14-13-21-24-21zm32 8c-1 1-2 2-4 4 0 1 0 2 0 5 4 0 8 0 13 0-3-3-6-6-9-9zm37 0c0 2 0 4 0 8 1 0 2 0 4 0 0-2 0-4 0-8-1 0-2 0-4 0zm-130 13c0 1 0 2 0 4 2 0 4 0 8 0 0-1 0-2 0-4-2 0-4 0-8 0zm-20 4c0 2 0 4 0 8 1 0 2 0 4 0 0-2 0-4 0-8-1 0-2 0-4 0zm32 0c-2 7-4 14-8 21 5 1 10 2 17 4 0-5 0-10 0-17-3-2-6-4-9-8zm-28 12c0 0 0 0 0 21 0 0 0 0 12 12-2-22-7-33-12-33zm186 0c4 0 8 0 13 0 1 9 2 18 4 29-1 1-2 2-4 4-5-1-10-2-17-4 0-2 0-4 0-8 1-7 2-14 4-21zm-210 13c0 1 0 2 0 4 5 0 10 0 16 0 0-1 0-2 0-4-5 0-10 0-16 0zm81 16c0 0 0 0 4 4 0 0 0 0-4 41 0 0 0 0 0 9 0 0 0 0-8 0 0 0 0 0 8 24 0 0 0 0-12 5 0 0 0 0 0 4 8 10 12 20 12 29 0 0 0 0 0 12 0 0 0 0-4 17 0 0 0 0 4 20 0 0 0 0 4 0 0 0 0 0 4-25 0 0 0 0-4-4 0 0 0 0 0-4 0 0 0 0 8-95 0 0 0 0-4-29 0 0 0 0 4-4 0 0 0 0-4-4 0 0 0 0-8 0zm-33 4c0 3 0 6 0 9 1 0 2 0 4 0 0-3 0-6 0-9-1 0-2 0-4 0zm-24 9c0 2 0 4 0 8 2 2 4 4 8 8 1-5 2-10 4-16-4 0-8 0-12 0zm24 24c0 5 0 10 0 17 1 0 2 0 4 0 1-4 2-8 4-13-1-1-2-2-4-4-1 0-2 0-4 0zm-64 8c0 1 0 2 0 5 2 0 4 0 8 0 0-1 0-2 0-5-2 0-4 0-8 0zm-122 0c2 0 4 0 8 0 0 19 0 38 0 58-2 0-4 0-8 0-1-5-2-10-4-16 1-7 2-14 4-21 0-7 0-14 0-21zm178 13c0 0 0 0 8 16 0 0 0 0 4-4 0 0 0 0 9 0 0 0 0 0 0 8 0 0 0 0 12 0-4-13-8-20-12-20 0 0 0 0-21 0zm-16 25c0 4 0 8 0 12 1 0 2 0 4 0 0-4 0-8 0-12-1 0-2 0-4 0zm24 0c-1 1-2 2-4 4 0 4 0 8 0 12 4 0 8 0 12 0 0-2 0-4 0-8-2-2-4-4-8-8zm73 12c0 2 0 4 0 8 1 0 2 0 4 0 0-2 0-4 0-8-1 0-2 0-4 0zm49 21c0 5 0 10 0 16 4-2 8-4 12-8-1-5-2-10-4-17-2 3-4 6-8 9zm-65-4c0 2 0 4 0 8 2-2 4-4 8-8-2 0-4 0-8 0zm-247 0c2 0 4 0 8 0 0 2 0 4 0 8-2 0-4 0-8 0 0-2 0-4 0-8zm223 62c0 2 0 4 0 8-1 0-2 0-4 0 1 7 2 14 4 21 1 0 2 0 4 0 0-9 0-18 0-29-1 0-2 0-4 0zm32 16c0 4 0 8 0 13 1 0 2 0 4 0 0-4 0-8 0-13-1 0-2 0-4 0zm69 4c2 0 4 0 8 0 0 2 0 4 0 8-2 0-4 0-8 0 0-2 0-4 0-8zm-28 21c0 1 0 2 0 4 4 4 8 8 12 13 1 0 2 0 4 0 1-4 2-8 4-13-6-1-12-2-20-4zm-235 21c-1 5-2 10-4 16 1 14 2 28 4 42 4-3 8-6 12-9-2-16-4-32-8-49-1 0-2 0-4 0zm162 0c0 11-3 16-8 16 0 0 0 0 4 4 0 0 0 0 0 13 0 0 0 0-4 16 0 0 0 0 4 5 0 0 0 0 0 4-3 16-7 24-12 24 0 0 0 0 8 21 0 0 0 0-8 29 0 0 0 0 16 4 0 0 0 0 0-4 0 0 0 0-4-17 0 0 0 0 4-37 0 0 0 0 0-24 0-6 4-9 12-9-5-4-8-19-8-45 0 0 0 0-4 0zm89 24c0 3 0 6 0 9 1 0 2 0 4 0 0-3 0-6 0-9-1 0-2 0-4 0zm-296 17c0 5 0 10 0 17 1 0 2 0 4 0 0-5 0-10 0-17-1 0-2 0-4 0zm4 21c0 2 0 4 0 8 1 0 2 0 4 0 0-2 0-4 0-8-1 0-2 0-4 0zm276 8c0 2 0 4 0 8 2-2 4-4 8-8 0-2 0-4 0-8-2 2-4 4-8 8zm-8 17c0 0 0 0 20 20 0 0 0 0 12-4 0 0 0 0-8 12 0 0 0 0 4 4 0 0 0 0 0 5 0 0 0 0-4 4 0 0 0 0-4 0 0 0 0 0-4-4 0 19-3 32-8 37 0 0 0 0 4 17 0 0 0 0-4 4 0 0 0 0-8 0 0 0 0 0 0-13 0 0 0 0-13 9 0 0 0 0-4-5 0 0 0 0 0-4 0 0 0 0 9-8-9 0-13-3-13-9 0 0 0 0 0-4 0 0 0 0 4 0 0 0 0 0 13 5 0 0 0 0 0-5 0 0 0 0-9-12 0 0 0 0 5-4 0 0 0 0 4 0 0 0 0 0-4-21 0 0 0 0 0-4 0 0 0 0 4 0 0 0 0 0 12 4 0 0 0 0 0-4 0 0 0 0-8-12 0 0 0 0-4 4 0 0 0 0-9 0 0 0 0 0 13-12zm-41 20c0 2 0 4 0 8 1 4 2 8 4 13 2 0 4 0 8 0 0-1 0-2 0-4-2-5-4-10-8-17-1 0-2 0-4 0zm-20 8c0 1 0 2 0 4 4 1 8 2 12 5 1 0 2 0 4 0 0-1 0-2 0-5-4-1-8-2-12-4-1 0-2 0-4 0zm61 0c0 3 0 6 0 9 2 0 4 0 8 0-2-3-4-6-8-9zm36 0c2 3 4 6 8 9 0 1 0 2 0 4-2 0-4 0-8 0 0-4 0-8 0-13zm-85 13c0 2 0 4 0 8 1 0 2 0 4 0 0-2 0-4 0-8-1 0-2 0-4 0zm53 8c0 2 0 4 0 8 1 0 2 0 4 0 0-2 0-4 0-8-1 0-2 0-4 0zm24-4c0 0 0 0 12 12 0 0 0 0-8 9 0 0 0 0 28 49 0 0 0 0-4 4 0 0 0 0 0 5 0 0 0 0 4 16 0 0 0 0 0 4 0 0 0 0-8 0-5 0-8-5-8-16 0 0 0 0-8 8 0 0 0 0 0 12 0 0 0 0 8 8 0 0 0 0 8-8 0 0 0 0 0 21-6-6-15-8-28-8 0 0 0 0 8-8 0 0 0 0-4-5 0 0 0 0 0-12 0 0 0 0 4-4 0 0 0 0-4-13 0 0 0 0 8-24 0 0 0 0-16-13 0 0 0 0 8-8 0 0 0 0 0-4 0 0 0 0-8 0 0 0 0 0 0-4 5 0 8-7 8-21zm-69 16c0 1 0 2 0 5 2 0 4 0 8 0 0-1 0-2 0-5-2 0-4 0-8 0zm93-4c1 0 2 0 4 0-1 7-2 14-4 21-2-2-4-4-8-8 0-1 0-2 0-4 2-3 4-6 8-9zm-93 25c2 0 4 0 8 0-2 3-4 6-8 9 0-3 0-6 0-9zm4 9c0 0 0 0 16 8 0 0 0 0 4-4 0 0 0 0 4 20 0 0 0 0 13-8 0 0 0 0 4 0 0 0 0 0 0 4 0 0 0 0-4 4 0 0 0 0 4 4 0 0 0 0 0 13 0 0 0 0-17 4 0 0 0 0 5 17 0 0 0 0 8 0 0 0 0 0 12-9 0 0 0 0 4 4 0 0 0 0 0 8 0 14-4 21-12 21 0 0 0 0 0 4 0 0 0 0 8 13 0 0 0 0-4 4 0 0 0 0 4 4 0 0 0 0 0 8 0 0 0 0-4 0 0 0 0 0-4-4 0 0 0 0-4 0 0 0 0 0 0 4 0 0 0 0 8 17-9 0-16 7-21 20 0 0 0 0-4 0 0 0 0 0-20-8 3-27 7-41 12-41 0 0 0 0 4 4 0 0 0 0 4 0 0 0 0 0 0-8 0 0 0 0-8 0 0 0 0 0 0-17 0 0 0 0 8-12 0 0 0 0-4-21 0 0 0 0 4 0 0 0 0 0-8-16 0 0 0 0 4-21 0 0 0 0-16-12 0 0 0 0 0-4zm20 33c0 2 0 4 0 8 1 0 2 0 4 0 0-2 0-4 0-8-1 0-2 0-4 0zm29 0c2 0 4 0 8 0 0 2 0 4 0 8-2 0-4 0-8 0 0-2 0-4 0-8zm-16 57c0 7 0 14 0 21 2 0 4 0 8 0-1-7-2-14-4-21-1 0-2 0-4 0zm28 0c5 0 10 0 16 0 1 5 2 10 4 17-1 4-2 8-4 12-2 0-4 0-8 0 0-8 0-16 0-25-1 1-2 2-4 5-4 0-8 0-12 0 2-3 4-6 8-9zm-4 17c2 0 4 0 8 0 0 1 0 2 0 4-2 0-4 0-8 0 0-1 0-2 0-4zm-37 8c0 2 0 4 0 8 1 0 2 0 4 0 0-2 0-4 0-8-1 0-2 0-4 0zm-150 13c0 0 0 0-4-5 0 0 0 0-4 13 0 0 0 0 4 20 0 0 0 0 0 17 0 0 0 0 4 0 9-3 13-11 13-25 0 0 0 0 0-29 0 0 0 0-13 9zm142 0c0 6 0 12 0 20 2 0 4 0 8 0-1-1-2-2-4-4 0-1 0-2 0-4 1-1 2-2 4-4 0-1 0-2 0-4-1-1-2-2-4-4-1 0-2 0-4 0zm45 0c2 0 4 0 8 0 0 2 0 4 0 8-2-2-4-4-8-8zm-146 16c0 1 0 2 0 4 2 0 4 0 8 0 0-1 0-2 0-4-2 0-4 0-8 0zm150-4c2 0 4 0 8 0 0 2 0 4 0 8-2 0-4 0-8 0 0-2 0-4 0-8zm-174 16c0 1 0 2 0 5 1 0 2 0 4 0 5-1 10-2 16-5 0-1 0-2 0-4-2 0-4 0-8 0-4 1-8 2-12 4zm154 9c2 0 4 0 8 0 0 1 0 2 0 4-2 0-4 0-8 0 0-1 0-2 0-4zm-118 8c-1 4-2 8-4 13 2 0 4 0 8 0 0-4 0-8 0-13-1 0-2 0-4 0zm12 0c0 2 0 4 0 8 1 0 2 0 4 0 0-2 0-4 0-8-1 0-2 0-4 0zm94 0c0 0 0 0 4 0 0 8 4 13 12 13 0 0 0 0 4 4 0 0 0 0 0 9-11 0-16 2-16 7 0 11 6 17 20 17 0 0 0 0 4 12 0 0 0 0-12 12 0 0 0 0-12-4 0 0 0 0 0 4 0 0 0 0 4 17 0 0 0 0-4 4 0 0 0 0-4 0 0 0 0 0-13-12 0 0 0 0-4 0 0 0 0 0 0-17 0 0 0 0 8-16 0 0 0 0-4-42 0 0 0 0 13-8zm178 0c2 0 4 0 8 0 2 18 4 36 8 54 0 6 0 12 0 20-2 4-4 8-8 13 1 1 2 2 4 4-2 0-4 0-8 0 0-2 0-4 0-8-1-27-2-54-4-83zm-243 33c0 5 0 10 0 17 1 0 2 0 4 0 0-5 0-10 0-17-1 0-2 0-4 0zm109 0c1 0 2 0 4 0-1 1-2 2-4 4 0 1 0 2 0 4 2 8 4 16 8 25 0 1 0 2 0 4-6-1-12-2-20-4 0-2 0-4 0-8 2 0 4 0 8 0-1-1-2-2-4-4 0-4 0-8 0-13 2-2 4-4 8-8zm-138 21c0 2 0 4 0 8 1 0 2 0 4 0 0-2 0-4 0-8-1 0-2 0-4 0zm12 12c0 2 0 4 0 8 1 0 2 0 5 0 0-2 0-4 0-8-1 0-2 0-5 0zm-56 17c0 2 0 4 0 8 1 0 2 0 4 0 0-2 0-4 0-8-1 0-2 0-4 0zm48 0c0 8-2 12-8 12 0 0 0 0-12-4 0 0 0 0 8 8 0 0 0 0 8 0 0 0 0 0 4-4 0 0 0 0 4 0 0 0 0 0 4 4 0 0 0 0 0-4 0 0 0 0-4-12 0 0 0 0-4 0zm110 0c0 2 0 4 0 8-2 0-4 0-8 0 2-2 4-4 8-8zm-146 29c0 1 0 2 0 4 4-1 8-2 12-4 0-3 0-6 0-9-1 0-2 0-4 0-2 3-4 6-8 9zm117-9c4 0 8 0 13 0 0 7 0 14 0 21-3 0-6 0-9 0-1-7-2-14-4-21zm21 5c2 0 4 0 8 0 0 2 0 4 0 8-2 0-4 0-8 0 0-2 0-4 0-8zm174 8c1 0 2 0 4 0 1 6 2 12 4 20-5 0-10 0-16 0 0-4 0-8 0-12 2-2 4-4 8-8zm-199 12c1 8 2 16 4 25-4-4-8-8-12-12 0-1 0-2 0-5 2-2 4-4 8-8zm-146 17c3 0 6 0 9 0 0-3 0-6 0-9-3 3-6 6-9 9zm175-4c2 0 4 0 8 0 0 5 0 10 0 16-2-2-4-4-8-8 0-2 0-4 0-8zm-154 12c0 2 0 4 0 8 2 0 4 0 8 0 0-2 0-4 0-8-2 0-4 0-8 0zm40 12c0 3 0 6 0 9 1 0 2 0 4 0 0-3 0-6 0-9-1 0-2 0-4 0zm-12 4c0 3 0 6 0 9 2 0 4 0 8 0-2-3-4-6-8-9zm-28 13c0 5 0 10 0 16 2 0 4 0 8 0 0-1 0-2 0-4-1-4-2-8-4-12-1 0-2 0-4 0zm320 0c1 0 2 0 4 0 0 2 0 4 0 8-1 0-2 0-4 0 0-2 0-4 0-8zm-122 4c2 0 4 0 8 0 0 2 0 4 0 8-2 0-4 0-8 0 0-2 0-4 0-8zm-170 8c0 4 0 8 0 13 4-4 8-8 12-13-4 0-8 0-12 0zm292 8c6 0 12 0 20 0 0 7 0 14 0 21-2 0-4 0-8 0-4-4-8-8-12-12 0-3 0-6 0-9zm-195 5c2 0 4 0 8 0 3 2 6 4 9 8-7 0-14 0-21 0 0 2 0 4 0 8 4 0 8 0 12 0 0 1 0 2 0 4-2 3-4 6-8 9-4-5-8-10-12-17 4-4 8-8 12-12zm77 8c1 1 2 2 4 4 0 1 0 2 0 4-1 1-2 2-4 4-2 0-4 0-8 0 0-1 0-2 0-4 2-2 4-4 8-8zm-141 21c0 2 0 4 0 8 1 0 2 0 4 0 0-2 0-4 0-8-1 0-2 0-4 0zm-77 12c2 0 4 0 8 0 0-2 0-4 0-8-2 2-4 4-8 8zm60-8c0 1 0 2 0 4 2 2 4 4 8 8 0-1 0-2 0-4-2-2-4-4-8-8zm122 0c2 0 4 0 8 0 0 1 0 2 0 4-2 0-4 0-8 0 0-1 0-2 0-4zm-166 16c0 1 0 2 0 4 4 0 8 0 12 0 2-4 4-8 8-12-1 0-2 0-4 0-5 2-10 4-16 8zm125-12c2 2 4 4 8 8 0 1 0 2 0 4-2 0-4 0-8 0 0-4 0-8 0-12zm195 8c2 0 4 0 8 0 0 5 0 10 0 17-2 0-4 0-8 0 0-5 0-10 0-17zm-320 12c0 1 0 2 0 5 4 4 8 8 12 12 1 0 2 0 4 0 1-1 2-2 4-4 1 0 2 0 4 0 1 1 2 2 4 4 0-4 0-8 0-12-1 1-2 2-4 4-4 0-8 0-12 0-4-3-8-6-12-9zm-33 13c0 2 0 4 0 8 1 0 2 0 4 0 0-2 0-4 0-8-1 0-2 0-4 0zm162 0c1 0 2 0 4 0 3 2 6 4 9 8 0 2 0 4 0 8-1 0-2 0-4 0-3-2-6-4-9-8 0-2 0-4 0-8zm21 0c5 0 10 0 16 0-1 1-2 2-4 4 0 1 0 2 0 4-4-1-8-2-12-4 0-1 0-2 0-4zm-150 12c0 3 0 6 0 9 1 1 2 2 4 4 2 0 4 0 8 0 0-1 0-2 0-4-2-3-4-6-8-9-1 0-2 0-4 0zm24 0c0 4 0 8 0 13 1 0 2 0 4 0 0-4 0-8 0-13-1 0-2 0-4 0zm97-4c2 2 4 4 8 8 0 4 0 8 0 13-1 0-2 0-4 0-4-4-8-8-12-13 2-2 4-4 8-8zm-97 21c0 2 0 4 0 8 2-2 4-4 8-8-2 0-4 0-8 0zm316 0c0 0 0 0 8 20 0 0 0 0 0 4 0 0 0 0-16 13-8-10-12-20-12-29 0-6 7-10 20-12 0 0 0 0 0 4zm-300 8c0 8-4 12-12 12 0 0 0 0-4 4 0 0 0 0 0 5 4 11 8 16 12 16 0 0 0 0 0-4 0 0 0 0-4-4 0 0 0 0 0-4 0 0 0 0 8 0 0 0 0 0 4 4 0 0 0 0 4 0 0 0 0 0 0-4 0 0 0 0-8-13 0 0 0 0 12 0 0 0 0 0 0-4 0 0 0 0-8-8 0 0 0 0-4 0zm41-4c2 0 4 0 8 0 0 1 0 2 0 4-2 0-4 0-8 0 0-1 0-2 0-4zm-53 8c0 1 0 2 0 4 2 0 4 0 8 0 0-1 0-2 0-4-2 0-4 0-8 0zm-44 4c0 1 0 2 0 4 2 3 4 6 8 9 0-4 0-8 0-13-2 0-4 0-8 0zm16 0c0 4 0 8 0 13 2 0 4 0 8 0 0-1 0-2 0-5-2-2-4-4-8-8zm182-4c0 0 0 0 4 0 0 0 0 0 8 8 0 0 0 0 0 13-12 14-23 21-32 21 0 0 0 0-12-5 0 0 0 0-4 5 0 0 0 0 0-5 0 0 0 0 16-16 0 0 0 0 12 4 0 0 0 0 0-4 0 0 0 0 8-21zm-190 29c0 2 0 4 0 8 1 0 2 0 4 0 0-2 0-4 0-8-1 0-2 0-4 0zm52 0c0 1 0 2 0 4 2 0 4 0 8 0 0-1 0-2 0-4-2 0-4 0-8 0zm-44 4c0 4 0 8 0 12 2 0 4 0 8 0 0-1 0-2 0-3-2-3-4-6-8-9zm109 0c2 0 4 0 8 0 0 1 0 2 0 4-2 0-4 0-8 0 0-1 0-2 0-4zm-81 21c0 4 0 8 0 12 1 0 2 0 4 0 0-4 0-8 0-12-1 0-2 0-4 0zm81-4c4 0 8 0 12 0-2 2-4 4-8 8-1 0-2 0-4 0 0-2 0-4 0-8zm97 0c1 0 2 0 4 0 0 2 0 4 0 8-1 0-2 0-4 0 0-2 0-4 0-8zm-190 8c-2 2-4 4-8 8 0 3 0 6 0 9 5 0 10 0 16 0-1-5-2-10-4-17-1 0-2 0-4 0zm24 4c0 1 0 2 0 4 2 0 4 0 8 0 0-1 0-2 0-4-2 0-4 0-8 0zm85 4c2 0 4 0 8 0 0 1 0 2 0 4-2 0-4 0-8 0 0-1 0-2 0-4zm-101 13c0 2 0 4 0 8 1 0 2 0 4 0 0-2 0-4 0-8-1 0-2 0-4 0zm195 0c0 0 0 0 4 4 0 0 0 0 0 41 0 0 0 0-4 25 0 0 0 0 8 37 0 0 0 0-4 0 0 0 0 0-13-8 0 0 0 0-4 4 0 0 0 0-12-20 0 0 0 0 16-9 0 0 0 0-8-33 0 0 0 0 4-12-13 0-20-4-20-13 0 0 0 0 0-8 0 0 0 0 33-8zm-211 8c3 17 7 25 12 25 0-6 4-9 12-9 0 0 0 0 0-12 0 0 0 0-4 0 0 0 0 0 0 8 0 0 0 0-8 0 0 0 0 0 0-12 0 0 0 0-12 0zm32 4c-1 1-2 2-4 4 0 1 0 2 0 4 1 1 2 2 4 4 1 0 2 0 4 0 2-2 4-4 8-8-4-1-8-2-12-4zm73 4c27 3 41 13 41 29 0 0 0 0-4 13 0 0 0 0 16 16 0 0 0 0 0 21 0 0 0 0-12 16-11-4-16-8-16-12 0 0 0 0 0-8 0 0 0 0 8 0 0 0 0 0 0-4 0-12-11-33-33-63 0 0 0 0 0-8zm53 21c0 0 0 0 8 0 8 3 12 11 12 25 0 0 0 0-4 4 0 0 0 0-4 0-6 0-10-10-12-29zm-288 12c0 1 0 2 0 5 1 5 2 10 4 16-1 4-2 8-4 13 4-1 8-2 12-5-2-9-4-18-8-29-1 0-2 0-4 0zm304 50c2 4 4 8 8 12 0 1 0 2 0 5-2 2-4 4-8 8-1 0-2 0-4 0-1-7-2-14-4-21 1-1 2-2 4-4 1 0 2 0 4 0zm-198 8c0 5 0 10 0 17 2 0 4 0 8 0 0-5 0-10 0-17-2 0-4 0-8 0zm44 4c0 3 0 6 0 9 1 0 2 0 4 0 0-3 0-6 0-9-1 0-2 0-4 0zm93-4c0 1 0 2 0 4-1 4-2 8-4 13 4 0 8 0 12 0 0 2 0 4 0 8-2 2-4 4-8 8-4-4-8-8-12-12 0-2 0-4 0-8 4-4 8-8 12-13zm-85 9c0 2 0 4 0 8 1 0 2 0 4 0 0-2 0-4 0-8-1 0-2 0-4 0zm179-1c4 0 8 0 12 0 0 8 0 16 0 25-2 0-4 0-8 0-1-4-2-8-4-12-1 1-2 2-5 4-2 0-4 0-8 0 0-1 0-2 0-4 4-4 8-8 13-13zm-223 13c0 2 0 4 0 8 2-2 4-4 8-8-2 0-4 0-8 0zm24 0c0 1 0 2 0 4 2 2 4 4 8 8 0-4 0-8 0-12-2 0-4 0-8 0zm134-4c2 0 4 0 8 0 0 1 0 2 0 4-2 0-4 0-8 0 0-1 0-2 0-4zm190 0c0 0 0 0 8 8 0 0 0 0 0 4 0 0 0 0-8 0 0 5 4 8 12 8 0 0 0 0 4 5 0 0 0 0 0 4 0 6-6 10-20 12 0 0 0 0-8-37 0 0 0 0 4-4 0 0 0 0 8 0zm-142 8c0 0 0 0 4 0 0 0 0 0 0 25 14 0 21 3 21 8 0 0 0 0-8 9 0 0 0 0-13-9 0 0 0 0-8 9 18 8 31 16 37 24 0 0 0 0 0 4 0 6-4 8-12 8 0 0 0 0-4 5 0 0 0 0 0 4 7 0 12 14 16 41 0 0 0 0 0 31 0 11-38 17-114 17 0 0 0 0-4 6 0 0 0 0-4-4 0 0 0 0 0-4 0 0 0 0 24-21 0 0 0 0 0-4 0 0 0 0 5 4 0 0 0 0 4 0 0-27 5-41 16-41 8 0 12-3 12-9 0 0 0 0 0-4 0 0 0 0-4 0 0 0 0 0-41 13 0 0 0 0-4-4 0 0 0 0 0-4 6 0 8-6 8-17 0 0 0 0 21 4 0 0 0 0 8-13 0 0 0 0-12 0 0 0 0 0 28-61 0 0 0 0 24-17zm-312 8c0 0 0 0 0 29 0 0 0 0 4 21 7 0 13-12 17-37 0 0 0 0-21-13zm65 0c0 4 0 8 0 13 1 0 2 0 4 0 0-4 0-8 0-13-1 0-2 0-4 0zm33 13c2 0 4 0 8 0 0-3 0-6 0-9-2 3-4 6-8 9zm-9 0c0 4 0 8 0 12 3 0 6 0 9 0 0-1 0-2 0-4-3-2-6-4-9-8zm138-4c18 7 27 14 29 20 0 0 0 0-13 9 0 0 0 0-4 0 0 0 0 0-4-4 0 0 0 0-4 0 0 0 0 0-4 3 0 0 0 0 0-28zm-101 12c2 2 4 4 8 8 0-2 0-4 0-8-2 0-4 0-8 0zm-53 4c-1 4-2 8-4 12 4 1 8 2 12 5-1-5-2-10-4-17-1 0-2 0-4 0zm93 0c0 3 0 6 0 9-2 0-4 0-8 0 2-3 4-6 8-9zm-64 12c0 5 0 10 0 17 1 0 2 0 4 0 1-5 2-10 4-17-2 0-4 0-8 0zm174 25c0 0 0 0 0 5 16 0 24 5 24 16 0 0 0 0 8 37 0 0 0 0 0 13 0 0 0 0 16 4 0 0 0 0 5-4 0 0 0 0 0-5-11 0-17-27-17-82 0 0 0 0-12 0 0 0 0 0-24 16zm162 0c1 0 2 0 4 0 2 2 4 4 8 8 0 3 0 6 0 9-4 4-8 8-12 12-1 0-2 0-4 0 1-9 2-18 4-29zm-369 8c0 4 0 8 0 13 2 0 4 0 8 0 0-1 0-2 0-4-2-3-4-6-8-9zm158 5c0 0 0 0 4 4 0 0 0 0 0 4 0 0 0 0-4 4 0 0 0 0 0 4 0 0 0 0 16 25 0 0 0 0-12 12 0 0 0 0 0 5 8 0 12 2 12 8 0 0 0 0-12 8 0 0 0 0-4-4 0 0 0 0-4 4 0 0 0 0-12-41 7-22 12-33 16-33zm-150 20c2 0 4 0 8 0 0-2 0-4 0-8-2 2-4 4-8 8zm21-4c0 3 0 6 0 9 1 0 2 0 4 0 0-3 0-6 0-9-1 0-2 0-4 0zm-17 9c-1 4-2 8-4 12 2 0 4 0 8 0 4-1 8-2 13-4 0-1 0-2 0-4-5-1-10-2-17-4zm4 16c0 2 0 4 0 8 2 3 4 6 8 9 1-5 2-10 5-17-1 1-2 2-5 4-1 0-2 0-4 0-1-1-2-2-4-4zm33-4c2 0 4 0 8 0 0 1 0 2 0 4-2 0-4 0-8 0 0-1 0-2 0-4zm73 12c0 0 0 0 4 0 5 0 8 7 8 21 0 0 0 0 4 13 8 0 12 2 12 8 0 0 0 0-16 0 0 0 0 0 4 4 0 0 0 0 0 4 0 0 0 0-4 4 0 0 0 0-4 0 0 0 0 0-8-16 0 0 0 0 8-25 0 0 0 0-16-4 0 0 0 0 8-9zm-25 9c7 0 11 7 13 21 0 0 0 0-4 4 0 0 0 0 12 4 0 0 0 0-4 4 0 0 0 0 0 4 0 0 0 0 4 12 0 0 0 0-4 4 0 0 0 0-8 0 0 0 0 0-13-8 0 0 0 0 4-45zm130 8c0 4 0 8 0 13 4 0 8 0 12 0 0-4 0-8 0-13-4 0-8 0-12 0zm24 0c0 2 0 4 0 8 1 0 2 0 4 0 0-2 0-4 0-8-1 0-2 0-4 0zm-235 21c2 0 4 0 8 0 0-2 0-4 0-8-2 2-4 4-8 8zm353-13c0 0 0 0 8 0 0 0 0 0 0 8 0 0 0 0-8 0 0 9-3 13-8 13 0 0 0 0-4 0 0 0 0 0 0-8 0 0 0 0 12-13zm-345 21c0 1 0 2 0 4 3 0 6 0 9 0 0-1 0-2 0-4-3 0-6 0-9 0zm146 29c7 5 14 10 21 16-1 1-2 2-4 5-1-1-2-2-4-5-3 0-6 0-9 0-6 1-12 2-20 5-1-5-2-10-4-17 1-1 2-2 4-4 5 0 10 0 16 0zm61 21c2 0 4 0 8 0 0 2 0 4 0 8-2 0-4 0-8 0 0-2 0-4 0-8zm41 0c1 1 2 2 4 4 0 1 0 2 0 4-2 2-4 4-8 8-1 0-2 0-4 0 0-2 0-4 0-8 2-2 4-4 8-8zm-69 8c1 1 2 2 4 4 1-1 2-2 4-4 2 0 4 0 8 0 0 2 0 4 0 8-5 0-10 0-16 0 0-2 0-4 0-8zm-235-1740c0 0 0 0 4 4 0 0 0 0 0 4 0 0 0 0-4 4 0 0 0 0 24 0 0 0 0 0-4 4 0 0 0 0 0 4 18 0 30 6 36 17 0 0 0 0 13 0 0 0 0 0 0 4 0 0 0 0-4 4 0 0 0 0 0 4 0 0 0 0 4 4 0 0 0 0 4-4 0 0 0 0 4 0 5 0 8 4 8 13 0 0 0 0 4 4 0 0 0 0 4 0 0 0 0 0 0-4 0 0 0 0-12-17 0 0 0 0 0-4 0 0 0 0 4-4 0 0 0 0-4-5 0 0 0 0 0-4 0 0 0 0 8-8 0 0 0 0 12 0 0 0 0 0 0 4 0 0 0 0-4 4 0 0 0 0 0 5 0 0 0 0 8 0 0 0 0 0 0 4 0 0 0 0 20-13 0 0 0 0 4 0 0 0 0 0 0 8 9 0 13 3 13 9 0 0 0 0-4 4 0 0 0 0-5 0 0 0 0 0-8-8 0 0 0 0-4 4 0 0 0 0 0 4 0 0 0 0 4 37 0 0 0 0-4 4 0 0 0 0-4 0 0 0 0 0-4-4 0 0 0 0 0-41 0 0 0 0-8 0 0 0 0 0-4 21 0 0 0 0 0 4 0 0 0 0 4 4 0 0 0 0 0 4 0 0 0 0-4 4 0 0 0 0-4 0 0 0 0 0 0-8 0 0 0 0-4 0 0 0 0 0-8 24 0 0 0 0 4 5 0 0 0 0 0 4 0 0 0 0-4 16 11 0 16 3 16 9 0 0 0 0-4 0 0 0 0 0 4 4 0 0 0 0 0 4 0 0 0 0-8 8 0-5-5-8-16-8 0 0 0 0-4-21 0 0 0 0-12 13 0 8 5 12 16 12 0 0 0 0 0 4 0 0 0 0-12 21 0 0 0 0 12 8 0 0 0 0 0-8 0 0 0 0 8 0 0 0 0 0-4 21 0 0 0 0 0 12 0 0 0 0-4 0 0 0 0 0-12-4 0 0 0 0 16 24 0 0 0 0-4 5 0 0 0 0 0 4 0 0 0 0 4 37 0 0 0 0 12-8 0 0 0 0-4-13 0 0 0 0 4-12 0 0 0 0-4-4 5 0 8-7 8-21 0 0 0 0 12-8 0 0 0 0 4 4 0 0 0 0 0 4 0 0 0 0-12 12 0 0 0 0 0 9 0 0 0 0 12 12 0 0 0 0 12-8 0 0 0 0 4 4 0 0 0 0 0 4 0 0 0 0-16 4 0 0 0 0 0 4 0 0 0 0 4 5 0 0 0 0 0 4 0 0 0 0 4-4 0 0 0 0 4 0 0 0 0 0 25 4 0 0 0 0-8-13 0 0 0 0 0-4 8 0 12-10 12-29-6 0-8-7-8-20 0 0 0 0-8 0 0 0 0 0 0-9 0 0 0 0 16-24 0 0 0 0-16-25 5 0 10-8 16-25 0 0 0 0 8 0 0 0 0 0 12 45 0 0 0 0-12 21 0 0 0 0 8 8 0 0 0 0-4 21 0 0 0 0 0 58 0 0 0 0-8 8 0 0 0 0-4-4 0 0 0 0 0-4 0 0 0 0-4 4 0 0 0 0-8 0 0 0 0 0-4-4 0 0 0 0-5 0 0 0 0 0 0 8 22 0 33 8 33 25 0 0 0 0 0 21 0 0 0 0-8 0 0 0 0 0 0 4 0 0 0 0 8 16 0 0 0 0-4 5 0 0 0 0-12 0 0-9-10-18-29-29 0 0 0 0-4-4 0 0 0 0 0-5 0 0 0 0-20 5 0 0 0 0 0 4 11 0 20 8 28 24 0 0 0 0 37 21 0 0 0 0-4 4 0 0 0 0 4 25 5 0 9-7 12-20 0 0 0 0-4-21 0 0 0 0 4-96 0 0 0 0 0-12 0 0 0 0 4-4 0 0 0 0-4-4 0 0 0 0 0-9 0 0 0 0 4-16 0 0 0 0-4-4 0 0 0 0 0-4 0 0 0 0 4-4 0 0 0 0 0-4 0 0 0 0-4-17 0 0 0 0 12-12 10 11 18 16 24 16 0 0 0 0-8 21 0 0 0 0 4-4 0 0 0 0 9 0 0 7 4 13 12 20 0 0 0 0-12 29 13 0 20 14 20 42 0 0 0 0 12 0 0 0 0 0 0-42 0 0 0 0-12-16 0 0 0 0 0-5 0 0 0 0 4-16-6-6-8-23-8-50 0 0 0 0-4-4 0 0 0 0-12 0 0 0 0 0 0 9 0 0 0 0-5 0-18-15-28-30-28-46 0 0 0 0 0-21 0 0 0 0 8-8 0 0 0 0 20 21 0 0 0 0-4 4 0 0 0 0 0 4 9 0 19 13 29 37 0 0 0 0 4 0 0 0 0 0 4-4 0 0 0 0 0-8-8 0-12-3-12-8 0 0 0 0 4-17 0 0 0 0 28 0 6 0 8 10 8 29 0 0 0 0 4-4 0 0 0 0 8 0 0 0 0 0 0 16 0 0 0 0-12 13 6 17 18 30 37 41-6 44-12 66-16 66 0 0 0 0-17-4 0 0 0 0 0 29 0 0 0 0 12 0 0 19-6 32-20 41 0 0 0 0 8 26 0 0 0 0 0 8 0 0 0 0-16 41 0 0 0 0 8 0 0 6-4 8-12 8 0 0 0 0 8 12 0 0 0 0 0 25 0 0 0 0-8 13 8 24 12 52 12 83 0 0 0 0 0 8 0 0 0 0-16 0 0 0 0 0 0 24 0 6-4 9-12 9 0 0 0 0 0 5 11 0 16 2 16 7 0 0 0 0 4-4 0 0 0 0 4 0 6 0 10 12 12 37 0 0 0 0-12 4 0 0 0 0 4 4 0 0 0 0 0 30 0 0 0 0-20-5 0 0 0 0 0 5 0 0 0 0 4 16 0 0 0 0-4 4 0 0 0 0 24 8 0 0 0 0 0 13 0 0 0 0-8 8 0 0 0 0-8 0 0-11-3-16-8-16 0 0 0 0 0 8 0 0 0 0-8 0 0-9-4-13-12-13 0 0 0 0-8-16-6 0-9 4-9 12 0 0 0 0-4 0 0 0 0 0-4-4 0 0 0 0-4 0 0 0 0 0 0 4 0 0 0 0 4 4 0 0 0 0 0 5 0 0 0 0-4 4 0 0 0 0-8 0 0-11-5-20-16-25 0 0 0 0-4 0 11 25 22 38 32 41 0 0 0 0 4-4 0 0 0 0 4 29 0 0 0 0-16 4 0 0 0 0 4 21 0 0 0 0 0 4 0 0 0 0-12 0-5 0-8-4-8-13 0 0 0 0-12 0-5 0-9 9-12 25 0 0 0 0-12-4-36 0-53 4-53 13 15 8 39 15 73 20 0 0 0 0 0 4 0 0 0 0-4 0 0 0 0 0 4 13 0 0 0 0-8 24 0 0 0 0 8 0 0 0 0 0 0 5 0 0 0 0-8 12 0 0 0 0 4 17 0 0 0 0-16 16 0 0 0 0 4 0 5 0 8-4 8-12 0 0 0 0 4 0 0 0 0 0 8 8 0 8-6 12-16 12 0 0 0 0 0 9 8 0 12 2 12 8-3 8-11 12-24 12 0 0 0 0-5-4 0 0 0 0-4 0 0 0 0 0 0 8 0 0 0 0 21 5 0 0 0 0-4 4 0 0 0 0 4 4 0 0 0 0 0 17 0 0 0 0-12 4 0 0 0 0 4 12 0 0 0 0 4 0 0 0 0 0 0-8 0 0 0 0 4 0 13 5 20 15 20 29 0 0 0 0-8 0 0 0 0 0 0 4 0 0 0 0 4 20 0 0 0 0-4 0 0 0 0 0-12-4 0 0 0 0 0 8 0 6 4 9 12 9 0 0 0 0 0 12 0 0 0 0-8 9 0 0 0 0 4 4 0 0 0 0 0 16 0 0 0 0-8 8 0 0 0 0-4-4 0 0 0 0 0-4 0 0 0 0-4 4 0 0 0 0-4 0 0 0 0 0-5-4 0 0 0 0-4 0 0 0 0 0 4-4 0 0 0 0 0-16 0 0 0 0-12-5 0 0 0 0-4 5 0 0 0 0 0 16 0 0 0 0 8 0 0 0 0 0-8 8 0 0 0 0-4 0 0 0 0 0-4-4-27 3-40 7-40 13 0 0 0 0 16 4 0 0 0 0 4-4 0 0 0 0 20 0 0 0 0 0 4 4 0 0 0 0 4 0 0 0 0 0-4 4 0 0 0 0 0 8 0 0 0 0 12-8 0 5 4 8 13 8 0 0 0 0 0 8 0 0 0 0-5 4 0 0 0 0 0 5 0 0 0 0 13 12 0 0 0 0-8 16 0 0 0 0-9 0 0 0 0 0 0-8 0 0 0 0-8 0 0 0 0 0 0 13 0 0 0 0-4 24 0 0 0 0 0 5 0 0 0 0 4 0 0 0 0 0 4-25 0 0 0 0 8 0 0 7 6 11 17 12 0 0 0 0-4 4 0 0 0 0 0 4 0 0 0 0 4 13-5 0-9 8-12 25 0 0 0 0 4 4 0 0 0 0-25 4 0 0 0 0 0 4 8 0 12 3 12 8 0 0 0 0 4-4 0 0 0 0 9 0 0 0 0 0 0 8 0 0 0 0-13 0 0 0 0 0 0 5 0 0 0 0 9 8 0 0 0 0 8-17 0 0 0 0 8 0 0 0 0 0-4 21 0 0 0 0 4 4 0 0 0 0 0 4 0 0 0 0-4 4 0 0 0 0-4-4 0 0 0 0-8 0 0 0 0 0 0 8 0 0 0 0 12 0 0 0 0 0 0 9 0 5-4 8-12 8 0 0 0 0 0 8 0 0 0 0 16 21 0 0 0 0 0 4 0 0 0 0-4 0 0 0 0 0-12-8 0 0 0 0 0 8 0 0 0 0 4 17 0 0 0 0-9 20 0 0 0 0 5 4-6 0-9 5-9 13 0 0 0 0-4-4 0 0 0 0-4 0 0 0 0 0-4 12 0 0 0 0-24-4 0 0 0 0-32 4 0 0 0 0 0 4 16 0 24 3 24 9 0 0 0 0 4-5 0 0 0 0 12 0 0 0 0 0 0 13 0 0 0 0 4 0 0 0 0 0 4-4 0 0 0 0 4 0 0 0 0 0 0 12 0 0 0 0 4-4 0 0 0 0 4 0 5 17 10 25 17 25 0 0 0 0-5 12 0 0 0 0 5 21-6 0-9 5-9 16 0 0 0 0-8 0 0 6 4 9 12 9 0 0 0 0 5 4 0 0 0 0 0 8-19-3-29-10-29-21 0 0 0 0-4 0 0 0 0 0 0 13 0 0 0 0 12 33-5 0-8 4-8 12-5 0-8-4-8-12 0 0 0 0-8 0-3 16-12 24-24 24 0 0 0 0 16 30 0 0 0 0-8 16 0 0 0 0 12 12 0 0 0 0 0 5 0 0 0 0-8 0 0 0 0 0 12 49 0 0 0 0 4-4 0 0 0 0 8 0 0 0 0 0-4 4 0 0 0 0 0 8 0 0 0 0 8 0 0 0 0 0-8 9 0 0 0 0-16-13 0 0 0 0-8 9 0 0 0 0-126 0 0 0 0 0-8-9 0 0 0 0 0-227 0 0 0 0 4-16 0 0 0 0-8-63 0 0 0 0 4-16 0 0 0 0 0-21 8 0 12-4 12-12-2-9-7-14-16-17 0 0 0 0 12-293 0 0 0 0-16-116 0 0 0 0 4-4 0 0 0 0 4 0 0 0 0 0-4-4 0 0 0 0 0-66 0 0 0 0 8-13 0 0 0 0 0-41 0 0 0 0-16-178 0 0 0 0 0-41 0 0 0 0 12-13 0 0 0 0 4 5 0 0 0 0 0 41 0 0 0 0 8 0 0 0 0 0 0-21 0 0 0 0 8 0 0 0 0 0 0 25 0 0 0 0 8 50 0 0 0 0 4 0-7-43-12-125-16-244-3 0-6-11-8-33 0 0 0 0-4 0 0 0 0 0 0 45 0 0 0 0-4 0 0 0 0 0-4-4 0 0 0 0-4 0 0 0 0 0 4-4 0 0 0 0 0-4 0 0 0 0-8-33 0 0 0 0 0-70 0 0 0 0 12-4-5-17-13-27-24-30 0-30 6-45 20-45 0 0 0 0 4 0 0 0 0 0 0-37 0 0 0 0-16-21 0 0 0 0 0-8 0 0 0 0 12 0 0 0 0 0 0-8-7 0-13-10-16-29-8 0-12-3-12-8 0 0 0 0 0-13 0 0 0 0 12-13 0 0 0 0 12 5 0 0 0 0 0-5 0 0 0 0-8-16 0 0 0 0 4-12 0 0 0 0-8-8 0 0 0 0 0-17 17-22 29-33 36-33 0 0 0 0 4 4 0 0 0 0 0 4 0 0 0 0 37-16z">
            <text:p text:style-name="P9"/>
          </draw:path>
          <draw:path draw:style-name="gr10" draw:text-style-name="P1" draw:layer="layout" svg:width="1.394cm" svg:height="1.752cm" svg:x="21.32cm" svg:y="2.791cm" svg:viewBox="0 0 1395 1753" svg:d="m993 12c0 0 0 0 0 4 0 0 0 0-12 12 0 0 0 0-4 0 0 0 0 0-4-4 0 0 0 0-5 0 0 0 0 0 0 9 0 0 0 0-4 0 0 0 0 0 4 4 0 0 0 0 0 4 0 0 0 0-8 8 0 0 0 0-20 0 0 0 0 0 0-8 10 0 18-7 24-21 0 0 0 0 29-8zm-57 41c0 0 0 0 16 0 0 17-7 27-20 29 0 0 0 0 0 4 0 0 0 0 12 0 0 0 0 0 0 4 0 0 0 0-8 9 0 0 0 0-4-4 0 0 0 0-4 4 0 0 0 0-8 0 0 0 0 0-8-9 0 0 0 0 0-8 0 0 0 0 4 4 0 0 0 0 4 0 0 0 0 0 20-16 0 0 0 0-4-4 0 0 0 0 0-13zm421 21c3 0 6 0 9 0 0 4 0 8 0 12-3-2-6-4-9-8 0-1 0-2 0-4zm-461 8c1 0 2 0 4 0 2 2 4 4 8 8-2 3-4 6-8 9-1 0-2 0-4 0 0-5 0-10 0-17zm149 21c0 0 0 0 53 0 0 0 0 0 0 8 0 0 0 0 8 0 0 0 0 0 12-4 0 0 0 0 21 4 0 0 0 0 69 0 0 0 0 0 12-8 0 0 0 0 4 0 0 0 0 0 4 4 0 0 0 0 4-4 0 0 0 0 16 0 0 0 0 0 8 8 0 0 0 0 0 8 0 0 0 0-16 5 0 0 0 0-12-5 0 0 0 0-12 13 0 0 0 0-13 0 0 0 0 0 0-8 0 0 0 0 13 0 0 0 0 0 0-5 0 0 0 0-33 0 0 0 0 0-8 8 0 0 0 0 16 5 0 0 0 0 0 12 0 0 0 0-20 4 0 0 0 0-16-4 0 6-4 9-12 9 0 0 0 0-12-5 0 0 0 0 0 13 0 0 0 0 8 8 0 0 0 0 32-8-3 8-27 18-73 29 0 0 0 0-16 16 0 0 0 0 32-8 0 0 0 0 8 8 0 0 0 0 9-16 0 0 0 0 4 0 0 0 0 0 0 12 0 0 0 0-9 12 0 0 0 0 0 5 25-33 48-50 69-50 8 0 13-8 13-25 0 0 0 0 36-12 0 0 0 0 0 4 0 0 0 0 4-4 0 0 0 0 8 0 14 782 30 1222 49 1322 0 0 0 0-4 13 0 0 0 0 4 16 0 0 0 0-8 9 0 0 0 0 0 219 0 0 0 0-17 25 0 0 0 0-239 0 0 0 0 0-36 4 0 0 0 0-28-4 0 0 0 0-17 0-7 0-15-14-24-42 0 0 0 0 12 0 0 0 0 0 0-4-16 0-57-61-121-182 0 0 0 0-13-29 0 0 0 0 17 13 0 0 0 0 0-9-14-28-25-43-33-45 0 0 0 0 0 8 0 0 0 0-4 0-55-77-94-149-117-215 0 0 0 0-272-492 0 0 0 0-8-140 0 0 0 0-40 12 0 0 0 0 0-8 0 0 0 0-4 0 0 0 0 0-53 25 0 0 0 0-12 4 38 64 56 100 56 107 0 0 0 0 0 30 0 0 0 0 9 65 0 0 0 0 0 21 0 0 0 0-5 25 0 0 0 0 5 20 0 0 0 0-5 5 0 0 0 0 0 4 0 0 0 0 5 16 0 0 0 0-9 37 0 0 0 0 9 13 0 0 0 0-9 45 0 0 0 0 4 29 0 0 0 0-4 17 0 0 0 0 4 4 0 0 0 0-4 29 0 0 0 0 0 211 0 0 0 0-8 0 0 0 0 0 0-41 0 0 0 0-4-50 0 0 0 0-4 0 0 0 0 0 0 8 6 59 10 220 12 486 0 5-43 8-129 8 0 0 0 0 0 6 0 0 0 0 117 0 0 0 0 0 8 9 0 0 0 0-12 8 0 0 0 0-73-8 0 8-2 12-8 12 0 0 0 0-12 0 0 0 0 0 0-8 0 0 0 0-77 12 0 0 0 0 0-4 0 0 0 0-4 2 0 0 0 0-4 0 0 0 0 0-97 0 0 0 0 0-13 0-10 0-17-20-20-60 14-3 20-8 20-12 0 0 0 0 0-13 0 0 0 0-20-53 0 0 0 0-8 0 0 0 0 0 8-91 0 0 0 0-4-17 0 0 0 0 24-4 0 0 0 0 0-79 0 0 0 0-20-66 0 0 0 0 0-4 0 0 0 0 16-4 0 0 0 0-28-62 0 0 0 0 0-4 0 0 0 0 8-8 0 0 0 0 0-4-8-11-12-20-12-29 0 0 0 0 0-17 0 0 0 0 8-8 0 0 0 0 12 8 0 0 0 0 0-4 0 0 0 0-8-33 0 0 0 0 4 0 0 0 0 0 4 4 0 0 0 0 4 0 0 0 0 0 0-4 0 0 0 0-8-42 0 0 0 0 4-20 0-14-2-21-8-21 0 0 0 0 4-41 0 0 0 0 0-50 0 0 0 0-4-62 0 0 0 0 8 0 0 0 0 0 0-33 0 0 0 0 8 0 0 0 0 0 4 21 0 0 0 0 4 0 0-64 7-114 21-149 0 0 0 0-4 4 0 0 0 0-8 0-9-2-13-13-13-33 0 0 0 0 0-29 0-9 4-19 13-29-11-21-17-51-17-91 0 0 0 0 0-4 0 0 0 0 8 0 0 0 0 0 9 41 0 0 0 0 4 0 0 0 0 0 0-37 0 0 0 0 4-99 0 0 0 0-4-16 0 0 0 0-4 4 0 0 0 0-4 0-6 0-9-4-9-13 0 0 0 0 9-58 0 0 0 0 8 0 0 0 0 0 20 13 0 0 0 0 12-4 0 0 0 0 0 4 0 0 0 0 12 186 0 0 0 0 4 0 0 0 0 0 0-58 0 0 0 0-4-50 0 0 0 0 16-62 0 0 0 0 9 0 0 0 0 0 0 17 0 0 0 0 4 0 0 0 0 0 0-343 0 0 0 0 16 0 0 0 0 0 0 12 0 0 0 0 57 0 0 0 0 0 0-4 0 0 0 0-21 0 0 0 0 0 0-8 0 0 0 0 12 0 0 0 0 0 0-8 0 0 0 0-4 0 0 0 0 0-4 4 0 0 0 0-4 0 0 0 0 0-16-4 0 0 0 0 0-9 0 0 0 0 37 0 0 0 0 0 0 4 0 0 0 0-5 5 0 0 0 0 0 3 0 0 0 0 13 5 0 0 0 0 4-5 0 0 0 0 0-3 0 0 0 0-4-5 0 0 0 0 4-4 0 0 0 0 4 0 0 0 0 0 4 4 0 11-6 17-16 17 0 0 0 0 0 8 0 0 0 0 4 0 0 0 0 0 12-8 0 0 0 0 8 0 0 0 0 0 0 8-14 2-20 6-20 13 0 0 0 0 16 4 0 0 0 0 0 8 0 6-15 14-45 25 0 0 0 0 0 4 0 0 0 0 8 0 0 0 0 0 0 16 0 0 0 0-12 0-20 4-31 9-32 17 0 0 0 0 0 4 0 0 0 0 4-4 0 0 0 0 4 0 0 0 0 0 4 4 0 0 0 0 4 0 0 0 0 0 20-4 0 0 0 0 0 4 0 0 0 0-4 4 0 0 0 0 0 4 11 0 16 3 16 9 11 0 17-6 17-17 0 0 0 0 4 0 0 0 0 0-4-4 0 0 0 0 0-8 0 0 0 0 4 0 0 0 0 0 28 8 0 0 0 0 0-12-13 0-20-4-20-13 0 0 0 0 0-8 13 0 20 4 20 12 0 0 0 0 4 0 10 0 19-5 28-16 0 16 3 25 9 25 0 0 0 0 4 0 0 0 0 0 16-9 8 0 12 4 12 13 0 0 0 0 4 0 0 0 0 0 0-9 0 0 0 0-4-4 0 0 0 0 12-4 0 0 0 0-4-4 0 0 0 0 0-12 1-9 11-13 28-13 0 0 0 0-4-4 0 0 0 0 0-4 0-5 4-8 13-8 0 0 0 0 12 4 0 0 0 0 4-4 0 0 0 0 4 4 0 0 0 0 0 4 0 0 0 0-12 4 0 0 0 0-13-4 0 0 0 0 0 4 0 0 0 0 13 17 0 0 0 0 0 4 0 0 0 0-21 0 0 0 0 0-8 8 0 0 0 0 37 4 0 0 0 0 12-4 0 0 0 0 0-12 0 0 0 0-16-5 0 0 0 0 0-8 0 0 0 0 8-8 0 0 0 0 32 4 0 5-4 8-12 8 0 0 0 0 0 4 0 0 0 0 8 0 0 0 0 0-4 5 0 0 0 0 0 4 0 0 0 0 4 4 0 0 0 0 4 0 0 0 0 0 8-8 0 0 0 0-12-5 0 0 0 0 0-4 0 0 0 0 24-4 0 0 0 0-4-4 0 0 0 0 0-16 0 0 0 0 13 0 0 0 0 0 0 4 0 0 0 0-4 4 0 0 0 0 0 4 0 0 0 0 16 4 0 0 0 0 0 9 0 0 0 0-4 0 0 0 0 0-4-5 0 0 0 0-4 0 0 0 0 0 0 4 0 0 0 0 8 17 0 0 0 0 24-8 0 0 0 0 8 0 0 0 0 0 0 8 0 0 0 0-4 4 0 0 0 0 0 4 0 0 0 0 12 8 0 0 0 0 16-4 0 0 0 0 0 17 0 0 0 0-8 0 0 0 0 0-4-4 0 0 0 0-4 0 0 5-4 8-12 8 0 0 0 0 0 8 0 0 0 0 12 4 0-5 7-9 20-12 49 69 73 109 73 120-10-5-16-12-16-21 0 0 0 0-4 0 0 0 0 0 0 8 4 1 19 31 45 91 0 0 0 0 0 9 0 0 0 0-29-25 35 59 53 94 53 103 0 0 0 0-4 0 0 0 0 0 219 348 0 0 0 0 0 8 0 0 0 0-8 0 0 0 0 0 93 153 0 0 0 0-4 20 13 0 24 8 32 25 0 0 0 0 122-37 0 0 0 0-4-21 0 0 0 0 0-4 0 0 0 0 12-17-16-29-30-87-41-173 3-27 10-41 21-41 0 0 0 0-4-104 0 0 0 0 0-82 0 0 0 0 4-149-8-15-14-38-17-70 0 0 0 0 9 0 0 0 0 0 0-5 0 0 0 0-5-12 0 0 0 0 5-4 0 0 0 0-13-13 0 0 0 0 17-4 0-4-6-8-17-12 0 0 0 0-4-124 0 0 0 0 0-87 0 0 0 0 8-8zm-125 4c0 0 0 0 4 4 0 0 0 0 4 0 0 0 0 0 16-4 0 0 0 0 4 4 0 0 0 0 0 8 0 6-5 8-16 8 0 0 0 0 0 9 0 0 0 0 12 0 0 0 0 0-4 20 0 0 0 0 8 0 0 0 0 0-4 21 0 0 0 0 0 29 0 0 0 0-8 8 0 0 0 0-8-12 0 0 0 0 8-8 0-30-7-46-20-46 0 0 0 0-4 0 0 0 0 0 0-8 0 0 0 0 16 0 0 0 0 0 0-4-14 0-20-3-20-8 10 0 16-3 16-9 0 0 0 0-8-8 0 0 0 0 4-4zm12 8c0 3 0 6 0 9 1 0 2 0 4 0 0-3 0-6 0-9-1 0-2 0-4 0zm146 8c0 0 0 0-8 9 0 0 0 0 4 0 0 0 0 0 16-5 0 0 0 0 36 9 0-5 14-8 41-8 0 0 0 0-4-4 0 0 0 0 0-5 0 0 0 0-4 4 0 0 0 0-81 0zm288-4c1 0 2 0 4 0 5 4 10 8 16 13 0 1 0 2 0 4-2 2-4 4-8 8-4-5-8-10-12-17 0-2 0-4 0-8zm-321 9c0 1 0 2 0 4 3 0 6 0 9 0 0-1 0-2 0-4-3 0-6 0-9 0zm-891 4c2 0 4 0 8 0 0 1 0 2 0 4-2 0-4 0-8 0 0-1 0-2 0-4zm977 4c0 1 0 2 0 4 2 0 4 0 8 0 0-1 0-2 0-4-2 0-4 0-8 0zm-17 12c0 4 0 8 0 13 2-2 4-4 8-8 0-1 0-2 0-5-2 0-4 0-8 0zm-843 0c1 0 2 0 5 0 0 2 0 4 0 8-1 0-2 0-5 0 0-2 0-4 0-8zm-109 8c0 1 0 2 0 5 4 0 8 0 12 0 0-1 0-2 0-5-4 0-8 0-12 0zm1021-4c1 0 2 0 4 0 0 1 0 2 0 5-2 2-4 4-8 8-1 0-2 0-4 0 0-1 0-2 0-4 2-3 4-6 8-9zm-733 4c2 0 4 0 8 0 0 3 0 6 0 9-2-3-4-6-8-9zm-134 5c0 0 0 0 12 0 0 0 0 0 0 12-9 0-17 4-24 12 0 0 0 0-4 0 6-16 11-24 16-24zm-24 4c0 0 0 0 4 4 0 0 0 0 0 4 0 0 0 0-20 4 0 0 0 0 0 5 0 0 0 0 12 0 0 0 0 0 0 8 0 0 0 0-8 0 0 0 0 0 0 4 0 0 0 0 8 0 0 0 0 0 0 4 0 0 0 0 4-4 0 0 0 0 12 0 0 0 0 0 0 8-13 0-22 3-28 8 0 0 0 0-5-4 0 0 0 0 5-4 0 0 0 0 0-4 0 0 0 0-9-13 0 0 0 0 0-12 0 0 0 0 25-8zm158 12c4 0 8 0 12 0-2 2-4 4-8 8-1-1-2-2-4-4 0-1 0-2 0-4zm628 13c1 1 2 2 4 4 1 0 2 0 4 0 1-1 2-2 4-4 0-3 0-6 0-9-1 0-2 0-4 0-2 3-4 6-8 9zm-158 0c2 0 4 0 8 0 0 4 0 8 0 12-2-2-4-4-8-8 0-1 0-2 0-4zm235 4c2 2 4 4 8 8 1-1 2-2 4-4 0-1 0-2 0-4-4 0-8 0-12 0zm-746 16c0 0 0 0 0 4 0 0 0 0 4 0 0 0 0 0 4-16-5 0-8 4-8 12zm770-12c0 1 0 2 0 4 2 0 4 0 8 0 0-1 0-2 0-4-2 0-4 0-8 0zm16 8c1 1 2 2 4 4 3 0 6 0 9 0 0-4 0-8 0-12-1 0-2 0-5 0-2 2-4 4-8 8zm-810-4c0 2 0 4 0 8 4 0 8 0 12 0 0-2 0-4 0-8-4 0-8 0-12 0zm40 12c4 1 8 2 13 5 0-5 0-10 0-17-4 4-8 8-13 12zm33-8c0 1 0 2 0 4 2 0 4 0 8 0 0-1 0-2 0-4-2 0-4 0-8 0zm693 8c0 1 0 2 0 5 4-4 8-8 12-13-1 0-2 0-4 0-2 2-4 4-8 8zm24-8c0 1 0 2 0 4 1 1 2 2 4 4 0 1 0 2 0 5-2 0-4 0-8 0 2 2 4 4 8 8 2-2 4-4 8-8 0-3 0-6 0-9-4-1-8-2-12-4zm-976 0c1 0 2 0 4 0 0 2 0 4 0 8-1 0-2 0-4 0 0-2 0-4 0-8zm117 17c0 0 0 0 4 0 14-4 20-8 20-13 0 0 0 0-8 0-11 4-16 9-16 13zm786-4c4 0 8 0 12 0 0-3 0-6 0-9-1 0-2 0-4 0-2 3-4 6-8 9zm-754-5c3 3 6 6 9 9 2-3 4-6 8-9-5 0-10 0-17 0zm-97 9c0 2 0 4 0 8 1 0 2 0 4 0 4-4 8-8 12-12-1 0-2 0-4 0-4 1-8 2-12 4zm150 0c0 8-5 12-16 12 0 0 0 0 8 8 0 0 0 0 4 0 6 0 8-4 8-12 0 0 0 0 4 4 0 0 0 0 8 0 0 0 0 0 0-4 0 0 0 0-8-8 0 0 0 0-8 0zm681 12c0 2 0 4 0 8 1 0 2 0 4 0 4-4 8-8 12-12 0-2 0-4 0-8-1 0-2 0-4 0-4 4-8 8-12 12zm65-12c0 2 0 4 0 8 2 2 4 4 8 8 1 0 2 0 4 0 0-1 0-2 0-4-4-4-8-8-12-12zm-855 4c0 5 4 8 12 8 0 0 0 0 4 0 0 0 0 0 0-4 0 0 0 0-16-4zm36 4c2 2 4 4 8 8 1-1 2-2 4-4 1 0 2 0 4 0 4 1 8 2 13 4-5-4-10-8-17-12-4 1-8 2-12 4zm97-4c3 2 6 4 9 8 1 0 2 0 4 0-2-2-4-4-8-8-1 0-2 0-5 0zm25 0c-1 5-2 10-4 16 4-4 8-8 12-12-1-1-2-2-4-4-1 0-2 0-4 0zm672 4c0 2 0 4 0 8 5-1 10-2 17-4-1-1-2-2-4-4 0-1 0-2 0-4-4 1-8 2-13 4zm-761 4c0 2 0 4 0 8 1 0 2 0 4 0 0-2 0-4 0-8-1 0-2 0-4 0zm12 8c2 0 4 0 8 0 0-2 0-4 0-8-2 2-4 4-8 8zm-138-4c0 1 0 2 0 4 2 0 4 0 8 0 0-1 0-2 0-4-2 0-4 0-8 0zm28 0c0 1 0 2 0 4 2 0 4 0 8 0 0-1 0-2 0-4-2 0-4 0-8 0zm-121 4c0 3 0 6 0 9 4 0 8 0 12 0-2-3-4-6-8-9-1 0-2 0-4 0zm162 0c0 1 0 2 0 4 2 0 4 0 8 0 0-1 0-2 0-4-2 0-4 0-8 0zm620-4c10 5 17 13 20 25 0 0 0 0-4 70 0 0 0 0 8 145-7 94-14 141-20 141-16-41-24-105-24-190 0 0 0 0 0-42 0 0 0 0 8-12 0 0 0 0-8-13 0-5 9-10 28-16 0 0 0 0-16-42 0 0 0 0-4 5 0 0 0 0-4 0 0 0 0 0-4-5 0 0 0 0 4-20 0 0 0 0-8-25 11-3 18-10 20-21 0 0 0 0 4 0zm-503 13c0 0 0 0-4 4 0 0 0 0 0 4 0 0 0 0 21 4 24-3 36-8 36-12 0 0 0 0-12-5 0 0 0 0-20 9 0 0 0 0-21-9 0 0 0 0 0 5zm57 0c1 4 2 8 4 12 4-4 8-8 12-12-1-1-2-2-4-5-4 1-8 2-12 5zm661 0c-17 16-25 27-25 33 0 0 0 0 12-9 0 0 0 0 5 0 0 0 0 0 0 9 16-9 27-19 32-29 0 0 0 0-24-4zm-851 8c0 1 0 2 0 4 2 0 4 0 8 0 0-1 0-2 0-4-2 0-4 0-8 0zm-158 16c0 0 0 0 0 5 0 0 0 0 12 0 0 0 0 0 20-9 0 0 0 0 0 4 0 0 0 0 4 5 0 0 0 0 24 0 0 0 0 0 0-5-17 0-29-4-36-12 0 0 0 0-4 0 0 0 0 0-20 12zm170-12c0 4 0 8 0 12 10-1 20-2 32-4 0-1 0-2 0-4-10-1-20-2-32-4zm81 8c1 0 2 0 4 0 4-1 8-2 12-4 0 2 0 4 0 8 2 0 4 0 8 0-4-4-8-8-12-12-1 0-2 0-4 0-2 2-4 4-8 8zm717-8c0 2 0 4 0 8 4 0 8 0 12 0 0-2 0-4 0-8-4 0-8 0-12 0zm-851 12c6-1 12-2 20-4 4 1 8 2 13 4 1 0 2 0 4 0 0-1 0-2 0-4-7-1-14-2-21-4-2 0-4 0-8 0-2 2-4 4-8 8zm928-8c0 0 0 0-4 17 9-6 28-9 57-9 0 0 0 0 0-4 0 0 0 0-41-4 0 0 0 0-12 0zm-758 8c0 1 0 2 0 5 2 0 4 0 8 0 0-1 0-2 0-5-2 0-4 0-8 0zm-52 21c0 0 0 0-8-8 0 0 0 0 0 12 0 0 0 0 24 8 0-7 8-13 24-16 0 0 0 0 0-8 0 0 0 0-16-4 0 0 0 0-24 16zm-126-12c0 7-11 14-32 20 0 0 0 0 0 4 8 0 12 7 12 21 5 0 8-8 8-25 11 0 16-5 16-16 0 0 0 0 0-4 0 0 0 0-4 0zm65 0c0 2 0 4 0 8 1 0 2 0 4 0 0-2 0-4 0-8-1 0-2 0-4 0zm-114 4c0 2 0 4 0 8 3 0 6 0 9 0 0-2 0-4 0-8-3 0-6 0-9 0zm276 0c0 2 0 4 0 8 1 0 2 0 4 0 0-2 0-4 0-8-1 0-2 0-4 0zm28 4c1 4 2 8 4 12 5-2 10-4 17-8 0-2 0-4 0-8-7 1-14 2-21 4zm29-4c0 1 0 2 0 4 4 9 8 18 12 29 1 0 2 0 4 0 0-1 0-2 0-4-2-8-4-16-8-25 1-1 2-2 4-4-4 0-8 0-12 0zm567 12c0 0 0 0-4 0 0 0 0 0 0-8 0 0 0 0-4 0 0 0 0 0-28 4 0 0 0 0 0 4 0 0 0 0 32 0 0 0 0 0-8 25 0 0 0 0 8 8 0 0 0 0 4 0 0 0 0 0 0-4 0 0 0 0-8 0 0 0 0 0 0-4 18-22 32-33 40-33 0 0 0 0 0-4 0 0 0 0-16 0 0 0 0 0-16 12zm77 4c0 0 0 0-16-4 0 0 0 0-4 0 0 0 0 0 0 4 0 0 0 0 4 4 0 0 0 0 0 5 0 0 0 0-4 4 0 0 0 0-4-4 0 0 0 0-4 0 0 0 0 0-13 8 0 0 0 0-4 0 0 0 0 0 0-8 0 0 0 0-4 0 0 0 0 0 0 8 0 0 0 0 4 4 0 0 0 0-12 4 0 0 0 0 0 4 0 0 0 0 8 0 0-5 8-9 25-12 10 1 16 5 16 12 0 0 0 0 4 0 0 0 0 0 0-8 0 0 0 0-8-8 0 0 0 0 0-9 0 0 0 0 24 0 0 0 0 0 16-8 0 0 0 0 0-12 0 0 0 0-28 16zm-900-12c-1 4-2 8-4 12 2 0 4 0 8 0 1-4 2-8 5-12-3 0-6 0-9 0zm864 0c-1 5-2 10-5 16 3 0 6 0 9 0 1-5 2-10 4-16-2 0-4 0-8 0zm-758 0c2 0 4 0 8 0 0 2 0 4 0 8-2-2-4-4-8-8zm81 4c0 2 0 4 0 8 2 0 4 0 8 0 0-2 0-4 0-8-2 0-4 0-8 0zm20 4c0 2 0 4 0 8 6 1 12 2 20 5 0-3 0-6 0-9-6-1-12-2-20-4zm-348 8c0 1 0 2 0 5 8 0 16 0 24 0 0-3 0-6 0-9-1 0-2 0-4 0-6 1-12 2-20 4zm227-4c0 3 0 6 0 9 1 0 2 0 4 0 0-3 0-6 0-9-1 0-2 0-4 0zm-29 4c2 3 4 6 8 9 1-1 2-2 4-4 0-1 0-2 0-5-4 0-8 0-12 0zm85 0c0 1 0 2 0 5 2 0 4 0 8 0 0-1 0-2 0-5-2 0-4 0-8 0zm98 5c0 4 0 8 0 12 1-1 2-2 4-4 4 0 8 0 12 0 0 4 0 8 0 12 1 0 2 0 4 0 0-4 0-8 0-12-4-2-8-4-12-8-2 0-4 0-8 0zm-154 8c0 1 0 2 0 4 5 0 10 0 16 0-1-1-2-2-4-4 0-1 0-2 0-4-4 1-8 2-12 4zm753 4c2 0 4 0 8 0 0-2 0-4 0-8-2 2-4 4-8 8zm-798-4c0 2 0 4 0 8 2 0 4 0 8 0-2-2-4-4-8-8zm16 0c0 1 0 2 0 4 2 0 4 0 8 0 0-1 0-2 0-4-2 0-4 0-8 0zm134 0c0 2 0 4 0 8 1 0 2 0 4 0 0-2 0-4 0-8-1 0-2 0-4 0zm81 4c0 2 0 4 0 8 4-1 8-2 12-4 0-2 0-4 0-8-4 1-8 2-12 4zm636-4c0 1 0 2 0 4 2 0 4 0 8 0 0-1 0-2 0-4-2 0-4 0-8 0zm-758 4c0 1 0 2 0 4 4 0 8 0 13 0 0-1 0-2 0-4-4 0-8 0-13 0zm61 0c0 1 0 2 0 4 2 0 4 0 8 0 0-1 0-2 0-4-2 0-4 0-8 0zm-77 25c1 0 2 0 4 0 2-2 4-4 8-8-1 0-2 0-4 0-2 2-4 4-8 8zm122 0c2 0 4 0 8 0 2-2 4-4 8-8-2 0-4 0-8 0-2 2-4 4-8 8zm559 0c5 0 8 4 8 12 0 0 0 0 4 0 0 0 0 0 0-20 0 0 0 0-4 0 0 0 0 0-8 8zm24-8c0 5 0 10 0 16 1 0 2 0 4 0 0-5 0-10 0-16-1 0-2 0-4 0zm-40 8c0 2 0 4 0 8 2 0 4 0 8 0 0-2 0-4 0-8-2 0-4 0-8 0zm4 21c4 0 8 0 12 0 0-3 0-6 0-9-1 0-2 0-4 0-2 3-4 6-8 9zm-568-5c0 3 0 6 0 9 3-3 6-6 9-9-3 0-6 0-9 0zm872 62c1 0 2 0 4 0 2 3 4 6 8 9 0 5 0 10 0 16-1 0-2 0-4 0-2-2-4-4-8-8 0-5 0-10 0-17zm8 75c0 0 0 0 4 20 0 0 0 0-8 0 0 0 0 0 0 17 11 12 16 23 16 33 0 0 0 0-20 21-6-22-8-51-8-87 0 0 0 0 4-4 0 0 0 0 12 0zm-288 58c0 0 0 0 0 4 2 39 6 58 12 58 0 0 0 0 0-25 0 0 0 0-8-37 0 0 0 0-4 0zm-737 49c0 0 0 0 0 29 0 0 0 0 4 29 0 0 0 0-8 0 0 0 0 0-29-41 0-6 11-12 33-17zm1025 29c1 1 2 2 4 4 0 1 0 2 0 4-2 3-4 6-8 9-1-1-2-2-4-4 0-1 0-2 0-5 2-2 4-4 8-8zm-1285 13c0 5 0 10 0 16 1 0 2 0 4 0 0-5 0-10 0-16-1 0-2 0-4 0zm827-5c2 0 4 0 8 0 0 8 0 16 0 25-2 0-4 0-8 0 0-8 0-16 0-25zm433 34c1 0 2 0 5 0 2 2 4 4 8 8 0 1 0 2 0 4-2 2-4 4-8 8-1-1-2-2-5-4 0-5 0-10 0-16zm-417 24c2 0 4 0 8 0 0 1 0 2 0 4-2 0-4 0-8 0 0-1 0-2 0-4zm426 4c2 0 4 0 8 0 0 5 0 10 0 17-2 8-4 16-8 25-3 0-6 0-9 0 0-1 0-2 0-4 3-12 6-24 9-38zm-248 42c0 0 0 0-8 29 0 0 0 0 4 29 0 0 0 0 17-8-6-8-9-25-9-50 0 0 0 0-4 0zm227 54c2 0 4 0 8 0 1 8 2 16 4 24-2 0-4 0-8 0-1-8-2-16-4-24zm21 78c0 0 0 0 8 8-8 0-12 7-12 21 0 0 0 0-9 0 0 0 0 0 0-4 3-17 7-25 13-25zm-1305 99c0 14 0 28 0 42 1 0 2 0 4 0 0-14 0-28 0-42-1 0-2 0-4 0zm-33 21c0 4 0 8 0 12 1 0 2 0 4 0 0-4 0-8 0-12-1 0-2 0-4 0zm0 21c0 5 0 10 0 16 1 0 2 0 4 0 0-5 0-10 0-16-1 0-2 0-4 0zm37 41c0 5 0 10 0 16 1 0 2 0 4 0 0-5 0-10 0-16-1 0-2 0-4 0zm0 29c0 2 0 4 0 8 1 0 2 0 4 0 0-2 0-4 0-8-1 0-2 0-4 0zm231 83c0 0 0 0 4 99 0 0 0 0 4 4 0 0 0 0 4 0 0 0 0 0 0-128-8 3-12 11-12 25zm612 438c0 0 0 0 0 4 24 25 36 47 36 66 0 0 0 0 12-17 0 0 0 0-48-53zm162 91c0 0 0 0 0 4 0 0 0 0 109 0 0-6-24-13-73-21 0 0 0 0-36 17zm-73-1707c2 2 4 4 8 8-1 1-2 2-4 4-1 0-2 0-4 0-2-2-4-4-8-8 1-1 2-2 4-4 1 0 2 0 4 0z">
            <text:p text:style-name="P9"/>
          </draw:path>
          <draw:path draw:style-name="gr10" draw:text-style-name="P1" draw:layer="layout" svg:width="1.458cm" svg:height="1.658cm" svg:x="22.599cm" svg:y="2.947cm" svg:viewBox="0 0 1459 1659" svg:d="m506 4c1 0 2 0 4 0 0 3 0 6 0 9-1 0-2 0-4 0 0-3 0-6 0-9zm288 4c1 1 2 2 4 5 0 1 0 2 0 4-1 1-2 2-4 4-1 0-2 0-4 0 0-1 0-2 0-4-1 1-2 2-4 4-2 0-4 0-8 0 0-2 0-4 0-8 5-1 10-2 16-5zm-790 5c6 0 12 0 20 0 1 5 2 10 4 16-1 1-2 2-4 4-1 0-2 0-4 0-5-5-10-10-16-16 0-1 0-2 0-4zm373 4c2 0 4 0 8 0 0 2 0 4 0 8-2 0-4 0-8 0 0-2 0-4 0-8zm-134 4c1 0 2 0 4 0 0 2 0 4 0 8-1 0-2 0-4 0 0-2 0-4 0-8zm24 0c2 0 4 0 8 0-2 2-4 4-8 8 0-2 0-4 0-8zm223 0c2 0 4 0 8 0 0 2 0 4 0 8-2 0-4 0-8 0 0-2 0-4 0-8zm259 0c0 0 0 0 12 0 0 0 0 0 9 8 0 0 0 0-9 9 0-9-4-13-12-13 0 0 0 0 0-4zm33 4c0 0 0 0 8 8 0 0 0 0 4-4 0 0 0 0 4 0 0 0 0 0 8 9 0 0 0 0 0 12 0 14-4 23-12 25 0 0 0 0-4-5 0 0 0 0 4-4 0 0 0 0 0-4 0 0 0 0-8-8 0 0 0 0-4 0 0 0 0 0-4 25 0 0 0 0-8 0 0 0 0 0 0-25 8-8 12-18 12-29zm-588 8c24 3 37 7 37 13 0 0 0 0 0 4 0 0 0 0-37-9 0 0 0 0 0-8zm53 5c2 0 4 0 8 0 0 2 0 4 0 7-2 0-4 0-8 0 0-2 0-4 0-7zm121 3c0 1 0 2 0 4 7 0 14 0 21 0 0-1 0-2 0-4-7 0-14 0-21 0zm25 0c0 1 0 2 0 4 2 0 4 0 8 0 0-1 0-2 0-4-2 0-4 0-8 0zm-235 0c0 0 0 0 4 4 0 0 0 0 4-4 0 0 0 0 4 0 11 9 23 13 36 13 0 0 0 0 0 8 0 0 0 0-12 0 0 0 0 0 0 4 0 0 0 0 16 4 0 0 0 0 4-4 0 0 0 0 9 0 0 0 0 0 0 4 0 0 0 0-9 9 0 0 0 0-4-4 0 0 0 0-4 4 0 0 0 0-4 0 0 0 0 0-24-4 0 0 0 0-12 4 0 0 0 0 0-9 8 0 12-3 12-8 0 0 0 0 0-8 0 0 0 0-16 0 0 0 0 0 0 8 0 0 0 0-8-8 0 0 0 0 4-13zm239 13c0 2 0 4 0 8 1 0 2 0 4 0 0-2 0-4 0-8-1 0-2 0-4 0zm344-4c0 0 0 0 12 0 0 0 0 0 0 8 0 0 0 0-4 0 0 0 0 0-4-4 0 0 0 0-4 0 0 5-9 13-28 25 0 0 0 0 0-4 0 0 0 0 28-25zm446 0c1 0 2 0 4 0 0 2 0 4 0 8-1 0-2 0-4 0 0-2 0-4 0-8zm12 0c1 0 2 0 4 0 0 2 0 4 0 8-1 0-2 0-4 0 0-2 0-4 0-8zm-948 8c2 2 4 4 8 8 0-2 0-4 0-8-2 0-4 0-8 0zm263 12c2 0 4 0 8 0 0-2 0-4 0-8-2 2-4 4-8 8zm37-4c0 1 0 2 0 4 4 0 8 0 12 0 0-2 0-4 0-8-4 1-8 2-12 4zm-523-4c0 4 0 8 0 13-2 2-4 4-8 8-1-5-2-10-4-17 1-1 2-2 4-4 2 0 4 0 8 0zm336 4c0 1 0 2 0 4 2 0 4 0 8 0 0-1 0-2 0-4-2 0-4 0-8 0zm118 0c0 1 0 2 0 4 2 0 4 0 8 0 0-1 0-2 0-4-2 0-4 0-8 0zm12 0c0 1 0 2 0 4 2 0 4 0 8 0 0-1 0-2 0-4-2 0-4 0-8 0zm178-4c4 2 8 4 12 8-4 5-8 10-12 17-2-2-4-4-8-8 2-5 4-10 8-17zm300 0c1 0 2 0 4 0 0 2 0 4 0 8-1 0-2 0-4 0 0-2 0-4 0-8zm-219 4c2 4 4 8 8 13-1 1-2 2-4 4-5 0-10 0-16 0 4-5 8-10 12-17zm-401 21c0 0 0 0 0 4 0 0 0 0 4 0 0 0 0 0 16-4 0 0 0 0 0 4 0 5-4 8-12 8 0 0 0 0 0 5 0 0 0 0 17 0 0-9 12-13 36-13 0 0 0 0 8-12 0 0 0 0-4 0 0 0 0 0-16 4 0 0 0 0-4-4 0 0 0 0-4 0 0 0 0 0-4 4 0 0 0 0-4 0 0 0 0 0-13-4 0 0 0 0-20 8zm138-8c0 2 0 4 0 8 2 0 4 0 8 0 0-2 0-4 0-8-2 0-4 0-8 0zm69 0c0 2 0 4 0 8 5 0 10 0 16 0 0-1 0-2 0-4-5-1-10-2-16-4zm32 4c0 1 0 2 0 4 5 0 10 0 16 0 0-2 0-4 0-8-1 0-2 0-4 0-4 1-8 2-12 4zm276-8c2 0 4 0 8 0 0 4 0 8 0 12-2 0-4 0-8 0 0-4 0-8 0-12zm-357 12c0 1 0 2 0 4 11 0 22 0 33 0 0-2 0-4 0-8-11 1-22 2-33 4zm-223 0c0 1 0 2 0 4 2 0 4 0 8 0 0-1 0-2 0-4-2 0-4 0-8 0zm402-4c1 0 2 0 4 0 2 2 4 4 8 8-1 1-2 2-4 4-1 0-2 0-4 0-1-1-2-2-4-4 0-2 0-4 0-8zm40 0c4 0 8 0 12 0-2 2-4 4-8 8-1 0-2 0-4 0 0-2 0-4 0-8zm174 0c1 0 2 0 4 0 0 2 0 4 0 8-1 0-2 0-4 0 0-2 0-4 0-8zm16 0c1 0 2 0 5 0 0 2 0 4 0 8-1 0-2 0-5 0 0-2 0-4 0-8zm199 0c-3 16-7 25-12 25 0 0 0 0-4 0 0 0 0 0-4-13 0 0 0 0-12 4 0-7 10-13 32-16zm-912 16c0 0 0 0 25 9 0 0 0 0 4 0 0-9 4-13 12-13 0 0 0 0 0-4 0 0 0 0-33 0 0 0 0 0-8 8zm588-8c0 5 0 10 0 16 2-2 4-4 8-8 0-2 0-4 0-8-2 0-4 0-8 0zm16 0c0 2 0 4 0 8 2 0 4 0 8 0 0-2 0-4 0-8-2 0-4 0-8 0zm162-4c2 0 4 0 8 0 0 2 0 4 0 8-2 0-4 0-8 0 0-2 0-4 0-8zm-24 4c2 0 4 0 8 0 0 2 0 4 0 8-2-2-4-4-8-8zm101 0c0 0 0 0 4 0 0 0 0 0 0 4 0 0 0 0-16 17 0 0 0 0-4 0 5-13 11-20 16-21zm187 0c2 2 4 4 8 8-2 0-4 0-8 0 0-2 0-4 0-8zm-321 4c3 0 6 0 9 0 1 4 2 8 4 13-1 0-2 0-4 0-3-3-6-6-9-9 0-1 0-2 0-4zm-105 17c0 2 0 4 0 8 1 0 2 0 4 0 9-1 18-2 28-4 0-4 0-8 0-12-10 2-20 4-32 8zm41 29c0 0 0 0 4 0 0 0 0 0 24-29 0 0 0 0 0-5-16 0-26 12-28 34zm85-17c0 0 0 0 4 0 0 0 0 0 24-4 0 0 0 0 0-8-19 2-28 7-28 12zm-750-8c0 1 0 2 0 4 2 0 4 0 8 0 0-1 0-2 0-4-2 0-4 0-8 0zm543 0c0 1 0 2 0 4 2 0 4 0 8 0 0-1 0-2 0-4-2 0-4 0-8 0zm251-4c2 0 4 0 8 0 0 2 0 4 0 8-2 0-4 0-8 0 0-2 0-4 0-8zm-810 12c0 2 0 4 0 8 1 0 2 0 4 0 0-2 0-4 0-8-1 0-2 0-4 0zm130 0c2 2 4 4 8 8 0-2 0-4 0-8-2 0-4 0-8 0zm356 0c0 2 0 4 0 8 2 0 4 0 8 0 2-2 4-4 8-8-5 0-10 0-16 0zm24 8c1 0 2 0 4 0 3-2 6-4 9-8-1 0-2 0-4 0-3 2-6 4-9 8zm410 5c0 0 0 0 4 0 0 0 0 0 12-5 0 0 0 0 0-8-11 4-16 9-16 13zm24-13c0 0 0 0-8 17 0 0 0 0 4 0 5 0 8-4 8-13 0 0 0 0 0-4 0 0 0 0-4 0zm-300 4c0 1 0 2 0 4 2 0 4 0 8 0 0-1 0-2 0-4-2 0-4 0-8 0zm223 9c0 2 0 4 0 8 4 0 8 0 12 0 0-4 0-8 0-13-4 1-8 2-12 5zm-251 0c0 0 0 0-4 12 0 0 0 0 4 12 0 0 0 0-8 9 0 0 0 0 0 4 0 0 0 0 16-5 8 0 12 5 12 13 0 0 0 0 8 0 0-7 4-14 12-21 0 0 0 0-20-8 0 9-3 13-8 13 0 0 0 0 0-21 0 0 0 0 44 8 0 0 0 0 0-12 0 0 0 0-4 4 0 0 0 0-4 0 0 0 0 0-32-8 0 0 0 0-12 4 0 0 0 0-4-4zm210 4c0 1 0 2 0 4 1 0 2 0 5 0 4-1 8-2 12-4 4 4 8 8 12 12 0-2 0-4 0-8-2-2-4-4-8-8-7 1-14 2-21 4zm235-4c0 2 0 4 0 8 3-2 6-4 9-8-3 0-6 0-9 0zm-615 4c0 4 0 8 0 12 1 0 2 0 4 0 1-4 2-8 4-12-2 0-4 0-8 0zm44 0c0 0 0 0 0 4 0 5 4 8 12 8 0 0 0 0 0 4 0 0 0 0-8 9 0 0 0 0-16-5 0 0 0 0 4 5 0 0 0 0 0 4 0 0 0 0-4 4 0 0 0 0-4-4 0 0 0 0-8 0 0 0 0 0 0 4 0 0 0 0 8 0 0 7 8 13 24 16 8 0 12-4 12-12 0 0 0 0 4 0 0 0 0 0 21 4 0 0 0 0-12-16 0 0 0 0-13 4 0 0 0 0-8-29 0 0 0 0-12 0zm45 8c1 0 2 0 4 0 2-2 4-4 8-8-1 0-2 0-4 0-2 2-4 4-8 8zm20-8c0 2 0 4 0 8 1 0 2 0 4 0 0-2 0-4 0-8-1 0-2 0-4 0zm154 0c0 4 0 8 0 12 10 0 20 0 32 0 0-1 0-2 0-4-1-1-2-2-4-4 0-1 0-2 0-4-1 1-2 2-4 4-5 0-10 0-16 0-1-1-2-2-4-4-1 0-2 0-4 0zm271 0c0 2 0 4 0 8 7-1 14-2 21-4 0-1 0-2 0-4-7 0-14 0-21 0zm41 0c1 1 2 2 4 4 0 1 0 2 0 4 4-1 8-2 12-4 0-1 0-2 0-4-5 0-10 0-16 0zm-223 4c0 2 0 4 0 8 2-2 4-4 8-8-2 0-4 0-8 0zm97 8c1 1 2 2 4 4 4-1 8-2 13-4 0-2 0-4 0-8-3 0-6 0-9 0-2 2-4 4-8 8zm21-8c0 2 0 4 0 8 2-2 4-4 8-8-2 0-4 0-8 0zm24 8c1 0 2 0 4 0 2-2 4-4 8-8-1 0-2 0-4 0-2 2-4 4-8 8zm20-8c-1 1-2 2-4 4 0 1 0 2 0 4 1 0 2 0 4 0 4-1 8-2 12-4 0-1 0-2 0-4-4 0-8 0-12 0zm-523 29c-1 0-2 0-4 0 0-2 0-4 0-8-1 0-2 0-4 0 0 6 0 12 0 20 11 0 22 0 33 0 0-1 0-2 0-4-2-4-4-8-8-12 8-7 16-14 24-21-4 0-8 0-12 0-9 8-18 16-29 25zm134-25c-4 5-8 10-12 17 0-1 0-2 0-5-5 1-10 2-16 5 0 1 0 2 0 4 8 0 16 0 24 0 4-4 8-8 12-13-2-2-4-4-8-8zm106 17c4 0 8 0 12 0 2-5 4-10 8-17-2 0-4 0-8 0-4 5-8 10-12 17zm154-17c-1 1-2 2-5 4 0 1 0 2 0 4 1 0 2 0 5 0-1 1-2 2-5 4 0 3 0 6 0 9 3 0 6 0 9 0-1-1-2-2-4-4 0-1 0-2 0-5 2 0 4 0 8 0 0 3 0 6 0 9 2 0 4 0 8 0-1-1-2-2-4-4 0-1 0-2 0-5 1-1 2-2 4-4-5-2-10-4-16-8zm36 0c-1 1-2 2-4 4 0 2 0 4 0 8 1 0 2 0 4 0 4-1 8-2 12-4 0-1 0-2 0-4-4-1-8-2-12-4zm142 0c2 2 4 4 8 8 1 0 2 0 4 0-2-2-4-4-8-8-1 0-2 0-4 0zm-466 4c0 1 0 2 0 4 2 0 4 0 8 0 0-1 0-2 0-4-2 0-4 0-8 0zm539 0c0 1 0 2 0 4 5 0 10 0 16 0 0-1 0-2 0-4-5 0-10 0-16 0zm-1248 0c1 0 2 0 4 0 2 2 4 4 8 8 0 1 0 2 0 5-1 0-2 0-4 0-2-3-4-6-8-9 0-1 0-2 0-4zm1138 4c0 1 0 2 0 4 2 0 4 0 8 0 0-1 0-2 0-4-2 0-4 0-8 0zm-267 4c1 1 2 2 4 5 0 1 0 2 0 4 4-1 8-2 12-4 0-1 0-2 0-5-5 0-10 0-16 0zm296 9c2 0 4 0 8 0 0-3 0-6 0-9-2 3-4 6-8 9zm-985-5c0 1 0 2 0 5 2 0 4 0 8 0 0-1 0-2 0-5-2 0-4 0-8 0zm644 1c0 2 0 4 0 8 2-2 4-4 8-8-2 0-4 0-8 0zm122 0c0 2 0 4 0 8 1 0 2 0 4 0 4-1 8-2 12-4 1 1 2 2 4 4 0-2 0-4 0-8-6 0-12 0-20 0zm81 8c2 0 4 0 8 0 0-2 0-4 0-8-2 2-4 4-8 8zm174-8c0 2 0 4 0 8 2 0 4 0 8 0-2-2-4-4-8-8zm12 0c0 1 0 2 0 4 2 0 4 0 8 0 0-1 0-2 0-4-2 0-4 0-8 0zm-1199 0c24 0 38 31 40 95 0 0 0 0-12 3 0 0 0 0 8 34 0 0 0 0-16 4 0 0 0 0 0 4 0 5 4 8 12 8 0 0 0 0-4 21 0 0 0 0 0 8 0 0 0 0 12 70 0 0 0 0 0 120 0 0 0 0-4 5 0 0 0 0 0 4-10-5-16-9-16-13 0 0 0 0 8 0 0 0 0 0 0-8 0-14-8-23-24-29 0 0 0 0 0-12 0 0 0 0 12 0 0 0 0 0-12-17 0 0 0 0-4 4 0 0 0 0-4 0-6 0-8-4-8-12 0 0 0 0 4-13 0 0 0 0-4-4 0 0 0 0 4-4 0 0 0 0 4 0 0 0 0 0 24 8 0 0 0 0 0-4-7-14-16-21-28-21 0 0 0 0 0-8 0 0 0 0 16-4 0 0 0 0-8-20 0 0 0 0 4 0 0 0 0 0-4-4 0 0 0 0 0-9 0 0 0 0 12-16 0 0 0 0-8-29 0 0 0 0 8-9 0 0 0 0 0-12 0 0 0 0-12 0 0 0 0 0 0 8 0 0 0 0-4 0 0 0 0 0-12-12 0 0 0 0 4-4 0 0 0 0 4 0 0 0 0 0-4-4 0 0 0 0 0-13 0 0 0 0 4-4 0 0 0 0 0-4-8 0-12-3-12-9 4-11 14-16 28-16 0 0 0 0 4 4 0 0 0 0 0-16-22-7-32-14-32-21 0 0 0 0 4-4 0 0 0 0 4 0 0 0 0 0 12 8 0 0 0 0 12-17 0-16-7-24-20-24 0 0 0 0 0-4 0 0 0 0 8-8zm190 4c0 1 0 2 0 4 2 0 4 0 8 0 0-1 0-2 0-4-2 0-4 0-8 0zm17 4c0 2 0 4 0 8 4 0 8 0 12 0 0-4 0-8 0-12-4 1-8 2-12 4zm928-4c0 1 0 2 0 4 5 4 10 8 16 12 0-2 0-4 0-8-2-2-4-4-8-8-2 0-4 0-8 0zm85 4c0 2 0 4 0 8 2 0 4 0 8 0 2-2 4-4 8-8 0-1 0-2 0-4-1 0-2 0-4 0-4 1-8 2-12 4zm-1058 12c0 1 0 2 0 4 4-4 8-8 12-12-1 0-2 0-4 0-2 2-4 4-8 8zm20-8c0 0 0 0 4 4 0 0 0 0 0 4 0 0 0 0-4 4 0 0 0 0 0 4 0 0 0 0 4 5 0 0 0 0 17-5-3-11-10-16-21-16zm470-4c0 2 0 4 0 8-2 0-4 0-8 0 2-2 4-4 8-8zm162 4c0 5-4 8-12 8 0 0 0 0 16 13 0 0 0 0 4 0 0 0 0 0 0-5 0 0 0 0-8 0 0 0 0 0 0-8 0 0 0 0 8 0 0 0 0 0 0-8 0 0 0 0-8 0zm45 0c0 2 0 4 0 8 2 0 4 0 8 0 2-2 4-4 8-8-5 0-10 0-16 0zm105 0c2 2 4 4 8 8 1 0 2 0 4 0 0-2 0-4 0-8-4 0-8 0-12 0zm45 0c0 2 0 4 0 8 2 0 4 0 8 0-2-2-4-4-8-8zm89 0c0 2 0 4 0 8 2-2 4-4 8-8-2 0-4 0-8 0zm-263 4c0 1 0 2 0 4 5 0 10 0 16 0 0-1 0-2 0-4-5 0-10 0-16 0zm150 0c0 2 0 4 0 8 4 0 8 0 12 0 0-2 0-4 0-8-4 0-8 0-12 0zm210 20c0 0 0 0 25 5 0 0 0 0 8-8 0 0 0 0 4 0 0 0 0 0-4 3 0 0 0 0 0 5 0 0 0 0 4 0 12-6 19-11 20-17-24 0-36-3-36-8-8 2-15 9-21 20zm-267-16c0 1 0 2 0 4 2 0 4 0 8 0 0-1 0-2 0-4-2 0-4 0-8 0zm186 4c0 1 0 2 0 4 1 0 2 0 4 0 4-1 8-2 12-4 0-1 0-2 0-4-1 0-2 0-4 0-4 1-8 2-12 4zm-887 0c0 1 0 2 0 4 2 0 4 0 8 0 0-1 0-2 0-4-2 0-4 0-8 0zm944 0c0 1 0 2 0 4 2 2 4 4 8 8 0-1 0-2 0-3-2-3-4-6-8-9zm117-4c1 0 2 0 5 0 0 2 0 4 0 8-1 0-2 0-5 0 0-2 0-4 0-8zm25 0c2 0 4 0 8 0 0 2 0 4 0 8-2 0-4 0-8 0 0-2 0-4 0-8zm-1155 8c-1 4-2 8-4 13 5 1 10 2 16 4 0-1 0-2 0-4-4-4-8-8-12-13zm527 1c0 13-22 32-65 57 0 0 0 0 0 9 0 0 0 0 4 0 14 0 28-11 40-34 25-6 37-13 37-20 0 0 0 0 0-5 0 0 0 0-8-7 0 0 0 0-8 0zm20 0c0 1 0 2 0 4 2 0 4 0 8 0 0-1 0-2 0-4-2 0-4 0-8 0zm182-1c0 4 0 8 0 13 2-2 4-4 8-8 0-1 0-2 0-5-2 0-4 0-8 0zm102 5c0 1 0 2 0 3 4 1 8 2 12 5 4-1 8-2 12-5 1 1 2 2 4 5 0-4 0-8 0-13-9 1-18 2-28 5zm64-5c-1 5-2 10-4 17 4-4 8-8 13-12 0-1 0-2 0-5-3 0-6 0-9 0zm-1057 0c1 1 2 2 4 5 0 1 0 2 0 4-4 0-8 0-12 0 2-3 4-6 8-9zm932 13c1 0 2 0 4 0 2-2 4-4 8-8-1 0-2 0-4 0-2 2-4 4-8 8zm24-8c2 2 4 4 8 8 1 0 2 0 4 0 0-2 0-4 0-8-4 0-8 0-12 0zm191 0c0 2 0 4 0 8 2-2 4-4 8-8-2 0-4 0-8 0zm150-5c2 2 4 4 8 8-1 1-2 2-4 5-1 0-2 0-4 0 0-4 0-8 0-13zm-515 8c-1 1-2 2-4 5 0 1 0 2 0 4 4 0 8 0 12 0-2-3-4-6-8-9zm20 0c0 3 0 6 0 9 2-3 4-6 8-9-2 0-4 0-8 0zm20 21c0 0 0 0 9 0 8-7 20-11 36-12 0 0 0 0 0-9 0 0 0 0-4 0 0 0 0 0-12 9 0 0 0 0-4 0 0 0 0 0-12-9-6 0-11 7-13 21zm280-21c0 1 0 2 0 5 2 0 4 0 8 0 0-1 0-2 0-5-2 0-4 0-8 0zm65 0c0 1 0 2 0 5 2 0 4 0 8 0 0-1 0-2 0-5-2 0-4 0-8 0zm-721 17c0 4 0 8 0 13 1 0 2 0 4 0 5-7 10-14 16-21-1-1-2-2-4-4-5 4-10 8-16 12zm474-12c0 2 0 4 0 8 1 0 2 0 4 0 0-2 0-4 0-8-1 0-2 0-4 0zm259 0c0 2 0 4 0 8 1 0 2 0 4 0 0-2 0-4 0-8-1 0-2 0-4 0zm-284 8c0 2 0 4 0 8 5-1 10-2 17-4 0-2 0-4 0-8-1 0-2 0-4 0-4 1-8 2-13 4zm-417 0c0 2 0 4 0 8 2-2 4-4 8-8-2 0-4 0-8 0zm397 0c0 2 0 4 0 8 2 0 4 0 8 0-2-2-4-4-8-8zm81 0c0 2 0 4 0 8 4 0 8 0 12 0-2-2-4-4-8-8-1 0-2 0-4 0zm33 0c0 1 0 2 0 4 2 0 4 0 8 0 0-1 0-2 0-4-2 0-4 0-8 0zm44 0c0 0 0 0 0 25 0 0 0 0 12 0 0-15-4-23-12-25zm292-4c1 5 2 10 4 16-1 1-2 2-4 5-1 0-2 0-4 0-2-5-4-10-8-17 1-1 2-2 4-4 2 0 4 0 8 0zm-681 8c0 2 0 4 0 8 2-2 4-4 8-8-2 0-4 0-8 0zm272 8c0 1 0 2 0 5 4 0 8 0 12 0 1-1 2-2 4-5 0-2 0-4 0-8-5 2-10 4-16 8zm60-8c0 3 0 6 0 9 3 0 6 0 9 0 0-3 0-6 0-9-3 0-6 0-9 0zm29 0c0 1 0 2 0 4 2 0 4 0 8 0 0-1 0-2 0-4-2 0-4 0-8 0zm105 17c0 0 0 0 4 4 0 0 0 0 4 0 0-6 7-8 21-8 0 0 0 0 4-5 0 0 0 0 0-8 0 0 0 0-4 0 0 0 0 0-29 17zm57-17c0 4 0 8 0 13 2-3 4-6 8-9 0-1 0-2 0-4-2 0-4 0-8 0zm61 0c0 1 0 2 0 4 2 0 4 0 8 0 0-1 0-2 0-4-2 0-4 0-8 0zm-1074 4c0 3 0 6 0 9 1 0 2 0 4 0 2-3 4-6 8-9-4 0-8 0-12 0zm685 0c0 1 0 2 0 4 2 0 4 0 8 0 0-1 0-2 0-4-2 0-4 0-8 0zm28 0c0 3 0 6 0 9 2 0 4 0 8 0-2-3-4-6-8-9zm316 9c2 2 4 4 8 8 1-1 2-2 4-4 0-4 0-8 0-13-1 0-2 0-4 0-2 3-4 6-8 9zm-989-5c0 1 0 2 0 5 2 0 4 0 8 0 0-1 0-2 0-5-2 0-4 0-8 0zm714 0c0 3 0 6 0 9 1 0 2 0 4 0 0-3 0-6 0-9-1 0-2 0-4 0zm93 0c0 9-16 13-49 13 0 0 0 0 0 4 8 0 12 4 12 12 0 0 0 0 4 5 0 0 0 0 4 0 0 0 0 0 0-17 0 0 0 0 8 0 0 0 0 0 5 4 0 0 0 0 4 0 0-4 5-8 16-12 0 0 0 0 4 4 0 0 0 0-4 4 0 0 0 0 0 8 5 0 9-8 12-25 0 0 0 0-4 5 0 0 0 0-4 0 0 0 0 0-4-5 0 0 0 0-4 0zm52 21c25-3 37-9 37-16 0 0 0 0-8 0 0 0 0 0-29 16zm90-8c0 1 0 2 0 4 2 0 4 0 8 0 2-2 4-4 8-8-1-1-2-2-4-4-1 0-2 0-4 0-2 2-4 4-8 8zm-531 78c0 0 0 0-8 0 0 0 0 0-21-20 0 0 0 0-105 0 0 0 0 0 0 12 0 0 0 0-8 25 7 0 12 33 16 99 0 0 0 0 4 33 0 0 0 0-8 0 14 11 20 35 20 71 0 0 0 0-16 4 0 0 0 0 12 24 0 0 0 0-4 25 0 0 0 0-4 0-6-1-14-13-24-37 0 0 0 0-20 8 0 0 0 0 0 4 12 14 32 29 60 46 0 0 0 0 0 4 0 0 0 0-4 4 0 0 0 0 0 5 0 0 0 0 4 12 0 0 0 0-4 0 0 0 0 0-4-4 0 0 0 0-12 0 0 0 0 0 0 3 11 0 16 5 16 13 0 0 0 0 4-4 0 0 0 0 21 0 0 7 6 20 20 37 0 0 0 0-4 21 0 0 0 0-8 0 0-19-10-33-29-42 0 0 0 0-12-12 0 0 0 0 0 4 0 0 0 0 4 13 0 0 0 0-8 0 0-11-7-19-20-21 0 0 0 0 0 4 0 0 0 0 53 62 0 0 0 0-4 0 0 0 0 0-61-54-27 14-42 25-45 33 27 39 49 58 69 58 0 9 12 16 37 21 0 0 0 0 0 8-37 0-79 32-126 95 0 0 0 0 49 42 0 0 0 0 0 8-30 13-45 35-45 66 0 0 0 0 0 4 9 22 22 33 36 33 0 0 0 0 4 4 0 0 0 0 0 29 0 0 0 0-8 0 0 0 0 0 0 9 0 0 0 0 4 0 0 0 0 0-4 41 0 0 0 0 0 12 0 0 0 0 4 17 0 0 0 0-4 4 0 0 0 0 0 4 0 0 0 0 13 37 0 0 0 0-21 8 0 0 0 0 0 75 0 0 0 0-4 21 9 0 20 19 33 58 0 0 0 0 28 29 0 0 0 0 4-2 0 0 0 0 138 0 206 0 340-47 401-139 0 0 0 0 4 4 0 0 0 0 4 0 0 0 0 0 0-8 0 0 0 0-8-46 0 0 0 0 16-8 0 0 0 0 0-8-5-5-10-35-16-91-8-33-32-65-73-95 0 0 0 0 8-25 0 0 0 0 0-12-2-28-9-41-20-41 0 0 0 0-37 61 0 0 0 0-73-29 0 0 0 0 9-49 0 0 0 0-25 20 0 0 0 0-8-8 0 0 0 0 4-4 0 0 0 0-48-8 0 0 0 0-8 8 0 0 0 0-17 4 0 0 0 0-4 5 0 0 0 0 0 12 0 0 0 0 4-4 0 0 0 0 17 0 0 0 0 0 0 4 0 0 0 0-5 4 0 0 0 0 0 4 0 0 0 0 33 21 0 0 0 0 8 0 0 0 0 0 12-9 0 0 0 0 16 0 0 0 0 0 8 9 0 0 0 0-24 20 0 0 0 0-16 0 0 0 0 0 0-8 0 0 0 0-4 0 0 0 0 0-20 12-24-12-38-21-41-29 0 0 0 0 0-4 0 0 0 0 8-12 0 0 0 0 0-4 0 0 0 0-4 0 0 0 0 0-28 8 0 0 0 0 0 4 11 1 16 5 16 12 0 6-4 9-12 9 0 0 0 0-4 4 0 0 0 0 0 4 0 0 0 0-20-4-6 0-9 4-9 12 0 0 0 0-4 0 0 0 0 0-4-4 0 0 0 0-4 0-7 11-14 17-20 17 0 0 0 0 0 4 0 0 0 0 8 0 0 0 0 0-8 8 0 0 0 0-16-33 0-6 24-16 73-29-6-11-14-16-25-16 0 0 0 0 0 4 0 10-14 20-44 29 0 0 0 0-4-4 8-17 12-43 12-79 0-14-7-30-20-50 0 0 0 0 4-4 0 0 0 0 0-4-35-19-58-29-69-29 0 0 0 0 0-8 35-9 53-31 53-66 0 0 0 0 0-9 0 0 0 0-17-45 0 0 0 0 4-4 0 0 0 0 4 0 6 0 9 4 9 12 0 0 0 0 4-4 0 0 0 0 4 0 0 0 0 0 4 4 0 0 0 0 4 0 0-8 2-12 8-12 0 0 0 0 16 8 0 0 0 0 28-8 0 0 0 0 4 4 0 22-6 33-20 33 0 0 0 0 4 4 0 0 0 0 0 13 0 0 0 0-12 0 0 0 0 0 0-9 0 0 0 0-4 0 0 0 0 0 0 4 0 0 0 0 4 17 0 0 0 0 4-4 0 0 0 0 4 0 6 0 23 14 53 41 0 0 0 0 16 4 0 0 0 0 4 0 0 0 0 0 0-4-27-6-40-18-40-37 0 0 0 0 8 0 0 15 12 24 36 29 0 0 0 0 0 4 0 0 0 0 4-4 0 0 0 0 21 0 0 0 0 0 16 12 12-30 32-45 60-45 0 0 0 0-52-66 0 0 0 0 0-25 0 0 0 0 20-8 11 0 19 21 24 62 11 5 17 17 17 37 0 0 0 0 8 0 0 0 0 0-4-4 0 0 0 0 0-4 0 0 0 0 4-5 14 9 30 13 48 13 0 0 0 0 29-8 0 0 0 0 4 4 4-11 8-17 12-17 0 0 0 0 8 29 13-6 26-25 41-58 0 0 0 0-13-8-16 22-29 33-40 33 0 0 0 0-53-103 0 0 0 0 20-8 0 0 0 0 0-5 7-19 13-28 17-28 0 0 0 0 12 0 38 18 57 55 57 111 0 0 0 0 0 4 0 0 0 0 4 0 29-36 44-60 44-74 0 0 0 0 4-29 0 0 0 0-4-21 16-5 24-14 24-29 0 0 0 0 9-70-12-8-36-48-73-120 0 0 0 0-33-33 0 0 0 0 8 0 0 0 0 0 0-8 0 0 0 0-8 0 0 0 0 0 0 8 0 0 0 0-4 0-16-6-24-12-24-17 0 0 0 0 0-4 0 0 0 0 16 0 0 0 0 0 0-8 0 0 0 0-20 4 0 0 0 0-4-4 0 0 0 0-8 8-25-4-37-8-37-12 0 0 0 0-4 4 0 0 0 0-20 0 0 0 0 0-4-12-25 14-66 21-126 21-75 15-113 35-113 61zm308-74c2 0 4 0 8 0 0-2 0-4 0-8-2 2-4 4-8 8zm20-8c0 1 0 2 0 4 2 0 4 0 8 0 0-1 0-2 0-4-2 0-4 0-8 0zm-750 8c0 0 0 0-4 12 16-3 25-7 25-12 0 0 0 0-21-4 0 0 0 0 0 4zm908-4c1 4 2 8 4 12 2 0 4 0 8 0 0-4 0-8 0-12-4 0-8 0-12 0zm158 0c0 0 0 0 4 4 0 0 0 0 0 4 0 0 0 0 4-4 0 0 0 0 8 0 0 8 7 12 20 12 0 0 0 0 0-8 0 0 0 0-16-8 0 0 0 0-20 0zm-138 8c0 4 0 8 0 13 1 0 2 0 4 0 0-4 0-8 0-13-1 0-2 0-4 0zm199-4c2 0 4 0 8 0 0 1 0 2 0 4-2 0-4 0-8 0 0-1 0-2 0-4zm-328 8c0 3 0 6 0 9 2-3 4-6 8-9-2 0-4 0-8 0zm93 0c0 3 0 6 0 9 1 0 2 0 4 0 0-3 0-6 0-9-1 0-2 0-4 0zm52 0c0 3 0 6 0 9 3 0 6 0 9 0 0-3 0-6 0-9-3 0-6 0-9 0zm33 29c0 0 0 0 8 0 0 0 0 0 4-29-6 0-10 10-12 29zm77-29c0 3 0 6 0 9 1 0 2 0 4 0 0-3 0-6 0-9-1 0-2 0-4 0zm12 4c0 0 0 0 0 8 0 0 0 0 12 0 0 0 0 0 0 9 0 0 0 0-4 0 0 0 0 0-12-4 0 0 0 0 0 12 8 0 12 3 12 9 0 0 0 0-12 4 0 0 0 0 0 4 0 0 0 0 8 8 0 0 0 0 4 0 0 0 0 0 12-8 0 0 0 0-4-4 0 0 0 0 0-4 0 0 0 0 8-13 0 0 0 0 0-8-2-8-10-13-24-13zm-1074 21c-5-1-10-2-16-4-1 0-2 0-4 0 0 1 0 2 0 4 1 1 2 2 4 4-1 1-2 2-4 4 0 4 0 8 0 13 2 0 4 0 8 0 0-5 0-10 0-17 8 0 16 0 24 0 5-5 10-10 17-17 0-1 0-2 0-3-9 5-18 10-29 16zm871-16c0 1 0 2 0 3 4 0 8 0 13 0 0-1 0-2 0-3-4 0-8 0-13 0zm-44 3c2 3 4 6 8 9 0-3 0-6 0-9-2 0-4 0-8 0zm316 0c0 6 4 9 12 9 0 0 0 0 0 12 0 0 0 0-8 0 0 0 0 0 0-8-8 0-12-3-12-8 0 0 0 0 4-5 0 0 0 0 4 0zm-235 13c0 2 0 4 0 8 2 0 4 0 8 0-2-2-4-4-8-8zm-57 4c0 3 0 6 0 9 2-3 4-6 8-9-2 0-4 0-8 0zm20 9c7 1 14 2 21 4 0-1 0-2 0-4-2-3-4-6-8-9-1 0-2 0-4 0-3 3-6 6-9 9zm-64 0c0 1 0 2 0 4 8 1 16 2 24 4 0-1 0-2 0-4-2-3-4-6-8-9-5 1-10 2-16 5zm28 4c2 0 4 0 8 0 0-3 0-6 0-9-2 3-4 6-8 9zm-839-5c0 1 0 2 0 5 2 0 4 0 8 0 0-1 0-2 0-5-2 0-4 0-8 0zm12 5c0 1 0 2 0 4 2 0 4 0 8 0 0-1 0-2 0-4-2 0-4 0-8 0zm-16 4c0 2 0 4 0 8 2 0 4 0 8 0-2-2-4-4-8-8zm478 4c0 0 0 0 4 0 13 0 27 10 41 29 0-8 3-13 8-13 0 0 0 0 12 0 0 0 0 0 4 5 0 0 0 0 4-5 0 0 0 0 8 0 0 11 4 17 12 17 6 0 9 8 9 25 0 0 0 0 4 0 0 0 0 0 8-29 0 0 0 0 12 0 0 7 5 11 16 12 0 0 0 0 0 9 0 0 0 0 37 0 13 8 21 19 24 33 0 0 0 0-4 12 0 0 0 0-12 0 0-14-6-21-17-21 0 0 0 0 0 5 0 0 0 0 4 12 0 0 0 0-4 4 0 0 0 0-12 0 0 0 0 0 0-8 0 0 0 0-4 0 0 0 0 0 0 8-16 0-24-11-24-33 0 0 0 0 0-17 0 0 0 0-4 0 0 0 0 0-4 38 0 0 0 0-8 0 0 0 0 0 0-21 0 0 0 0-4 0 0 0 0 0 0 33 0 0 0 0-8 0 0 0 0 0 0-29 0 0 0 0-9 0 0 0 0 0 5 21 0 0 0 0 0 4 0 0 0 0-13 12 0 0 0 0-4-4 0 0 0 0 0-8 0 0 0 0 8-12 0 0 0 0 0-5 0 0 0 0-4 5 0 0 0 0-4 0 0 0 0 0-4-5 0 0 0 0-4 0 0 0 0 0-8 9 0 0 0 0-8-9 0 0 0 0 0-4 8 0 12-2 12-8 0 0 0 0 8 0 0 0 0 0 0 8 0 0 0 0 4 0 0 0 0 0 0-8 0 0 0 0-4-25 0 0 0 0-20 13 0 0 0 0-4 0 0 0 0 0 0-13 0 0 0 0-16 0 0 8-3 12-8 12 0 0 0 0 0-28 0 0 0 0-4 0 0 11-4 16-13 16 0 0 0 0-16-4 0 0 0 0-4 4 0-11-8-18-24-21 0 0 0 0 0-4 2-8 13-12 32-12zm600 8c0 2 0 4 0 8 1 0 2 0 4 0 0-2 0-4 0-8-1 0-2 0-4 0zm57 0c0 2 0 4 0 8-2 0-4 0-8 0 2-2 4-4 8-8zm-85 17c0 2 0 4 0 8 1 0 2 0 4 0 0-2 0-4 0-8-1 0-2 0-4 0zm48 0c0 2 0 4 0 8 2 0 4 0 8 0-2-2-4-4-8-8zm41 24c0 1 0 2 0 5 5 0 10 0 16 0 0-1 0-2 0-5-5 0-10 0-16 0zm44 0c2 4 4 8 8 13 4-1 8-2 13-4 0-3 0-6 0-9-7 0-14 0-21 0zm-93 5c2 2 4 4 8 8 0-2 0-4 0-8-2 0-4 0-8 0zm-369 4c5 0 12 8 21 25 19 0 28 17 28 53 0 0 0 0 4 4 0 0 0 0 0 4 0 0 0 0-12 17 0 0 0 0-4 0 0 0 0 0 4-4 0 0 0 0 0-4-7 0-22-19-45-58 0 0 0 0 0-8 0 0 0 0-16 8 0 0 0 0-4-4 7-19 16-30 24-33zm-214 4c2 0 4 0 8 0 0 2 0 4 0 8-2 0-4 0-8 0 0-2 0-4 0-8zm113 12c0 3 0 6 0 9 2 0 4 0 8 0 0-3 0-6 0-9-2 0-4 0-8 0zm69 5c2 0 4 0 8 0 0 1 0 2 0 4-2 0-4 0-8 0 0-1 0-2 0-4zm-393 28c0 0 0 0-8 13 0 0 0 0 0 8 0 0 0 0 20 4-3-17-7-25-12-25zm891 21c0 4 0 8 0 12 1 0 2 0 4 0 4-1 8-2 13-4 0-4 0-8 0-12-5 1-10 2-17 4zm-56 0c0 2 0 4 0 8 1 0 2 0 4 0 0-2 0-4 0-8-1 0-2 0-4 0zm28 0c0 2 0 4 0 8 1 0 2 0 4 0 0-2 0-4 0-8-1 0-2 0-4 0zm12 4c2 2 4 4 8 8 1-1 2-2 4-4 0-1 0-2 0-4-4 0-8 0-12 0zm-247 29c0 1 0 2 0 4 1 7 2 14 4 21 1 0 2 0 4 0 1-5 2-10 4-16-4-3-8-6-12-9zm235 4c0 3 0 6 0 9 2 0 4 0 8 0-2-3-4-6-8-9zm-1317 50c2 0 4 0 8 0 0 4 0 8 0 12-2-2-4-4-8-8 0-1 0-2 0-4zm1313 4c0 2 0 4 0 8 1 0 2 0 4 0 0-2 0-4 0-8-1 0-2 0-4 0zm-227 21c0 1 0 2 0 4 2 2 4 4 8 8 2 0 4 0 8 0-1-7-2-14-4-21-1 0-2 0-4 0-2 3-4 6-8 9zm-1086 12c0 0 0 0 8 0 11 5 16 12 16 21 0 0 0 0 4 144 0 0 0 0-12 91 0 0 0 0-8 0-13-35-20-71-20-107 0 0 0 0 0-46 0 0 0 0 8-12 0 0 0 0-8-9 0 0 0 0 24-7 0 0 0 0 0-9 0 0 0 0-12-20 0 0 0 0-4 4 0 0 0 0-4 0 0 0 0 0-8-33 11 0 16-6 16-17zm892 8c2 3 4 6 8 9 0-3 0-6 0-9-2 0-4 0-8 0zm-256 99c0 1 0 2 0 4 2 0 4 0 8 0 0-1 0-2 0-4-2 0-4 0-8 0zm179 50c-3 8-6 16-9 25 1 0 2 0 4 0 5-2 10-4 17-8 0-1 0-2 0-5-4-4-8-8-12-12zm-227 8c0 1 0 2 0 4 4 3 8 6 12 9 0-1 0-2 0-4-4-3-8-6-12-9zm121 33c0 1 0 2 0 5 4 0 8 0 12 0 0-1 0-2 0-5-4 0-8 0-12 0zm-531 5c0 4 0 8 0 12 1 11 2 22 4 33 1 0 2 0 4 0 1-8 2-16 5-25-3-6-6-12-9-20-1 0-2 0-4 0zm1021 74c0 1 0 2 0 4 4 1 8 2 13 4 1 0 2 0 4 0 0-1 0-2 0-4-4-1-8-2-12-4-1 0-2 0-5 0zm-1195 0c0 0 0 0 8 0 0 14 3 21 8 21 0 0 0 0 8 8-11 80-19 120-24 120 0 0 0 0-4-4 0 0 0 0 4-4 0 0 0 0 0-5 0 0 0 0-8-12 0 0 0 0 8-17 0 0 0 0-12-33 0 0 0 0 0-8 0 0 0 0 16-20 0-6-4-9-12-9 0 0 0 0 8-37zm802 21c0 0 0 0 4 4 0 0 0 0 0 4 0 0 0 0-4 4 0 0 0 0-4 0 0 0 0 0-20-4 0 6 12 13 37 21 0 0 0 0 8-13 0 0 0 0 0-8 0 0 0 0-17-8 0 0 0 0-4 0zm450 4c1 0 2 0 4 0 2 2 4 4 8 8-1 0-2 0-4 0-2-2-4-4-8-8zm-1057 29c-1 6-2 12-4 20 0 3 0 6 0 9 2 2 4 4 8 8 2-2 4-4 8-8-2-9-4-18-8-29-1 0-2 0-4 0zm453 4c0 2 0 4 0 8 3 0 6 0 9 0 0-2 0-4 0-8-3 0-6 0-9 0zm-12 4c-1 5-2 10-4 17 4 0 8 0 12 0 0-5 0-10 0-17-2 0-4 0-8 0zm118 0c2 3 4 6 8 9 0 1 0 2 0 3-2 0-4 0-8 0 0-4 0-8 0-12zm0 25c1 0 2 0 4 0 2 2 4 4 8 8 0 1 0 2 0 4-1 0-2 0-4 0-2-2-4-4-8-8 0-1 0-2 0-4zm129 54c3 0 6 0 9 0 0 2 0 4 0 8-3 0-6 0-9 0 0-2 0-4 0-8zm-299 4c2 2 4 4 8 8-2 0-4 0-8 0 0-2 0-4 0-8zm308 8c9 0 18 0 28 0 0 1 0 2 0 4-5 4-10 8-16 13-4-1-8-2-12-4 0-4 0-8 0-13zm-896 25c1 0 2 0 4 0 0 2 0 4 0 8-1 0-2 0-4 0 0-2 0-4 0-8zm345 165c0 1 0 2 0 4 2 2 4 4 8 8 1 0 2 0 4 0 0-4 0-8 0-12-4 0-8 0-12 0zm656 46c2 0 4 0 8 0-2 2-4 4-8 8 0-2 0-4 0-8zm-640 16c-1 1-2 2-4 4 0 1 0 2 0 4 4 3 8 6 12 9 0-3 0-6 0-9-2-2-4-4-8-8zm401 8c0 7 0 14 0 21-1 0-2 0-4 0-4-1-8-2-12-4 0-4 0-8 0-12 5-1 10-2 16-5zm-33 5c3 0 6 0 9 0 0 2 0 4 0 8-3 2-6 4-9 8 0-5 0-10 0-16zm53 8c0 0 0 0 8 12 0 0 0 0-4 4 0 0 0 0-4 0 0 0 0 0-4-4 0 0 0 0-8 8 0 0 0 0-4-4 0 0 0 0 0-4 0 0 0 0 8 0 0-8 3-12 8-12zm203 8c-5 8-10 16-16 25 0 1 0 2 0 4 1 0 2 0 4 0 6-1 12-2 20-4 0-5 0-10 0-17-2-2-4-4-8-8zm-462 0c2 0 4 0 8 0 0 2 0 4 0 8-2 0-4 0-8 0 0-2 0-4 0-8zm733 289c0 1 0 2 0 4 2 0 4 0 8 0 0-1 0-2 0-4-2 0-4 0-8 0zm-344 29c0 1 0 2 0 4 4 0 8 0 12 0 0-1 0-2 0-4-4 0-8 0-12 0zm243 21c0 1 0 2 0 4 2 0 4 0 8 0 0-1 0-2 0-4-2 0-4 0-8 0zm-632-1604c0 0 0 0 24 0 0 0 0 0 4 4 0 0 0 0 4 0 0 0 0 0-4 4 0 0 0 0 0 17 0 5 8 11 24 16 0 0 0 0 21-3 0 0 0 0 4 3 0 0 0 0 0 5-11 0-16 3-16 8 0 0 0 0 32 8 0 0 0 0 8 0 0 0 0 0 0 8 0 0 0 0-4 5 0 0 0 0 0 4 0 0 0 0-4-4 0 0 0 0-4 0 0 0 0 0-28 8 0 0 0 0 8 8 0 0 0 0 4 0 0 0 0 0 20-4 0 0 0 0 0 4 0 9-5 13-16 13 0 0 0 0 0 4 0 0 0 0 12 0 11-9 22-13 32-13 0 0 0 0 4 4 0 0 0 0 0 5 0 0 0 0-12 12 0 0 0 0 0 4 0 0 0 0 16 0 6 0 9-7 9-21 12 0 22-3 28-8 0 0 0 0 16 4 24 0 50-8 77-25 0 0 0 0 12 0 0 0 0 0 0 5 0 0 0 0-4 4 0 0 0 0 0 4 0 0 0 0 4 12 0 0 0 0 8 0 0 0 0 0 4-20 0 0 0 0 9 0 0 0 0 0 16 16 0 0 0 0-12 16 0 0 0 0 4 0 9 0 20-5 32-16 0 6 4 9 12 9 0 0 0 0 4 4 0 0 0 0 0 3-11 0-16 3-16 9 0 0 0 0 16 0 0 0 0 0 0-9 0 0 0 0 4 5 0 0 0 0 4 0 0 8-4 12-12 12 0 0 0 0 0 8 0 0 0 0 29 9 0 0 0 0 4-4 0 0 0 0 0-5 0 0 0 0-21 0 0 0 0 0 0-4 12-16 24-24 37-24 0 0 0 0 0 3 0 0 0 0 4-3 0 0 0 0 12 0 0 0 0 0 8 8 0 0 0 0 0 16 0 0 0 0-4 0 0 0 0 0-4-4 0 0 0 0-4 0-11 9-18 20-20 33 0 0 0 0 8 0 0 0 0 0 0-8 0 0 0 0 4 0 0 0 0 0-4-4 0 0 0 0 0-8 0 0 0 0 44-9 0 0 0 0 4 4 0 0 0 0 9 0 0 0 0 0-4-4 0 0 0 0 0-16 0 0 0 0 8 0 0 0 0 0 0 8 8 0 12 3 12 8 0 0 0 0-4 4 0 0 0 0 8 0 0 0 0 0 4-4 0 0 0 0 4 0 0 0 0 0 4 4 0 0 0 0 4-12 19 0 28 4 28 12 0 0 0 0 13-4 0 0 0 0 0-8 0 0 0 0-21 0 0 0 0 0 0-8 0 0 0 0 21 0 0 0 0 0 8 8 19 0 33-8 40-25 0 0 0 0 12 0 0 0 0 0 4 4 0 0 0 0 0 8 0 0 0 0-8 0 0 0 0 0-12 30 0 0 0 0 4 0 0 0 0 0 4-5 0 0 0 0 4 0 0 0 0 0-4-4 0 0 0 0 0-4 0 0 0 0 8-8 0 0 0 0 4 4 0 0 0 0-4 4 0 0 0 0 0 4 0 0 0 0 8 9 0 0 0 0 17-5 0 0 0 0 4 5 0 0 0 0 4 0 0 0 0 0 28-9 0 0 0 0 0-4 0 0 0 0-12 0 0 0 0 0-12 4 0 0 0 0-4-12 0 0 0 0-16 12 0 0 0 0-4 0 0 0 0 0 0-4 0 0 0 0 12-20 0 0 0 0 16 3 0 0 0 0-4 5 0 0 0 0 0 8 0 0 0 0 8 0 0-11 5-17 16-17 0 0 0 0 20-20 0 0 0 0 0 12 0 0 0 0-8 0 0 6 4 9 12 9 0 0 0 0 0 8 0 0 0 0-20 8 0 0 0 0 0 12 10-8 20-12 29-12 0 0 0 0 4 4 0 0 0 0 0-8 8 0 12-3 12-9 0 0 0 0 16 5 0 0 0 0-8 8 0 0 0 0-4-4 0 0 0 0 0 4 0 0 0 0 8 12 0 0 0 0 12-4 0 0 0 0-8 13 0 0 0 0 0 4 0 0 0 0 8 0 0 0 0 0 16-13 0 0 0 0 4 0 0 6 4 9 12 9 0 0 0 0-28 25 0 0 0 0 0 4 18-14 33-21 45-21 0 0 0 0 8 21 0 0 0 0-4 4 0 0 0 0-8 0 0 0 0 0-17-8 0 0 0 0-12 4 0 0 0 0 0 4 0 0 0 0 4 4 0 0 0 0 0 4 0 0 0 0-4 0 0 0 0 0-12-4 0 9 10 17 28 24 0 0 0 0 0 5 0 0 0 0-24 12 0 0 0 0 0 13 0 0 0 0 29 4 0 0 0 0-9-17 0 0 0 0 4-4 0 0 0 0 13 0 0 0 0 0 4 21 0 0 0 0-21 41 0 9 4 13 13 13 0 0 0 0 0 12 0 0 0 0-17 21 0 0 0 0 4 12 0 0 0 0 4-4 0 0 0 0 21 4 0 0 0 0 20-8 0 0 0 0-4-21 0 0 0 0 0-12 0 0 0 0 8 0 0 0 0 0 4 29 0 0 0 0 0 12 0 0 0 0 24 0 0 0 0 0 4-4 17 3 25 8 25 13 0 0 0 0 0 8 0 0 0 0-8 0 0 0 0 0 0 4 0 0 0 0 12 16 0 0 0 0 0 4 0 0 0 0-4 5 0 0 0 0 4 4 0 0 0 0 0 16 0 0 0 0-12 12 0 0 0 0 4 4 0 0 0 0 0 9 0 0 0 0-4 4 0 0 0 0 0 4 0 0 0 0 12 0 0 76-29 156-85 240-9 0-18 12-29 37-10 0-29 8-56 25 0 0 0 0-106-33 0 0 0 0 0 66 0 0 0 0-4 0 0 0 0 0-4-4 0 0 0 0-4 0 0 0 0 0-4 4 0 0 0 0 0 4 0 0 0 0 4 21 0 0 0 0 4 0 6 0 8-8 8-25 0 0 0 0 4 0 0 0 0 0 21 4 0 0 0 0 0 8-14 2-21 7-21 13 0 0 0 0 0 62 14 0 21-3 21-8 0 0 0 0 64 16 0-4-10-11-32-21 0 0 0 0 0-8 0 0 0 0 20-4 0 0 0 0 12 0 0 0 0 0 4-13 32 14 51 27 57 38 0 0 0 0-4 0 0 0 0 0-16-8 0 0 0 0-4 0 0 0 0 0 0 4 83 45 145 127 186 248 0 0 0 0 8 86 0 0 0 0-4 108 0 0 0 0-12 4 0 0 0 0 0 9 0 0 0 0 4 4 0 0 0 0 0 4 0 0 0 0-8 0 0 0 0 0 0 29 0 0 0 0 8 12-19 30-28 49-28 58 0 0 0 0-20 0-27 28-41 55-41 83 0 0 0 0-4 4 0 0 0 0-4 0 0 0 0 0-16-4 0 0 0 0 0 41 0 0 0 0-8 8 0 0 0 0-4 0 0 0 0 0-4-4 0 0 0 0-4 0 0 14-11 27-33 41 0 0 0 0-8 0-5 0-8-4-8-12-37 34-74 56-109 66 0 0 0 0-5-4 0 0 0 0 0-4 0 0 0 0-20 8 0 0 0 0 0-4 0 0 0 0 12-17 0 0 0 0-4 0-13 8-27 13-40 13 0 0 0 0-57-9 0 0 0 0 4 4 0 0 0 0 0 9 0 6-13 12-40 16 0 0 0 0-21-12 0 10-20 17-60 21 0 0 0 0 0-9 16-2 24-6 24-12 0 0 0 0-61 0 0 0 0 0-16-4 0 0 0 0-20 4 0 0 0 0 0 4 0 0 0 0 4 4 0 0 0 0 0 4 0 0 0 0-4 5 0 0 0 0-21 0-14 0-22-5-24-13 0 0 0 0 0-4 5-7 8-17 8-29 14-8 55-12 122-12 0 0 0 0 0-6 0 0 0 0-12 0 0 0 0 0-53 0 0 0 0 0-45-11 0 0 0 0 0-4 0 0 0 0 4-4 0 0 0 0 0-4 0 0 0 0-20 2 0 0 0 0-28 0-91 0-191 0-300 0 0 0 0 0 0 10 0 0 0 0 20 0 0 0 0 0 0 8 0 0 0 0-40 0 0 0 0 0-17-12-19 0-39 10-60 29-96 0-157-7-183-21 0 0 0 0 0 4 0 0 0 0 4 5 0 0 0 0 0 4 0 0 0 0-12 4-16-3-24-7-24-13 0 0 0 0 4-20 0 0 0 0 8 0 0 0 0 0 4 16 0 0 0 0 4 0 0 0 0 0 0-70 0 0 0 0 8-8-7-36-14-128-20-273 0 0 0 0 4-4 0 0 0 0 4 0 0 0 0 0 4 4-5-25-8-58-8-99 0 0 0 0 0-45 0 0 0 0-8-63 0 0 0 0 4-4 0 0 0 0 0-4 0 0 0 0-20-99 0 0 0 0 16-25 0 0 0 0 0-174 0 0 0 0 4-37-19-42-28-101-28-178 0 0 0 0 4-111 0 0 0 0 0-87 0-5 4-8 12-8 0 0 0 0 4-4 0 0 0 0 0-4 0 0 0 0-4 0 0 0 0 0-4 4 0 0 0 0-4 0 0 0 0 0-4-4 0 0 0 0 0-9 0 0 0 0 16 0 0 0 0 0-4-4 0 0 0 0 0-4 0 0 0 0 8-8 0 0 0 0-12 0 0 0 0 0 0 8 0 0 0 0-8 0 0 0 0 0 0-58 0-5 5-8 16-8 0 0 0 0-8-8 0 0 0 0-4 3 0 0 0 0-4-3 0 0 0 0 0-5 0 0 0 0 12-12 0 0 0 0 0-4 0 0 0 0-4 4 0 0 0 0-4 0 0 0 0 0-4-4 0 0 0 0 0-8 0-4 13-9 40-17 0-8 14-12 41-12 0 0 0 0 4-17 0 0 0 0-4-4 0 0 0 0-4 0 0 0 0 0-49 29 0 0 0 0-20 0 0 0 0 0-8-8 0 0 0 0 0-25 0 0 0 0 4-4 0 0 0 0 0-5 0 0 0 0 4 5 0 0 0 0 8 0 0 0 0 0 0-4 0 0 0 0-8 0 0 0 0 0 8-9 0 0 0 0 24 0 0 0 0 0 0-8 0 0 0 0-4 4 0 0 0 0-28 0 0 0 0 0-8-8 0 0 0 0 0-4 0 0 0 0 85 0 0 0 0 0 8-8 0 0 0 0-8-9 0 0 0 0 4-4 0 0 0 0-8-8 10 0 27-7 48-21 0-11 8-16 25-16 0 0 0 0 16 4 0 0 0 0 0 8 0 0 0 0-4 0 0 0 0 0-4-4 0 0 0 0-4 0 0 0 0 0-4 4 0 0 0 0 0 4 0 0 0 0 4 5 0 0 0 0-8 7 0 0 0 0 0 9 0 0 0 0 20 4 0 8-6 12-16 12 0 0 0 0-4 5 0 0 0 0 0 4 0 0 0 0 4 4 0 0 0 0-4 4 0 0 0 0 0 21 0 0 0 0 24 0 0 0 0 0 8-9 0 0 0 0-8 0 0 0 0 0 0-4 0 0 0 0 8-12 0 0 0 0-8-8 0 0 0 0 0-5 0 0 0 0 4-16 0 0 0 0-4-12 0 0 0 0 4 0 0 0 0 0 12-21 0 0 0 0 24 4 0 0 0 0 0 8 0 0 0 0-8 0 0 0 0 0 0 5 0 0 0 0 21-5 0 0 0 0 16 0 0 0 0 0 16 8 0 0 0 0-4 21 0 0 0 0 4 0 0 0 0 0 16-4 0 0 0 0-4-4 0 0 0 0 0-4 0 0 0 0 16-17 0 0 0 0 17 0 0 0 0 0 0 4 0 6-7 8-21 8 0 0 0 0 0 9 0 0 0 0 8 0 0 0 0 0 0 8-10 0-16 3-16 8 0 0 0 0 4 5 0 0 0 0 4 0 0 0 0 0 21-9 0 0 0 0 0 9 0 0 0 0 8 0 0 0 0 0 8-9 0 0 0 0-16 0 0 0 0 0 0-4 10-11 16-21 16-29 0 0 0 0 12 0 0 0 0 0 0 5 0 0 0 0-8 12 0 0 0 0 0 4 0 0 0 0 28 0 2-11 6-16 12-16 0 0 0 0-4-5 0 0 0 0 0-4 0 0 0 0 41-29z">
            <text:p text:style-name="P9"/>
          </draw:path>
          <draw:path draw:style-name="gr10" draw:text-style-name="P1" draw:layer="layout" svg:width="1.442cm" svg:height="1.723cm" svg:x="24.057cm" svg:y="2.82cm" svg:viewBox="0 0 1443 1724" svg:d="m871 8c1 0 2 0 4 0 2 2 4 4 8 8-1 1-2 2-4 4-1 0-2 0-4 0-1-1-2-2-4-4 0-2 0-4 0-8zm-57 4c0 0 0 0 16 8 0 0 0 0 4-4 0 0 0 0 4 0 0 0 0 0 12 8 0 0 0 0 0-4 19 5 29 11 29 17 0 0 0 0 4-4 0 0 0 0 8 0 0 0 0 0 4 4 0 0 0 0 4 0 0 0 0 0 4-4 0 0 0 0 0-4 0 0 0 0-8-9 0 0 0 0-4 4 0 0 0 0-8 0 0 0 0 0 0-8 0 0 0 0 28-4 0 0 0 0-4 4 0 0 0 0 0 17 11-5 16-11 16-17 0 0 0 0 13 0 5 0 8 6 8 17 0 0 0 0 12-9 0 0 0 0 4 0 5 0 8 4 8 13 0 0 0 0 4-4 0 0 0 0 12 0 0 0 0 0-52 45 0 0 0 0-13-4 0 0 0 0 0 4 0 0 0 0 4 4 0 0 0 0 0 5 0 0 0 0 4-5 0 0 0 0 29 5 0 0 0 0-33 24 0 0 0 0-20 0 0 0 0 0-4 21 0 0 0 0 24 0 0 0 0 0 0-4 0 0 0 0-12 0 0 0 0 0 0-8 19 0 33-6 41-17 0 0 0 0 4 0 0 0 0 0 20 4 4-14 14-21 28-21 0 0 0 0 0-4-8 0-12-2-12-8 14 0 21-5 21-16 0 0 0 0 8 0 0 0 0 0 0 4 0 0 0 0-4 4 0 0 0 0 0 4 0 0 0 0 8 0 0 0 0 0 0 8-11 0-17 3-17 9 0 0 0 0 5 0 17-8 32-19 44-34 12 6 19 11 20 17 0 0 0 0-4 4 0 0 0 0 8 0 0 0 0 0 4-4 0 0 0 0 5 0 35 18 52 29 52 33 0 0 0 0-4 12 0 0 0 0 4 0 0 0 0 0 16-4 35 19 70 55 106 108 0 0 0 0 0 8 0 0 0 0-12 0 7 33 14 50 20 50 0 0 0 0 20 4 0 0 0 0 0-4 0 0 0 0-24-38 0 0 0 0 0-8 34 41 57 81 69 120 0 0 0 0-4 12 21 13 46 67 73 161 24 100 36 200 36 302 0 80-9 171-28 273 0 0 0 0-8 33 0 0 0 0-4 0 0 0 0 0 4 29 0 13-11 39-33 78-9 36-17 54-24 54 0 0 0 0-4-4-24 62-42 98-53 108 0 0 0 0 0-8 0 0 0 0-16 20 0 0 0 0 0 4 0 0 0 0 12-8 0 0 0 0 0 4-17 32-34 56-53 70 0 0 0 0 0-8 0 0 0 0-32 29 0 0 0 0-4 0 32-39 51-68 57-87 0 0 0 0 0-4 0 0 0 0-4 0-29 79-120 157-272 236 0 0 0 0-4 0 0 0 0 0 0 4 0 0 0 0 4 0 0 0 0 0 89-37 0 0 0 0 0 4-15 21-54 42-117 62 0 0 0 0-4-13 0 0 0 0-8 0-19 12-29 24-29 35 0 0 0 0-61 0 0-9-4-14-12-14-23 0-46 8-69 25 0 0 0 0-4-17 0 0 0 0-4 0 0 0 0 0-28 29 0 0 0 0-12-8 0 5-4 8-12 8-25 0-37-7-37-20 0 0 0 0-4 0 0 0 0 0-20 4 0 0 0 0 0-13-11 0-23 7-37 21 0 0 0 0-52-8 0 0 0 0 0-4 0 0 0 0 16-21-26 0-57-15-93-45 0 0 0 0-57-9 0 0 0 0 0-12 0 0 0 0 16-4 0 0 0 0 0-9 0 0 0 0-16 0-9 20-24 29-45 29-24 0-56-15-97-45 0 0 0 0 0-8 0 0 0 0 8 0 0 0 0 0 0-8 0-4-17-11-52-21 0 0 0 0-13-17 0 0 0 0 9-8 102 44 162 66 178 66 0 0 0 0 4-4 0 0 0 0 16 8-13-20-20-49-20-87 0 0 0 0-12 9 0 0 0 0-4 0 0 0 0 0-8-9 0 0 0 0 0-4 0 0 0 0 12-78 0 0 0 0 0-17 0 0 0 0 12 0 0 0 0 0 0 17 0 0 0 0 4 0 0 0 0 0 0-12 0-30-20-63-61-100 0-43-32-72-97-87 0-18-27-52-81-103 0 0 0 0 0-13 0-20-4-43-12-70 0 0 0 0 20 13 0 0 0 0 0-5-22-31-32-52-32-62 0 0 0 0 4-4-16 0-28-64-37-194 0 0 0 0 12-4 0 0 0 0-4-33 0 0 0 0 8-124 0 0 0 0-4-21 0 0 0 0 4-4 0 0 0 0 4 0 0 0 0 0-4-4 0 0 0 0 0-66 0-15 8-26 25-33 19-70 43-125 73-165 0 0 0 0-5-5 0-27 13-54 37-78 0 0 0 0 0 4 0 0 0 0 16-4 0 0 0 0 0-13 0 0 0 0-8-8 26-42 61-77 105-103 0 0 0 0 57-41 0 0 0 0 8 0 0 0 0 0 8 7 0 0 0 0 0 5 0 0 0 0-20 0 0 0 0 0 4 4 0 0 0 0 0 4 0 0 0 0-4 4 0 0 0 0-4 0 0 0 0 0-4-4 0 0 0 0-4 0 0 5-10 10-28 16 0 0 0 0 0 5 1 5 8 11 20 16 0-13 7-20 20-20 0 0 0 0 12 4 0 0 0 0 0-5 0-5 7-7 21-7 0 0 0 0 4-5 0 0 0 0 0-4 0 0 0 0-9-8 0 0 0 0 17-21 0 0 0 0 4 4 0-6 5-11 16-16 0 0 0 0 0 4 0 0 0 0 4-4 0 0 0 0 8 0 0 0 0 0 0 8 0 0 0 0-12 0 0 0 0 0 0 8 0 0 0 0 20 0 0 0 0 0 0 5 0 0 0 0-8 12 0 0 0 0 0 4 0 0 0 0 8 0 0 0 0 0 0 4 0 0 0 0 4-4 0 0 0 0 12 0 0 0 0 0 0 4 0 0 0 0-8 8 0 0 0 0-4-4 0 0 0 0-4 4 0 0 0 0-4 0 0 0 0 0-12-4 0 0 0 0-4 0 0 0 0 0 0 4 5 0 8 4 8 13 0 0 0 0 4 0 0 0 0 0 12-9 0 0 0 0 16 4 3-9 9-14 17-16 0 0 0 0 0-8 0 0 0 0 4 4 0 0 0 0 20 0 0 0 0 0 28-16 0 0 0 0 0 3 0 0 0 0-4 13 0 0 0 0 4 0 0 0 0 0 33-9 0 0 0 0-4 5 0 0 0 0 4 12 0 0 0 0 4 0 0 0 0 0 52-12 0 0 0 0 0 4 0 0 0 0 5-4 0 0 0 0 32 12 0 0 0 0 16 0 0 0 0 0 0-12 0 0 0 0-20-5 0 0 0 0 0 9 0 0 0 0-28-16 0 0 0 0-5 4 0 0 0 0-8 0 0 0 0 0 0-9 0 0 0 0 17-4 0 0 0 0 12 4 0-5 4-8 12-8 0 0 0 0 0-13 0 0 0 0-12 0 0 0 0 0 0-8 0 0 0 0 4 0 0 0 0 0 12 4 0-4 9-8 28-12 0 0 0 0 37 8 0 0 0 0 12-4 0 0 0 0-8-8 0 0 0 0-20 0 0-8-6-12-17-12 0 0 0 0 0-9 0 0 0 0 4 0 0 0 0 0 4 4 0 0 0 0 5 0 0 0 0 0 12-4 0 0 0 0 0 4 0 0 0 0-4 5 0 0 0 0 0 4 0 0 0 0 16 0 1-14 5-21 12-21zm-4 12c0 4 0 8 0 13 8 1 16 2 24 4 0-1 0-2 0-4 2-2 4-4 8-8 0-1 0-2 0-5-2 0-4 0-8 0-2 3-4 6-8 9-2 0-4 0-8 0 0-3 0-6 0-9-2 0-4 0-8 0zm-93 5c2 0 4 0 8 0 0 2 0 4 0 8-2 0-4 0-8 0 0-2 0-4 0-8zm125 4c-1 1-2 2-4 4 0 2 0 4 0 8 8-2 16-4 25-8 0-1 0-2 0-4-7 0-14 0-21 0zm154 8c7 0 14 0 21 0 0 2 0 4 0 8-7 0-14 0-21 0 0-2 0-4 0-8zm41 4c1 1 2 2 4 4 0 1 0 2 0 4-1 1-2 2-4 4-2 0-4 0-8 0 0-1 0-2 0-4 2-2 4-4 8-8zm-746 4c0 4 0 8 0 12-2 0-4 0-8 0 0-1 0-2 0-4 2-2 4-4 8-8zm308 0c1 1 2 2 4 4 0 3 0 6 0 9-4 4-8 8-12 12 0-4 0-8 0-12-1 1-2 2-4 4-4 0-8 0-12 0 8-5 16-10 24-17zm134 25c0 0 0 0 0 8 0 0 0 0 24 5 0 0 0 0 4-5 0 0 0 0 0-4-8 0-12-3-12-8 0 0 0 0 4-4 0 0 0 0 12 0 0 0 0 0-4 4 0 0 0 0 0 4 0 0 0 0 8 0 0 0 0 0 0 4 0 0 0 0 4-4 0 0 0 0 5 0 0 0 0 0 20 4 0 0 0 0 4-17 0 0 0 0-4 0 0 0 0 0-12 9 0 0 0 0-17 0 0 0 0 0 0-12 0 0 0 0-8 0 0 0 0 0-28 16zm89-12c0 2 0 4 0 8 2 0 4 0 8 0-2-2-4-4-8-8zm154-4c2 0 4 0 8 0 0 1 0 2 0 3-2 0-4 0-8 0 0-1 0-2 0-3zm-308 4c2 0 4 0 8 0 0 2 0 4 0 8-2 0-4 0-8 0 0-2 0-4 0-8zm28 0c1 0 2 0 5 0-3 2-6 4-9 8-1 0-2 0-4 0 2-2 4-4 8-8zm110 4c2 2 4 4 8 8 0-2 0-4 0-8-2 0-4 0-8 0zm77 0c0 2 0 4 0 8 1 0 2 0 4 0 6-1 12-2 20-4 0-1 0-2 0-4-8 0-16 0-24 0zm-276 4c1 0 2 0 4 0 0 5 0 10 0 17-4-1-8-2-12-5 0-1 0-2 0-4 2-2 4-4 8-8zm337 0c5 0 10 0 16 0 0 2 0 4 0 8-5 0-10 0-16 0 0-2 0-4 0-8zm-389 4c0 0 0 0 8 0 0 0 0 0 0 8 0 0 0 0-12 21 0 0 0 0-29-9 0 0 0 0 4-12 0 0 0 0 8 0 0 0 0 0 0 8 0 0 0 0 9 0 0 0 0 0 0-8 8 0 12-3 12-8zm20 4c2 0 4 0 8 0 2 3 4 6 8 9-2 2-4 4-8 8-6 0-12 0-20 0 0-3 0-6 0-9 1 0 2 0 4 0 4 1 8 2 12 4 0-1 0-2 0-3-1-1-2-2-4-5 0-1 0-2 0-4zm49 0c0 0 0 0 4 0 21 0 32 7 32 21 0 0 0 0-4 0 0 0 0 0-16-5 0 0 0 0 4-4 0 0 0 0 0-4-14 0-20-3-20-8zm166 8c0 0 0 0 4 4 0 0 0 0 0 4 0 0 0 0-4 5 0 0 0 0-4 0 0 0 0 0-4-5 0 0 0 0-4 5 0 0 0 0-9 0 0 0 0 0-4-4 0 0 0 0-4 0 0 0 0 0 0 4 0 0 0 0 8 16 0 0 0 0 13-4 0 0 0 0 8 8 0 0 0 0 4 0 0 0 0 0-4-4 0 0 0 0 0-4 6-5 15-8 28-8 0-6-7-9-20-9 0 0 0 0 0-8 0 0 0 0-8 0zm308 0c0 1 0 2 0 4 2 0 4 0 8 0 0-1 0-2 0-4-2 0-4 0-8 0zm-624 8c0 3 0 6 0 9 2-3 4-6 8-9-2 0-4 0-8 0zm482-4c4 0 8 0 12 0 0 3 0 6 0 9-1 0-2 0-4 0-2-3-4-6-8-9zm154 4c0 4 0 8 0 13 1 0 2 0 4 0 0-4 0-8 0-13-1 0-2 0-4 0zm-280 13c1 0 2 0 4 0 2-2 4-4 8-8-1 0-2 0-4 0-2 2-4 4-8 8zm166 0c2 0 4 0 8 0 0-2 0-4 0-8-2 2-4 4-8 8zm-101-4c0 1 0 2 0 4 2 0 4 0 8 0 0-1 0-2 0-4-2 0-4 0-8 0zm154 0c0 1 0 2 0 4 2 0 4 0 8 0 0-1 0-2 0-4-2 0-4 0-8 0zm16 0c0 1 0 2 0 4 2 0 4 0 8 0 0-1 0-2 0-4-2 0-4 0-8 0zm53 4c0 4 0 8 0 12 1 0 2 0 4 0 4-4 8-8 12-12-1-1-2-2-4-4-4 1-8 2-12 4zm-892-4c0 0 0 0 17 4 0 0 0 0-4 4 0 0 0 0 4 4 0 0 0 0 0 4 0 0 0 0-25 29 0 0 0 0-4 0 0 0 0 0 0-12 0 0 0 0-4-21 0 0 0 0 8 0 0-8 3-12 8-12zm219 0c5 0 10 0 16 0 0 2 0 4 0 8-5 0-10 0-16 0 0-2 0-4 0-8zm231 4c0 2 0 4 0 8 1 0 2 0 4 0 0-2 0-4 0-8-1 0-2 0-4 0zm138 0c0 4 0 8 0 12 2-2 4-4 8-8-1-1-2-2-4-4-1 0-2 0-4 0zm-199 8c0 8-10 14-32 17 0 0 0 0 0 4 0 0 0 0 16 4 0 0 0 0 4-4 0 0 0 0 4 0 0 0 0 0 4 4 0 0 0 0 4 0 0 0 0 0 21-8 0 0 0 0 20 4 0 0 0 0 4-4 0 0 0 0 0-4 0-5-8-9-24-13 0 0 0 0-8 8 0 0 0 0-13-8zm61 17c0 1 0 2 0 4 4 0 8 0 12 0 1-7 2-14 4-21-5 5-10 10-16 17zm332-17c0 3 0 6 0 9 1 0 2 0 5 0 0-3 0-6 0-9-1 0-2 0-5 0zm-461 4c0 3 0 6 0 9 2-3 4-6 8-9-2 0-4 0-8 0zm445 0c0 1 0 2 0 5 2 0 4 0 8 0 0-1 0-2 0-5-2 0-4 0-8 0zm154 0c0 1 0 2 0 5 4 0 8 0 12 0 0-1 0-2 0-5-4 0-8 0-12 0zm-697 4c0 3 0 6 0 9 7-1 14-2 21-4 0-1 0-2 0-5-7 0-14 0-21 0zm357 9c4 0 8 0 12 0 0-3 0-6 0-9-1 0-2 0-4 0-2 3-4 6-8 9zm162-9c0 1 0 2 0 5 2 0 4 0 8 0 0-1 0-2 0-5-2 0-4 0-8 0zm-486 9c0 2 0 4 0 8 2 0 4 0 8 0 2-2 4-4 8-8 0-1 0-2 0-4-5 1-10 2-16 4zm251 0c0 0 0 0 0 12 0 0 0 0 8 9 0 0 0 0 4 0 0-11 8-17 24-17 0 0 0 0 0-8 0 0 0 0-8 0 0 0 0 0-28 4zm203-4c0 2 0 4 0 8 2 0 4 0 8 0 0-2 0-4 0-8-2 0-4 0-8 0zm93 0c0 1 0 2 0 4 2 0 4 0 8 0 0-1 0-2 0-4-2 0-4 0-8 0zm-231 4c0 2 0 4 0 8 1 0 2 0 4 0 0-2 0-4 0-8-1 0-2 0-4 0zm52 4c0 2 0 4 0 8 3 0 6 0 9 0 6-1 12-2 20-4-1-1-2-2-4-4 0-1 0-2 0-4-8 1-16 2-25 4zm163 4c1 1 2 2 4 4 2 0 4 0 8 0 0-4 0-8 0-12-1 0-2 0-4 0-2 2-4 4-8 8zm48-8c0 2 0 4 0 8 1 0 2 0 4 0 0-2 0-4 0-8-1 0-2 0-4 0zm29 4c0 0 0 0 0 29 6 0 10-10 12-29 0 0 0 0-12 0zm60 0c0 1 0 2 0 4 2 0 4 0 8 0 0-1 0-2 0-4-2 0-4 0-8 0zm17 0c2 2 4 4 8 8 1 0 2 0 4 0-2-2-4-4-8-8-1 0-2 0-4 0zm-710 25c0 0 0 0 9 0 0 0 0 0 4-4 0 0 0 0 4 0 0 0 0 0 8 8 0 0 0 0 8-8 0 0 0 0 0 8 0 0 0 0 4 0 12-6 19-11 20-17-24 0-36-3-36-8-8 2-15 9-21 21zm-81-13c0 1 0 2 0 5 1 0 2 0 4 0 4-1 8-2 13-5 0-1 0-2 0-4-1 0-2 0-4 0-4 1-8 2-13 4zm300-4c2 3 4 6 8 9 0-3 0-6 0-9-2 0-4 0-8 0zm268 0c0 3 0 6 0 9 2 2 4 4 8 8 2 0 4 0 8 0 2-2 4-4 8-8-8-3-16-6-24-9zm-511 4c0 8-3 13-8 13 0 0 0 0 0 4 0 0 0 0 8 0 0 0 0 0 4-4 0 0 0 0 0 12 0 0 0 0 4 0 0 0 0 0 0-16 0 0 0 0-8-9zm114 17c0 0 0 0 8 8 0 0 0 0 4 0 15 0 25-5 32-16 0 0 0 0 0-9-16 11-31 17-44 17zm222-17c0 1 0 2 0 5 3 0 6 0 9 0 0-1 0-2 0-5-3 0-6 0-9 0zm49 13c0 0 0 0 4 4-24 14-36 24-36 29 0 0 0 0 8 0 33-14 52-28 56-41 0 0 0 0 0-5 0 0 0 0-4 0 0 0 0 0-12 5 0 0 0 0 0-5 0 0 0 0-16 13zm344-13c0 3 0 6 0 9 1 0 2 0 5 0 0-3 0-6 0-9-1 0-2 0-5 0zm-417 21c0 0 0 0 0 4 0 0 0 0 4 0 0 0 0 0 0-8 0 0 0 0 4 0 0 0 0 0 8 8 0 0 0 0 12-4 0 0 0 0 0-4-8 0-12-4-12-12 0 0 0 0-16 16zm-563-16c0 0 0 0 12 0 0 0 0 0 0 4 0 0 0 0-4 4 0 0 0 0 0 4 0 0 0 0 12 0-8 14-17 21-28 21 0 0 0 0 4 4 0 0 0 0 0 8-11 0-16 6-16 17 0 0 0 0-17 12 0 0 0 0 9 0 0 0 0 0 0 4-7 19-15 29-25 29 0 0 0 0 4 4 0 0 0 0 0 13 0 0 0 0-12 12 0 0 0 0-8-8 11-4 16-9 16-13-8 0-12-3-12-8 0 0 0 0 0-4 0 0 0 0 4-4 0 0 0 0 0-4 0 0 0 0 4 4 0 0 0 0 4 0 4 0 8-6 12-17 0 0 0 0-4 0 0 0 0 0-12 8 0 0 0 0 0-8 0-5 4-8 12-8 0 0 0 0-4-4 0 0 0 0 0-4 11-23 23-38 37-46 0 0 0 0 0-8 0 0 0 0 8 0 0 0 0 0 0 8 0 0 0 0 4 0 0 0 0 0 0-8 0 0 0 0 4 0 0 0 0 0-4-4 0 0 0 0 0-8zm207 16c0 0 0 0 4 12 0 0 0 0-29 5 0 0 0 0 12 12 0-5 7-8 21-8 0 0 0 0 4-4 0 0 0 0 0-5 0 0 0 0-4-4 0 0 0 0 0-4 0 0 0 0 16-4 0 0 0 0 0-12 0 0 0 0-4 0 0 0 0 0-20 12zm413-13c0 1 0 2 0 5 2 0 4 0 8 0 0-1 0-2 0-5-2 0-4 0-8 0zm-442 5c0 1 0 2 0 4 2 0 4 0 8 0 0-1 0-2 0-4-2 0-4 0-8 0zm288 0c0 2 0 4 0 8 2 0 4 0 8 0 0-2 0-4 0-8-2 0-4 0-8 0zm539 0c0 1 0 2 0 4 2 0 4 0 8 0 0-1 0-2 0-4-2 0-4 0-8 0zm16 0c0 1 0 2 0 4 2 0 4 0 8 0 0-1 0-2 0-4-2 0-4 0-8 0zm-93 8c2 2 4 4 8 8 2 0 4 0 8 0 0-4 0-8 0-12-1 0-2 0-4 0-4 1-8 2-12 4zm-503 8c0 1 0 2 0 4 2 0 4 0 8 0 0-4 0-8 0-12-2 2-4 4-8 8zm308-8c0 2 0 4 0 8 1 0 2 0 4 0 0-2 0-4 0-8-1 0-2 0-4 0zm77 0c0 2 0 4 0 8 1 0 2 0 4 0 0-2 0-4 0-8-1 0-2 0-4 0zm138 4c0 1 0 2 0 4 4 0 8 0 12 0 4-1 8-2 12-4 0-1 0-2 0-4-1 0-2 0-4 0-6 1-12 2-20 4zm-502 4c1 4 2 8 4 13 6-3 12-6 20-9 0-2 0-4 0-8-8 1-16 2-24 4zm-203 0c0 4 0 8 0 13 2-3 4-6 8-9 0-1 0-2 0-4-2 0-4 0-8 0zm523 0c0 1 0 2 0 4 4 0 8 0 12 0 0-1 0-2 0-4-4 0-8 0-12 0zm-507 13c2 2 4 4 8 8 1-1 2-2 4-4 0-4 0-8 0-13-1 0-2 0-4 0-2 3-4 6-8 9zm-279 4c2 0 4 0 8 0 0-2 0-4 0-8-2 2-4 4-8 8zm150 12c13-4 26-8 40-12 0-2 0-4 0-8-13 6-26 12-40 20zm437-16c0 1 0 2 0 4 11 1 22 2 33 4-1-4-2-8-4-12-3 0-6 0-9 0-6 1-12 2-20 4zm-348 8c0 1 0 2 0 4 2 0 4 0 8 0 2-2 4-4 8-8-1-1-2-2-4-4-1 0-2 0-4 0-2 2-4 4-8 8zm275-8c0 2 0 4 0 8 2 0 4 0 8 0 0-2 0-4 0-8-2 0-4 0-8 0zm547 0c2 2 4 4 8 8 0-2 0-4 0-8-2 0-4 0-8 0zm-753 12c4 0 8 0 12 0 0-2 0-4 0-8-1 0-2 0-4 0-2 2-4 4-8 8zm243-8c-1 1-2 2-4 4 0 1 0 2 0 4 2 2 4 4 8 8 9-5 18-10 28-16-1 0-2 0-4 0-5 1-10 2-16 4-4-1-8-2-12-4zm441 0c0 1 0 2 0 4 2 0 4 0 8 0 0-1 0-2 0-4-2 0-4 0-8 0zm-798 4c1 4 2 8 4 12 2 0 4 0 8 0 0-4 0-8 0-12-4 0-8 0-12 0zm405 0c-1 1-2 2-4 4 1 1 2 2 4 4 0 1 0 2 0 4-1 1-2 2-4 5 0 1 0 2 0 4 2 0 4 0 8 0 1-5 2-10 4-17-1-1-2-2-4-4-1 0-2 0-4 0zm418 4c0 4 0 8 0 13 1 0 2 0 4 0 0-4 0-8 0-13-1 0-2 0-4 0zm-803 4c0 4 0 8 0 13 4-3 8-6 13-9 1 0 2 0 4 0 0 3 0 6 0 9 2 0 4 0 8 0 0-3 0-6 0-9-7-1-14-2-21-4-1 0-2 0-4 0zm-36 4c0 3 0 6 0 9 1 0 2 0 4 0 0-3 0-6 0-9-1 0-2 0-4 0zm85 25c0 0 0 0 4 4 0 0 0 0 4 0 0 0 0 0 4-29-5 0-9 8-12 25zm624-25c0 1 0 2 0 5 2 0 4 0 8 0 0-1 0-2 0-5-2 0-4 0-8 0zm16 0c0 1 0 2 0 5 2 0 4 0 8 0 0-1 0-2 0-5-2 0-4 0-8 0zm130 0c0 1 0 2 0 5 2 0 4 0 8 0 0-1 0-2 0-5-2 0-4 0-8 0zm-478 4c0 1 0 2 0 5 2 0 4 0 8 0 0-1 0-2 0-5-2 0-4 0-8 0zm101 0c0 1 0 2 0 5 2 0 4 0 8 0 0-1 0-2 0-5-2 0-4 0-8 0zm-506 5c0 1 0 2 0 4 4 0 8 0 12 0 0-1 0-2 0-4-4 0-8 0-12 0zm247 70c8 0 12 3 12 8 0 0 0 0-4 4 0 0 0 0-4 0 0 0 0 0-12-8 0 0 0 0 0 4 0 0 0 0 8 38-25 5-37 10-37 16 0 0 0 0 0 25 0 0 0 0-12 0 0 0 0 0 0-8 0 0 0 0-20 8 0 0 0 0-12-13 0 0 0 0-29 79 0 0 0 0-8 0 0 0 0 0 4 4 0 0 0 0-8 45 0 0 0 0 12 25-12 0-21 17-28 50 11 6 16 18 16 37 0 0 0 0-12 87 11 124 30 186 57 186 0 0 0 0 4-4 0 0 0 0-8-29 12-11 21-17 28-17 0 0 0 0 0-4-8 0-12-3-12-8 0 0 0 0 4-13 0 0 0 0 8 0 16 11 24 27 24 50 0 0 0 0 0 17 0 8-8 12-24 12 0 0 0 0 16 13 0 0 0 0 4-5 0 0 0 0 4 5 0 0 0 0 0 16 0 0 0 0-20 4 0 0 0 0-28-8 0 0 0 0-8 0 0 0 0 0-8 8 20 0 37 8 48 25 0 0 0 0 12 0 0 0 0 0 0 4 0 0 0 0-4 4 0 0 0 0 0 4 0 0 0 0 8 0 0 0 0 0 13-4 0 0 0 0 0 16 0 0 0 0-25 0 0 0 0 0 0 5 0 0 0 0 12 0 0 0 0 0 0 4 0 0 0 0-4 4 0 0 0 0 0 4 0 0 0 0 8 8 0 0 0 0-8 13 0 0 0 0 8 8 0 0 0 0-8 8 0 0 0 0 4 5 0 0 0 0 4 0 0 0 0 0 9-9 0 0 0 0 16 21 0 6-7 10-21 12 0 0 0 0-4-4 0 0 0 0-4 4 0 0 0 0 0 4 22 0 33 3 33 9 0 0 0 0-12 8 0 0 0 0-8-8 0 0 0 0-9 8 19 4 29 8 29 12 0 12-22 21-65 29 0 0 0 0 0 4 0 0 0 0 4 0 0 0 0 0 32-4 0 0 0 0 17 4 0 0 0 0 12-4 0 0 0 0 0 4-6 11-14 17-25 17 0 0 0 0 0 4 0 0 0 0 5 0 0 0 0 0 36-4 0 0 0 0 0 8 0 0 0 0-24 9 0 0 0 0 4 12 0 0 0 0 4 0 0 0 0 0 16-12 0 0 0 0 8 0 0 0 0 0 0 8 8 0 12 3 12 8 0 0 0 0-20 8 0 0 0 0-8-8 0 0 0 0-4 0 0 0 0 0 0 4 0 0 0 0 8 0 0 0 0 0 0 9-11 1-16 5-16 12 0 0 0 0 0 4 0 0 0 0 8 0 0 0 0 0 12-8 0 5 5 8 16 8 0 0 0 0 0 12 0 0 0 0-8 9 0 0 0 0-4-17 0 0 0 0-4 0 0 0 0 0-20 4 0 0 0 0-8-8 0 0 0 0-21 25 0 0 0 0 4 0 0 0 0 0 13-8 10 8 19 12 28 12 0 0 0 0 0 8 0 0 0 0-8 0 0 0 0 0 0 4 5 17 15 25 28 25 0 0 0 0 0 4 0 0 0 0-16 21 20 0 32 5 36 16 13 2 24 9 33 21 0 0 0 0 93 33 0-14 18-20 53-20 75 0 113-12 113-34 37-27 61-63 73-107 16-38 26-92 33-161 0 0 0 0-5-17 0 0 0 0 5 0 0 0 0 0-13-45 0 0 0 0 13-13 0 0 0 0-5-4 0 0 0 0 5-20 0 0 0 0 0-13 0 0 0 0 4 0 0 0 0 0 12 4 0 0 0 0 0-4-8-19-12-53-12-103 0 0 0 0 0-21 0 0 0 0 12-12 0 0 0 0-4-21 0 0 0 0 4-4 0 0 0 0 0-4-8 0-12-3-12-9 0 0 0 0 4-4 0 0 0 0 4 0 0 0 0 0-8-12 0 0 0 0 8-37-8 0-12-3-12-8 0 0 0 0 4-5-9 0-14-23-17-70 0 0 0 0 13 0 0 0 0 0 0-8 0 0 0 0-5 4 0 0 0 0-4 0 0-8-5-13-16-13 0 0 0 0-4-4 0 0 0 0 0-25 0-6 10-10 29-12 0 0 0 0 0-8-9 0-17-5-25-17 0 0 0 0-16-4 0 0 0 0 0-4 0 0 0 0 8-8 0 0 0 0 12 8 0-39-13-69-40-91-9-38-28-57-57-57-16-4-24-11-24-21 0 0 0 0-21 0 0 0 0 0-56-12 0 0 0 0-4 4 0 0 0 0-4 0 0 0 0 0-17-9 0 0 0 0-8 9 0 0 0 0-4-4 0 0 0 0 0-5 0 0 0 0 4-12 0 0 0 0-4 4 0 0 0 0-4 0 0 0 0 0-32-8 0 0 0 0 4-4 0 0 0 0 0-9 0 0 0 0-20-12 0 11-3 16-9 16 0 0 0 0-4-4 0 0 0 0 0 9 0 0 0 0-8 0 0 0 0 0 0-13 0 0 0 0-20 0 0 0 0 0 4 4 0 0 0 0 0 4 0 0 0 0-8 9 0 0 0 0-12-46 0 0 0 0 16-16-19 0-28-7-28-21-24 4-50 23-77 58zm-268-50c0 3 0 6 0 9 2-3 4-6 8-9-2 0-4 0-8 0zm21 9c6 1 12 2 20 4 0-1 0-2 0-4-2-3-4-6-8-9-1 0-2 0-4 0-2 3-4 6-8 9zm36-9c0 1 0 2 0 5 2 0 4 0 8 0 0-1 0-2 0-5-2 0-4 0-8 0zm669 4c0 1 0 2 0 5 2 0 4 0 8 0 0-1 0-2 0-5-2 0-4 0-8 0zm-81 17c0 1 0 2 0 4 2 0 4 0 8 0 0-1 0-2 0-4-2 0-4 0-8 0zm-86 45c0 0 0 0-4 5 0 0 0 0 0 4 19 0 29 10 29 29 0 0 0 0 12-4 0 0 0 0 20 8 0 0 0 0-8-12 0 0 0 0 4-5 0 0 0 0 20 9 0 0 0 0 4 0 0 0 0 0 0-4 0 0 0 0-77-30zm-737 5c-12 21-21 34-28 37 0 0 0 0-8-12 13-20 25-30 36-30 0 0 0 0 0 5zm827 4c0 1 0 2 0 4 2 2 4 4 8 8 2 0 4 0 8 0 0-1 0-2 0-4-2-2-4-4-8-8-2 0-4 0-8 0zm-171 4c0 2 0 4 0 8 1 0 2 0 4 0 0-2 0-4 0-8-1 0-2 0-4 0zm-684 29c0 0 0 0 0 4 0 0 0 0-21 41 0 0 0 0-8 0 0 0 0 0 0-16 0-19 10-29 29-29zm834 8c0 1 0 2 0 4 2 0 4 0 8 0 0-1 0-2 0-4-2 0-4 0-8 0zm-867 46c1 1 2 2 4 4 0 1 0 2 0 4-2 2-4 4-8 8-1-1-2-2-4-4 0-1 0-2 0-4 2-2 4-4 8-8zm178 12c0 0 0 0-4 29 9-3 13-11 13-25 0 0 0 0 0-4 0 0 0 0-9 0zm-182 12c0 0 0 0 8 0 0 0 0 0 8 8-21 31-35 60-40 87 0 0 0 0-8 0 0 0 0 0 0-8 0-14 5-30 16-50 0 0 0 0-4-4 13 0 20-11 20-33zm847 0c2 0 4 0 8 0 0 2 0 4 0 8-2 0-4 0-8 0 0-2 0-4 0-8zm49 58c2 0 4 0 8 0 0 2 0 4 0 8-2-2-4-4-8-8zm-576 13c0 5 4 8 12 8 0 0 0 0 4 0 0 0 0 0 0-4 0 0 0 0-16-4zm588 0c2 0 4 0 8 0 0 2 0 4 0 8-2 0-4 0-8 0 0-2 0-4 0-8zm-750 28c0 4 0 8 0 13 5 0 10 0 16 0-1-8-2-16-4-25-4 4-8 8-12 12zm174 5c0 2 0 4 0 8 3 0 6 0 9 0 0-2 0-4 0-8-3 0-6 0-9 0zm-368 20c0 0 0 0 0 4 0 0 0 0-4 21 0 0 0 0-8 0 2-17 6-25 12-25zm1021 46c0 0 0 0 0 4 0 0 0 0 4 12 8-2 13-7 16-16 0 0 0 0-20 0zm-511 37c2 0 4 0 8 0 0 2 0 4 0 8-2 0-4 0-8 0 0-2 0-4 0-8zm-12 141c2 0 4 0 8 0 0 2 0 4 0 8-2 0-4 0-8 0 0-2 0-4 0-8zm0 148c1 0 2 0 4 0 0 3 0 6 0 9-1 0-2 0-4 0 0-3 0-6 0-9zm-433 128c0 0 0 0 4 5-15 118-26 177-33 177 0 0 0 0-20-86 0 0 0 0 8-25 0 0 0 0-4-4 0 0 0 0 0-5 0 0 0 0 4-4 0 0 0 0 4 0 0 0 0 0-4-12 12-25 26-40 41-46zm-53 67c1 0 2 0 4 0 0 2 0 4 0 8-1 0-2 0-4 0 0-2 0-4 0-8zm142 4c2 0 4 0 8 0 0 2 0 4 0 8-2 0-4 0-8 0 0-2 0-4 0-8zm364 25c0 2 0 4 0 8 4 1 8 2 13 4 2-4 4-8 8-12-1-1-2-2-4-5-1 0-2 0-4 0-4 1-8 2-13 5zm-470 90c0 0 0 0 4 0 0 0 0 0 61 38 0 0 0 0 4 0 0 0 0 0-8-38 0 0 0 0 8 0 0 0 0 0 25 112 0 0 0 0-5 12 8 0 13 11 17 34 21 0 40 16 56 49 0 0 0 0-8 66 0 0 0 0-12 0 0-8-4-12-12-12-13-17-22-36-28-58 0 0 0 0-25-21 0 0 0 0 0-8 0 0 0 0 8 0-8-6-13-25-16-58 0 0 0 0-4 4 0 0 0 0-16 0 0-9-8-21-24-37 0 0 0 0 0-4 0 0 0 0 4-4 0 0 0 0 0-4 0 0 0 0 4 4 0 0 0 0 8 0 0 0 0 0 8-9 0 0 0 0 0-4 0 0 0 0-4-4 0 0 0 0-20-16 0 0 0 0 0-4 0 0 0 0-4 0 0 0 0 0-4 4 0 0 0 0-5 0 0 0 0 0-12-17 0 0 0 0 0-25zm547 0c1 0 2 0 4 0 0 4 0 8 0 13-2 0-4 0-8 0 1 1 2 2 4 4 0 1 0 2 0 4-2 0-4 0-8 0 0-4 0-8 0-12 2-3 4-6 8-9zm-535 50c3 0 6 0 9 0 0 1 0 2 0 4-3 0-6 0-9 0 0-1 0-2 0-4zm1167 83c0 9-10 30-32 62 0 0 0 0 4 0 15-10 30-30 45-58 0 0 0 0 0-4 0 0 0 0-17 0zm-867 29c8 27 12 50 12 70 0 0 0 0 0 41 0 6-4 8-12 8 0 0 0 0-12-4 0 0 0 0 0 4 0 17-5 26-16 26-16-7-24-12-24-17 0 0 0 0 0-17 0 0 0 0 8 0 0 0 0 0 4 21 0 0 0 0 8 0 0 0 0 0 0-4 0 0 0 0 8-79 0 0 0 0-4-4 0 0 0 0-4 4 0 0 0 0-4 0 0 0 0 0-8-8 0 0 0 0 0-8 0-22 15-33 44-33zm-142 49c11 6 25 22 45 50 0 0 0 0-8 0-24-15-37-31-37-50zm1005 33c0 1 0 2 0 4-2 3-4 6-8 9 0-1 0-2 0-4 2-3 4-6 8-9zm-782 112c0 1 0 2 0 4 15-1 30-2 45-4 0-1 0-2 0-4-10 0-20 0-32 0-4 1-8 2-13 4zm628 12c1 1 2 2 4 4 0 1 0 2 0 5-1 1-2 2-4 4-2 0-4 0-8 0 0-1 0-2 0-4 2-3 4-6 8-9zm-312-1603c3 0 6 0 9 0 0 2 0 4 0 8-3 0-6 0-9 0 0-2 0-4 0-8z">
            <text:p text:style-name="P9"/>
          </draw:path>
        </draw:g>
        <draw:custom-shape draw:style-name="gr11" draw:text-style-name="P1" draw:layer="layout" svg:width="23.5cm" svg:height="0.5cm" svg:x="3cm" svg:y="18.5cm">
          <text:p text:style-name="P9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23.5cm" svg:height="16.5cm" svg:x="3cm" svg:y="2.5cm">
          <text:p text:style-name="P9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10cm" svg:x="5.5cm" svg:y="6.5cm">
          <text:p text:style-name="P9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5cm" svg:x="5.5cm" svg:y="6cm">
          <text:p text:style-name="P2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cm" svg:height="0.5cm" svg:x="8cm" svg:y="6cm">
          <text:p text:style-name="P2"><text:span text:style-name="T1">Ubunt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0.5cm" svg:y="6cm">
          <text:p text:style-name="P2"><text:span text:style-name="T1">Win XP Ho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3cm" svg:y="6cm">
          <text:p text:style-name="P2"><text:span text:style-name="T1">Knopp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5.5cm" svg:y="6cm">
          <text:p text:style-name="P2"><text:span text:style-name="T1">Im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8cm" svg:y="6cm">
          <text:p text:style-name="P2"><text:span text:style-name="T1">Admin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8.5cm" svg:height="1.223cm" svg:x="6.5cm" svg:y="7.2cm">
          <draw:text-box>
            <text:p text:style-name="P12"><text:span text:style-name="T2">Ubuntu</text:span></text:p>
            <text:p text:style-name="P12"><text:span text:style-name="T3"/></text:p>
          </draw:text-box>
        </draw:frame>
        <draw:custom-shape draw:style-name="gr5" draw:text-style-name="P1" draw:layer="layout" svg:width="15.5cm" svg:height="1cm" svg:x="6.5cm" svg:y="8.1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cm" svg:x="6.5cm" svg:y="10.1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cm" svg:x="6.5cm" svg:y="12cm">
          <text:p text:style-name="P9"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5cm" svg:y="8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8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cm" svg:height="6.75cm" svg:x="6.5cm" svg:y="8.2cm">
          <draw:text-box>
            <text:p text:style-name="P14"><text:span text:style-name="T6">Ubuntu 7</text:span><text:span text:style-name="T6"><text:tab/></text:span><text:span text:style-name="T7">06.02.2007, 14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  <text:p text:style-name="P14"><text:span text:style-name="T7"/></text:p>
            <text:p text:style-name="P14"><text:span text:style-name="T6">Ubuntu 6</text:span><text:span text:style-name="T6"><text:tab/></text:span><text:span text:style-name="T7">05.02.2007, 12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  <text:p text:style-name="P14"><text:span text:style-name="T7"/></text:p>
            <text:p text:style-name="P14"><text:span text:style-name="T6">Ubuntu 5</text:span><text:span text:style-name="T6"><text:tab/></text:span><text:span text:style-name="T7">04.02.2007, 11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  <text:p text:style-name="P14"><text:span text:style-name="T7"/></text:p>
            <text:p text:style-name="P14"><text:span text:style-name="T6">Ubuntu 4</text:span><text:span text:style-name="T6"><text:tab/></text:span><text:span text:style-name="T7">03.02.2007, 9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  <text:p text:style-name="P14"><text:span text:style-name="T7"/></text:p>
            <text:p text:style-name="P14"><text:span text:style-name="T6">Ubuntu 3</text:span><text:span text:style-name="T6"><text:tab/></text:span><text:span text:style-name="T7">02.02.2007, 8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  <text:p text:style-name="P14"><text:span text:style-name="T7"/></text:p>
            <text:p text:style-name="P14"><text:span text:style-name="T6">Ubuntu 2</text:span><text:span text:style-name="T6"><text:tab/></text:span><text:span text:style-name="T7">01.02.2007, 7:10</text:span><text:span text:style-name="T7"><text:line-break/></text:span><text:span text:style-name="T7"><text:tab/></text:span><text:span text:style-name="T7"><text:tab/></text:span><text:span text:style-name="T7">Standardinstallation mit xemacs</text:span></text:p>
          </draw:text-box>
        </draw:frame>
        <draw:custom-shape draw:style-name="gr7" draw:text-style-name="P6" draw:layer="layout" svg:width="3cm" svg:height="0.5cm" svg:x="15.5cm" svg:y="9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9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5cm" svg:y="10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10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5cm" svg:y="11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11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5cm" svg:y="12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12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5cm" svg:y="13.3cm">
          <text:p text:style-name="P2"><text:span text:style-name="T3">Synchronisier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798cm" svg:y="13.3cm">
          <text:p text:style-name="P2"><text:span text:style-name="T3">Neu aufsetzen</text:span></text:p>
          <draw:enhanced-geometry svg:viewBox="0 0 21600 21600" draw:type="rectangle" draw:enhanced-path="M 0 0 L 21600 0 21600 21600 0 21600 0 0 Z N"/>
        </draw:custom-shape>
        <draw:frame draw:style-name="gr9" draw:layer="layout" svg:width="6.75cm" svg:height="0.886cm" svg:x="2.7cm" svg:y="1.4cm">
          <draw:text-box>
            <text:p text:style-name="P9">Betriebssystem Reiter</text:p>
          </draw:text-box>
        </draw:frame>
        <draw:g>
          <draw:path draw:style-name="gr10" draw:text-style-name="P1" draw:layer="layout" svg:width="1.171cm" svg:height="1.747cm" svg:x="19.652cm" svg:y="2.927cm" svg:viewBox="0 0 1172 1748" svg:d="m478 16c0 4 0 8 0 13 1 0 2 0 4 0 0-4 0-8 0-13-1 0-2 0-4 0zm-73 9c0 4 0 8 0 12 1 0 2 0 4 0 0-4 0-8 0-12-1 0-2 0-4 0zm16 0c0 4 0 8 0 12 1 0 2 0 4 0 0-4 0-8 0-12-1 0-2 0-4 0zm-101 12c0 8 0 16 0 25 1 0 2 0 4 0 0-8 0-16 0-25-1 0-2 0-4 0zm85 4c0 4 0 8 0 13 2-3 4-6 8-9-1-1-2-2-4-4-1 0-2 0-4 0zm57 21c0 2 0 4 0 8 2 0 4 0 8 0-2-2-4-4-8-8zm-142 8c0 2 0 4 0 8 1 0 2 0 4 0 0-2 0-4 0-8-1 0-2 0-4 0zm73 21c0 2 0 4 0 8 2 0 4 0 8 0 0-2 0-4 0-8-2 0-4 0-8 0zm89 25c0 1 0 2 0 4 4 0 8 0 12 0 0-1 0-2 0-4-4 0-8 0-12 0zm-16 4c-1 1-2 2-4 4 0 1 0 2 0 3 1 1 2 2 4 5 2 0 4 0 8 0 0-1 0-2 0-5-2-2-4-4-8-7zm12 4c0 1 0 2 0 3 2 0 4 0 8 0 0-1 0-2 0-3-2 0-4 0-8 0zm-69 3c0 0 0 0 0 26 5 0 8-5 8-13 0 0 0 0-4-13 0 0 0 0-4 0zm20 0c0 5 0 10 0 17 2 0 4 0 8 0 1-5 2-10 4-17-4 0-8 0-12 0zm-32 9c-1 5-2 10-4 17 1 1 2 2 4 4 1 0 2 0 4 0 0-7 0-14 0-21-1 0-2 0-4 0zm32 12c0 1 0 2 0 5 2 0 4 0 8 0 0-1 0-2 0-5-2 0-4 0-8 0zm-16 38c0 4 0 8 0 12 1 0 2 0 4 0 0-4 0-8 0-12-1 0-2 0-4 0zm77 0c0 2 0 4 0 8 1 0 2 0 4 0 0-2 0-4 0-8-1 0-2 0-4 0zm-93 8c0 8 0 16 0 25 2 2 4 4 8 8 0-1 0-2 0-4-1-9-2-18-4-29-1 0-2 0-4 0zm-308 21c2 0 4 0 8 0 1 9 2 18 4 29 0 6 0 12 0 20-2 3-4 6-8 9-1 0-2 0-4 0-1-5-2-10-4-17 1-8 2-16 4-25 0-5 0-10 0-16zm328 16c0 2 0 4 0 8 1 0 2 0 4 0 0-2 0-4 0-8-1 0-2 0-4 0zm49 4c0 4 0 8 0 13 4 0 8 0 12 0-1-4-2-8-4-13-2 0-4 0-8 0zm-65 4c0 4 0 8 0 13 1 0 2 0 4 0 0-4 0-8 0-13-1 0-2 0-4 0zm16 5c0 2 0 4 0 8 1 0 2 0 4 0 0-2 0-4 0-8-1 0-2 0-4 0zm77 8c0 2 0 4 0 8 1 0 2 0 4 0 0-2 0-4 0-8-1 0-2 0-4 0zm-93 4c0 5 0 10 0 17 2-3 4-6 8-9-2-2-4-4-8-8zm16 0c0 4 0 8 0 12 1 0 2 0 4 0 0-4 0-8 0-12-1 0-2 0-4 0zm61 0c0 9 0 18 0 29 1 0 2 0 4 0 0-9 0-18 0-29-1 0-2 0-4 0zm-134 29c0 4 0 8 0 12 1 0 2 0 4 0 0-4 0-8 0-12-1 0-2 0-4 0zm97 4c0 2 0 4 0 8 1 0 2 0 4 0 0-2 0-4 0-8-1 0-2 0-4 0zm25 12c-1 4-2 8-4 13 4 0 8 0 12 0 0-1 0-2 0-4-2-3-4-6-8-9zm12 9c1 1 2 2 4 4 1 0 2 0 4 0 1-4 2-8 4-13-1 0-2 0-4 0-2 3-4 6-8 9zm-41 16c0 0 0 0 8 0 0 0 0 0 9-20 0 0 0 0-4 0-7 0-11 7-13 20zm-36-8c1 7 2 14 4 21 0 23 0 46 0 70 2 0 4 0 8 0 0-12 0-24 0-37-1-7-2-14-4-21 1 0 2 0 4 0-1-1-2-2-4-4 0-7 0-14 0-21 1-1 2-2 4-4 0-1 0-2 0-4-4 0-8 0-12 0zm-69 4c0 2 0 4 0 8 1 0 2 0 4 0 0-2 0-4 0-8-1 0-2 0-4 0zm89 21c0 16 0 32 0 49 1 8 2 16 4 25-1 1-2 2-4 4 0 1 0 2 0 4 1 5 2 10 4 17 1 0 2 0 4 0 1-15 2-30 4-45-2-15-4-30-8-46 1-1 2-2 4-4-1-1-2-2-4-4-1 0-2 0-4 0zm69 0c0 2 0 4 0 8 1 0 2 0 4 0 0-2 0-4 0-8-1 0-2 0-4 0zm-53 8c2 2 4 4 8 8 0-2 0-4 0-8-2 0-4 0-8 0zm33 4c0 4 0 8 0 13 2-3 4-6 8-9 0-1 0-2 0-4-2 0-4 0-8 0zm-33 13c1 6 2 12 4 20 0 3 0 6 0 9-1 1-2 2-4 4 1 8 2 16 4 24 1 0 2 0 4 0 1-11 2-22 5-33-1-9-2-18-5-28-1 1-2 2-4 4-1 0-2 0-4 0zm-360 4c0 0 0 0 8 12 0 0 0 0-4 54 0 0 0 0 4 25 0 0 0 0-16 0 0 0 0 0 4-29 0 0 0 0-8-46 4-11 8-16 12-16zm291 20c0 3 0 6 0 9-1 0-2 0-4 0 1 4 2 8 4 12 1 0 2 0 5 0 1-5 2-10 4-16-1-1-2-2-4-5-1 0-2 0-5 0zm25 0c0 3 0 6 0 9 1 0 2 0 4 0 0-3 0-6 0-9-1 0-2 0-4 0zm-57 5c0 4 0 8 0 12 1 0 2 0 4 0 0-4 0-8 0-12-1 0-2 0-4 0zm158 37c0 2 0 4 0 8 1 0 2 0 4 0 0-2 0-4 0-8-1 0-2 0-4 0zm-312 16c0 3 0 6 0 9 5 0 10 0 16 0 1-7 2-14 4-21-2 0-4 0-8 0-4 4-8 8-12 12zm146-8c0 2 0 4 0 8 2 0 4 0 8 0 0-2 0-4 0-8-2 0-4 0-8 0zm117 4c0 11 0 22 0 33 1 0 2 0 5 0 0-11 0-22 0-33-1 0-2 0-5 0zm49 8c0 3 0 6 0 9 1 0 2 0 4 0 0-3 0-6 0-9-1 0-2 0-4 0zm-162 5c2 2 4 4 8 8 2 0 4 0 8 0 0-2 0-4 0-8-5 0-10 0-16 0zm61 12c2 2 4 4 8 8 0-5 0-10 0-16-2 2-4 4-8 8zm101-4c0 4 0 8 0 12 1 0 2 0 4 0 0-4 0-8 0-12-1 0-2 0-4 0zm-8 25c0 2 0 4 0 8 1 0 2 0 4 0 0-2 0-4 0-8-1 0-2 0-4 0zm-57 12c0 4 0 8 0 12 1 0 2 0 4 0 0-4 0-8 0-12-1 0-2 0-4 0zm-85 8c0 3 0 6 0 9 1 0 2 0 4 0 0-3 0-6 0-9-1 0-2 0-4 0zm106 0c0 3 0 6 0 9 1 0 2 0 4 0 0-3 0-6 0-9-1 0-2 0-4 0zm20 4c0 4 0 8 0 13 2 0 4 0 8 0 0-4 0-8 0-13-2 0-4 0-8 0zm-418 0c0 3 0 6 0 9-2 0-4 0-8 0 2-3 4-6 8-9zm373 13c0 8 0 16 0 25 1 0 2 0 4 0 2-7 4-14 8-21 0-1 0-2 0-4-4 0-8 0-12 0zm73-4c1 0 2 0 4 0 0 2 0 4 0 8-1 0-2 0-4 0 0-2 0-4 0-8zm-458 12c0 0 0 0 8 0 0 0 0 0 0 4 0 0 0 0-16 17 0 0 0 0-8 0 0 0 0 0 0-8 0 0 0 0 8 0 0-9 3-13 8-13zm373 8c0 4 0 8 0 13 1 0 2 0 4 0 0-4 0-8 0-13-1 0-2 0-4 0zm16 17c0 2 0 4 0 8 1 0 2 0 4 0 0-2 0-4 0-8-1 0-2 0-4 0zm33 8c0 3 0 6 0 9 1 0 2 0 4 0 0-3 0-6 0-9-1 0-2 0-4 0zm-397 9c2 0 4 0 8 0 0 2 0 4 0 8-2 0-4 0-8 0 0-2 0-4 0-8zm421 12c0 4 0 8 0 12 2 0 4 0 8 0-1-4-2-8-4-12-1 0-2 0-4 0zm-450 0c2 2 4 4 8 8 0 2 0 4 0 8-2-2-4-4-8-8 0-2 0-4 0-8zm422 33c0 5 0 10 0 16 5 0 10 0 16 0 0-2 0-4 0-8-2 0-4 0-8 0 0-1 0-2 0-4 2 0 4 0 8 0 0-1 0-2 0-4-2-2-4-4-8-8-2 2-4 4-8 8zm-41 4c0 2 0 4 0 8 1 0 2 0 4 0 0-2 0-4 0-8-1 0-2 0-4 0zm16 0c0 0 0 0-4 4 0 0 0 0 0 4 8 0 12 3 12 9 0 0 0 0 4 0 0 0 0 0 0-9 0 0 0 0-12-8zm-397 8c0 0 0 0-4 34 0 6 8 15 24 28 0 0 0 0 0 9 0 0 0 0-8 0 0-6-5-9-16-9 0 0 0 0-16-45 5 0 8-4 8-13 0 0 0 0 4-4 0 0 0 0 8 0zm337 54c0 2 0 4 0 8 1 0 2 0 4 0 0-2 0-4 0-8-1 0-2 0-4 0zm-357 0c0 4 0 8 0 13-2-3-4-6-8-9 1-1 2-2 4-4 1 0 2 0 4 0zm12 17c2 0 4 0 8 0 0 1 0 2 0 4-2 0-4 0-8 0 0-1 0-2 0-4zm401 8c0 2 0 4 0 8 2 2 4 4 8 8 1-5 2-10 4-16-4 0-8 0-12 0zm-65 12c1 0 2 0 4 0 3-2 6-4 9-8-1 0-2 0-4 0-3 2-6 4-9 8zm29-8c0 2 0 4 0 8 2 0 4 0 8 0-2-2-4-4-8-8zm-341 0c0 0 0 0 4 0 0 30-6 45-20 45 0 0 0 0-12 17 0 0 0 0-8 0 0 0 0 0-12-12 0 0 0 0 12-5 0 0 0 0-16-21 0 0 0 0 16-16 0 0 0 0 8 8 0 0 0 0 0 21 0 0 0 0 8 0 0 0 0 0-4-29 0 0 0 0 24-8zm442 16c0 4 0 8 0 13 2-3 4-6 8-9 0-1 0-2 0-4-2 0-4 0-8 0zm-16 17c0 2 0 4 0 8 1 0 2 0 4 0 0-2 0-4 0-8-1 0-2 0-4 0zm-12 8c0 7 0 14 0 21 1 0 2 0 4 0 0-7 0-14 0-21-1 0-2 0-4 0zm32 0c0 3 0 6 0 9 1 0 2 0 4 0 0-3 0-6 0-9-1 0-2 0-4 0zm-20 13c0 1 0 2 0 4 2 0 4 0 8 0 0-4 0-8 0-13-2 3-4 6-8 9zm-442 8c2 0 4 0 8 0 0 5 0 10 0 17-2 0-4 0-8 0 0-5 0-10 0-17zm0 21c0 0 0 0 0 8-5 0-8 7-8 21 0 0 0 0-4 0-11-4-16-8-16-13 0 0 0 0 0-8 0 0 0 0 28-8zm450 54c1 10 2 20 4 32 1 0 2 0 4 0 1-4 2-8 4-12-1-9-2-18-4-29-2 3-4 6-8 9zm-458 0c1 1 2 2 4 4 0 2 0 4 0 8-2 2-4 4-8 8-1-1-2-2-4-4 0-2 0-4 0-8 2-2 4-4 8-8zm426 20c0 7 0 14 0 21 1 0 2 0 4 0 1-7 2-14 4-21-2 0-4 0-8 0zm-21 25c0 2 0 4 0 8 1 0 2 0 4 0 0-2 0-4 0-8-1 0-2 0-4 0zm17 8c0 2 0 4 0 8 1 0 2 0 4 0 0-2 0-4 0-8-1 0-2 0-4 0zm40 4c0 1 0 2 0 4 2 0 4 0 8 0 0-1 0-2 0-4-2 0-4 0-8 0zm-454 58c0 0 0 0 8 0 11 0 18 25 21 74 0 0 0 0-9 0 0 0 0 0 9 42 0 0 0 0-13 37 11 19 17 48 17 87-2 44-6 66-13 66 0 0 0 0-4-4 0 0 0 0 0-4 0 0 0 0 4-5 0 0 0 0 0-4 0-13-9-21-28-24 0 0 0 0 0-5 0-5 4-8 12-8 0 0 0 0-12-12 0 0 0 0-12 4 0 0 0 0-4-4 0 0 0 0 0-4 0 0 0 0 4-25 0 0 0 0 28 8 0 0 0 0 0-4-4-11-13-17-28-17 0 0 0 0 0-8 0 0 0 0 12 0 0 0 0 0 4 4 0 0 0 0 4 0 0 0 0 0 0-4 0 0 0 0-8-12 0 0 0 0 0-21 0 0 0 0 8-12 0 0 0 0-4-21 0 0 0 0 4-25 0 0 0 0-12 0 0 0 0 0 0 8 0 0 0 0 4 5 0 0 0 0 0 4 0 0 0 0-4 4 0 0 0 0-4 0 0 0 0 0-8-29 0 0 0 0 4 0 0 0 0 0-4-4 0 0 0 0 0-9 0 0 0 0 4-4 0 0 0 0 0-4 0 0 0 0-8-8 3-8 11-13 24-13 0 0 0 0 4 5 0 0 0 0 4-13 0 0 0 0-32-12 0 0 0 0 0-12 0 0 0 0 20 4 0 0 0 0 8-21zm-20 4c2 0 4 0 8 0-2 2-4 4-8 8 0-2 0-4 0-8zm320 17c0 2 0 4 0 8 1 0 2 0 4 0 0-2 0-4 0-8-1 0-2 0-4 0zm73 8c2 2 4 4 8 8 0-2 0-4 0-8-2 0-4 0-8 0zm53 25c-1 1-2 2-4 4 0 2 0 4 0 8 4 0 8 0 12 0 0-1 0-2 0-4-2-2-4-4-8-8zm-73 20c0 3 0 6 0 9 1 0 2 0 4 0 0-3 0-6 0-9-1 0-2 0-4 0zm73 29c0 3 0 6 0 9 1 0 2 0 4 0 0-3 0-6 0-9-1 0-2 0-4 0zm0 17c0 13 0 26 0 41 2 0 4 0 8 0-1-5-2-10-4-16 1-1 2-2 4-4 0-1 0-2 0-4-1-5-2-10-4-17-1 0-2 0-4 0zm-12 25c0 4 0 8 0 12 1 0 2 0 4 0 0-4 0-8 0-12-1 0-2 0-4 0zm16 20c0 7 0 14 0 21 4-4 8-8 12-12-4-3-8-6-12-9zm0 25c0 7 0 14 0 21 2 0 4 0 8 0-1-7-2-14-4-21-1 0-2 0-4 0zm0 33c0 4 0 8 0 13-1 0-2 0-4 0-1-1-2-2-4-4-1 0-2 0-4 0-1 8-2 16-4 24 1 1 2 2 4 4 1-1 2-2 4-4 2 0 4 0 8 0 0 3 0 6 0 9 2 0 4 0 8 0 2-3 4-6 8-9 0-6 0-12 0-20-4-4-8-8-12-13-1 0-2 0-4 0zm-65 13c0 8 0 16 0 24 1 0 2 0 4 0 0-8 0-16 0-24-1 0-2 0-4 0zm20 0c-1 4-2 8-4 12 1 4 2 8 4 12 4 0 8 0 12 0-1-4-2-8-4-12 1-4 2-8 4-12-4 0-8 0-12 0zm-385 49c1 0 2 0 4 0 2 2 4 4 8 8 0 1 0 2 0 5-4-4-8-8-12-13zm446 4c-1 5-2 10-4 17-4-2-8-4-12-8 0 4 0 8 0 12 6-1 12-2 20-4 0-5 0-10 0-17-1 0-2 0-4 0zm-28 13c0 2 0 4 0 8 2 0 4 0 8 0-2-2-4-4-8-8zm-49 16c-2 4-4 8-8 13 5 0 10 0 16 0 0-1 0-2 0-5-2-2-4-4-8-8zm-361 0c0 0 0 0 4 0 0 0 0 0 17 13 0 0 0 0-4 20 0 0 0 0 0 17 0 0 0 0 8 83 0 0 0 0-17 86 0 0 0 0-8 0-13-29-20-64-20-103 0 0 0 0 0-25 0 0 0 0 8-12 0 0 0 0-8-8 0 0 0 0 24-5 0-15-5-24-16-28 0 0 0 0-4 4 0 0 0 0-4-4 0 0 0 0 0-5 0 0 0 0 4-12 0 0 0 0-8-8 0 0 0 0 24-13zm385 4c0 8 0 16 0 25 1 0 2 0 4 0 0-8 0-16 0-25-1 0-2 0-4 0zm53 0c0 3 0 6 0 9 1 0 2 0 4 0 0-3 0-6 0-9-1 0-2 0-4 0zm162 34c2 2 4 4 8 8-2 0-4 0-8 0 0-2 0-4 0-8zm328 16c0 1 0 2 0 4 9 0 18 0 29 0 0-1 0-2 0-4-9 0-18 0-29 0zm-445 4c0 3 0 6 0 9 2 0 4 0 8 0-2-3-4-6-8-9zm-41 4c0 3 0 6 0 9 2 0 4 0 8 0-2-3-4-6-8-9zm207 4c0 3 0 6 0 9 1 0 2 0 4 0 0-3 0-6 0-9-1 0-2 0-4 0zm-61 5c0 4 0 8 0 12 2 0 4 0 8 0-1-4-2-8-4-12-1 0-2 0-4 0zm24 4c0 1 0 2 0 4 2 0 4 0 8 0 0-1 0-2 0-4-2 0-4 0-8 0zm-129 4c0 1 0 2 0 4 2 0 4 0 8 0 0-1 0-2 0-4-2 0-4 0-8 0zm145 4c0 1 0 2 0 4 1 4 2 8 4 13 1 0 2 0 4 0 3-3 6-6 9-9 0-1 0-2 0-4-5-1-10-2-17-4zm-109 8c-1 1-2 2-4 4 0 1 0 2 0 5 1 1 2 2 4 4 2 0 4 0 8 0 0-1 0-2 0-4-2-3-4-6-8-9zm24 0c0 14 0 28 0 42 1 0 2 0 4 0 0-14 0-28 0-42-1 0-2 0-4 0zm49 0c0 3 0 6 0 9 1 0 2 0 4 0 0-3 0-6 0-9-1 0-2 0-4 0zm20 0c0 3 0 6 0 9 2 2 4 4 8 8 0-5 0-10 0-17-2 0-4 0-8 0zm-125 4c1 7 2 14 4 21 1 0 2 0 4 0 0-7 0-14 0-21-2 0-4 0-8 0zm158 0c0 1 0 2 0 5 2 0 4 0 8 0 0-1 0-2 0-5-2 0-4 0-8 0zm-61 9c0 2 0 4 0 8 1 0 2 0 4 0 0-2 0-4 0-8-1 0-2 0-4 0zm48 4c0 0 0 0 0 29 0 0 0 0-8 0 0 0 0 0 12 25 0 0 0 0-20 8 0 0 0 0 0-4 0 0 0 0 4-4 0 0 0 0 0-5 0 0 0 0-4 0 0 0 0 0-28 13 0 0 0 0 0 8 0 0 0 0 4 21 0 0 0 0 4-4 0 0 0 0 4 0 0 0 0 0 16 12 0 0 0 0 12-4 0 0 0 0 13 16 0 0 0 0 0 9-6 5-9 16-9 33 0 0 0 0-12-13 0 0 0 0 0-4 0 0 0 0 4-4 0 0 0 0 0-4 0 0 0 0-4-4 0 0 0 0-4 0 0 0 0 0-4 16 0 0 0 0 4 21 0 0 0 0 45 0 0 0 0 0 0-58 0 0 0 0-8-12 0 0 0 0 8-25 0 0 0 0-12-12 3-19 7-29 12-29 0-13-10-22-29-25zm-141 12c0 9 0 18 0 29 1 20 2 40 4 62-1 0-2 0-4 0 1 9 2 18 4 29 1 0 2 0 4 0 0-23 0-46 0-70-1-5-2-10-4-17 1-1 2-2 4-4 0-1 0-2 0-4-1-8-2-16-4-25-1 0-2 0-4 0zm101 0c0 1 0 2 0 5 2 0 4 0 8 0 0-1 0-2 0-5-2 0-4 0-8 0zm16 0c0 2 0 4 0 8 1 0 2 0 4 0 0-2 0-4 0-8-1 0-2 0-4 0zm8 0c0 2 0 4 0 8 1 0 2 0 4 0 0-2 0-4 0-8-1 0-2 0-4 0zm-150 4c0 1 0 2 0 4 2 0 4 0 8 0 0-1 0-2 0-4-2 0-4 0-8 0zm146 13c0 4 0 8 0 12 2 0 4 0 8 0 0-1 0-2 0-4-2-2-4-4-8-8zm-142 4c0 7 0 14 0 21 1 0 2 0 4 0 0-7 0-14 0-21-1 0-2 0-4 0zm73 0c0 2 0 4 0 8 1 0 2 0 4 0 0-2 0-4 0-8-1 0-2 0-4 0zm-137 8c0 2 0 4 0 8 1 0 2 0 4 0 0-2 0-4 0-8-1 0-2 0-4 0zm182 0c0 2 0 4 0 8 1 0 2 0 4 0 0-2 0-4 0-8-1 0-2 0-4 0zm-158 21c0 2 0 4 0 8 1 0 2 0 4 0 0-2 0-4 0-8-1 0-2 0-4 0zm16 8c2 0 4 0 8 0 0-2 0-4 0-8-2 2-4 4-8 8zm126-8c-1 6-2 12-4 20 2 7 4 14 8 21 1 0 2 0 4 0 0-7 0-14 0-21-1-6-2-12-4-20-1 0-2 0-4 0zm-401 12c0 0 0 0 0 8 2 23 6 34 12 34 0 0 0 0 0-13 0 0 0 0-8-29 0 0 0 0-4 0zm149 8c1 1 2 2 4 5 1 0 2 0 5 0 0-4 0-8 0-13-3 2-6 4-9 8zm106-4c1 4 2 8 4 13 1 0 2 0 4 0 0-5 0-10 0-17-1 1-2 2-4 4-1 0-2 0-4 0zm44 0c0 11 0 22 0 33 1 0 2 0 4 0 1-9 2-18 4-29-1-1-2-2-4-4-1 0-2 0-4 0zm61 0c0 0 0 0 0 21 0 0 0 0 8 8 0 0 0 0 4 0 0-8 4-12 12-12 0 0 0 0 0-4 0 0 0 0-20-13 0 0 0 0-4 0zm-138 17c0 2 0 4 0 8 1 0 2 0 4 0 0-2 0-4 0-8-1 0-2 0-4 0zm118 4c0 1 0 2 0 4 2 0 4 0 8 0 0-1 0-2 0-4-2 0-4 0-8 0zm-65 4c0 2 0 4 0 8 1 0 2 0 4 0 0-2 0-4 0-8-1 0-2 0-4 0zm-12 8c0 3 0 6 0 9 1 0 2 0 4 0 0-3 0-6 0-9-1 0-2 0-4 0zm142 0c0 4 0 8 0 13 1 0 2 0 4 0 0-4 0-8 0-13-1 0-2 0-4 0zm-106 9c0 0 0 0 0 12 6 0 8 4 8 12 0 0 0 0 5 0 0 0 0 0 0-20 0 0 0 0-13-4zm122 0c0 4 0 8 0 12 1 0 2 0 4 0 0-4 0-8 0-12-1 0-2 0-4 0zm61-4c0 0 0 0 4 0-2 22-6 33-12 33 0 0 0 0-4-5 0 0 0 0 0-4 2-16 6-24 12-24zm-110 16c0 2 0 4 0 8 1 0 2 0 4 0 0-2 0-4 0-8-1 0-2 0-4 0zm33 0c0 2 0 4 0 8 2 0 4 0 8 0-2-2-4-4-8-8zm-572 0c0 0 0 0 4 0 0 0 0 0 0 29 0 0 0 0 13 0 0 0 0 0-13 102 46 47 73 71 81 71 0 0 0 0 53 8 0 0 0 0 0 8 0 0 0 0-28 0 0 0 0 0-29-4 0 0 0 0-4 4-56-52-85-84-85-95 0 0 0 0 4-4 0 0 0 0-12-13 0 0 0 0 12-12-6 0-12-11-16-32 0 0 0 0 16-20 0 0 0 0 0-5 0 0 0 0-12-4 7-22 12-33 16-33zm491 4c0 8 0 16 0 25 2 0 4 0 8 0-1-8-2-16-4-25-1 0-2 0-4 0zm-61 9c0 4 0 8 0 12 1 0 2 0 4 0 0-4 0-8 0-12-1 0-2 0-4 0zm109 0c0 5 0 10 0 16 2 0 4 0 8 0 0-5 0-10 0-16-2 0-4 0-8 0zm53-1c0 4 0 8 0 13 1 0 2 0 4 0 0-4 0-8 0-13-1 0-2 0-4 0zm-20 4c0 3 0 6 0 9 2 0 4 0 8 0 0-3 0-6 0-9-2 0-4 0-8 0zm81 50c0 1 0 2 0 4 4 1 8 2 12 4 2 0 4 0 8 0 0-1 0-2 0-4-5-1-10-2-16-4-1 0-2 0-4 0zm-434-1595c0 0 0 0 4 4 0 0 0 0 4-4 0 0 0 0 12 0 0 0 0 0 0 8 0 0 0 0-36 0 0 0 0 0-8 8 0 0 0 0 48 13 6-11 13-17 21-17 0 0 0 0 0-4 0 0 0 0-12 0 0 0 0 0 0-8 0 0 0 0 12 0 0 0 0 0 4 4 0 0 0 0 4-4 0 0 0 0 57 0 8 0 12 5 12 16 0 0 0 0 52-16 0 0 0 0 17 4 0 0 0 0 16-4 0 0 0 0 4 4 0 0 0 0 0 4 0 0 0 0 4-4 0 0 0 0 16 0 0 0 0 0 8 8 0 0 0 0 0 99 0 0 0 0-8 0 0 0 0 0 0 9 0 0 0 0 8 16 0 0 0 0-4 4 0 0 0 0 0 4 0 0 0 0 4 17 0 0 0 0 0 4 0 0 0 0-4 4 0 0 0 0 4 5 0 0 0 0 0 16 0 0 0 0-4 4 0 0 0 0 4 4 0 0 0 0 0 95 0 5-4 8-12 8 0 0 0 0 0 9 8 0 12 3 12 8 0 0 0 0 0 4 0 0 0 0-4 25 0 0 0 0 4 21-13 0-20 3-20 8 0 0 0 0-4 0 0 0 0 0-4-4 0 0 0 0-4 0 0 0 0 0-8 8 0 0 0 0-8-8 0 0 0 0 4-17-6 0-8 4-8 13 0 0 0 0 4 20 0 0 0 0-4 4 0 0 0 0 4 5 0 0 0 0 4 0 0 0 0 0 20-9 0 0 0 0 8 9 0 0 0 0 4 0 0-8 3-13 8-13 0 0 0 0 4 4 0 0 0 0 0 130-13 0-20 3-20 11 0 0 0 0 0 12 0 0 0 0 4-4 0 0 0 0 16 4 0 0 0 0 0 50 0 13-6 20-20 20 0 0 0 0 0 9 0 0 0 0-4 0 0 0 0 0 4 12 0 0 0 0 12-8 0 0 0 0 8 8 0 0 0 0 0 62 0 0 0 0-8 9 0 0 0 0-4-25 0 0 0 0-4 0 0 0 0 0-4 28 0 0 0 0-20 0 0 0 0 0-16 9 0 0 0 0 0 8 0 0 0 0 20-4 0 0 0 0 4 4 0 0 0 0 4 0 0 0 0 0 4-12 0 0 0 0 4 0 0 0 0 0 12 12 0 0 0 0 12-4 0 0 0 0 0 4 0 0 0 0 4 16 0 0 0 0-4 30 0 0 0 0 4 12 0 0 0 0-4 0 0 0 0 0 4 4 0 0 0 0 0 8 0 0 0 0-8 13 0 0 0 0 0 4 0 0 0 0 8 8 0 0 0 0-8 38 0 0 0 0 4 4 0 0 0 0 0 4 0 0 0 0-4 45 0 0 0 0 0 21-8 0-12 3-12 8 0 0 0 0 8 0 0 0 0 0 0 8 0 0 0 0-8 0 0 0 0 0 4 4 0 0 0 0 0 8 0 0 0 0-8 0 0 0 0 0 0 25 0 0 0 0 4 5 0 0 0 0 0 4 0 0 0 0-24 8 0 0 0 0 4-17 0 0 0 0-4-37 0 0 0 0 0-25-10 5-16 13-20 25 0 0 0 0 8 0 0 0 0 0 0 4 0 11-7 23-21 38 0 11 10 20 29 28 0 0 0 0 24-8 0 0 0 0 4 0 0 0 0 0 4 91 0 0 0 0 0 13-5 5-8 18-8 41 0 0 0 0-4 0 0 8 4 12 12 12 0 0 0 0 0 21 0 0 0 0-8 0 0 0 0 0 4 21 0 0 0 0-4 4 8 3 12 11 12 25 0 0 0 0-4 0 0 0 0 0 4 4 0 0 0 0 0 4 0 0 0 0-8 29 0 0 0 0 4 0 0 0 0 0 8 8 0 0 0 0 0 46 0 0 0 0 37 0 0 0 0 0 12 8 0 0 0 0 12-4 0 0 0 0 0 8 0 0 0 0 4 0 0 0 0 0 0-8 0 0 0 0 8 0 0 0 0 0 0 8 0 0 0 0 12-12 19 0 29 5 29 16 0 0 0 0 4 17 0 0 0 0 4 0 0 0 0 0 4-21 0 0 0 0 4 4 0 0 0 0 12 0 0 0 0 0 12-4 0 0 0 0 0 12 0 0 0 0 4-4 0 0 0 0 4 0 0 0 0 0 4 21 0 0 0 0 4 0 0 0 0 0 0-8 0 0 0 0 9 0 0 0 0 0 0 12 0 0 0 0 4 0 0 0 0 0 0-12 0 0 0 0-4-5 0 0 0 0 12-12 0 0 0 0 0-4-6 0-8 4-8 12 0 0 0 0-21-20 0 0 0 0 0-9 0 0 0 0 29 5 0 0 0 0 8 0 0 0 0 0 0-5 0 0 0 0 28 5 0 0 0 0 89 0 0 0 0 0 17-13 0 0 0 0 8 0 0 0 0 0 0 8 0 0 0 0 16-12 0 0 0 0 12 0 16 0 24 6 24 17 0 0 0 0 37 0 5 0 9-7 12-21 0 0 0 0 24-4 0 0 0 0 0 4 0 0 0 0 4 4 0 0 0 0 49-17 0 0 0 0 4 4 0 0 0 0 0 5 0 0 0 0-4 4 0 0 0 0 20 0 0 0 0 0 0 8 0 0 0 0-8 0 0 0 0 0 0 4 0 0 0 0 20-4 0 0 0 0 4 0 0 0 0 0 65 21 0 0 0 0-4-4 0 0 0 0 0-13 0 0 0 0 8 0 25 6 37 13 37 21 0 0 0 0-8 12 0 0 0 0 0 4 8 10 12 27 12 50 0 0 0 0-8 0-2-14-6-21-12-21 0 0 0 0 0 33 0 0 0 0-5 38 0 0 0 0 5 16 0 0 0 0 4-4 0 0 0 0 4 0 0 0 0 0 8 8 0 0 0 0 0 8 0 15-4 23-12 25-27 0-41-12-41-37 0 0 0 0-8-87 0 0 0 0-4 0 0 0 0 0 0 25 0 0 0 0 4 46-9 25-16 37-20 37 0 0 0 0-4 0 0 0 0 0 0-8 0 0 0 0-4 0 0 0 0 0 0 95 0 8-22 12-65 12 0 0 0 0 0 4 0 0 0 0 16 0 0 0 0 0 0 8 0 0 0 0-32 0 0 0 0 0-21-12-11 0-27 10-48 29 0 0 0 0-4 0-68 0-118-6-150-17 0 9-3 13-8 13 0 0 0 0-17-4 0 0 0 0-56 7 0 0 0 0-17 0 0 0 0 0 0-7 0 0 0 0 17 0 0 0 0 0 0-4 0 0 0 0-53-9 0 0 0 0-8 0 0 0 0 0 0-8 8 0 12-3 12-8 0 0 0 0-53 0 0 0 0 0-12-8-49 9-126 14-231 14 0 0 0 0 0-6 0 0 0 0-40 4 0 0 0 0-37 0-42 0-71 3-85 8 0 0 0 0-8-24 0 0 0 0 0-104 0 0 0 0 4-58-16-27-24-77-24-149 0 0 0 0 0-12 0 0 0 0 4-219-11-439-26-703-45-794 0 0 0 0-8-53 0 0 0 0 0-157 0 0 0 0 16-25 0 0 0 0 142 0z">
            <text:p text:style-name="P9"/>
          </draw:path>
          <draw:path draw:style-name="gr10" draw:text-style-name="P1" draw:layer="layout" svg:width="0.522cm" svg:height="1.748cm" svg:x="20.805cm" svg:y="2.833cm" svg:viewBox="0 0 523 1749" svg:d="m291 20c0 0 0 0 4 0 0 0 0 0 25 8 0 28-8 42-25 42 0 0 0 0-20 8 0 0 0 0-4-4 0 0 0 0 4-4 0 0 0 0-4-21 0-6 7-10 20-12 0 0 0 0 0 8 0 0 0 0 4 0 0 0 0 0 0-8 9 0 13-3 13-9 0 0 0 0-4 0 0 0 0 0-13 4 0 0 0 0 0-12zm-231 17c0 0 0 0-8 12 0 0 0 0 4 0 0-5 4-8 13-8 0 0 0 0 0-4 0 0 0 0-9 0zm118 0c0 4 0 8 0 12 1 0 2 0 4 0 0-4 0-8 0-12-1 0-2 0-4 0zm-118 12c0 1 0 2 0 4 7 0 14 0 21 0 0-1 0-2 0-4-7 0-14 0-21 0zm171 4c1 0 2 0 4 0 0 3 0 6 0 9 1 1 2 2 4 4-1 1-2 2-4 4-4-1-8-2-13-4 0-1 0-2 0-4 3-3 6-6 9-9zm-130 9c0 4 0 8 0 12 2 0 4 0 8 0 0-1 0-2 0-4-2-2-4-4-8-8zm32 0c8 24 19 37 33 37 0 0 0 0-12-25 0 0 0 0 12-4 0 0 0 0 0-4 0 0 0 0-33-4zm94 20c1 1 2 2 4 4-1 4-2 8-4 13-3-3-6-6-9-9 3-2 6-4 9-8zm-37 4c0 2 0 4 0 8-2 0-4 0-8 0 2-2 4-4 8-8zm16 4c0 0 0 0 4 4 0 0 0 0 0 5 0 0 0 0-4 4 8 0 12 15 12 46 0 0 0 0 0 8 0 0 0 0-20-33 0 0 0 0 0-5 0 0 0 0 4-4 0 0 0 0 0-4 0 0 0 0-4-4 0 0 0 0-4 0 4-11 8-17 12-17zm-56 13c0 2 0 4 0 8 1 0 2 0 4 0 0-2 0-4 0-8-1 0-2 0-4 0zm77-4c0 0 0 0 4 0 0 0 0 0 4 20-6 0-8-4-8-12 0 0 0 0 0-8zm-122 16c0 0 0 0 0 13 11 0 16 5 16 16 0 0 0 0 4 0 0 0 0 0 0-16 0 0 0 0-20-13zm32 13c0 2 0 4 0 8 1 0 2 0 4 0 0-2 0-4 0-8-1 0-2 0-4 0zm-8 16c0 1 0 2 0 4 2 0 4 0 8 0 0-1 0-2 0-4-2 0-4 0-8 0zm21 0c0 1 0 2 0 4 2 0 4 0 8 0 0-1 0-2 0-4-2 0-4 0-8 0zm44 4c0 3 0 6 0 9-2 0-4 0-8 0 2-3 4-6 8-9zm-73 9c0 2 0 4 0 8 1 0 2 0 4 0 0-2 0-4 0-8-1 0-2 0-4 0zm77-5c2 0 4 0 8 0 0 5 0 10 0 17-1 0-2 0-4 0-1-5-2-10-4-17zm-77 17c0 0 0 0 0 4 0 0 0 0 8 13 0 0 0 0 4-5 0 0 0 0 4 0 0 0 0 0 13 5 0-8-10-13-29-17zm61 17c1 0 2 0 4 0 0 2 0 4 0 8-1 0-2 0-4 0 0-2 0-4 0-8zm-61 8c0 2 0 4 0 8 1 0 2 0 4 0 0-2 0-4 0-8-1 0-2 0-4 0zm158 16c2 2 4 4 8 8 2 0 4 0 8 0 3-2 6-4 9-8-1 0-2 0-5 0-1 1-2 2-4 5-1 0-2 0-4 0-4-1-8-2-12-5zm-73 5c2 0 4 0 8 0 0 4 0 8 0 12-2 0-4 0-8 0 0-4 0-8 0-12zm-85 8c0 5 0 10 0 16 1 0 2 0 4 0 0-5 0-10 0-16-1 0-2 0-4 0zm16 0c0 1 0 2 0 4 2 0 4 0 8 0 0-1 0-2 0-4-2 0-4 0-8 0zm227 20c1 1 2 2 4 4 2 0 4 0 8 0 0-4 0-8 0-12-1 0-2 0-4 0-2 2-4 4-8 8zm-77-4c0 0 0 0-4 4 0 0 0 0 0 4 0 0 0 0 4 13 0 0 0 0-4 4 0 0 0 0-4 0 0 0 0 0-4-4 0 0 0 0 0 4 0 0 0 0 20 17 0 0 0 0 0 8 0 0 0 0 9-8-6-28-11-42-17-42zm-142 8c0 1 0 2 0 5 3 0 6 0 9 0 0-1 0-2 0-5-3 0-6 0-9 0zm98 0c0 3 0 6 0 9 1 0 2 0 4 0 0-3 0-6 0-9-1 0-2 0-4 0zm-122 13c0 1 0 2 0 4 4 0 8 0 12 0 2-2 4-4 8-8 0-1 0-2 0-4-1 0-2 0-4 0-5 2-10 4-16 8zm61 4c1 4 2 8 4 12 2 0 4 0 8 0 0-1 0-2 0-4-2-2-4-4-8-8-1 0-2 0-4 0zm16 4c0 2 0 4 0 8 1 0 2 0 4 0 0-2 0-4 0-8-1 0-2 0-4 0zm29 8c0 1 0 2 0 5 2 2 4 4 8 8 2-2 4-4 8-8-1-1-2-2-4-5-4 0-8 0-12 0zm-33 17c0 0 0 0 0 4 14-3 20-7 20-12 0 0 0 0-4-4 0 0 0 0-4 0 0 0 0 0-12 12zm130-8c0 4 0 8 0 12 4 0 8 0 12 0 1-4 2-8 4-12-5 0-10 0-16 0zm-37 29c2 0 4 0 8 0 0-2 0-4 0-8-2 2-4 4-8 8zm33-8c-2 8-4 16-8 24 0 2 0 4 0 8 5 3 10 6 16 9 1-4 2-8 4-13-2-2-4-4-8-8 0-2 0-4 0-8 2 0 4 0 8 0 0-2 0-4 0-8-4-1-8-2-12-4zm-158 8c0 2 0 4 0 8 2 0 4 0 8 0 0-2 0-4 0-8-2 0-4 0-8 0zm-17 4c0 2 0 4 0 8 3-2 6-4 9-8-3 0-6 0-9 0zm122 4c0 0 0 0 0 4 1 19 3 29 8 29 0 0 0 0 12-12 0 0 0 0 4 0-5-14-13-21-24-21zm32 8c-1 1-2 2-4 4 0 1 0 2 0 5 4 0 8 0 13 0-3-3-6-6-9-9zm37 0c0 2 0 4 0 8 1 0 2 0 4 0 0-2 0-4 0-8-1 0-2 0-4 0zm-130 13c0 1 0 2 0 4 2 0 4 0 8 0 0-1 0-2 0-4-2 0-4 0-8 0zm-20 4c0 2 0 4 0 8 1 0 2 0 4 0 0-2 0-4 0-8-1 0-2 0-4 0zm32 0c-2 7-4 14-8 21 5 1 10 2 17 4 0-5 0-10 0-17-3-2-6-4-9-8zm-28 12c0 0 0 0 0 21 0 0 0 0 12 12-2-22-7-33-12-33zm186 0c4 0 8 0 13 0 1 9 2 18 4 29-1 1-2 2-4 4-5-1-10-2-17-4 0-2 0-4 0-8 1-7 2-14 4-21zm-210 13c0 1 0 2 0 4 5 0 10 0 16 0 0-1 0-2 0-4-5 0-10 0-16 0zm81 16c0 0 0 0 4 4 0 0 0 0-4 41 0 0 0 0 0 9 0 0 0 0-8 0 0 0 0 0 8 24 0 0 0 0-12 5 0 0 0 0 0 4 8 10 12 20 12 29 0 0 0 0 0 12 0 0 0 0-4 17 0 0 0 0 4 20 0 0 0 0 4 0 0 0 0 0 4-25 0 0 0 0-4-4 0 0 0 0 0-4 0 0 0 0 8-95 0 0 0 0-4-29 0 0 0 0 4-4 0 0 0 0-4-4 0 0 0 0-8 0zm-33 4c0 3 0 6 0 9 1 0 2 0 4 0 0-3 0-6 0-9-1 0-2 0-4 0zm-24 9c0 2 0 4 0 8 2 2 4 4 8 8 1-5 2-10 4-16-4 0-8 0-12 0zm24 24c0 5 0 10 0 17 1 0 2 0 4 0 1-4 2-8 4-13-1-1-2-2-4-4-1 0-2 0-4 0zm-64 8c0 1 0 2 0 5 2 0 4 0 8 0 0-1 0-2 0-5-2 0-4 0-8 0zm-122 0c2 0 4 0 8 0 0 19 0 38 0 58-2 0-4 0-8 0-1-5-2-10-4-16 1-7 2-14 4-21 0-7 0-14 0-21zm178 13c0 0 0 0 8 16 0 0 0 0 4-4 0 0 0 0 9 0 0 0 0 0 0 8 0 0 0 0 12 0-4-13-8-20-12-20 0 0 0 0-21 0zm-16 25c0 4 0 8 0 12 1 0 2 0 4 0 0-4 0-8 0-12-1 0-2 0-4 0zm24 0c-1 1-2 2-4 4 0 4 0 8 0 12 4 0 8 0 12 0 0-2 0-4 0-8-2-2-4-4-8-8zm73 12c0 2 0 4 0 8 1 0 2 0 4 0 0-2 0-4 0-8-1 0-2 0-4 0zm49 21c0 5 0 10 0 16 4-2 8-4 12-8-1-5-2-10-4-17-2 3-4 6-8 9zm-65-4c0 2 0 4 0 8 2-2 4-4 8-8-2 0-4 0-8 0zm-247 0c2 0 4 0 8 0 0 2 0 4 0 8-2 0-4 0-8 0 0-2 0-4 0-8zm223 62c0 2 0 4 0 8-1 0-2 0-4 0 1 7 2 14 4 21 1 0 2 0 4 0 0-9 0-18 0-29-1 0-2 0-4 0zm32 16c0 4 0 8 0 13 1 0 2 0 4 0 0-4 0-8 0-13-1 0-2 0-4 0zm69 4c2 0 4 0 8 0 0 2 0 4 0 8-2 0-4 0-8 0 0-2 0-4 0-8zm-28 21c0 1 0 2 0 4 4 4 8 8 12 13 1 0 2 0 4 0 1-4 2-8 4-13-6-1-12-2-20-4zm-235 21c-1 5-2 10-4 16 1 14 2 28 4 42 4-3 8-6 12-9-2-16-4-32-8-49-1 0-2 0-4 0zm162 0c0 11-3 16-8 16 0 0 0 0 4 4 0 0 0 0 0 13 0 0 0 0-4 16 0 0 0 0 4 5 0 0 0 0 0 4-3 16-7 24-12 24 0 0 0 0 8 21 0 0 0 0-8 29 0 0 0 0 16 4 0 0 0 0 0-4 0 0 0 0-4-17 0 0 0 0 4-37 0 0 0 0 0-24 0-6 4-9 12-9-5-4-8-19-8-45 0 0 0 0-4 0zm89 24c0 3 0 6 0 9 1 0 2 0 4 0 0-3 0-6 0-9-1 0-2 0-4 0zm-296 17c0 5 0 10 0 17 1 0 2 0 4 0 0-5 0-10 0-17-1 0-2 0-4 0zm4 21c0 2 0 4 0 8 1 0 2 0 4 0 0-2 0-4 0-8-1 0-2 0-4 0zm276 8c0 2 0 4 0 8 2-2 4-4 8-8 0-2 0-4 0-8-2 2-4 4-8 8zm-8 17c0 0 0 0 20 20 0 0 0 0 12-4 0 0 0 0-8 12 0 0 0 0 4 4 0 0 0 0 0 5 0 0 0 0-4 4 0 0 0 0-4 0 0 0 0 0-4-4 0 19-3 32-8 37 0 0 0 0 4 17 0 0 0 0-4 4 0 0 0 0-8 0 0 0 0 0 0-13 0 0 0 0-13 9 0 0 0 0-4-5 0 0 0 0 0-4 0 0 0 0 9-8-9 0-13-3-13-9 0 0 0 0 0-4 0 0 0 0 4 0 0 0 0 0 13 5 0 0 0 0 0-5 0 0 0 0-9-12 0 0 0 0 5-4 0 0 0 0 4 0 0 0 0 0-4-21 0 0 0 0 0-4 0 0 0 0 4 0 0 0 0 0 12 4 0 0 0 0 0-4 0 0 0 0-8-12 0 0 0 0-4 4 0 0 0 0-9 0 0 0 0 0 13-12zm-41 20c0 2 0 4 0 8 1 4 2 8 4 13 2 0 4 0 8 0 0-1 0-2 0-4-2-5-4-10-8-17-1 0-2 0-4 0zm-20 8c0 1 0 2 0 4 4 1 8 2 12 5 1 0 2 0 4 0 0-1 0-2 0-5-4-1-8-2-12-4-1 0-2 0-4 0zm61 0c0 3 0 6 0 9 2 0 4 0 8 0-2-3-4-6-8-9zm36 0c2 3 4 6 8 9 0 1 0 2 0 4-2 0-4 0-8 0 0-4 0-8 0-13zm-85 13c0 2 0 4 0 8 1 0 2 0 4 0 0-2 0-4 0-8-1 0-2 0-4 0zm53 8c0 2 0 4 0 8 1 0 2 0 4 0 0-2 0-4 0-8-1 0-2 0-4 0zm24-4c0 0 0 0 12 12 0 0 0 0-8 9 0 0 0 0 28 49 0 0 0 0-4 4 0 0 0 0 0 5 0 0 0 0 4 16 0 0 0 0 0 4 0 0 0 0-8 0-5 0-8-5-8-16 0 0 0 0-8 8 0 0 0 0 0 12 0 0 0 0 8 8 0 0 0 0 8-8 0 0 0 0 0 21-6-6-15-8-28-8 0 0 0 0 8-8 0 0 0 0-4-5 0 0 0 0 0-12 0 0 0 0 4-4 0 0 0 0-4-13 0 0 0 0 8-24 0 0 0 0-16-13 0 0 0 0 8-8 0 0 0 0 0-4 0 0 0 0-8 0 0 0 0 0 0-4 5 0 8-7 8-21zm-69 16c0 1 0 2 0 5 2 0 4 0 8 0 0-1 0-2 0-5-2 0-4 0-8 0zm93-4c1 0 2 0 4 0-1 7-2 14-4 21-2-2-4-4-8-8 0-1 0-2 0-4 2-3 4-6 8-9zm-93 25c2 0 4 0 8 0-2 3-4 6-8 9 0-3 0-6 0-9zm4 9c0 0 0 0 16 8 0 0 0 0 4-4 0 0 0 0 4 20 0 0 0 0 13-8 0 0 0 0 4 0 0 0 0 0 0 4 0 0 0 0-4 4 0 0 0 0 4 4 0 0 0 0 0 13 0 0 0 0-17 4 0 0 0 0 5 17 0 0 0 0 8 0 0 0 0 0 12-9 0 0 0 0 4 4 0 0 0 0 0 8 0 14-4 21-12 21 0 0 0 0 0 4 0 0 0 0 8 13 0 0 0 0-4 4 0 0 0 0 4 4 0 0 0 0 0 8 0 0 0 0-4 0 0 0 0 0-4-4 0 0 0 0-4 0 0 0 0 0 0 4 0 0 0 0 8 17-9 0-16 7-21 20 0 0 0 0-4 0 0 0 0 0-20-8 3-27 7-41 12-41 0 0 0 0 4 4 0 0 0 0 4 0 0 0 0 0 0-8 0 0 0 0-8 0 0 0 0 0 0-17 0 0 0 0 8-12 0 0 0 0-4-21 0 0 0 0 4 0 0 0 0 0-8-16 0 0 0 0 4-21 0 0 0 0-16-12 0 0 0 0 0-4zm20 33c0 2 0 4 0 8 1 0 2 0 4 0 0-2 0-4 0-8-1 0-2 0-4 0zm29 0c2 0 4 0 8 0 0 2 0 4 0 8-2 0-4 0-8 0 0-2 0-4 0-8zm-16 57c0 7 0 14 0 21 2 0 4 0 8 0-1-7-2-14-4-21-1 0-2 0-4 0zm28 0c5 0 10 0 16 0 1 5 2 10 4 17-1 4-2 8-4 12-2 0-4 0-8 0 0-8 0-16 0-25-1 1-2 2-4 5-4 0-8 0-12 0 2-3 4-6 8-9zm-4 17c2 0 4 0 8 0 0 1 0 2 0 4-2 0-4 0-8 0 0-1 0-2 0-4zm-37 8c0 2 0 4 0 8 1 0 2 0 4 0 0-2 0-4 0-8-1 0-2 0-4 0zm-150 13c0 0 0 0-4-5 0 0 0 0-4 13 0 0 0 0 4 20 0 0 0 0 0 17 0 0 0 0 4 0 9-3 13-11 13-25 0 0 0 0 0-29 0 0 0 0-13 9zm142 0c0 6 0 12 0 20 2 0 4 0 8 0-1-1-2-2-4-4 0-1 0-2 0-4 1-1 2-2 4-4 0-1 0-2 0-4-1-1-2-2-4-4-1 0-2 0-4 0zm45 0c2 0 4 0 8 0 0 2 0 4 0 8-2-2-4-4-8-8zm-146 16c0 1 0 2 0 4 2 0 4 0 8 0 0-1 0-2 0-4-2 0-4 0-8 0zm150-4c2 0 4 0 8 0 0 2 0 4 0 8-2 0-4 0-8 0 0-2 0-4 0-8zm-174 16c0 1 0 2 0 5 1 0 2 0 4 0 5-1 10-2 16-5 0-1 0-2 0-4-2 0-4 0-8 0-4 1-8 2-12 4zm154 9c2 0 4 0 8 0 0 1 0 2 0 4-2 0-4 0-8 0 0-1 0-2 0-4zm-118 8c-1 4-2 8-4 13 2 0 4 0 8 0 0-4 0-8 0-13-1 0-2 0-4 0zm12 0c0 2 0 4 0 8 1 0 2 0 4 0 0-2 0-4 0-8-1 0-2 0-4 0zm94 0c0 0 0 0 4 0 0 8 4 13 12 13 0 0 0 0 4 4 0 0 0 0 0 9-11 0-16 2-16 7 0 11 6 17 20 17 0 0 0 0 4 12 0 0 0 0-12 12 0 0 0 0-12-4 0 0 0 0 0 4 0 0 0 0 4 17 0 0 0 0-4 4 0 0 0 0-4 0 0 0 0 0-13-12 0 0 0 0-4 0 0 0 0 0 0-17 0 0 0 0 8-16 0 0 0 0-4-42 0 0 0 0 13-8zm178 0c2 0 4 0 8 0 2 18 4 36 8 54 0 6 0 12 0 20-2 4-4 8-8 13 1 1 2 2 4 4-2 0-4 0-8 0 0-2 0-4 0-8-1-27-2-54-4-83zm-243 33c0 5 0 10 0 17 1 0 2 0 4 0 0-5 0-10 0-17-1 0-2 0-4 0zm109 0c1 0 2 0 4 0-1 1-2 2-4 4 0 1 0 2 0 4 2 8 4 16 8 25 0 1 0 2 0 4-6-1-12-2-20-4 0-2 0-4 0-8 2 0 4 0 8 0-1-1-2-2-4-4 0-4 0-8 0-13 2-2 4-4 8-8zm-138 21c0 2 0 4 0 8 1 0 2 0 4 0 0-2 0-4 0-8-1 0-2 0-4 0zm12 12c0 2 0 4 0 8 1 0 2 0 5 0 0-2 0-4 0-8-1 0-2 0-5 0zm-56 17c0 2 0 4 0 8 1 0 2 0 4 0 0-2 0-4 0-8-1 0-2 0-4 0zm48 0c0 8-2 12-8 12 0 0 0 0-12-4 0 0 0 0 8 8 0 0 0 0 8 0 0 0 0 0 4-4 0 0 0 0 4 0 0 0 0 0 4 4 0 0 0 0 0-4 0 0 0 0-4-12 0 0 0 0-4 0zm110 0c0 2 0 4 0 8-2 0-4 0-8 0 2-2 4-4 8-8zm-146 29c0 1 0 2 0 4 4-1 8-2 12-4 0-3 0-6 0-9-1 0-2 0-4 0-2 3-4 6-8 9zm117-9c4 0 8 0 13 0 0 7 0 14 0 21-3 0-6 0-9 0-1-7-2-14-4-21zm21 5c2 0 4 0 8 0 0 2 0 4 0 8-2 0-4 0-8 0 0-2 0-4 0-8zm174 8c1 0 2 0 4 0 1 6 2 12 4 20-5 0-10 0-16 0 0-4 0-8 0-12 2-2 4-4 8-8zm-199 12c1 8 2 16 4 25-4-4-8-8-12-12 0-1 0-2 0-5 2-2 4-4 8-8zm-146 17c3 0 6 0 9 0 0-3 0-6 0-9-3 3-6 6-9 9zm175-4c2 0 4 0 8 0 0 5 0 10 0 16-2-2-4-4-8-8 0-2 0-4 0-8zm-154 12c0 2 0 4 0 8 2 0 4 0 8 0 0-2 0-4 0-8-2 0-4 0-8 0zm40 12c0 3 0 6 0 9 1 0 2 0 4 0 0-3 0-6 0-9-1 0-2 0-4 0zm-12 4c0 3 0 6 0 9 2 0 4 0 8 0-2-3-4-6-8-9zm-28 13c0 5 0 10 0 16 2 0 4 0 8 0 0-1 0-2 0-4-1-4-2-8-4-12-1 0-2 0-4 0zm320 0c1 0 2 0 4 0 0 2 0 4 0 8-1 0-2 0-4 0 0-2 0-4 0-8zm-122 4c2 0 4 0 8 0 0 2 0 4 0 8-2 0-4 0-8 0 0-2 0-4 0-8zm-170 8c0 4 0 8 0 13 4-4 8-8 12-13-4 0-8 0-12 0zm292 8c6 0 12 0 20 0 0 7 0 14 0 21-2 0-4 0-8 0-4-4-8-8-12-12 0-3 0-6 0-9zm-195 5c2 0 4 0 8 0 3 2 6 4 9 8-7 0-14 0-21 0 0 2 0 4 0 8 4 0 8 0 12 0 0 1 0 2 0 4-2 3-4 6-8 9-4-5-8-10-12-17 4-4 8-8 12-12zm77 8c1 1 2 2 4 4 0 1 0 2 0 4-1 1-2 2-4 4-2 0-4 0-8 0 0-1 0-2 0-4 2-2 4-4 8-8zm-141 21c0 2 0 4 0 8 1 0 2 0 4 0 0-2 0-4 0-8-1 0-2 0-4 0zm-77 12c2 0 4 0 8 0 0-2 0-4 0-8-2 2-4 4-8 8zm60-8c0 1 0 2 0 4 2 2 4 4 8 8 0-1 0-2 0-4-2-2-4-4-8-8zm122 0c2 0 4 0 8 0 0 1 0 2 0 4-2 0-4 0-8 0 0-1 0-2 0-4zm-166 16c0 1 0 2 0 4 4 0 8 0 12 0 2-4 4-8 8-12-1 0-2 0-4 0-5 2-10 4-16 8zm125-12c2 2 4 4 8 8 0 1 0 2 0 4-2 0-4 0-8 0 0-4 0-8 0-12zm195 8c2 0 4 0 8 0 0 5 0 10 0 17-2 0-4 0-8 0 0-5 0-10 0-17zm-320 12c0 1 0 2 0 5 4 4 8 8 12 12 1 0 2 0 4 0 1-1 2-2 4-4 1 0 2 0 4 0 1 1 2 2 4 4 0-4 0-8 0-12-1 1-2 2-4 4-4 0-8 0-12 0-4-3-8-6-12-9zm-33 13c0 2 0 4 0 8 1 0 2 0 4 0 0-2 0-4 0-8-1 0-2 0-4 0zm162 0c1 0 2 0 4 0 3 2 6 4 9 8 0 2 0 4 0 8-1 0-2 0-4 0-3-2-6-4-9-8 0-2 0-4 0-8zm21 0c5 0 10 0 16 0-1 1-2 2-4 4 0 1 0 2 0 4-4-1-8-2-12-4 0-1 0-2 0-4zm-150 12c0 3 0 6 0 9 1 1 2 2 4 4 2 0 4 0 8 0 0-1 0-2 0-4-2-3-4-6-8-9-1 0-2 0-4 0zm24 0c0 4 0 8 0 13 1 0 2 0 4 0 0-4 0-8 0-13-1 0-2 0-4 0zm97-4c2 2 4 4 8 8 0 4 0 8 0 13-1 0-2 0-4 0-4-4-8-8-12-13 2-2 4-4 8-8zm-97 21c0 2 0 4 0 8 2-2 4-4 8-8-2 0-4 0-8 0zm316 0c0 0 0 0 8 20 0 0 0 0 0 4 0 0 0 0-16 13-8-10-12-20-12-29 0-6 7-10 20-12 0 0 0 0 0 4zm-300 8c0 8-4 12-12 12 0 0 0 0-4 4 0 0 0 0 0 5 4 11 8 16 12 16 0 0 0 0 0-4 0 0 0 0-4-4 0 0 0 0 0-4 0 0 0 0 8 0 0 0 0 0 4 4 0 0 0 0 4 0 0 0 0 0 0-4 0 0 0 0-8-13 0 0 0 0 12 0 0 0 0 0 0-4 0 0 0 0-8-8 0 0 0 0-4 0zm41-4c2 0 4 0 8 0 0 1 0 2 0 4-2 0-4 0-8 0 0-1 0-2 0-4zm-53 8c0 1 0 2 0 4 2 0 4 0 8 0 0-1 0-2 0-4-2 0-4 0-8 0zm-44 4c0 1 0 2 0 4 2 3 4 6 8 9 0-4 0-8 0-13-2 0-4 0-8 0zm16 0c0 4 0 8 0 13 2 0 4 0 8 0 0-1 0-2 0-5-2-2-4-4-8-8zm182-4c0 0 0 0 4 0 0 0 0 0 8 8 0 0 0 0 0 13-12 14-23 21-32 21 0 0 0 0-12-5 0 0 0 0-4 5 0 0 0 0 0-5 0 0 0 0 16-16 0 0 0 0 12 4 0 0 0 0 0-4 0 0 0 0 8-21zm-190 29c0 2 0 4 0 8 1 0 2 0 4 0 0-2 0-4 0-8-1 0-2 0-4 0zm52 0c0 1 0 2 0 4 2 0 4 0 8 0 0-1 0-2 0-4-2 0-4 0-8 0zm-44 4c0 4 0 8 0 12 2 0 4 0 8 0 0-1 0-2 0-3-2-3-4-6-8-9zm109 0c2 0 4 0 8 0 0 1 0 2 0 4-2 0-4 0-8 0 0-1 0-2 0-4zm-81 21c0 4 0 8 0 12 1 0 2 0 4 0 0-4 0-8 0-12-1 0-2 0-4 0zm81-4c4 0 8 0 12 0-2 2-4 4-8 8-1 0-2 0-4 0 0-2 0-4 0-8zm97 0c1 0 2 0 4 0 0 2 0 4 0 8-1 0-2 0-4 0 0-2 0-4 0-8zm-190 8c-2 2-4 4-8 8 0 3 0 6 0 9 5 0 10 0 16 0-1-5-2-10-4-17-1 0-2 0-4 0zm24 4c0 1 0 2 0 4 2 0 4 0 8 0 0-1 0-2 0-4-2 0-4 0-8 0zm85 4c2 0 4 0 8 0 0 1 0 2 0 4-2 0-4 0-8 0 0-1 0-2 0-4zm-101 13c0 2 0 4 0 8 1 0 2 0 4 0 0-2 0-4 0-8-1 0-2 0-4 0zm195 0c0 0 0 0 4 4 0 0 0 0 0 41 0 0 0 0-4 25 0 0 0 0 8 37 0 0 0 0-4 0 0 0 0 0-13-8 0 0 0 0-4 4 0 0 0 0-12-20 0 0 0 0 16-9 0 0 0 0-8-33 0 0 0 0 4-12-13 0-20-4-20-13 0 0 0 0 0-8 0 0 0 0 33-8zm-211 8c3 17 7 25 12 25 0-6 4-9 12-9 0 0 0 0 0-12 0 0 0 0-4 0 0 0 0 0 0 8 0 0 0 0-8 0 0 0 0 0 0-12 0 0 0 0-12 0zm32 4c-1 1-2 2-4 4 0 1 0 2 0 4 1 1 2 2 4 4 1 0 2 0 4 0 2-2 4-4 8-8-4-1-8-2-12-4zm73 4c27 3 41 13 41 29 0 0 0 0-4 13 0 0 0 0 16 16 0 0 0 0 0 21 0 0 0 0-12 16-11-4-16-8-16-12 0 0 0 0 0-8 0 0 0 0 8 0 0 0 0 0 0-4 0-12-11-33-33-63 0 0 0 0 0-8zm53 21c0 0 0 0 8 0 8 3 12 11 12 25 0 0 0 0-4 4 0 0 0 0-4 0-6 0-10-10-12-29zm-288 12c0 1 0 2 0 5 1 5 2 10 4 16-1 4-2 8-4 13 4-1 8-2 12-5-2-9-4-18-8-29-1 0-2 0-4 0zm304 50c2 4 4 8 8 12 0 1 0 2 0 5-2 2-4 4-8 8-1 0-2 0-4 0-1-7-2-14-4-21 1-1 2-2 4-4 1 0 2 0 4 0zm-198 8c0 5 0 10 0 17 2 0 4 0 8 0 0-5 0-10 0-17-2 0-4 0-8 0zm44 4c0 3 0 6 0 9 1 0 2 0 4 0 0-3 0-6 0-9-1 0-2 0-4 0zm93-4c0 1 0 2 0 4-1 4-2 8-4 13 4 0 8 0 12 0 0 2 0 4 0 8-2 2-4 4-8 8-4-4-8-8-12-12 0-2 0-4 0-8 4-4 8-8 12-13zm-85 9c0 2 0 4 0 8 1 0 2 0 4 0 0-2 0-4 0-8-1 0-2 0-4 0zm179-1c4 0 8 0 12 0 0 8 0 16 0 25-2 0-4 0-8 0-1-4-2-8-4-12-1 1-2 2-5 4-2 0-4 0-8 0 0-1 0-2 0-4 4-4 8-8 13-13zm-223 13c0 2 0 4 0 8 2-2 4-4 8-8-2 0-4 0-8 0zm24 0c0 1 0 2 0 4 2 2 4 4 8 8 0-4 0-8 0-12-2 0-4 0-8 0zm134-4c2 0 4 0 8 0 0 1 0 2 0 4-2 0-4 0-8 0 0-1 0-2 0-4zm190 0c0 0 0 0 8 8 0 0 0 0 0 4 0 0 0 0-8 0 0 5 4 8 12 8 0 0 0 0 4 5 0 0 0 0 0 4 0 6-6 10-20 12 0 0 0 0-8-37 0 0 0 0 4-4 0 0 0 0 8 0zm-142 8c0 0 0 0 4 0 0 0 0 0 0 25 14 0 21 3 21 8 0 0 0 0-8 9 0 0 0 0-13-9 0 0 0 0-8 9 18 8 31 16 37 24 0 0 0 0 0 4 0 6-4 8-12 8 0 0 0 0-4 5 0 0 0 0 0 4 7 0 12 14 16 41 0 0 0 0 0 31 0 11-38 17-114 17 0 0 0 0-4 6 0 0 0 0-4-4 0 0 0 0 0-4 0 0 0 0 24-21 0 0 0 0 0-4 0 0 0 0 5 4 0 0 0 0 4 0 0-27 5-41 16-41 8 0 12-3 12-9 0 0 0 0 0-4 0 0 0 0-4 0 0 0 0 0-41 13 0 0 0 0-4-4 0 0 0 0 0-4 6 0 8-6 8-17 0 0 0 0 21 4 0 0 0 0 8-13 0 0 0 0-12 0 0 0 0 0 28-61 0 0 0 0 24-17zm-312 8c0 0 0 0 0 29 0 0 0 0 4 21 7 0 13-12 17-37 0 0 0 0-21-13zm65 0c0 4 0 8 0 13 1 0 2 0 4 0 0-4 0-8 0-13-1 0-2 0-4 0zm33 13c2 0 4 0 8 0 0-3 0-6 0-9-2 3-4 6-8 9zm-9 0c0 4 0 8 0 12 3 0 6 0 9 0 0-1 0-2 0-4-3-2-6-4-9-8zm138-4c18 7 27 14 29 20 0 0 0 0-13 9 0 0 0 0-4 0 0 0 0 0-4-4 0 0 0 0-4 0 0 0 0 0-4 3 0 0 0 0 0-28zm-101 12c2 2 4 4 8 8 0-2 0-4 0-8-2 0-4 0-8 0zm-53 4c-1 4-2 8-4 12 4 1 8 2 12 5-1-5-2-10-4-17-1 0-2 0-4 0zm93 0c0 3 0 6 0 9-2 0-4 0-8 0 2-3 4-6 8-9zm-64 12c0 5 0 10 0 17 1 0 2 0 4 0 1-5 2-10 4-17-2 0-4 0-8 0zm174 25c0 0 0 0 0 5 16 0 24 5 24 16 0 0 0 0 8 37 0 0 0 0 0 13 0 0 0 0 16 4 0 0 0 0 5-4 0 0 0 0 0-5-11 0-17-27-17-82 0 0 0 0-12 0 0 0 0 0-24 16zm162 0c1 0 2 0 4 0 2 2 4 4 8 8 0 3 0 6 0 9-4 4-8 8-12 12-1 0-2 0-4 0 1-9 2-18 4-29zm-369 8c0 4 0 8 0 13 2 0 4 0 8 0 0-1 0-2 0-4-2-3-4-6-8-9zm158 5c0 0 0 0 4 4 0 0 0 0 0 4 0 0 0 0-4 4 0 0 0 0 0 4 0 0 0 0 16 25 0 0 0 0-12 12 0 0 0 0 0 5 8 0 12 2 12 8 0 0 0 0-12 8 0 0 0 0-4-4 0 0 0 0-4 4 0 0 0 0-12-41 7-22 12-33 16-33zm-150 20c2 0 4 0 8 0 0-2 0-4 0-8-2 2-4 4-8 8zm21-4c0 3 0 6 0 9 1 0 2 0 4 0 0-3 0-6 0-9-1 0-2 0-4 0zm-17 9c-1 4-2 8-4 12 2 0 4 0 8 0 4-1 8-2 13-4 0-1 0-2 0-4-5-1-10-2-17-4zm4 16c0 2 0 4 0 8 2 3 4 6 8 9 1-5 2-10 5-17-1 1-2 2-5 4-1 0-2 0-4 0-1-1-2-2-4-4zm33-4c2 0 4 0 8 0 0 1 0 2 0 4-2 0-4 0-8 0 0-1 0-2 0-4zm73 12c0 0 0 0 4 0 5 0 8 7 8 21 0 0 0 0 4 13 8 0 12 2 12 8 0 0 0 0-16 0 0 0 0 0 4 4 0 0 0 0 0 4 0 0 0 0-4 4 0 0 0 0-4 0 0 0 0 0-8-16 0 0 0 0 8-25 0 0 0 0-16-4 0 0 0 0 8-9zm-25 9c7 0 11 7 13 21 0 0 0 0-4 4 0 0 0 0 12 4 0 0 0 0-4 4 0 0 0 0 0 4 0 0 0 0 4 12 0 0 0 0-4 4 0 0 0 0-8 0 0 0 0 0-13-8 0 0 0 0 4-45zm130 8c0 4 0 8 0 13 4 0 8 0 12 0 0-4 0-8 0-13-4 0-8 0-12 0zm24 0c0 2 0 4 0 8 1 0 2 0 4 0 0-2 0-4 0-8-1 0-2 0-4 0zm-235 21c2 0 4 0 8 0 0-2 0-4 0-8-2 2-4 4-8 8zm353-13c0 0 0 0 8 0 0 0 0 0 0 8 0 0 0 0-8 0 0 9-3 13-8 13 0 0 0 0-4 0 0 0 0 0 0-8 0 0 0 0 12-13zm-345 21c0 1 0 2 0 4 3 0 6 0 9 0 0-1 0-2 0-4-3 0-6 0-9 0zm146 29c7 5 14 10 21 16-1 1-2 2-4 5-1-1-2-2-4-5-3 0-6 0-9 0-6 1-12 2-20 5-1-5-2-10-4-17 1-1 2-2 4-4 5 0 10 0 16 0zm61 21c2 0 4 0 8 0 0 2 0 4 0 8-2 0-4 0-8 0 0-2 0-4 0-8zm41 0c1 1 2 2 4 4 0 1 0 2 0 4-2 2-4 4-8 8-1 0-2 0-4 0 0-2 0-4 0-8 2-2 4-4 8-8zm-69 8c1 1 2 2 4 4 1-1 2-2 4-4 2 0 4 0 8 0 0 2 0 4 0 8-5 0-10 0-16 0 0-2 0-4 0-8zm-235-1740c0 0 0 0 4 4 0 0 0 0 0 4 0 0 0 0-4 4 0 0 0 0 24 0 0 0 0 0-4 4 0 0 0 0 0 4 18 0 30 6 36 17 0 0 0 0 13 0 0 0 0 0 0 4 0 0 0 0-4 4 0 0 0 0 0 4 0 0 0 0 4 4 0 0 0 0 4-4 0 0 0 0 4 0 5 0 8 4 8 13 0 0 0 0 4 4 0 0 0 0 4 0 0 0 0 0 0-4 0 0 0 0-12-17 0 0 0 0 0-4 0 0 0 0 4-4 0 0 0 0-4-5 0 0 0 0 0-4 0 0 0 0 8-8 0 0 0 0 12 0 0 0 0 0 0 4 0 0 0 0-4 4 0 0 0 0 0 5 0 0 0 0 8 0 0 0 0 0 0 4 0 0 0 0 20-13 0 0 0 0 4 0 0 0 0 0 0 8 9 0 13 3 13 9 0 0 0 0-4 4 0 0 0 0-5 0 0 0 0 0-8-8 0 0 0 0-4 4 0 0 0 0 0 4 0 0 0 0 4 37 0 0 0 0-4 4 0 0 0 0-4 0 0 0 0 0-4-4 0 0 0 0 0-41 0 0 0 0-8 0 0 0 0 0-4 21 0 0 0 0 0 4 0 0 0 0 4 4 0 0 0 0 0 4 0 0 0 0-4 4 0 0 0 0-4 0 0 0 0 0 0-8 0 0 0 0-4 0 0 0 0 0-8 24 0 0 0 0 4 5 0 0 0 0 0 4 0 0 0 0-4 16 11 0 16 3 16 9 0 0 0 0-4 0 0 0 0 0 4 4 0 0 0 0 0 4 0 0 0 0-8 8 0-5-5-8-16-8 0 0 0 0-4-21 0 0 0 0-12 13 0 8 5 12 16 12 0 0 0 0 0 4 0 0 0 0-12 21 0 0 0 0 12 8 0 0 0 0 0-8 0 0 0 0 8 0 0 0 0 0-4 21 0 0 0 0 0 12 0 0 0 0-4 0 0 0 0 0-12-4 0 0 0 0 16 24 0 0 0 0-4 5 0 0 0 0 0 4 0 0 0 0 4 37 0 0 0 0 12-8 0 0 0 0-4-13 0 0 0 0 4-12 0 0 0 0-4-4 5 0 8-7 8-21 0 0 0 0 12-8 0 0 0 0 4 4 0 0 0 0 0 4 0 0 0 0-12 12 0 0 0 0 0 9 0 0 0 0 12 12 0 0 0 0 12-8 0 0 0 0 4 4 0 0 0 0 0 4 0 0 0 0-16 4 0 0 0 0 0 4 0 0 0 0 4 5 0 0 0 0 0 4 0 0 0 0 4-4 0 0 0 0 4 0 0 0 0 0 25 4 0 0 0 0-8-13 0 0 0 0 0-4 8 0 12-10 12-29-6 0-8-7-8-20 0 0 0 0-8 0 0 0 0 0 0-9 0 0 0 0 16-24 0 0 0 0-16-25 5 0 10-8 16-25 0 0 0 0 8 0 0 0 0 0 12 45 0 0 0 0-12 21 0 0 0 0 8 8 0 0 0 0-4 21 0 0 0 0 0 58 0 0 0 0-8 8 0 0 0 0-4-4 0 0 0 0 0-4 0 0 0 0-4 4 0 0 0 0-8 0 0 0 0 0-4-4 0 0 0 0-5 0 0 0 0 0 0 8 22 0 33 8 33 25 0 0 0 0 0 21 0 0 0 0-8 0 0 0 0 0 0 4 0 0 0 0 8 16 0 0 0 0-4 5 0 0 0 0-12 0 0-9-10-18-29-29 0 0 0 0-4-4 0 0 0 0 0-5 0 0 0 0-20 5 0 0 0 0 0 4 11 0 20 8 28 24 0 0 0 0 37 21 0 0 0 0-4 4 0 0 0 0 4 25 5 0 9-7 12-20 0 0 0 0-4-21 0 0 0 0 4-96 0 0 0 0 0-12 0 0 0 0 4-4 0 0 0 0-4-4 0 0 0 0 0-9 0 0 0 0 4-16 0 0 0 0-4-4 0 0 0 0 0-4 0 0 0 0 4-4 0 0 0 0 0-4 0 0 0 0-4-17 0 0 0 0 12-12 10 11 18 16 24 16 0 0 0 0-8 21 0 0 0 0 4-4 0 0 0 0 9 0 0 7 4 13 12 20 0 0 0 0-12 29 13 0 20 14 20 42 0 0 0 0 12 0 0 0 0 0 0-42 0 0 0 0-12-16 0 0 0 0 0-5 0 0 0 0 4-16-6-6-8-23-8-50 0 0 0 0-4-4 0 0 0 0-12 0 0 0 0 0 0 9 0 0 0 0-5 0-18-15-28-30-28-46 0 0 0 0 0-21 0 0 0 0 8-8 0 0 0 0 20 21 0 0 0 0-4 4 0 0 0 0 0 4 9 0 19 13 29 37 0 0 0 0 4 0 0 0 0 0 4-4 0 0 0 0 0-8-8 0-12-3-12-8 0 0 0 0 4-17 0 0 0 0 28 0 6 0 8 10 8 29 0 0 0 0 4-4 0 0 0 0 8 0 0 0 0 0 0 16 0 0 0 0-12 13 6 17 18 30 37 41-6 44-12 66-16 66 0 0 0 0-17-4 0 0 0 0 0 29 0 0 0 0 12 0 0 19-6 32-20 41 0 0 0 0 8 26 0 0 0 0 0 8 0 0 0 0-16 41 0 0 0 0 8 0 0 6-4 8-12 8 0 0 0 0 8 12 0 0 0 0 0 25 0 0 0 0-8 13 8 24 12 52 12 83 0 0 0 0 0 8 0 0 0 0-16 0 0 0 0 0 0 24 0 6-4 9-12 9 0 0 0 0 0 5 11 0 16 2 16 7 0 0 0 0 4-4 0 0 0 0 4 0 6 0 10 12 12 37 0 0 0 0-12 4 0 0 0 0 4 4 0 0 0 0 0 30 0 0 0 0-20-5 0 0 0 0 0 5 0 0 0 0 4 16 0 0 0 0-4 4 0 0 0 0 24 8 0 0 0 0 0 13 0 0 0 0-8 8 0 0 0 0-8 0 0-11-3-16-8-16 0 0 0 0 0 8 0 0 0 0-8 0 0-9-4-13-12-13 0 0 0 0-8-16-6 0-9 4-9 12 0 0 0 0-4 0 0 0 0 0-4-4 0 0 0 0-4 0 0 0 0 0 0 4 0 0 0 0 4 4 0 0 0 0 0 5 0 0 0 0-4 4 0 0 0 0-8 0 0-11-5-20-16-25 0 0 0 0-4 0 11 25 22 38 32 41 0 0 0 0 4-4 0 0 0 0 4 29 0 0 0 0-16 4 0 0 0 0 4 21 0 0 0 0 0 4 0 0 0 0-12 0-5 0-8-4-8-13 0 0 0 0-12 0-5 0-9 9-12 25 0 0 0 0-12-4-36 0-53 4-53 13 15 8 39 15 73 20 0 0 0 0 0 4 0 0 0 0-4 0 0 0 0 0 4 13 0 0 0 0-8 24 0 0 0 0 8 0 0 0 0 0 0 5 0 0 0 0-8 12 0 0 0 0 4 17 0 0 0 0-16 16 0 0 0 0 4 0 5 0 8-4 8-12 0 0 0 0 4 0 0 0 0 0 8 8 0 8-6 12-16 12 0 0 0 0 0 9 8 0 12 2 12 8-3 8-11 12-24 12 0 0 0 0-5-4 0 0 0 0-4 0 0 0 0 0 0 8 0 0 0 0 21 5 0 0 0 0-4 4 0 0 0 0 4 4 0 0 0 0 0 17 0 0 0 0-12 4 0 0 0 0 4 12 0 0 0 0 4 0 0 0 0 0 0-8 0 0 0 0 4 0 13 5 20 15 20 29 0 0 0 0-8 0 0 0 0 0 0 4 0 0 0 0 4 20 0 0 0 0-4 0 0 0 0 0-12-4 0 0 0 0 0 8 0 6 4 9 12 9 0 0 0 0 0 12 0 0 0 0-8 9 0 0 0 0 4 4 0 0 0 0 0 16 0 0 0 0-8 8 0 0 0 0-4-4 0 0 0 0 0-4 0 0 0 0-4 4 0 0 0 0-4 0 0 0 0 0-5-4 0 0 0 0-4 0 0 0 0 0 4-4 0 0 0 0 0-16 0 0 0 0-12-5 0 0 0 0-4 5 0 0 0 0 0 16 0 0 0 0 8 0 0 0 0 0-8 8 0 0 0 0-4 0 0 0 0 0-4-4-27 3-40 7-40 13 0 0 0 0 16 4 0 0 0 0 4-4 0 0 0 0 20 0 0 0 0 0 4 4 0 0 0 0 4 0 0 0 0 0-4 4 0 0 0 0 0 8 0 0 0 0 12-8 0 5 4 8 13 8 0 0 0 0 0 8 0 0 0 0-5 4 0 0 0 0 0 5 0 0 0 0 13 12 0 0 0 0-8 16 0 0 0 0-9 0 0 0 0 0 0-8 0 0 0 0-8 0 0 0 0 0 0 13 0 0 0 0-4 24 0 0 0 0 0 5 0 0 0 0 4 0 0 0 0 0 4-25 0 0 0 0 8 0 0 7 6 11 17 12 0 0 0 0-4 4 0 0 0 0 0 4 0 0 0 0 4 13-5 0-9 8-12 25 0 0 0 0 4 4 0 0 0 0-25 4 0 0 0 0 0 4 8 0 12 3 12 8 0 0 0 0 4-4 0 0 0 0 9 0 0 0 0 0 0 8 0 0 0 0-13 0 0 0 0 0 0 5 0 0 0 0 9 8 0 0 0 0 8-17 0 0 0 0 8 0 0 0 0 0-4 21 0 0 0 0 4 4 0 0 0 0 0 4 0 0 0 0-4 4 0 0 0 0-4-4 0 0 0 0-8 0 0 0 0 0 0 8 0 0 0 0 12 0 0 0 0 0 0 9 0 5-4 8-12 8 0 0 0 0 0 8 0 0 0 0 16 21 0 0 0 0 0 4 0 0 0 0-4 0 0 0 0 0-12-8 0 0 0 0 0 8 0 0 0 0 4 17 0 0 0 0-9 20 0 0 0 0 5 4-6 0-9 5-9 13 0 0 0 0-4-4 0 0 0 0-4 0 0 0 0 0-4 12 0 0 0 0-24-4 0 0 0 0-32 4 0 0 0 0 0 4 16 0 24 3 24 9 0 0 0 0 4-5 0 0 0 0 12 0 0 0 0 0 0 13 0 0 0 0 4 0 0 0 0 0 4-4 0 0 0 0 4 0 0 0 0 0 0 12 0 0 0 0 4-4 0 0 0 0 4 0 5 17 10 25 17 25 0 0 0 0-5 12 0 0 0 0 5 21-6 0-9 5-9 16 0 0 0 0-8 0 0 6 4 9 12 9 0 0 0 0 5 4 0 0 0 0 0 8-19-3-29-10-29-21 0 0 0 0-4 0 0 0 0 0 0 13 0 0 0 0 12 33-5 0-8 4-8 12-5 0-8-4-8-12 0 0 0 0-8 0-3 16-12 24-24 24 0 0 0 0 16 30 0 0 0 0-8 16 0 0 0 0 12 12 0 0 0 0 0 5 0 0 0 0-8 0 0 0 0 0 12 49 0 0 0 0 4-4 0 0 0 0 8 0 0 0 0 0-4 4 0 0 0 0 0 8 0 0 0 0 8 0 0 0 0 0-8 9 0 0 0 0-16-13 0 0 0 0-8 9 0 0 0 0-126 0 0 0 0 0-8-9 0 0 0 0 0-227 0 0 0 0 4-16 0 0 0 0-8-63 0 0 0 0 4-16 0 0 0 0 0-21 8 0 12-4 12-12-2-9-7-14-16-17 0 0 0 0 12-293 0 0 0 0-16-116 0 0 0 0 4-4 0 0 0 0 4 0 0 0 0 0-4-4 0 0 0 0 0-66 0 0 0 0 8-13 0 0 0 0 0-41 0 0 0 0-16-178 0 0 0 0 0-41 0 0 0 0 12-13 0 0 0 0 4 5 0 0 0 0 0 41 0 0 0 0 8 0 0 0 0 0 0-21 0 0 0 0 8 0 0 0 0 0 0 25 0 0 0 0 8 50 0 0 0 0 4 0-7-43-12-125-16-244-3 0-6-11-8-33 0 0 0 0-4 0 0 0 0 0 0 45 0 0 0 0-4 0 0 0 0 0-4-4 0 0 0 0-4 0 0 0 0 0 4-4 0 0 0 0 0-4 0 0 0 0-8-33 0 0 0 0 0-70 0 0 0 0 12-4-5-17-13-27-24-30 0-30 6-45 20-45 0 0 0 0 4 0 0 0 0 0 0-37 0 0 0 0-16-21 0 0 0 0 0-8 0 0 0 0 12 0 0 0 0 0 0-8-7 0-13-10-16-29-8 0-12-3-12-8 0 0 0 0 0-13 0 0 0 0 12-13 0 0 0 0 12 5 0 0 0 0 0-5 0 0 0 0-8-16 0 0 0 0 4-12 0 0 0 0-8-8 0 0 0 0 0-17 17-22 29-33 36-33 0 0 0 0 4 4 0 0 0 0 0 4 0 0 0 0 37-16z">
            <text:p text:style-name="P9"/>
          </draw:path>
          <draw:path draw:style-name="gr10" draw:text-style-name="P1" draw:layer="layout" svg:width="1.394cm" svg:height="1.752cm" svg:x="21.32cm" svg:y="2.791cm" svg:viewBox="0 0 1395 1753" svg:d="m993 12c0 0 0 0 0 4 0 0 0 0-12 12 0 0 0 0-4 0 0 0 0 0-4-4 0 0 0 0-5 0 0 0 0 0 0 9 0 0 0 0-4 0 0 0 0 0 4 4 0 0 0 0 0 4 0 0 0 0-8 8 0 0 0 0-20 0 0 0 0 0 0-8 10 0 18-7 24-21 0 0 0 0 29-8zm-57 41c0 0 0 0 16 0 0 17-7 27-20 29 0 0 0 0 0 4 0 0 0 0 12 0 0 0 0 0 0 4 0 0 0 0-8 9 0 0 0 0-4-4 0 0 0 0-4 4 0 0 0 0-8 0 0 0 0 0-8-9 0 0 0 0 0-8 0 0 0 0 4 4 0 0 0 0 4 0 0 0 0 0 20-16 0 0 0 0-4-4 0 0 0 0 0-13zm421 21c3 0 6 0 9 0 0 4 0 8 0 12-3-2-6-4-9-8 0-1 0-2 0-4zm-461 8c1 0 2 0 4 0 2 2 4 4 8 8-2 3-4 6-8 9-1 0-2 0-4 0 0-5 0-10 0-17zm149 21c0 0 0 0 53 0 0 0 0 0 0 8 0 0 0 0 8 0 0 0 0 0 12-4 0 0 0 0 21 4 0 0 0 0 69 0 0 0 0 0 12-8 0 0 0 0 4 0 0 0 0 0 4 4 0 0 0 0 4-4 0 0 0 0 16 0 0 0 0 0 8 8 0 0 0 0 0 8 0 0 0 0-16 5 0 0 0 0-12-5 0 0 0 0-12 13 0 0 0 0-13 0 0 0 0 0 0-8 0 0 0 0 13 0 0 0 0 0 0-5 0 0 0 0-33 0 0 0 0 0-8 8 0 0 0 0 16 5 0 0 0 0 0 12 0 0 0 0-20 4 0 0 0 0-16-4 0 6-4 9-12 9 0 0 0 0-12-5 0 0 0 0 0 13 0 0 0 0 8 8 0 0 0 0 32-8-3 8-27 18-73 29 0 0 0 0-16 16 0 0 0 0 32-8 0 0 0 0 8 8 0 0 0 0 9-16 0 0 0 0 4 0 0 0 0 0 0 12 0 0 0 0-9 12 0 0 0 0 0 5 25-33 48-50 69-50 8 0 13-8 13-25 0 0 0 0 36-12 0 0 0 0 0 4 0 0 0 0 4-4 0 0 0 0 8 0 14 782 30 1222 49 1322 0 0 0 0-4 13 0 0 0 0 4 16 0 0 0 0-8 9 0 0 0 0 0 219 0 0 0 0-17 25 0 0 0 0-239 0 0 0 0 0-36 4 0 0 0 0-28-4 0 0 0 0-17 0-7 0-15-14-24-42 0 0 0 0 12 0 0 0 0 0 0-4-16 0-57-61-121-182 0 0 0 0-13-29 0 0 0 0 17 13 0 0 0 0 0-9-14-28-25-43-33-45 0 0 0 0 0 8 0 0 0 0-4 0-55-77-94-149-117-215 0 0 0 0-272-492 0 0 0 0-8-140 0 0 0 0-40 12 0 0 0 0 0-8 0 0 0 0-4 0 0 0 0 0-53 25 0 0 0 0-12 4 38 64 56 100 56 107 0 0 0 0 0 30 0 0 0 0 9 65 0 0 0 0 0 21 0 0 0 0-5 25 0 0 0 0 5 20 0 0 0 0-5 5 0 0 0 0 0 4 0 0 0 0 5 16 0 0 0 0-9 37 0 0 0 0 9 13 0 0 0 0-9 45 0 0 0 0 4 29 0 0 0 0-4 17 0 0 0 0 4 4 0 0 0 0-4 29 0 0 0 0 0 211 0 0 0 0-8 0 0 0 0 0 0-41 0 0 0 0-4-50 0 0 0 0-4 0 0 0 0 0 0 8 6 59 10 220 12 486 0 5-43 8-129 8 0 0 0 0 0 6 0 0 0 0 117 0 0 0 0 0 8 9 0 0 0 0-12 8 0 0 0 0-73-8 0 8-2 12-8 12 0 0 0 0-12 0 0 0 0 0 0-8 0 0 0 0-77 12 0 0 0 0 0-4 0 0 0 0-4 2 0 0 0 0-4 0 0 0 0 0-97 0 0 0 0 0-13 0-10 0-17-20-20-60 14-3 20-8 20-12 0 0 0 0 0-13 0 0 0 0-20-53 0 0 0 0-8 0 0 0 0 0 8-91 0 0 0 0-4-17 0 0 0 0 24-4 0 0 0 0 0-79 0 0 0 0-20-66 0 0 0 0 0-4 0 0 0 0 16-4 0 0 0 0-28-62 0 0 0 0 0-4 0 0 0 0 8-8 0 0 0 0 0-4-8-11-12-20-12-29 0 0 0 0 0-17 0 0 0 0 8-8 0 0 0 0 12 8 0 0 0 0 0-4 0 0 0 0-8-33 0 0 0 0 4 0 0 0 0 0 4 4 0 0 0 0 4 0 0 0 0 0 0-4 0 0 0 0-8-42 0 0 0 0 4-20 0-14-2-21-8-21 0 0 0 0 4-41 0 0 0 0 0-50 0 0 0 0-4-62 0 0 0 0 8 0 0 0 0 0 0-33 0 0 0 0 8 0 0 0 0 0 4 21 0 0 0 0 4 0 0-64 7-114 21-149 0 0 0 0-4 4 0 0 0 0-8 0-9-2-13-13-13-33 0 0 0 0 0-29 0-9 4-19 13-29-11-21-17-51-17-91 0 0 0 0 0-4 0 0 0 0 8 0 0 0 0 0 9 41 0 0 0 0 4 0 0 0 0 0 0-37 0 0 0 0 4-99 0 0 0 0-4-16 0 0 0 0-4 4 0 0 0 0-4 0-6 0-9-4-9-13 0 0 0 0 9-58 0 0 0 0 8 0 0 0 0 0 20 13 0 0 0 0 12-4 0 0 0 0 0 4 0 0 0 0 12 186 0 0 0 0 4 0 0 0 0 0 0-58 0 0 0 0-4-50 0 0 0 0 16-62 0 0 0 0 9 0 0 0 0 0 0 17 0 0 0 0 4 0 0 0 0 0 0-343 0 0 0 0 16 0 0 0 0 0 0 12 0 0 0 0 57 0 0 0 0 0 0-4 0 0 0 0-21 0 0 0 0 0 0-8 0 0 0 0 12 0 0 0 0 0 0-8 0 0 0 0-4 0 0 0 0 0-4 4 0 0 0 0-4 0 0 0 0 0-16-4 0 0 0 0 0-9 0 0 0 0 37 0 0 0 0 0 0 4 0 0 0 0-5 5 0 0 0 0 0 3 0 0 0 0 13 5 0 0 0 0 4-5 0 0 0 0 0-3 0 0 0 0-4-5 0 0 0 0 4-4 0 0 0 0 4 0 0 0 0 0 4 4 0 11-6 17-16 17 0 0 0 0 0 8 0 0 0 0 4 0 0 0 0 0 12-8 0 0 0 0 8 0 0 0 0 0 0 8-14 2-20 6-20 13 0 0 0 0 16 4 0 0 0 0 0 8 0 6-15 14-45 25 0 0 0 0 0 4 0 0 0 0 8 0 0 0 0 0 0 16 0 0 0 0-12 0-20 4-31 9-32 17 0 0 0 0 0 4 0 0 0 0 4-4 0 0 0 0 4 0 0 0 0 0 4 4 0 0 0 0 4 0 0 0 0 0 20-4 0 0 0 0 0 4 0 0 0 0-4 4 0 0 0 0 0 4 11 0 16 3 16 9 11 0 17-6 17-17 0 0 0 0 4 0 0 0 0 0-4-4 0 0 0 0 0-8 0 0 0 0 4 0 0 0 0 0 28 8 0 0 0 0 0-12-13 0-20-4-20-13 0 0 0 0 0-8 13 0 20 4 20 12 0 0 0 0 4 0 10 0 19-5 28-16 0 16 3 25 9 25 0 0 0 0 4 0 0 0 0 0 16-9 8 0 12 4 12 13 0 0 0 0 4 0 0 0 0 0 0-9 0 0 0 0-4-4 0 0 0 0 12-4 0 0 0 0-4-4 0 0 0 0 0-12 1-9 11-13 28-13 0 0 0 0-4-4 0 0 0 0 0-4 0-5 4-8 13-8 0 0 0 0 12 4 0 0 0 0 4-4 0 0 0 0 4 4 0 0 0 0 0 4 0 0 0 0-12 4 0 0 0 0-13-4 0 0 0 0 0 4 0 0 0 0 13 17 0 0 0 0 0 4 0 0 0 0-21 0 0 0 0 0-8 8 0 0 0 0 37 4 0 0 0 0 12-4 0 0 0 0 0-12 0 0 0 0-16-5 0 0 0 0 0-8 0 0 0 0 8-8 0 0 0 0 32 4 0 5-4 8-12 8 0 0 0 0 0 4 0 0 0 0 8 0 0 0 0 0-4 5 0 0 0 0 0 4 0 0 0 0 4 4 0 0 0 0 4 0 0 0 0 0 8-8 0 0 0 0-12-5 0 0 0 0 0-4 0 0 0 0 24-4 0 0 0 0-4-4 0 0 0 0 0-16 0 0 0 0 13 0 0 0 0 0 0 4 0 0 0 0-4 4 0 0 0 0 0 4 0 0 0 0 16 4 0 0 0 0 0 9 0 0 0 0-4 0 0 0 0 0-4-5 0 0 0 0-4 0 0 0 0 0 0 4 0 0 0 0 8 17 0 0 0 0 24-8 0 0 0 0 8 0 0 0 0 0 0 8 0 0 0 0-4 4 0 0 0 0 0 4 0 0 0 0 12 8 0 0 0 0 16-4 0 0 0 0 0 17 0 0 0 0-8 0 0 0 0 0-4-4 0 0 0 0-4 0 0 5-4 8-12 8 0 0 0 0 0 8 0 0 0 0 12 4 0-5 7-9 20-12 49 69 73 109 73 120-10-5-16-12-16-21 0 0 0 0-4 0 0 0 0 0 0 8 4 1 19 31 45 91 0 0 0 0 0 9 0 0 0 0-29-25 35 59 53 94 53 103 0 0 0 0-4 0 0 0 0 0 219 348 0 0 0 0 0 8 0 0 0 0-8 0 0 0 0 0 93 153 0 0 0 0-4 20 13 0 24 8 32 25 0 0 0 0 122-37 0 0 0 0-4-21 0 0 0 0 0-4 0 0 0 0 12-17-16-29-30-87-41-173 3-27 10-41 21-41 0 0 0 0-4-104 0 0 0 0 0-82 0 0 0 0 4-149-8-15-14-38-17-70 0 0 0 0 9 0 0 0 0 0 0-5 0 0 0 0-5-12 0 0 0 0 5-4 0 0 0 0-13-13 0 0 0 0 17-4 0-4-6-8-17-12 0 0 0 0-4-124 0 0 0 0 0-87 0 0 0 0 8-8zm-125 4c0 0 0 0 4 4 0 0 0 0 4 0 0 0 0 0 16-4 0 0 0 0 4 4 0 0 0 0 0 8 0 6-5 8-16 8 0 0 0 0 0 9 0 0 0 0 12 0 0 0 0 0-4 20 0 0 0 0 8 0 0 0 0 0-4 21 0 0 0 0 0 29 0 0 0 0-8 8 0 0 0 0-8-12 0 0 0 0 8-8 0-30-7-46-20-46 0 0 0 0-4 0 0 0 0 0 0-8 0 0 0 0 16 0 0 0 0 0 0-4-14 0-20-3-20-8 10 0 16-3 16-9 0 0 0 0-8-8 0 0 0 0 4-4zm12 8c0 3 0 6 0 9 1 0 2 0 4 0 0-3 0-6 0-9-1 0-2 0-4 0zm146 8c0 0 0 0-8 9 0 0 0 0 4 0 0 0 0 0 16-5 0 0 0 0 36 9 0-5 14-8 41-8 0 0 0 0-4-4 0 0 0 0 0-5 0 0 0 0-4 4 0 0 0 0-81 0zm288-4c1 0 2 0 4 0 5 4 10 8 16 13 0 1 0 2 0 4-2 2-4 4-8 8-4-5-8-10-12-17 0-2 0-4 0-8zm-321 9c0 1 0 2 0 4 3 0 6 0 9 0 0-1 0-2 0-4-3 0-6 0-9 0zm-891 4c2 0 4 0 8 0 0 1 0 2 0 4-2 0-4 0-8 0 0-1 0-2 0-4zm977 4c0 1 0 2 0 4 2 0 4 0 8 0 0-1 0-2 0-4-2 0-4 0-8 0zm-17 12c0 4 0 8 0 13 2-2 4-4 8-8 0-1 0-2 0-5-2 0-4 0-8 0zm-843 0c1 0 2 0 5 0 0 2 0 4 0 8-1 0-2 0-5 0 0-2 0-4 0-8zm-109 8c0 1 0 2 0 5 4 0 8 0 12 0 0-1 0-2 0-5-4 0-8 0-12 0zm1021-4c1 0 2 0 4 0 0 1 0 2 0 5-2 2-4 4-8 8-1 0-2 0-4 0 0-1 0-2 0-4 2-3 4-6 8-9zm-733 4c2 0 4 0 8 0 0 3 0 6 0 9-2-3-4-6-8-9zm-134 5c0 0 0 0 12 0 0 0 0 0 0 12-9 0-17 4-24 12 0 0 0 0-4 0 6-16 11-24 16-24zm-24 4c0 0 0 0 4 4 0 0 0 0 0 4 0 0 0 0-20 4 0 0 0 0 0 5 0 0 0 0 12 0 0 0 0 0 0 8 0 0 0 0-8 0 0 0 0 0 0 4 0 0 0 0 8 0 0 0 0 0 0 4 0 0 0 0 4-4 0 0 0 0 12 0 0 0 0 0 0 8-13 0-22 3-28 8 0 0 0 0-5-4 0 0 0 0 5-4 0 0 0 0 0-4 0 0 0 0-9-13 0 0 0 0 0-12 0 0 0 0 25-8zm158 12c4 0 8 0 12 0-2 2-4 4-8 8-1-1-2-2-4-4 0-1 0-2 0-4zm628 13c1 1 2 2 4 4 1 0 2 0 4 0 1-1 2-2 4-4 0-3 0-6 0-9-1 0-2 0-4 0-2 3-4 6-8 9zm-158 0c2 0 4 0 8 0 0 4 0 8 0 12-2-2-4-4-8-8 0-1 0-2 0-4zm235 4c2 2 4 4 8 8 1-1 2-2 4-4 0-1 0-2 0-4-4 0-8 0-12 0zm-746 16c0 0 0 0 0 4 0 0 0 0 4 0 0 0 0 0 4-16-5 0-8 4-8 12zm770-12c0 1 0 2 0 4 2 0 4 0 8 0 0-1 0-2 0-4-2 0-4 0-8 0zm16 8c1 1 2 2 4 4 3 0 6 0 9 0 0-4 0-8 0-12-1 0-2 0-5 0-2 2-4 4-8 8zm-810-4c0 2 0 4 0 8 4 0 8 0 12 0 0-2 0-4 0-8-4 0-8 0-12 0zm40 12c4 1 8 2 13 5 0-5 0-10 0-17-4 4-8 8-13 12zm33-8c0 1 0 2 0 4 2 0 4 0 8 0 0-1 0-2 0-4-2 0-4 0-8 0zm693 8c0 1 0 2 0 5 4-4 8-8 12-13-1 0-2 0-4 0-2 2-4 4-8 8zm24-8c0 1 0 2 0 4 1 1 2 2 4 4 0 1 0 2 0 5-2 0-4 0-8 0 2 2 4 4 8 8 2-2 4-4 8-8 0-3 0-6 0-9-4-1-8-2-12-4zm-976 0c1 0 2 0 4 0 0 2 0 4 0 8-1 0-2 0-4 0 0-2 0-4 0-8zm117 17c0 0 0 0 4 0 14-4 20-8 20-13 0 0 0 0-8 0-11 4-16 9-16 13zm786-4c4 0 8 0 12 0 0-3 0-6 0-9-1 0-2 0-4 0-2 3-4 6-8 9zm-754-5c3 3 6 6 9 9 2-3 4-6 8-9-5 0-10 0-17 0zm-97 9c0 2 0 4 0 8 1 0 2 0 4 0 4-4 8-8 12-12-1 0-2 0-4 0-4 1-8 2-12 4zm150 0c0 8-5 12-16 12 0 0 0 0 8 8 0 0 0 0 4 0 6 0 8-4 8-12 0 0 0 0 4 4 0 0 0 0 8 0 0 0 0 0 0-4 0 0 0 0-8-8 0 0 0 0-8 0zm681 12c0 2 0 4 0 8 1 0 2 0 4 0 4-4 8-8 12-12 0-2 0-4 0-8-1 0-2 0-4 0-4 4-8 8-12 12zm65-12c0 2 0 4 0 8 2 2 4 4 8 8 1 0 2 0 4 0 0-1 0-2 0-4-4-4-8-8-12-12zm-855 4c0 5 4 8 12 8 0 0 0 0 4 0 0 0 0 0 0-4 0 0 0 0-16-4zm36 4c2 2 4 4 8 8 1-1 2-2 4-4 1 0 2 0 4 0 4 1 8 2 13 4-5-4-10-8-17-12-4 1-8 2-12 4zm97-4c3 2 6 4 9 8 1 0 2 0 4 0-2-2-4-4-8-8-1 0-2 0-5 0zm25 0c-1 5-2 10-4 16 4-4 8-8 12-12-1-1-2-2-4-4-1 0-2 0-4 0zm672 4c0 2 0 4 0 8 5-1 10-2 17-4-1-1-2-2-4-4 0-1 0-2 0-4-4 1-8 2-13 4zm-761 4c0 2 0 4 0 8 1 0 2 0 4 0 0-2 0-4 0-8-1 0-2 0-4 0zm12 8c2 0 4 0 8 0 0-2 0-4 0-8-2 2-4 4-8 8zm-138-4c0 1 0 2 0 4 2 0 4 0 8 0 0-1 0-2 0-4-2 0-4 0-8 0zm28 0c0 1 0 2 0 4 2 0 4 0 8 0 0-1 0-2 0-4-2 0-4 0-8 0zm-121 4c0 3 0 6 0 9 4 0 8 0 12 0-2-3-4-6-8-9-1 0-2 0-4 0zm162 0c0 1 0 2 0 4 2 0 4 0 8 0 0-1 0-2 0-4-2 0-4 0-8 0zm620-4c10 5 17 13 20 25 0 0 0 0-4 70 0 0 0 0 8 145-7 94-14 141-20 141-16-41-24-105-24-190 0 0 0 0 0-42 0 0 0 0 8-12 0 0 0 0-8-13 0-5 9-10 28-16 0 0 0 0-16-42 0 0 0 0-4 5 0 0 0 0-4 0 0 0 0 0-4-5 0 0 0 0 4-20 0 0 0 0-8-25 11-3 18-10 20-21 0 0 0 0 4 0zm-503 13c0 0 0 0-4 4 0 0 0 0 0 4 0 0 0 0 21 4 24-3 36-8 36-12 0 0 0 0-12-5 0 0 0 0-20 9 0 0 0 0-21-9 0 0 0 0 0 5zm57 0c1 4 2 8 4 12 4-4 8-8 12-12-1-1-2-2-4-5-4 1-8 2-12 5zm661 0c-17 16-25 27-25 33 0 0 0 0 12-9 0 0 0 0 5 0 0 0 0 0 0 9 16-9 27-19 32-29 0 0 0 0-24-4zm-851 8c0 1 0 2 0 4 2 0 4 0 8 0 0-1 0-2 0-4-2 0-4 0-8 0zm-158 16c0 0 0 0 0 5 0 0 0 0 12 0 0 0 0 0 20-9 0 0 0 0 0 4 0 0 0 0 4 5 0 0 0 0 24 0 0 0 0 0 0-5-17 0-29-4-36-12 0 0 0 0-4 0 0 0 0 0-20 12zm170-12c0 4 0 8 0 12 10-1 20-2 32-4 0-1 0-2 0-4-10-1-20-2-32-4zm81 8c1 0 2 0 4 0 4-1 8-2 12-4 0 2 0 4 0 8 2 0 4 0 8 0-4-4-8-8-12-12-1 0-2 0-4 0-2 2-4 4-8 8zm717-8c0 2 0 4 0 8 4 0 8 0 12 0 0-2 0-4 0-8-4 0-8 0-12 0zm-851 12c6-1 12-2 20-4 4 1 8 2 13 4 1 0 2 0 4 0 0-1 0-2 0-4-7-1-14-2-21-4-2 0-4 0-8 0-2 2-4 4-8 8zm928-8c0 0 0 0-4 17 9-6 28-9 57-9 0 0 0 0 0-4 0 0 0 0-41-4 0 0 0 0-12 0zm-758 8c0 1 0 2 0 5 2 0 4 0 8 0 0-1 0-2 0-5-2 0-4 0-8 0zm-52 21c0 0 0 0-8-8 0 0 0 0 0 12 0 0 0 0 24 8 0-7 8-13 24-16 0 0 0 0 0-8 0 0 0 0-16-4 0 0 0 0-24 16zm-126-12c0 7-11 14-32 20 0 0 0 0 0 4 8 0 12 7 12 21 5 0 8-8 8-25 11 0 16-5 16-16 0 0 0 0 0-4 0 0 0 0-4 0zm65 0c0 2 0 4 0 8 1 0 2 0 4 0 0-2 0-4 0-8-1 0-2 0-4 0zm-114 4c0 2 0 4 0 8 3 0 6 0 9 0 0-2 0-4 0-8-3 0-6 0-9 0zm276 0c0 2 0 4 0 8 1 0 2 0 4 0 0-2 0-4 0-8-1 0-2 0-4 0zm28 4c1 4 2 8 4 12 5-2 10-4 17-8 0-2 0-4 0-8-7 1-14 2-21 4zm29-4c0 1 0 2 0 4 4 9 8 18 12 29 1 0 2 0 4 0 0-1 0-2 0-4-2-8-4-16-8-25 1-1 2-2 4-4-4 0-8 0-12 0zm567 12c0 0 0 0-4 0 0 0 0 0 0-8 0 0 0 0-4 0 0 0 0 0-28 4 0 0 0 0 0 4 0 0 0 0 32 0 0 0 0 0-8 25 0 0 0 0 8 8 0 0 0 0 4 0 0 0 0 0 0-4 0 0 0 0-8 0 0 0 0 0 0-4 18-22 32-33 40-33 0 0 0 0 0-4 0 0 0 0-16 0 0 0 0 0-16 12zm77 4c0 0 0 0-16-4 0 0 0 0-4 0 0 0 0 0 0 4 0 0 0 0 4 4 0 0 0 0 0 5 0 0 0 0-4 4 0 0 0 0-4-4 0 0 0 0-4 0 0 0 0 0-13 8 0 0 0 0-4 0 0 0 0 0 0-8 0 0 0 0-4 0 0 0 0 0 0 8 0 0 0 0 4 4 0 0 0 0-12 4 0 0 0 0 0 4 0 0 0 0 8 0 0-5 8-9 25-12 10 1 16 5 16 12 0 0 0 0 4 0 0 0 0 0 0-8 0 0 0 0-8-8 0 0 0 0 0-9 0 0 0 0 24 0 0 0 0 0 16-8 0 0 0 0 0-12 0 0 0 0-28 16zm-900-12c-1 4-2 8-4 12 2 0 4 0 8 0 1-4 2-8 5-12-3 0-6 0-9 0zm864 0c-1 5-2 10-5 16 3 0 6 0 9 0 1-5 2-10 4-16-2 0-4 0-8 0zm-758 0c2 0 4 0 8 0 0 2 0 4 0 8-2-2-4-4-8-8zm81 4c0 2 0 4 0 8 2 0 4 0 8 0 0-2 0-4 0-8-2 0-4 0-8 0zm20 4c0 2 0 4 0 8 6 1 12 2 20 5 0-3 0-6 0-9-6-1-12-2-20-4zm-348 8c0 1 0 2 0 5 8 0 16 0 24 0 0-3 0-6 0-9-1 0-2 0-4 0-6 1-12 2-20 4zm227-4c0 3 0 6 0 9 1 0 2 0 4 0 0-3 0-6 0-9-1 0-2 0-4 0zm-29 4c2 3 4 6 8 9 1-1 2-2 4-4 0-1 0-2 0-5-4 0-8 0-12 0zm85 0c0 1 0 2 0 5 2 0 4 0 8 0 0-1 0-2 0-5-2 0-4 0-8 0zm98 5c0 4 0 8 0 12 1-1 2-2 4-4 4 0 8 0 12 0 0 4 0 8 0 12 1 0 2 0 4 0 0-4 0-8 0-12-4-2-8-4-12-8-2 0-4 0-8 0zm-154 8c0 1 0 2 0 4 5 0 10 0 16 0-1-1-2-2-4-4 0-1 0-2 0-4-4 1-8 2-12 4zm753 4c2 0 4 0 8 0 0-2 0-4 0-8-2 2-4 4-8 8zm-798-4c0 2 0 4 0 8 2 0 4 0 8 0-2-2-4-4-8-8zm16 0c0 1 0 2 0 4 2 0 4 0 8 0 0-1 0-2 0-4-2 0-4 0-8 0zm134 0c0 2 0 4 0 8 1 0 2 0 4 0 0-2 0-4 0-8-1 0-2 0-4 0zm81 4c0 2 0 4 0 8 4-1 8-2 12-4 0-2 0-4 0-8-4 1-8 2-12 4zm636-4c0 1 0 2 0 4 2 0 4 0 8 0 0-1 0-2 0-4-2 0-4 0-8 0zm-758 4c0 1 0 2 0 4 4 0 8 0 13 0 0-1 0-2 0-4-4 0-8 0-13 0zm61 0c0 1 0 2 0 4 2 0 4 0 8 0 0-1 0-2 0-4-2 0-4 0-8 0zm-77 25c1 0 2 0 4 0 2-2 4-4 8-8-1 0-2 0-4 0-2 2-4 4-8 8zm122 0c2 0 4 0 8 0 2-2 4-4 8-8-2 0-4 0-8 0-2 2-4 4-8 8zm559 0c5 0 8 4 8 12 0 0 0 0 4 0 0 0 0 0 0-20 0 0 0 0-4 0 0 0 0 0-8 8zm24-8c0 5 0 10 0 16 1 0 2 0 4 0 0-5 0-10 0-16-1 0-2 0-4 0zm-40 8c0 2 0 4 0 8 2 0 4 0 8 0 0-2 0-4 0-8-2 0-4 0-8 0zm4 21c4 0 8 0 12 0 0-3 0-6 0-9-1 0-2 0-4 0-2 3-4 6-8 9zm-568-5c0 3 0 6 0 9 3-3 6-6 9-9-3 0-6 0-9 0zm872 62c1 0 2 0 4 0 2 3 4 6 8 9 0 5 0 10 0 16-1 0-2 0-4 0-2-2-4-4-8-8 0-5 0-10 0-17zm8 75c0 0 0 0 4 20 0 0 0 0-8 0 0 0 0 0 0 17 11 12 16 23 16 33 0 0 0 0-20 21-6-22-8-51-8-87 0 0 0 0 4-4 0 0 0 0 12 0zm-288 58c0 0 0 0 0 4 2 39 6 58 12 58 0 0 0 0 0-25 0 0 0 0-8-37 0 0 0 0-4 0zm-737 49c0 0 0 0 0 29 0 0 0 0 4 29 0 0 0 0-8 0 0 0 0 0-29-41 0-6 11-12 33-17zm1025 29c1 1 2 2 4 4 0 1 0 2 0 4-2 3-4 6-8 9-1-1-2-2-4-4 0-1 0-2 0-5 2-2 4-4 8-8zm-1285 13c0 5 0 10 0 16 1 0 2 0 4 0 0-5 0-10 0-16-1 0-2 0-4 0zm827-5c2 0 4 0 8 0 0 8 0 16 0 25-2 0-4 0-8 0 0-8 0-16 0-25zm433 34c1 0 2 0 5 0 2 2 4 4 8 8 0 1 0 2 0 4-2 2-4 4-8 8-1-1-2-2-5-4 0-5 0-10 0-16zm-417 24c2 0 4 0 8 0 0 1 0 2 0 4-2 0-4 0-8 0 0-1 0-2 0-4zm426 4c2 0 4 0 8 0 0 5 0 10 0 17-2 8-4 16-8 25-3 0-6 0-9 0 0-1 0-2 0-4 3-12 6-24 9-38zm-248 42c0 0 0 0-8 29 0 0 0 0 4 29 0 0 0 0 17-8-6-8-9-25-9-50 0 0 0 0-4 0zm227 54c2 0 4 0 8 0 1 8 2 16 4 24-2 0-4 0-8 0-1-8-2-16-4-24zm21 78c0 0 0 0 8 8-8 0-12 7-12 21 0 0 0 0-9 0 0 0 0 0 0-4 3-17 7-25 13-25zm-1305 99c0 14 0 28 0 42 1 0 2 0 4 0 0-14 0-28 0-42-1 0-2 0-4 0zm-33 21c0 4 0 8 0 12 1 0 2 0 4 0 0-4 0-8 0-12-1 0-2 0-4 0zm0 21c0 5 0 10 0 16 1 0 2 0 4 0 0-5 0-10 0-16-1 0-2 0-4 0zm37 41c0 5 0 10 0 16 1 0 2 0 4 0 0-5 0-10 0-16-1 0-2 0-4 0zm0 29c0 2 0 4 0 8 1 0 2 0 4 0 0-2 0-4 0-8-1 0-2 0-4 0zm231 83c0 0 0 0 4 99 0 0 0 0 4 4 0 0 0 0 4 0 0 0 0 0 0-128-8 3-12 11-12 25zm612 438c0 0 0 0 0 4 24 25 36 47 36 66 0 0 0 0 12-17 0 0 0 0-48-53zm162 91c0 0 0 0 0 4 0 0 0 0 109 0 0-6-24-13-73-21 0 0 0 0-36 17zm-73-1707c2 2 4 4 8 8-1 1-2 2-4 4-1 0-2 0-4 0-2-2-4-4-8-8 1-1 2-2 4-4 1 0 2 0 4 0z">
            <text:p text:style-name="P9"/>
          </draw:path>
          <draw:path draw:style-name="gr10" draw:text-style-name="P1" draw:layer="layout" svg:width="1.458cm" svg:height="1.658cm" svg:x="22.599cm" svg:y="2.947cm" svg:viewBox="0 0 1459 1659" svg:d="m506 4c1 0 2 0 4 0 0 3 0 6 0 9-1 0-2 0-4 0 0-3 0-6 0-9zm288 4c1 1 2 2 4 5 0 1 0 2 0 4-1 1-2 2-4 4-1 0-2 0-4 0 0-1 0-2 0-4-1 1-2 2-4 4-2 0-4 0-8 0 0-2 0-4 0-8 5-1 10-2 16-5zm-790 5c6 0 12 0 20 0 1 5 2 10 4 16-1 1-2 2-4 4-1 0-2 0-4 0-5-5-10-10-16-16 0-1 0-2 0-4zm373 4c2 0 4 0 8 0 0 2 0 4 0 8-2 0-4 0-8 0 0-2 0-4 0-8zm-134 4c1 0 2 0 4 0 0 2 0 4 0 8-1 0-2 0-4 0 0-2 0-4 0-8zm24 0c2 0 4 0 8 0-2 2-4 4-8 8 0-2 0-4 0-8zm223 0c2 0 4 0 8 0 0 2 0 4 0 8-2 0-4 0-8 0 0-2 0-4 0-8zm259 0c0 0 0 0 12 0 0 0 0 0 9 8 0 0 0 0-9 9 0-9-4-13-12-13 0 0 0 0 0-4zm33 4c0 0 0 0 8 8 0 0 0 0 4-4 0 0 0 0 4 0 0 0 0 0 8 9 0 0 0 0 0 12 0 14-4 23-12 25 0 0 0 0-4-5 0 0 0 0 4-4 0 0 0 0 0-4 0 0 0 0-8-8 0 0 0 0-4 0 0 0 0 0-4 25 0 0 0 0-8 0 0 0 0 0 0-25 8-8 12-18 12-29zm-588 8c24 3 37 7 37 13 0 0 0 0 0 4 0 0 0 0-37-9 0 0 0 0 0-8zm53 5c2 0 4 0 8 0 0 2 0 4 0 7-2 0-4 0-8 0 0-2 0-4 0-7zm121 3c0 1 0 2 0 4 7 0 14 0 21 0 0-1 0-2 0-4-7 0-14 0-21 0zm25 0c0 1 0 2 0 4 2 0 4 0 8 0 0-1 0-2 0-4-2 0-4 0-8 0zm-235 0c0 0 0 0 4 4 0 0 0 0 4-4 0 0 0 0 4 0 11 9 23 13 36 13 0 0 0 0 0 8 0 0 0 0-12 0 0 0 0 0 0 4 0 0 0 0 16 4 0 0 0 0 4-4 0 0 0 0 9 0 0 0 0 0 0 4 0 0 0 0-9 9 0 0 0 0-4-4 0 0 0 0-4 4 0 0 0 0-4 0 0 0 0 0-24-4 0 0 0 0-12 4 0 0 0 0 0-9 8 0 12-3 12-8 0 0 0 0 0-8 0 0 0 0-16 0 0 0 0 0 0 8 0 0 0 0-8-8 0 0 0 0 4-13zm239 13c0 2 0 4 0 8 1 0 2 0 4 0 0-2 0-4 0-8-1 0-2 0-4 0zm344-4c0 0 0 0 12 0 0 0 0 0 0 8 0 0 0 0-4 0 0 0 0 0-4-4 0 0 0 0-4 0 0 5-9 13-28 25 0 0 0 0 0-4 0 0 0 0 28-25zm446 0c1 0 2 0 4 0 0 2 0 4 0 8-1 0-2 0-4 0 0-2 0-4 0-8zm12 0c1 0 2 0 4 0 0 2 0 4 0 8-1 0-2 0-4 0 0-2 0-4 0-8zm-948 8c2 2 4 4 8 8 0-2 0-4 0-8-2 0-4 0-8 0zm263 12c2 0 4 0 8 0 0-2 0-4 0-8-2 2-4 4-8 8zm37-4c0 1 0 2 0 4 4 0 8 0 12 0 0-2 0-4 0-8-4 1-8 2-12 4zm-523-4c0 4 0 8 0 13-2 2-4 4-8 8-1-5-2-10-4-17 1-1 2-2 4-4 2 0 4 0 8 0zm336 4c0 1 0 2 0 4 2 0 4 0 8 0 0-1 0-2 0-4-2 0-4 0-8 0zm118 0c0 1 0 2 0 4 2 0 4 0 8 0 0-1 0-2 0-4-2 0-4 0-8 0zm12 0c0 1 0 2 0 4 2 0 4 0 8 0 0-1 0-2 0-4-2 0-4 0-8 0zm178-4c4 2 8 4 12 8-4 5-8 10-12 17-2-2-4-4-8-8 2-5 4-10 8-17zm300 0c1 0 2 0 4 0 0 2 0 4 0 8-1 0-2 0-4 0 0-2 0-4 0-8zm-219 4c2 4 4 8 8 13-1 1-2 2-4 4-5 0-10 0-16 0 4-5 8-10 12-17zm-401 21c0 0 0 0 0 4 0 0 0 0 4 0 0 0 0 0 16-4 0 0 0 0 0 4 0 5-4 8-12 8 0 0 0 0 0 5 0 0 0 0 17 0 0-9 12-13 36-13 0 0 0 0 8-12 0 0 0 0-4 0 0 0 0 0-16 4 0 0 0 0-4-4 0 0 0 0-4 0 0 0 0 0-4 4 0 0 0 0-4 0 0 0 0 0-13-4 0 0 0 0-20 8zm138-8c0 2 0 4 0 8 2 0 4 0 8 0 0-2 0-4 0-8-2 0-4 0-8 0zm69 0c0 2 0 4 0 8 5 0 10 0 16 0 0-1 0-2 0-4-5-1-10-2-16-4zm32 4c0 1 0 2 0 4 5 0 10 0 16 0 0-2 0-4 0-8-1 0-2 0-4 0-4 1-8 2-12 4zm276-8c2 0 4 0 8 0 0 4 0 8 0 12-2 0-4 0-8 0 0-4 0-8 0-12zm-357 12c0 1 0 2 0 4 11 0 22 0 33 0 0-2 0-4 0-8-11 1-22 2-33 4zm-223 0c0 1 0 2 0 4 2 0 4 0 8 0 0-1 0-2 0-4-2 0-4 0-8 0zm402-4c1 0 2 0 4 0 2 2 4 4 8 8-1 1-2 2-4 4-1 0-2 0-4 0-1-1-2-2-4-4 0-2 0-4 0-8zm40 0c4 0 8 0 12 0-2 2-4 4-8 8-1 0-2 0-4 0 0-2 0-4 0-8zm174 0c1 0 2 0 4 0 0 2 0 4 0 8-1 0-2 0-4 0 0-2 0-4 0-8zm16 0c1 0 2 0 5 0 0 2 0 4 0 8-1 0-2 0-5 0 0-2 0-4 0-8zm199 0c-3 16-7 25-12 25 0 0 0 0-4 0 0 0 0 0-4-13 0 0 0 0-12 4 0-7 10-13 32-16zm-912 16c0 0 0 0 25 9 0 0 0 0 4 0 0-9 4-13 12-13 0 0 0 0 0-4 0 0 0 0-33 0 0 0 0 0-8 8zm588-8c0 5 0 10 0 16 2-2 4-4 8-8 0-2 0-4 0-8-2 0-4 0-8 0zm16 0c0 2 0 4 0 8 2 0 4 0 8 0 0-2 0-4 0-8-2 0-4 0-8 0zm162-4c2 0 4 0 8 0 0 2 0 4 0 8-2 0-4 0-8 0 0-2 0-4 0-8zm-24 4c2 0 4 0 8 0 0 2 0 4 0 8-2-2-4-4-8-8zm101 0c0 0 0 0 4 0 0 0 0 0 0 4 0 0 0 0-16 17 0 0 0 0-4 0 5-13 11-20 16-21zm187 0c2 2 4 4 8 8-2 0-4 0-8 0 0-2 0-4 0-8zm-321 4c3 0 6 0 9 0 1 4 2 8 4 13-1 0-2 0-4 0-3-3-6-6-9-9 0-1 0-2 0-4zm-105 17c0 2 0 4 0 8 1 0 2 0 4 0 9-1 18-2 28-4 0-4 0-8 0-12-10 2-20 4-32 8zm41 29c0 0 0 0 4 0 0 0 0 0 24-29 0 0 0 0 0-5-16 0-26 12-28 34zm85-17c0 0 0 0 4 0 0 0 0 0 24-4 0 0 0 0 0-8-19 2-28 7-28 12zm-750-8c0 1 0 2 0 4 2 0 4 0 8 0 0-1 0-2 0-4-2 0-4 0-8 0zm543 0c0 1 0 2 0 4 2 0 4 0 8 0 0-1 0-2 0-4-2 0-4 0-8 0zm251-4c2 0 4 0 8 0 0 2 0 4 0 8-2 0-4 0-8 0 0-2 0-4 0-8zm-810 12c0 2 0 4 0 8 1 0 2 0 4 0 0-2 0-4 0-8-1 0-2 0-4 0zm130 0c2 2 4 4 8 8 0-2 0-4 0-8-2 0-4 0-8 0zm356 0c0 2 0 4 0 8 2 0 4 0 8 0 2-2 4-4 8-8-5 0-10 0-16 0zm24 8c1 0 2 0 4 0 3-2 6-4 9-8-1 0-2 0-4 0-3 2-6 4-9 8zm410 5c0 0 0 0 4 0 0 0 0 0 12-5 0 0 0 0 0-8-11 4-16 9-16 13zm24-13c0 0 0 0-8 17 0 0 0 0 4 0 5 0 8-4 8-13 0 0 0 0 0-4 0 0 0 0-4 0zm-300 4c0 1 0 2 0 4 2 0 4 0 8 0 0-1 0-2 0-4-2 0-4 0-8 0zm223 9c0 2 0 4 0 8 4 0 8 0 12 0 0-4 0-8 0-13-4 1-8 2-12 5zm-251 0c0 0 0 0-4 12 0 0 0 0 4 12 0 0 0 0-8 9 0 0 0 0 0 4 0 0 0 0 16-5 8 0 12 5 12 13 0 0 0 0 8 0 0-7 4-14 12-21 0 0 0 0-20-8 0 9-3 13-8 13 0 0 0 0 0-21 0 0 0 0 44 8 0 0 0 0 0-12 0 0 0 0-4 4 0 0 0 0-4 0 0 0 0 0-32-8 0 0 0 0-12 4 0 0 0 0-4-4zm210 4c0 1 0 2 0 4 1 0 2 0 5 0 4-1 8-2 12-4 4 4 8 8 12 12 0-2 0-4 0-8-2-2-4-4-8-8-7 1-14 2-21 4zm235-4c0 2 0 4 0 8 3-2 6-4 9-8-3 0-6 0-9 0zm-615 4c0 4 0 8 0 12 1 0 2 0 4 0 1-4 2-8 4-12-2 0-4 0-8 0zm44 0c0 0 0 0 0 4 0 5 4 8 12 8 0 0 0 0 0 4 0 0 0 0-8 9 0 0 0 0-16-5 0 0 0 0 4 5 0 0 0 0 0 4 0 0 0 0-4 4 0 0 0 0-4-4 0 0 0 0-8 0 0 0 0 0 0 4 0 0 0 0 8 0 0 7 8 13 24 16 8 0 12-4 12-12 0 0 0 0 4 0 0 0 0 0 21 4 0 0 0 0-12-16 0 0 0 0-13 4 0 0 0 0-8-29 0 0 0 0-12 0zm45 8c1 0 2 0 4 0 2-2 4-4 8-8-1 0-2 0-4 0-2 2-4 4-8 8zm20-8c0 2 0 4 0 8 1 0 2 0 4 0 0-2 0-4 0-8-1 0-2 0-4 0zm154 0c0 4 0 8 0 12 10 0 20 0 32 0 0-1 0-2 0-4-1-1-2-2-4-4 0-1 0-2 0-4-1 1-2 2-4 4-5 0-10 0-16 0-1-1-2-2-4-4-1 0-2 0-4 0zm271 0c0 2 0 4 0 8 7-1 14-2 21-4 0-1 0-2 0-4-7 0-14 0-21 0zm41 0c1 1 2 2 4 4 0 1 0 2 0 4 4-1 8-2 12-4 0-1 0-2 0-4-5 0-10 0-16 0zm-223 4c0 2 0 4 0 8 2-2 4-4 8-8-2 0-4 0-8 0zm97 8c1 1 2 2 4 4 4-1 8-2 13-4 0-2 0-4 0-8-3 0-6 0-9 0-2 2-4 4-8 8zm21-8c0 2 0 4 0 8 2-2 4-4 8-8-2 0-4 0-8 0zm24 8c1 0 2 0 4 0 2-2 4-4 8-8-1 0-2 0-4 0-2 2-4 4-8 8zm20-8c-1 1-2 2-4 4 0 1 0 2 0 4 1 0 2 0 4 0 4-1 8-2 12-4 0-1 0-2 0-4-4 0-8 0-12 0zm-523 29c-1 0-2 0-4 0 0-2 0-4 0-8-1 0-2 0-4 0 0 6 0 12 0 20 11 0 22 0 33 0 0-1 0-2 0-4-2-4-4-8-8-12 8-7 16-14 24-21-4 0-8 0-12 0-9 8-18 16-29 25zm134-25c-4 5-8 10-12 17 0-1 0-2 0-5-5 1-10 2-16 5 0 1 0 2 0 4 8 0 16 0 24 0 4-4 8-8 12-13-2-2-4-4-8-8zm106 17c4 0 8 0 12 0 2-5 4-10 8-17-2 0-4 0-8 0-4 5-8 10-12 17zm154-17c-1 1-2 2-5 4 0 1 0 2 0 4 1 0 2 0 5 0-1 1-2 2-5 4 0 3 0 6 0 9 3 0 6 0 9 0-1-1-2-2-4-4 0-1 0-2 0-5 2 0 4 0 8 0 0 3 0 6 0 9 2 0 4 0 8 0-1-1-2-2-4-4 0-1 0-2 0-5 1-1 2-2 4-4-5-2-10-4-16-8zm36 0c-1 1-2 2-4 4 0 2 0 4 0 8 1 0 2 0 4 0 4-1 8-2 12-4 0-1 0-2 0-4-4-1-8-2-12-4zm142 0c2 2 4 4 8 8 1 0 2 0 4 0-2-2-4-4-8-8-1 0-2 0-4 0zm-466 4c0 1 0 2 0 4 2 0 4 0 8 0 0-1 0-2 0-4-2 0-4 0-8 0zm539 0c0 1 0 2 0 4 5 0 10 0 16 0 0-1 0-2 0-4-5 0-10 0-16 0zm-1248 0c1 0 2 0 4 0 2 2 4 4 8 8 0 1 0 2 0 5-1 0-2 0-4 0-2-3-4-6-8-9 0-1 0-2 0-4zm1138 4c0 1 0 2 0 4 2 0 4 0 8 0 0-1 0-2 0-4-2 0-4 0-8 0zm-267 4c1 1 2 2 4 5 0 1 0 2 0 4 4-1 8-2 12-4 0-1 0-2 0-5-5 0-10 0-16 0zm296 9c2 0 4 0 8 0 0-3 0-6 0-9-2 3-4 6-8 9zm-985-5c0 1 0 2 0 5 2 0 4 0 8 0 0-1 0-2 0-5-2 0-4 0-8 0zm644 1c0 2 0 4 0 8 2-2 4-4 8-8-2 0-4 0-8 0zm122 0c0 2 0 4 0 8 1 0 2 0 4 0 4-1 8-2 12-4 1 1 2 2 4 4 0-2 0-4 0-8-6 0-12 0-20 0zm81 8c2 0 4 0 8 0 0-2 0-4 0-8-2 2-4 4-8 8zm174-8c0 2 0 4 0 8 2 0 4 0 8 0-2-2-4-4-8-8zm12 0c0 1 0 2 0 4 2 0 4 0 8 0 0-1 0-2 0-4-2 0-4 0-8 0zm-1199 0c24 0 38 31 40 95 0 0 0 0-12 3 0 0 0 0 8 34 0 0 0 0-16 4 0 0 0 0 0 4 0 5 4 8 12 8 0 0 0 0-4 21 0 0 0 0 0 8 0 0 0 0 12 70 0 0 0 0 0 120 0 0 0 0-4 5 0 0 0 0 0 4-10-5-16-9-16-13 0 0 0 0 8 0 0 0 0 0 0-8 0-14-8-23-24-29 0 0 0 0 0-12 0 0 0 0 12 0 0 0 0 0-12-17 0 0 0 0-4 4 0 0 0 0-4 0-6 0-8-4-8-12 0 0 0 0 4-13 0 0 0 0-4-4 0 0 0 0 4-4 0 0 0 0 4 0 0 0 0 0 24 8 0 0 0 0 0-4-7-14-16-21-28-21 0 0 0 0 0-8 0 0 0 0 16-4 0 0 0 0-8-20 0 0 0 0 4 0 0 0 0 0-4-4 0 0 0 0 0-9 0 0 0 0 12-16 0 0 0 0-8-29 0 0 0 0 8-9 0 0 0 0 0-12 0 0 0 0-12 0 0 0 0 0 0 8 0 0 0 0-4 0 0 0 0 0-12-12 0 0 0 0 4-4 0 0 0 0 4 0 0 0 0 0-4-4 0 0 0 0 0-13 0 0 0 0 4-4 0 0 0 0 0-4-8 0-12-3-12-9 4-11 14-16 28-16 0 0 0 0 4 4 0 0 0 0 0-16-22-7-32-14-32-21 0 0 0 0 4-4 0 0 0 0 4 0 0 0 0 0 12 8 0 0 0 0 12-17 0-16-7-24-20-24 0 0 0 0 0-4 0 0 0 0 8-8zm190 4c0 1 0 2 0 4 2 0 4 0 8 0 0-1 0-2 0-4-2 0-4 0-8 0zm17 4c0 2 0 4 0 8 4 0 8 0 12 0 0-4 0-8 0-12-4 1-8 2-12 4zm928-4c0 1 0 2 0 4 5 4 10 8 16 12 0-2 0-4 0-8-2-2-4-4-8-8-2 0-4 0-8 0zm85 4c0 2 0 4 0 8 2 0 4 0 8 0 2-2 4-4 8-8 0-1 0-2 0-4-1 0-2 0-4 0-4 1-8 2-12 4zm-1058 12c0 1 0 2 0 4 4-4 8-8 12-12-1 0-2 0-4 0-2 2-4 4-8 8zm20-8c0 0 0 0 4 4 0 0 0 0 0 4 0 0 0 0-4 4 0 0 0 0 0 4 0 0 0 0 4 5 0 0 0 0 17-5-3-11-10-16-21-16zm470-4c0 2 0 4 0 8-2 0-4 0-8 0 2-2 4-4 8-8zm162 4c0 5-4 8-12 8 0 0 0 0 16 13 0 0 0 0 4 0 0 0 0 0 0-5 0 0 0 0-8 0 0 0 0 0 0-8 0 0 0 0 8 0 0 0 0 0 0-8 0 0 0 0-8 0zm45 0c0 2 0 4 0 8 2 0 4 0 8 0 2-2 4-4 8-8-5 0-10 0-16 0zm105 0c2 2 4 4 8 8 1 0 2 0 4 0 0-2 0-4 0-8-4 0-8 0-12 0zm45 0c0 2 0 4 0 8 2 0 4 0 8 0-2-2-4-4-8-8zm89 0c0 2 0 4 0 8 2-2 4-4 8-8-2 0-4 0-8 0zm-263 4c0 1 0 2 0 4 5 0 10 0 16 0 0-1 0-2 0-4-5 0-10 0-16 0zm150 0c0 2 0 4 0 8 4 0 8 0 12 0 0-2 0-4 0-8-4 0-8 0-12 0zm210 20c0 0 0 0 25 5 0 0 0 0 8-8 0 0 0 0 4 0 0 0 0 0-4 3 0 0 0 0 0 5 0 0 0 0 4 0 12-6 19-11 20-17-24 0-36-3-36-8-8 2-15 9-21 20zm-267-16c0 1 0 2 0 4 2 0 4 0 8 0 0-1 0-2 0-4-2 0-4 0-8 0zm186 4c0 1 0 2 0 4 1 0 2 0 4 0 4-1 8-2 12-4 0-1 0-2 0-4-1 0-2 0-4 0-4 1-8 2-12 4zm-887 0c0 1 0 2 0 4 2 0 4 0 8 0 0-1 0-2 0-4-2 0-4 0-8 0zm944 0c0 1 0 2 0 4 2 2 4 4 8 8 0-1 0-2 0-3-2-3-4-6-8-9zm117-4c1 0 2 0 5 0 0 2 0 4 0 8-1 0-2 0-5 0 0-2 0-4 0-8zm25 0c2 0 4 0 8 0 0 2 0 4 0 8-2 0-4 0-8 0 0-2 0-4 0-8zm-1155 8c-1 4-2 8-4 13 5 1 10 2 16 4 0-1 0-2 0-4-4-4-8-8-12-13zm527 1c0 13-22 32-65 57 0 0 0 0 0 9 0 0 0 0 4 0 14 0 28-11 40-34 25-6 37-13 37-20 0 0 0 0 0-5 0 0 0 0-8-7 0 0 0 0-8 0zm20 0c0 1 0 2 0 4 2 0 4 0 8 0 0-1 0-2 0-4-2 0-4 0-8 0zm182-1c0 4 0 8 0 13 2-2 4-4 8-8 0-1 0-2 0-5-2 0-4 0-8 0zm102 5c0 1 0 2 0 3 4 1 8 2 12 5 4-1 8-2 12-5 1 1 2 2 4 5 0-4 0-8 0-13-9 1-18 2-28 5zm64-5c-1 5-2 10-4 17 4-4 8-8 13-12 0-1 0-2 0-5-3 0-6 0-9 0zm-1057 0c1 1 2 2 4 5 0 1 0 2 0 4-4 0-8 0-12 0 2-3 4-6 8-9zm932 13c1 0 2 0 4 0 2-2 4-4 8-8-1 0-2 0-4 0-2 2-4 4-8 8zm24-8c2 2 4 4 8 8 1 0 2 0 4 0 0-2 0-4 0-8-4 0-8 0-12 0zm191 0c0 2 0 4 0 8 2-2 4-4 8-8-2 0-4 0-8 0zm150-5c2 2 4 4 8 8-1 1-2 2-4 5-1 0-2 0-4 0 0-4 0-8 0-13zm-515 8c-1 1-2 2-4 5 0 1 0 2 0 4 4 0 8 0 12 0-2-3-4-6-8-9zm20 0c0 3 0 6 0 9 2-3 4-6 8-9-2 0-4 0-8 0zm20 21c0 0 0 0 9 0 8-7 20-11 36-12 0 0 0 0 0-9 0 0 0 0-4 0 0 0 0 0-12 9 0 0 0 0-4 0 0 0 0 0-12-9-6 0-11 7-13 21zm280-21c0 1 0 2 0 5 2 0 4 0 8 0 0-1 0-2 0-5-2 0-4 0-8 0zm65 0c0 1 0 2 0 5 2 0 4 0 8 0 0-1 0-2 0-5-2 0-4 0-8 0zm-721 17c0 4 0 8 0 13 1 0 2 0 4 0 5-7 10-14 16-21-1-1-2-2-4-4-5 4-10 8-16 12zm474-12c0 2 0 4 0 8 1 0 2 0 4 0 0-2 0-4 0-8-1 0-2 0-4 0zm259 0c0 2 0 4 0 8 1 0 2 0 4 0 0-2 0-4 0-8-1 0-2 0-4 0zm-284 8c0 2 0 4 0 8 5-1 10-2 17-4 0-2 0-4 0-8-1 0-2 0-4 0-4 1-8 2-13 4zm-417 0c0 2 0 4 0 8 2-2 4-4 8-8-2 0-4 0-8 0zm397 0c0 2 0 4 0 8 2 0 4 0 8 0-2-2-4-4-8-8zm81 0c0 2 0 4 0 8 4 0 8 0 12 0-2-2-4-4-8-8-1 0-2 0-4 0zm33 0c0 1 0 2 0 4 2 0 4 0 8 0 0-1 0-2 0-4-2 0-4 0-8 0zm44 0c0 0 0 0 0 25 0 0 0 0 12 0 0-15-4-23-12-25zm292-4c1 5 2 10 4 16-1 1-2 2-4 5-1 0-2 0-4 0-2-5-4-10-8-17 1-1 2-2 4-4 2 0 4 0 8 0zm-681 8c0 2 0 4 0 8 2-2 4-4 8-8-2 0-4 0-8 0zm272 8c0 1 0 2 0 5 4 0 8 0 12 0 1-1 2-2 4-5 0-2 0-4 0-8-5 2-10 4-16 8zm60-8c0 3 0 6 0 9 3 0 6 0 9 0 0-3 0-6 0-9-3 0-6 0-9 0zm29 0c0 1 0 2 0 4 2 0 4 0 8 0 0-1 0-2 0-4-2 0-4 0-8 0zm105 17c0 0 0 0 4 4 0 0 0 0 4 0 0-6 7-8 21-8 0 0 0 0 4-5 0 0 0 0 0-8 0 0 0 0-4 0 0 0 0 0-29 17zm57-17c0 4 0 8 0 13 2-3 4-6 8-9 0-1 0-2 0-4-2 0-4 0-8 0zm61 0c0 1 0 2 0 4 2 0 4 0 8 0 0-1 0-2 0-4-2 0-4 0-8 0zm-1074 4c0 3 0 6 0 9 1 0 2 0 4 0 2-3 4-6 8-9-4 0-8 0-12 0zm685 0c0 1 0 2 0 4 2 0 4 0 8 0 0-1 0-2 0-4-2 0-4 0-8 0zm28 0c0 3 0 6 0 9 2 0 4 0 8 0-2-3-4-6-8-9zm316 9c2 2 4 4 8 8 1-1 2-2 4-4 0-4 0-8 0-13-1 0-2 0-4 0-2 3-4 6-8 9zm-989-5c0 1 0 2 0 5 2 0 4 0 8 0 0-1 0-2 0-5-2 0-4 0-8 0zm714 0c0 3 0 6 0 9 1 0 2 0 4 0 0-3 0-6 0-9-1 0-2 0-4 0zm93 0c0 9-16 13-49 13 0 0 0 0 0 4 8 0 12 4 12 12 0 0 0 0 4 5 0 0 0 0 4 0 0 0 0 0 0-17 0 0 0 0 8 0 0 0 0 0 5 4 0 0 0 0 4 0 0-4 5-8 16-12 0 0 0 0 4 4 0 0 0 0-4 4 0 0 0 0 0 8 5 0 9-8 12-25 0 0 0 0-4 5 0 0 0 0-4 0 0 0 0 0-4-5 0 0 0 0-4 0zm52 21c25-3 37-9 37-16 0 0 0 0-8 0 0 0 0 0-29 16zm90-8c0 1 0 2 0 4 2 0 4 0 8 0 2-2 4-4 8-8-1-1-2-2-4-4-1 0-2 0-4 0-2 2-4 4-8 8zm-531 78c0 0 0 0-8 0 0 0 0 0-21-20 0 0 0 0-105 0 0 0 0 0 0 12 0 0 0 0-8 25 7 0 12 33 16 99 0 0 0 0 4 33 0 0 0 0-8 0 14 11 20 35 20 71 0 0 0 0-16 4 0 0 0 0 12 24 0 0 0 0-4 25 0 0 0 0-4 0-6-1-14-13-24-37 0 0 0 0-20 8 0 0 0 0 0 4 12 14 32 29 60 46 0 0 0 0 0 4 0 0 0 0-4 4 0 0 0 0 0 5 0 0 0 0 4 12 0 0 0 0-4 0 0 0 0 0-4-4 0 0 0 0-12 0 0 0 0 0 0 3 11 0 16 5 16 13 0 0 0 0 4-4 0 0 0 0 21 0 0 7 6 20 20 37 0 0 0 0-4 21 0 0 0 0-8 0 0-19-10-33-29-42 0 0 0 0-12-12 0 0 0 0 0 4 0 0 0 0 4 13 0 0 0 0-8 0 0-11-7-19-20-21 0 0 0 0 0 4 0 0 0 0 53 62 0 0 0 0-4 0 0 0 0 0-61-54-27 14-42 25-45 33 27 39 49 58 69 58 0 9 12 16 37 21 0 0 0 0 0 8-37 0-79 32-126 95 0 0 0 0 49 42 0 0 0 0 0 8-30 13-45 35-45 66 0 0 0 0 0 4 9 22 22 33 36 33 0 0 0 0 4 4 0 0 0 0 0 29 0 0 0 0-8 0 0 0 0 0 0 9 0 0 0 0 4 0 0 0 0 0-4 41 0 0 0 0 0 12 0 0 0 0 4 17 0 0 0 0-4 4 0 0 0 0 0 4 0 0 0 0 13 37 0 0 0 0-21 8 0 0 0 0 0 75 0 0 0 0-4 21 9 0 20 19 33 58 0 0 0 0 28 29 0 0 0 0 4-2 0 0 0 0 138 0 206 0 340-47 401-139 0 0 0 0 4 4 0 0 0 0 4 0 0 0 0 0 0-8 0 0 0 0-8-46 0 0 0 0 16-8 0 0 0 0 0-8-5-5-10-35-16-91-8-33-32-65-73-95 0 0 0 0 8-25 0 0 0 0 0-12-2-28-9-41-20-41 0 0 0 0-37 61 0 0 0 0-73-29 0 0 0 0 9-49 0 0 0 0-25 20 0 0 0 0-8-8 0 0 0 0 4-4 0 0 0 0-48-8 0 0 0 0-8 8 0 0 0 0-17 4 0 0 0 0-4 5 0 0 0 0 0 12 0 0 0 0 4-4 0 0 0 0 17 0 0 0 0 0 0 4 0 0 0 0-5 4 0 0 0 0 0 4 0 0 0 0 33 21 0 0 0 0 8 0 0 0 0 0 12-9 0 0 0 0 16 0 0 0 0 0 8 9 0 0 0 0-24 20 0 0 0 0-16 0 0 0 0 0 0-8 0 0 0 0-4 0 0 0 0 0-20 12-24-12-38-21-41-29 0 0 0 0 0-4 0 0 0 0 8-12 0 0 0 0 0-4 0 0 0 0-4 0 0 0 0 0-28 8 0 0 0 0 0 4 11 1 16 5 16 12 0 6-4 9-12 9 0 0 0 0-4 4 0 0 0 0 0 4 0 0 0 0-20-4-6 0-9 4-9 12 0 0 0 0-4 0 0 0 0 0-4-4 0 0 0 0-4 0-7 11-14 17-20 17 0 0 0 0 0 4 0 0 0 0 8 0 0 0 0 0-8 8 0 0 0 0-16-33 0-6 24-16 73-29-6-11-14-16-25-16 0 0 0 0 0 4 0 10-14 20-44 29 0 0 0 0-4-4 8-17 12-43 12-79 0-14-7-30-20-50 0 0 0 0 4-4 0 0 0 0 0-4-35-19-58-29-69-29 0 0 0 0 0-8 35-9 53-31 53-66 0 0 0 0 0-9 0 0 0 0-17-45 0 0 0 0 4-4 0 0 0 0 4 0 6 0 9 4 9 12 0 0 0 0 4-4 0 0 0 0 4 0 0 0 0 0 4 4 0 0 0 0 4 0 0-8 2-12 8-12 0 0 0 0 16 8 0 0 0 0 28-8 0 0 0 0 4 4 0 22-6 33-20 33 0 0 0 0 4 4 0 0 0 0 0 13 0 0 0 0-12 0 0 0 0 0 0-9 0 0 0 0-4 0 0 0 0 0 0 4 0 0 0 0 4 17 0 0 0 0 4-4 0 0 0 0 4 0 6 0 23 14 53 41 0 0 0 0 16 4 0 0 0 0 4 0 0 0 0 0 0-4-27-6-40-18-40-37 0 0 0 0 8 0 0 15 12 24 36 29 0 0 0 0 0 4 0 0 0 0 4-4 0 0 0 0 21 0 0 0 0 0 16 12 12-30 32-45 60-45 0 0 0 0-52-66 0 0 0 0 0-25 0 0 0 0 20-8 11 0 19 21 24 62 11 5 17 17 17 37 0 0 0 0 8 0 0 0 0 0-4-4 0 0 0 0 0-4 0 0 0 0 4-5 14 9 30 13 48 13 0 0 0 0 29-8 0 0 0 0 4 4 4-11 8-17 12-17 0 0 0 0 8 29 13-6 26-25 41-58 0 0 0 0-13-8-16 22-29 33-40 33 0 0 0 0-53-103 0 0 0 0 20-8 0 0 0 0 0-5 7-19 13-28 17-28 0 0 0 0 12 0 38 18 57 55 57 111 0 0 0 0 0 4 0 0 0 0 4 0 29-36 44-60 44-74 0 0 0 0 4-29 0 0 0 0-4-21 16-5 24-14 24-29 0 0 0 0 9-70-12-8-36-48-73-120 0 0 0 0-33-33 0 0 0 0 8 0 0 0 0 0 0-8 0 0 0 0-8 0 0 0 0 0 0 8 0 0 0 0-4 0-16-6-24-12-24-17 0 0 0 0 0-4 0 0 0 0 16 0 0 0 0 0 0-8 0 0 0 0-20 4 0 0 0 0-4-4 0 0 0 0-8 8-25-4-37-8-37-12 0 0 0 0-4 4 0 0 0 0-20 0 0 0 0 0-4-12-25 14-66 21-126 21-75 15-113 35-113 61zm308-74c2 0 4 0 8 0 0-2 0-4 0-8-2 2-4 4-8 8zm20-8c0 1 0 2 0 4 2 0 4 0 8 0 0-1 0-2 0-4-2 0-4 0-8 0zm-750 8c0 0 0 0-4 12 16-3 25-7 25-12 0 0 0 0-21-4 0 0 0 0 0 4zm908-4c1 4 2 8 4 12 2 0 4 0 8 0 0-4 0-8 0-12-4 0-8 0-12 0zm158 0c0 0 0 0 4 4 0 0 0 0 0 4 0 0 0 0 4-4 0 0 0 0 8 0 0 8 7 12 20 12 0 0 0 0 0-8 0 0 0 0-16-8 0 0 0 0-20 0zm-138 8c0 4 0 8 0 13 1 0 2 0 4 0 0-4 0-8 0-13-1 0-2 0-4 0zm199-4c2 0 4 0 8 0 0 1 0 2 0 4-2 0-4 0-8 0 0-1 0-2 0-4zm-328 8c0 3 0 6 0 9 2-3 4-6 8-9-2 0-4 0-8 0zm93 0c0 3 0 6 0 9 1 0 2 0 4 0 0-3 0-6 0-9-1 0-2 0-4 0zm52 0c0 3 0 6 0 9 3 0 6 0 9 0 0-3 0-6 0-9-3 0-6 0-9 0zm33 29c0 0 0 0 8 0 0 0 0 0 4-29-6 0-10 10-12 29zm77-29c0 3 0 6 0 9 1 0 2 0 4 0 0-3 0-6 0-9-1 0-2 0-4 0zm12 4c0 0 0 0 0 8 0 0 0 0 12 0 0 0 0 0 0 9 0 0 0 0-4 0 0 0 0 0-12-4 0 0 0 0 0 12 8 0 12 3 12 9 0 0 0 0-12 4 0 0 0 0 0 4 0 0 0 0 8 8 0 0 0 0 4 0 0 0 0 0 12-8 0 0 0 0-4-4 0 0 0 0 0-4 0 0 0 0 8-13 0 0 0 0 0-8-2-8-10-13-24-13zm-1074 21c-5-1-10-2-16-4-1 0-2 0-4 0 0 1 0 2 0 4 1 1 2 2 4 4-1 1-2 2-4 4 0 4 0 8 0 13 2 0 4 0 8 0 0-5 0-10 0-17 8 0 16 0 24 0 5-5 10-10 17-17 0-1 0-2 0-3-9 5-18 10-29 16zm871-16c0 1 0 2 0 3 4 0 8 0 13 0 0-1 0-2 0-3-4 0-8 0-13 0zm-44 3c2 3 4 6 8 9 0-3 0-6 0-9-2 0-4 0-8 0zm316 0c0 6 4 9 12 9 0 0 0 0 0 12 0 0 0 0-8 0 0 0 0 0 0-8-8 0-12-3-12-8 0 0 0 0 4-5 0 0 0 0 4 0zm-235 13c0 2 0 4 0 8 2 0 4 0 8 0-2-2-4-4-8-8zm-57 4c0 3 0 6 0 9 2-3 4-6 8-9-2 0-4 0-8 0zm20 9c7 1 14 2 21 4 0-1 0-2 0-4-2-3-4-6-8-9-1 0-2 0-4 0-3 3-6 6-9 9zm-64 0c0 1 0 2 0 4 8 1 16 2 24 4 0-1 0-2 0-4-2-3-4-6-8-9-5 1-10 2-16 5zm28 4c2 0 4 0 8 0 0-3 0-6 0-9-2 3-4 6-8 9zm-839-5c0 1 0 2 0 5 2 0 4 0 8 0 0-1 0-2 0-5-2 0-4 0-8 0zm12 5c0 1 0 2 0 4 2 0 4 0 8 0 0-1 0-2 0-4-2 0-4 0-8 0zm-16 4c0 2 0 4 0 8 2 0 4 0 8 0-2-2-4-4-8-8zm478 4c0 0 0 0 4 0 13 0 27 10 41 29 0-8 3-13 8-13 0 0 0 0 12 0 0 0 0 0 4 5 0 0 0 0 4-5 0 0 0 0 8 0 0 11 4 17 12 17 6 0 9 8 9 25 0 0 0 0 4 0 0 0 0 0 8-29 0 0 0 0 12 0 0 7 5 11 16 12 0 0 0 0 0 9 0 0 0 0 37 0 13 8 21 19 24 33 0 0 0 0-4 12 0 0 0 0-12 0 0-14-6-21-17-21 0 0 0 0 0 5 0 0 0 0 4 12 0 0 0 0-4 4 0 0 0 0-12 0 0 0 0 0 0-8 0 0 0 0-4 0 0 0 0 0 0 8-16 0-24-11-24-33 0 0 0 0 0-17 0 0 0 0-4 0 0 0 0 0-4 38 0 0 0 0-8 0 0 0 0 0 0-21 0 0 0 0-4 0 0 0 0 0 0 33 0 0 0 0-8 0 0 0 0 0 0-29 0 0 0 0-9 0 0 0 0 0 5 21 0 0 0 0 0 4 0 0 0 0-13 12 0 0 0 0-4-4 0 0 0 0 0-8 0 0 0 0 8-12 0 0 0 0 0-5 0 0 0 0-4 5 0 0 0 0-4 0 0 0 0 0-4-5 0 0 0 0-4 0 0 0 0 0-8 9 0 0 0 0-8-9 0 0 0 0 0-4 8 0 12-2 12-8 0 0 0 0 8 0 0 0 0 0 0 8 0 0 0 0 4 0 0 0 0 0 0-8 0 0 0 0-4-25 0 0 0 0-20 13 0 0 0 0-4 0 0 0 0 0 0-13 0 0 0 0-16 0 0 8-3 12-8 12 0 0 0 0 0-28 0 0 0 0-4 0 0 11-4 16-13 16 0 0 0 0-16-4 0 0 0 0-4 4 0-11-8-18-24-21 0 0 0 0 0-4 2-8 13-12 32-12zm600 8c0 2 0 4 0 8 1 0 2 0 4 0 0-2 0-4 0-8-1 0-2 0-4 0zm57 0c0 2 0 4 0 8-2 0-4 0-8 0 2-2 4-4 8-8zm-85 17c0 2 0 4 0 8 1 0 2 0 4 0 0-2 0-4 0-8-1 0-2 0-4 0zm48 0c0 2 0 4 0 8 2 0 4 0 8 0-2-2-4-4-8-8zm41 24c0 1 0 2 0 5 5 0 10 0 16 0 0-1 0-2 0-5-5 0-10 0-16 0zm44 0c2 4 4 8 8 13 4-1 8-2 13-4 0-3 0-6 0-9-7 0-14 0-21 0zm-93 5c2 2 4 4 8 8 0-2 0-4 0-8-2 0-4 0-8 0zm-369 4c5 0 12 8 21 25 19 0 28 17 28 53 0 0 0 0 4 4 0 0 0 0 0 4 0 0 0 0-12 17 0 0 0 0-4 0 0 0 0 0 4-4 0 0 0 0 0-4-7 0-22-19-45-58 0 0 0 0 0-8 0 0 0 0-16 8 0 0 0 0-4-4 7-19 16-30 24-33zm-214 4c2 0 4 0 8 0 0 2 0 4 0 8-2 0-4 0-8 0 0-2 0-4 0-8zm113 12c0 3 0 6 0 9 2 0 4 0 8 0 0-3 0-6 0-9-2 0-4 0-8 0zm69 5c2 0 4 0 8 0 0 1 0 2 0 4-2 0-4 0-8 0 0-1 0-2 0-4zm-393 28c0 0 0 0-8 13 0 0 0 0 0 8 0 0 0 0 20 4-3-17-7-25-12-25zm891 21c0 4 0 8 0 12 1 0 2 0 4 0 4-1 8-2 13-4 0-4 0-8 0-12-5 1-10 2-17 4zm-56 0c0 2 0 4 0 8 1 0 2 0 4 0 0-2 0-4 0-8-1 0-2 0-4 0zm28 0c0 2 0 4 0 8 1 0 2 0 4 0 0-2 0-4 0-8-1 0-2 0-4 0zm12 4c2 2 4 4 8 8 1-1 2-2 4-4 0-1 0-2 0-4-4 0-8 0-12 0zm-247 29c0 1 0 2 0 4 1 7 2 14 4 21 1 0 2 0 4 0 1-5 2-10 4-16-4-3-8-6-12-9zm235 4c0 3 0 6 0 9 2 0 4 0 8 0-2-3-4-6-8-9zm-1317 50c2 0 4 0 8 0 0 4 0 8 0 12-2-2-4-4-8-8 0-1 0-2 0-4zm1313 4c0 2 0 4 0 8 1 0 2 0 4 0 0-2 0-4 0-8-1 0-2 0-4 0zm-227 21c0 1 0 2 0 4 2 2 4 4 8 8 2 0 4 0 8 0-1-7-2-14-4-21-1 0-2 0-4 0-2 3-4 6-8 9zm-1086 12c0 0 0 0 8 0 11 5 16 12 16 21 0 0 0 0 4 144 0 0 0 0-12 91 0 0 0 0-8 0-13-35-20-71-20-107 0 0 0 0 0-46 0 0 0 0 8-12 0 0 0 0-8-9 0 0 0 0 24-7 0 0 0 0 0-9 0 0 0 0-12-20 0 0 0 0-4 4 0 0 0 0-4 0 0 0 0 0-8-33 11 0 16-6 16-17zm892 8c2 3 4 6 8 9 0-3 0-6 0-9-2 0-4 0-8 0zm-256 99c0 1 0 2 0 4 2 0 4 0 8 0 0-1 0-2 0-4-2 0-4 0-8 0zm179 50c-3 8-6 16-9 25 1 0 2 0 4 0 5-2 10-4 17-8 0-1 0-2 0-5-4-4-8-8-12-12zm-227 8c0 1 0 2 0 4 4 3 8 6 12 9 0-1 0-2 0-4-4-3-8-6-12-9zm121 33c0 1 0 2 0 5 4 0 8 0 12 0 0-1 0-2 0-5-4 0-8 0-12 0zm-531 5c0 4 0 8 0 12 1 11 2 22 4 33 1 0 2 0 4 0 1-8 2-16 5-25-3-6-6-12-9-20-1 0-2 0-4 0zm1021 74c0 1 0 2 0 4 4 1 8 2 13 4 1 0 2 0 4 0 0-1 0-2 0-4-4-1-8-2-12-4-1 0-2 0-5 0zm-1195 0c0 0 0 0 8 0 0 14 3 21 8 21 0 0 0 0 8 8-11 80-19 120-24 120 0 0 0 0-4-4 0 0 0 0 4-4 0 0 0 0 0-5 0 0 0 0-8-12 0 0 0 0 8-17 0 0 0 0-12-33 0 0 0 0 0-8 0 0 0 0 16-20 0-6-4-9-12-9 0 0 0 0 8-37zm802 21c0 0 0 0 4 4 0 0 0 0 0 4 0 0 0 0-4 4 0 0 0 0-4 0 0 0 0 0-20-4 0 6 12 13 37 21 0 0 0 0 8-13 0 0 0 0 0-8 0 0 0 0-17-8 0 0 0 0-4 0zm450 4c1 0 2 0 4 0 2 2 4 4 8 8-1 0-2 0-4 0-2-2-4-4-8-8zm-1057 29c-1 6-2 12-4 20 0 3 0 6 0 9 2 2 4 4 8 8 2-2 4-4 8-8-2-9-4-18-8-29-1 0-2 0-4 0zm453 4c0 2 0 4 0 8 3 0 6 0 9 0 0-2 0-4 0-8-3 0-6 0-9 0zm-12 4c-1 5-2 10-4 17 4 0 8 0 12 0 0-5 0-10 0-17-2 0-4 0-8 0zm118 0c2 3 4 6 8 9 0 1 0 2 0 3-2 0-4 0-8 0 0-4 0-8 0-12zm0 25c1 0 2 0 4 0 2 2 4 4 8 8 0 1 0 2 0 4-1 0-2 0-4 0-2-2-4-4-8-8 0-1 0-2 0-4zm129 54c3 0 6 0 9 0 0 2 0 4 0 8-3 0-6 0-9 0 0-2 0-4 0-8zm-299 4c2 2 4 4 8 8-2 0-4 0-8 0 0-2 0-4 0-8zm308 8c9 0 18 0 28 0 0 1 0 2 0 4-5 4-10 8-16 13-4-1-8-2-12-4 0-4 0-8 0-13zm-896 25c1 0 2 0 4 0 0 2 0 4 0 8-1 0-2 0-4 0 0-2 0-4 0-8zm345 165c0 1 0 2 0 4 2 2 4 4 8 8 1 0 2 0 4 0 0-4 0-8 0-12-4 0-8 0-12 0zm656 46c2 0 4 0 8 0-2 2-4 4-8 8 0-2 0-4 0-8zm-640 16c-1 1-2 2-4 4 0 1 0 2 0 4 4 3 8 6 12 9 0-3 0-6 0-9-2-2-4-4-8-8zm401 8c0 7 0 14 0 21-1 0-2 0-4 0-4-1-8-2-12-4 0-4 0-8 0-12 5-1 10-2 16-5zm-33 5c3 0 6 0 9 0 0 2 0 4 0 8-3 2-6 4-9 8 0-5 0-10 0-16zm53 8c0 0 0 0 8 12 0 0 0 0-4 4 0 0 0 0-4 0 0 0 0 0-4-4 0 0 0 0-8 8 0 0 0 0-4-4 0 0 0 0 0-4 0 0 0 0 8 0 0-8 3-12 8-12zm203 8c-5 8-10 16-16 25 0 1 0 2 0 4 1 0 2 0 4 0 6-1 12-2 20-4 0-5 0-10 0-17-2-2-4-4-8-8zm-462 0c2 0 4 0 8 0 0 2 0 4 0 8-2 0-4 0-8 0 0-2 0-4 0-8zm733 289c0 1 0 2 0 4 2 0 4 0 8 0 0-1 0-2 0-4-2 0-4 0-8 0zm-344 29c0 1 0 2 0 4 4 0 8 0 12 0 0-1 0-2 0-4-4 0-8 0-12 0zm243 21c0 1 0 2 0 4 2 0 4 0 8 0 0-1 0-2 0-4-2 0-4 0-8 0zm-632-1604c0 0 0 0 24 0 0 0 0 0 4 4 0 0 0 0 4 0 0 0 0 0-4 4 0 0 0 0 0 17 0 5 8 11 24 16 0 0 0 0 21-3 0 0 0 0 4 3 0 0 0 0 0 5-11 0-16 3-16 8 0 0 0 0 32 8 0 0 0 0 8 0 0 0 0 0 0 8 0 0 0 0-4 5 0 0 0 0 0 4 0 0 0 0-4-4 0 0 0 0-4 0 0 0 0 0-28 8 0 0 0 0 8 8 0 0 0 0 4 0 0 0 0 0 20-4 0 0 0 0 0 4 0 9-5 13-16 13 0 0 0 0 0 4 0 0 0 0 12 0 11-9 22-13 32-13 0 0 0 0 4 4 0 0 0 0 0 5 0 0 0 0-12 12 0 0 0 0 0 4 0 0 0 0 16 0 6 0 9-7 9-21 12 0 22-3 28-8 0 0 0 0 16 4 24 0 50-8 77-25 0 0 0 0 12 0 0 0 0 0 0 5 0 0 0 0-4 4 0 0 0 0 0 4 0 0 0 0 4 12 0 0 0 0 8 0 0 0 0 0 4-20 0 0 0 0 9 0 0 0 0 0 16 16 0 0 0 0-12 16 0 0 0 0 4 0 9 0 20-5 32-16 0 6 4 9 12 9 0 0 0 0 4 4 0 0 0 0 0 3-11 0-16 3-16 9 0 0 0 0 16 0 0 0 0 0 0-9 0 0 0 0 4 5 0 0 0 0 4 0 0 8-4 12-12 12 0 0 0 0 0 8 0 0 0 0 29 9 0 0 0 0 4-4 0 0 0 0 0-5 0 0 0 0-21 0 0 0 0 0 0-4 12-16 24-24 37-24 0 0 0 0 0 3 0 0 0 0 4-3 0 0 0 0 12 0 0 0 0 0 8 8 0 0 0 0 0 16 0 0 0 0-4 0 0 0 0 0-4-4 0 0 0 0-4 0-11 9-18 20-20 33 0 0 0 0 8 0 0 0 0 0 0-8 0 0 0 0 4 0 0 0 0 0-4-4 0 0 0 0 0-8 0 0 0 0 44-9 0 0 0 0 4 4 0 0 0 0 9 0 0 0 0 0-4-4 0 0 0 0 0-16 0 0 0 0 8 0 0 0 0 0 0 8 8 0 12 3 12 8 0 0 0 0-4 4 0 0 0 0 8 0 0 0 0 0 4-4 0 0 0 0 4 0 0 0 0 0 4 4 0 0 0 0 4-12 19 0 28 4 28 12 0 0 0 0 13-4 0 0 0 0 0-8 0 0 0 0-21 0 0 0 0 0 0-8 0 0 0 0 21 0 0 0 0 0 8 8 19 0 33-8 40-25 0 0 0 0 12 0 0 0 0 0 4 4 0 0 0 0 0 8 0 0 0 0-8 0 0 0 0 0-12 30 0 0 0 0 4 0 0 0 0 0 4-5 0 0 0 0 4 0 0 0 0 0-4-4 0 0 0 0 0-4 0 0 0 0 8-8 0 0 0 0 4 4 0 0 0 0-4 4 0 0 0 0 0 4 0 0 0 0 8 9 0 0 0 0 17-5 0 0 0 0 4 5 0 0 0 0 4 0 0 0 0 0 28-9 0 0 0 0 0-4 0 0 0 0-12 0 0 0 0 0-12 4 0 0 0 0-4-12 0 0 0 0-16 12 0 0 0 0-4 0 0 0 0 0 0-4 0 0 0 0 12-20 0 0 0 0 16 3 0 0 0 0-4 5 0 0 0 0 0 8 0 0 0 0 8 0 0-11 5-17 16-17 0 0 0 0 20-20 0 0 0 0 0 12 0 0 0 0-8 0 0 6 4 9 12 9 0 0 0 0 0 8 0 0 0 0-20 8 0 0 0 0 0 12 10-8 20-12 29-12 0 0 0 0 4 4 0 0 0 0 0-8 8 0 12-3 12-9 0 0 0 0 16 5 0 0 0 0-8 8 0 0 0 0-4-4 0 0 0 0 0 4 0 0 0 0 8 12 0 0 0 0 12-4 0 0 0 0-8 13 0 0 0 0 0 4 0 0 0 0 8 0 0 0 0 0 16-13 0 0 0 0 4 0 0 6 4 9 12 9 0 0 0 0-28 25 0 0 0 0 0 4 18-14 33-21 45-21 0 0 0 0 8 21 0 0 0 0-4 4 0 0 0 0-8 0 0 0 0 0-17-8 0 0 0 0-12 4 0 0 0 0 0 4 0 0 0 0 4 4 0 0 0 0 0 4 0 0 0 0-4 0 0 0 0 0-12-4 0 9 10 17 28 24 0 0 0 0 0 5 0 0 0 0-24 12 0 0 0 0 0 13 0 0 0 0 29 4 0 0 0 0-9-17 0 0 0 0 4-4 0 0 0 0 13 0 0 0 0 0 4 21 0 0 0 0-21 41 0 9 4 13 13 13 0 0 0 0 0 12 0 0 0 0-17 21 0 0 0 0 4 12 0 0 0 0 4-4 0 0 0 0 21 4 0 0 0 0 20-8 0 0 0 0-4-21 0 0 0 0 0-12 0 0 0 0 8 0 0 0 0 0 4 29 0 0 0 0 0 12 0 0 0 0 24 0 0 0 0 0 4-4 17 3 25 8 25 13 0 0 0 0 0 8 0 0 0 0-8 0 0 0 0 0 0 4 0 0 0 0 12 16 0 0 0 0 0 4 0 0 0 0-4 5 0 0 0 0 4 4 0 0 0 0 0 16 0 0 0 0-12 12 0 0 0 0 4 4 0 0 0 0 0 9 0 0 0 0-4 4 0 0 0 0 0 4 0 0 0 0 12 0 0 76-29 156-85 240-9 0-18 12-29 37-10 0-29 8-56 25 0 0 0 0-106-33 0 0 0 0 0 66 0 0 0 0-4 0 0 0 0 0-4-4 0 0 0 0-4 0 0 0 0 0-4 4 0 0 0 0 0 4 0 0 0 0 4 21 0 0 0 0 4 0 6 0 8-8 8-25 0 0 0 0 4 0 0 0 0 0 21 4 0 0 0 0 0 8-14 2-21 7-21 13 0 0 0 0 0 62 14 0 21-3 21-8 0 0 0 0 64 16 0-4-10-11-32-21 0 0 0 0 0-8 0 0 0 0 20-4 0 0 0 0 12 0 0 0 0 0 4-13 32 14 51 27 57 38 0 0 0 0-4 0 0 0 0 0-16-8 0 0 0 0-4 0 0 0 0 0 0 4 83 45 145 127 186 248 0 0 0 0 8 86 0 0 0 0-4 108 0 0 0 0-12 4 0 0 0 0 0 9 0 0 0 0 4 4 0 0 0 0 0 4 0 0 0 0-8 0 0 0 0 0 0 29 0 0 0 0 8 12-19 30-28 49-28 58 0 0 0 0-20 0-27 28-41 55-41 83 0 0 0 0-4 4 0 0 0 0-4 0 0 0 0 0-16-4 0 0 0 0 0 41 0 0 0 0-8 8 0 0 0 0-4 0 0 0 0 0-4-4 0 0 0 0-4 0 0 14-11 27-33 41 0 0 0 0-8 0-5 0-8-4-8-12-37 34-74 56-109 66 0 0 0 0-5-4 0 0 0 0 0-4 0 0 0 0-20 8 0 0 0 0 0-4 0 0 0 0 12-17 0 0 0 0-4 0-13 8-27 13-40 13 0 0 0 0-57-9 0 0 0 0 4 4 0 0 0 0 0 9 0 6-13 12-40 16 0 0 0 0-21-12 0 10-20 17-60 21 0 0 0 0 0-9 16-2 24-6 24-12 0 0 0 0-61 0 0 0 0 0-16-4 0 0 0 0-20 4 0 0 0 0 0 4 0 0 0 0 4 4 0 0 0 0 0 4 0 0 0 0-4 5 0 0 0 0-21 0-14 0-22-5-24-13 0 0 0 0 0-4 5-7 8-17 8-29 14-8 55-12 122-12 0 0 0 0 0-6 0 0 0 0-12 0 0 0 0 0-53 0 0 0 0 0-45-11 0 0 0 0 0-4 0 0 0 0 4-4 0 0 0 0 0-4 0 0 0 0-20 2 0 0 0 0-28 0-91 0-191 0-300 0 0 0 0 0 0 10 0 0 0 0 20 0 0 0 0 0 0 8 0 0 0 0-40 0 0 0 0 0-17-12-19 0-39 10-60 29-96 0-157-7-183-21 0 0 0 0 0 4 0 0 0 0 4 5 0 0 0 0 0 4 0 0 0 0-12 4-16-3-24-7-24-13 0 0 0 0 4-20 0 0 0 0 8 0 0 0 0 0 4 16 0 0 0 0 4 0 0 0 0 0 0-70 0 0 0 0 8-8-7-36-14-128-20-273 0 0 0 0 4-4 0 0 0 0 4 0 0 0 0 0 4 4-5-25-8-58-8-99 0 0 0 0 0-45 0 0 0 0-8-63 0 0 0 0 4-4 0 0 0 0 0-4 0 0 0 0-20-99 0 0 0 0 16-25 0 0 0 0 0-174 0 0 0 0 4-37-19-42-28-101-28-178 0 0 0 0 4-111 0 0 0 0 0-87 0-5 4-8 12-8 0 0 0 0 4-4 0 0 0 0 0-4 0 0 0 0-4 0 0 0 0 0-4 4 0 0 0 0-4 0 0 0 0 0-4-4 0 0 0 0 0-9 0 0 0 0 16 0 0 0 0 0-4-4 0 0 0 0 0-4 0 0 0 0 8-8 0 0 0 0-12 0 0 0 0 0 0 8 0 0 0 0-8 0 0 0 0 0 0-58 0-5 5-8 16-8 0 0 0 0-8-8 0 0 0 0-4 3 0 0 0 0-4-3 0 0 0 0 0-5 0 0 0 0 12-12 0 0 0 0 0-4 0 0 0 0-4 4 0 0 0 0-4 0 0 0 0 0-4-4 0 0 0 0 0-8 0-4 13-9 40-17 0-8 14-12 41-12 0 0 0 0 4-17 0 0 0 0-4-4 0 0 0 0-4 0 0 0 0 0-49 29 0 0 0 0-20 0 0 0 0 0-8-8 0 0 0 0 0-25 0 0 0 0 4-4 0 0 0 0 0-5 0 0 0 0 4 5 0 0 0 0 8 0 0 0 0 0 0-4 0 0 0 0-8 0 0 0 0 0 8-9 0 0 0 0 24 0 0 0 0 0 0-8 0 0 0 0-4 4 0 0 0 0-28 0 0 0 0 0-8-8 0 0 0 0 0-4 0 0 0 0 85 0 0 0 0 0 8-8 0 0 0 0-8-9 0 0 0 0 4-4 0 0 0 0-8-8 10 0 27-7 48-21 0-11 8-16 25-16 0 0 0 0 16 4 0 0 0 0 0 8 0 0 0 0-4 0 0 0 0 0-4-4 0 0 0 0-4 0 0 0 0 0-4 4 0 0 0 0 0 4 0 0 0 0 4 5 0 0 0 0-8 7 0 0 0 0 0 9 0 0 0 0 20 4 0 8-6 12-16 12 0 0 0 0-4 5 0 0 0 0 0 4 0 0 0 0 4 4 0 0 0 0-4 4 0 0 0 0 0 21 0 0 0 0 24 0 0 0 0 0 8-9 0 0 0 0-8 0 0 0 0 0 0-4 0 0 0 0 8-12 0 0 0 0-8-8 0 0 0 0 0-5 0 0 0 0 4-16 0 0 0 0-4-12 0 0 0 0 4 0 0 0 0 0 12-21 0 0 0 0 24 4 0 0 0 0 0 8 0 0 0 0-8 0 0 0 0 0 0 5 0 0 0 0 21-5 0 0 0 0 16 0 0 0 0 0 16 8 0 0 0 0-4 21 0 0 0 0 4 0 0 0 0 0 16-4 0 0 0 0-4-4 0 0 0 0 0-4 0 0 0 0 16-17 0 0 0 0 17 0 0 0 0 0 0 4 0 6-7 8-21 8 0 0 0 0 0 9 0 0 0 0 8 0 0 0 0 0 0 8-10 0-16 3-16 8 0 0 0 0 4 5 0 0 0 0 4 0 0 0 0 0 21-9 0 0 0 0 0 9 0 0 0 0 8 0 0 0 0 0 8-9 0 0 0 0-16 0 0 0 0 0 0-4 10-11 16-21 16-29 0 0 0 0 12 0 0 0 0 0 0 5 0 0 0 0-8 12 0 0 0 0 0 4 0 0 0 0 28 0 2-11 6-16 12-16 0 0 0 0-4-5 0 0 0 0 0-4 0 0 0 0 41-29z">
            <text:p text:style-name="P9"/>
          </draw:path>
          <draw:path draw:style-name="gr10" draw:text-style-name="P1" draw:layer="layout" svg:width="1.442cm" svg:height="1.723cm" svg:x="24.057cm" svg:y="2.82cm" svg:viewBox="0 0 1443 1724" svg:d="m871 8c1 0 2 0 4 0 2 2 4 4 8 8-1 1-2 2-4 4-1 0-2 0-4 0-1-1-2-2-4-4 0-2 0-4 0-8zm-57 4c0 0 0 0 16 8 0 0 0 0 4-4 0 0 0 0 4 0 0 0 0 0 12 8 0 0 0 0 0-4 19 5 29 11 29 17 0 0 0 0 4-4 0 0 0 0 8 0 0 0 0 0 4 4 0 0 0 0 4 0 0 0 0 0 4-4 0 0 0 0 0-4 0 0 0 0-8-9 0 0 0 0-4 4 0 0 0 0-8 0 0 0 0 0 0-8 0 0 0 0 28-4 0 0 0 0-4 4 0 0 0 0 0 17 11-5 16-11 16-17 0 0 0 0 13 0 5 0 8 6 8 17 0 0 0 0 12-9 0 0 0 0 4 0 5 0 8 4 8 13 0 0 0 0 4-4 0 0 0 0 12 0 0 0 0 0-52 45 0 0 0 0-13-4 0 0 0 0 0 4 0 0 0 0 4 4 0 0 0 0 0 5 0 0 0 0 4-5 0 0 0 0 29 5 0 0 0 0-33 24 0 0 0 0-20 0 0 0 0 0-4 21 0 0 0 0 24 0 0 0 0 0 0-4 0 0 0 0-12 0 0 0 0 0 0-8 19 0 33-6 41-17 0 0 0 0 4 0 0 0 0 0 20 4 4-14 14-21 28-21 0 0 0 0 0-4-8 0-12-2-12-8 14 0 21-5 21-16 0 0 0 0 8 0 0 0 0 0 0 4 0 0 0 0-4 4 0 0 0 0 0 4 0 0 0 0 8 0 0 0 0 0 0 8-11 0-17 3-17 9 0 0 0 0 5 0 17-8 32-19 44-34 12 6 19 11 20 17 0 0 0 0-4 4 0 0 0 0 8 0 0 0 0 0 4-4 0 0 0 0 5 0 35 18 52 29 52 33 0 0 0 0-4 12 0 0 0 0 4 0 0 0 0 0 16-4 35 19 70 55 106 108 0 0 0 0 0 8 0 0 0 0-12 0 7 33 14 50 20 50 0 0 0 0 20 4 0 0 0 0 0-4 0 0 0 0-24-38 0 0 0 0 0-8 34 41 57 81 69 120 0 0 0 0-4 12 21 13 46 67 73 161 24 100 36 200 36 302 0 80-9 171-28 273 0 0 0 0-8 33 0 0 0 0-4 0 0 0 0 0 4 29 0 13-11 39-33 78-9 36-17 54-24 54 0 0 0 0-4-4-24 62-42 98-53 108 0 0 0 0 0-8 0 0 0 0-16 20 0 0 0 0 0 4 0 0 0 0 12-8 0 0 0 0 0 4-17 32-34 56-53 70 0 0 0 0 0-8 0 0 0 0-32 29 0 0 0 0-4 0 32-39 51-68 57-87 0 0 0 0 0-4 0 0 0 0-4 0-29 79-120 157-272 236 0 0 0 0-4 0 0 0 0 0 0 4 0 0 0 0 4 0 0 0 0 0 89-37 0 0 0 0 0 4-15 21-54 42-117 62 0 0 0 0-4-13 0 0 0 0-8 0-19 12-29 24-29 35 0 0 0 0-61 0 0-9-4-14-12-14-23 0-46 8-69 25 0 0 0 0-4-17 0 0 0 0-4 0 0 0 0 0-28 29 0 0 0 0-12-8 0 5-4 8-12 8-25 0-37-7-37-20 0 0 0 0-4 0 0 0 0 0-20 4 0 0 0 0 0-13-11 0-23 7-37 21 0 0 0 0-52-8 0 0 0 0 0-4 0 0 0 0 16-21-26 0-57-15-93-45 0 0 0 0-57-9 0 0 0 0 0-12 0 0 0 0 16-4 0 0 0 0 0-9 0 0 0 0-16 0-9 20-24 29-45 29-24 0-56-15-97-45 0 0 0 0 0-8 0 0 0 0 8 0 0 0 0 0 0-8 0-4-17-11-52-21 0 0 0 0-13-17 0 0 0 0 9-8 102 44 162 66 178 66 0 0 0 0 4-4 0 0 0 0 16 8-13-20-20-49-20-87 0 0 0 0-12 9 0 0 0 0-4 0 0 0 0 0-8-9 0 0 0 0 0-4 0 0 0 0 12-78 0 0 0 0 0-17 0 0 0 0 12 0 0 0 0 0 0 17 0 0 0 0 4 0 0 0 0 0 0-12 0-30-20-63-61-100 0-43-32-72-97-87 0-18-27-52-81-103 0 0 0 0 0-13 0-20-4-43-12-70 0 0 0 0 20 13 0 0 0 0 0-5-22-31-32-52-32-62 0 0 0 0 4-4-16 0-28-64-37-194 0 0 0 0 12-4 0 0 0 0-4-33 0 0 0 0 8-124 0 0 0 0-4-21 0 0 0 0 4-4 0 0 0 0 4 0 0 0 0 0-4-4 0 0 0 0 0-66 0-15 8-26 25-33 19-70 43-125 73-165 0 0 0 0-5-5 0-27 13-54 37-78 0 0 0 0 0 4 0 0 0 0 16-4 0 0 0 0 0-13 0 0 0 0-8-8 26-42 61-77 105-103 0 0 0 0 57-41 0 0 0 0 8 0 0 0 0 0 8 7 0 0 0 0 0 5 0 0 0 0-20 0 0 0 0 0 4 4 0 0 0 0 0 4 0 0 0 0-4 4 0 0 0 0-4 0 0 0 0 0-4-4 0 0 0 0-4 0 0 5-10 10-28 16 0 0 0 0 0 5 1 5 8 11 20 16 0-13 7-20 20-20 0 0 0 0 12 4 0 0 0 0 0-5 0-5 7-7 21-7 0 0 0 0 4-5 0 0 0 0 0-4 0 0 0 0-9-8 0 0 0 0 17-21 0 0 0 0 4 4 0-6 5-11 16-16 0 0 0 0 0 4 0 0 0 0 4-4 0 0 0 0 8 0 0 0 0 0 0 8 0 0 0 0-12 0 0 0 0 0 0 8 0 0 0 0 20 0 0 0 0 0 0 5 0 0 0 0-8 12 0 0 0 0 0 4 0 0 0 0 8 0 0 0 0 0 0 4 0 0 0 0 4-4 0 0 0 0 12 0 0 0 0 0 0 4 0 0 0 0-8 8 0 0 0 0-4-4 0 0 0 0-4 4 0 0 0 0-4 0 0 0 0 0-12-4 0 0 0 0-4 0 0 0 0 0 0 4 5 0 8 4 8 13 0 0 0 0 4 0 0 0 0 0 12-9 0 0 0 0 16 4 3-9 9-14 17-16 0 0 0 0 0-8 0 0 0 0 4 4 0 0 0 0 20 0 0 0 0 0 28-16 0 0 0 0 0 3 0 0 0 0-4 13 0 0 0 0 4 0 0 0 0 0 33-9 0 0 0 0-4 5 0 0 0 0 4 12 0 0 0 0 4 0 0 0 0 0 52-12 0 0 0 0 0 4 0 0 0 0 5-4 0 0 0 0 32 12 0 0 0 0 16 0 0 0 0 0 0-12 0 0 0 0-20-5 0 0 0 0 0 9 0 0 0 0-28-16 0 0 0 0-5 4 0 0 0 0-8 0 0 0 0 0 0-9 0 0 0 0 17-4 0 0 0 0 12 4 0-5 4-8 12-8 0 0 0 0 0-13 0 0 0 0-12 0 0 0 0 0 0-8 0 0 0 0 4 0 0 0 0 0 12 4 0-4 9-8 28-12 0 0 0 0 37 8 0 0 0 0 12-4 0 0 0 0-8-8 0 0 0 0-20 0 0-8-6-12-17-12 0 0 0 0 0-9 0 0 0 0 4 0 0 0 0 0 4 4 0 0 0 0 5 0 0 0 0 0 12-4 0 0 0 0 0 4 0 0 0 0-4 5 0 0 0 0 0 4 0 0 0 0 16 0 1-14 5-21 12-21zm-4 12c0 4 0 8 0 13 8 1 16 2 24 4 0-1 0-2 0-4 2-2 4-4 8-8 0-1 0-2 0-5-2 0-4 0-8 0-2 3-4 6-8 9-2 0-4 0-8 0 0-3 0-6 0-9-2 0-4 0-8 0zm-93 5c2 0 4 0 8 0 0 2 0 4 0 8-2 0-4 0-8 0 0-2 0-4 0-8zm125 4c-1 1-2 2-4 4 0 2 0 4 0 8 8-2 16-4 25-8 0-1 0-2 0-4-7 0-14 0-21 0zm154 8c7 0 14 0 21 0 0 2 0 4 0 8-7 0-14 0-21 0 0-2 0-4 0-8zm41 4c1 1 2 2 4 4 0 1 0 2 0 4-1 1-2 2-4 4-2 0-4 0-8 0 0-1 0-2 0-4 2-2 4-4 8-8zm-746 4c0 4 0 8 0 12-2 0-4 0-8 0 0-1 0-2 0-4 2-2 4-4 8-8zm308 0c1 1 2 2 4 4 0 3 0 6 0 9-4 4-8 8-12 12 0-4 0-8 0-12-1 1-2 2-4 4-4 0-8 0-12 0 8-5 16-10 24-17zm134 25c0 0 0 0 0 8 0 0 0 0 24 5 0 0 0 0 4-5 0 0 0 0 0-4-8 0-12-3-12-8 0 0 0 0 4-4 0 0 0 0 12 0 0 0 0 0-4 4 0 0 0 0 0 4 0 0 0 0 8 0 0 0 0 0 0 4 0 0 0 0 4-4 0 0 0 0 5 0 0 0 0 0 20 4 0 0 0 0 4-17 0 0 0 0-4 0 0 0 0 0-12 9 0 0 0 0-17 0 0 0 0 0 0-12 0 0 0 0-8 0 0 0 0 0-28 16zm89-12c0 2 0 4 0 8 2 0 4 0 8 0-2-2-4-4-8-8zm154-4c2 0 4 0 8 0 0 1 0 2 0 3-2 0-4 0-8 0 0-1 0-2 0-3zm-308 4c2 0 4 0 8 0 0 2 0 4 0 8-2 0-4 0-8 0 0-2 0-4 0-8zm28 0c1 0 2 0 5 0-3 2-6 4-9 8-1 0-2 0-4 0 2-2 4-4 8-8zm110 4c2 2 4 4 8 8 0-2 0-4 0-8-2 0-4 0-8 0zm77 0c0 2 0 4 0 8 1 0 2 0 4 0 6-1 12-2 20-4 0-1 0-2 0-4-8 0-16 0-24 0zm-276 4c1 0 2 0 4 0 0 5 0 10 0 17-4-1-8-2-12-5 0-1 0-2 0-4 2-2 4-4 8-8zm337 0c5 0 10 0 16 0 0 2 0 4 0 8-5 0-10 0-16 0 0-2 0-4 0-8zm-389 4c0 0 0 0 8 0 0 0 0 0 0 8 0 0 0 0-12 21 0 0 0 0-29-9 0 0 0 0 4-12 0 0 0 0 8 0 0 0 0 0 0 8 0 0 0 0 9 0 0 0 0 0 0-8 8 0 12-3 12-8zm20 4c2 0 4 0 8 0 2 3 4 6 8 9-2 2-4 4-8 8-6 0-12 0-20 0 0-3 0-6 0-9 1 0 2 0 4 0 4 1 8 2 12 4 0-1 0-2 0-3-1-1-2-2-4-5 0-1 0-2 0-4zm49 0c0 0 0 0 4 0 21 0 32 7 32 21 0 0 0 0-4 0 0 0 0 0-16-5 0 0 0 0 4-4 0 0 0 0 0-4-14 0-20-3-20-8zm166 8c0 0 0 0 4 4 0 0 0 0 0 4 0 0 0 0-4 5 0 0 0 0-4 0 0 0 0 0-4-5 0 0 0 0-4 5 0 0 0 0-9 0 0 0 0 0-4-4 0 0 0 0-4 0 0 0 0 0 0 4 0 0 0 0 8 16 0 0 0 0 13-4 0 0 0 0 8 8 0 0 0 0 4 0 0 0 0 0-4-4 0 0 0 0 0-4 6-5 15-8 28-8 0-6-7-9-20-9 0 0 0 0 0-8 0 0 0 0-8 0zm308 0c0 1 0 2 0 4 2 0 4 0 8 0 0-1 0-2 0-4-2 0-4 0-8 0zm-624 8c0 3 0 6 0 9 2-3 4-6 8-9-2 0-4 0-8 0zm482-4c4 0 8 0 12 0 0 3 0 6 0 9-1 0-2 0-4 0-2-3-4-6-8-9zm154 4c0 4 0 8 0 13 1 0 2 0 4 0 0-4 0-8 0-13-1 0-2 0-4 0zm-280 13c1 0 2 0 4 0 2-2 4-4 8-8-1 0-2 0-4 0-2 2-4 4-8 8zm166 0c2 0 4 0 8 0 0-2 0-4 0-8-2 2-4 4-8 8zm-101-4c0 1 0 2 0 4 2 0 4 0 8 0 0-1 0-2 0-4-2 0-4 0-8 0zm154 0c0 1 0 2 0 4 2 0 4 0 8 0 0-1 0-2 0-4-2 0-4 0-8 0zm16 0c0 1 0 2 0 4 2 0 4 0 8 0 0-1 0-2 0-4-2 0-4 0-8 0zm53 4c0 4 0 8 0 12 1 0 2 0 4 0 4-4 8-8 12-12-1-1-2-2-4-4-4 1-8 2-12 4zm-892-4c0 0 0 0 17 4 0 0 0 0-4 4 0 0 0 0 4 4 0 0 0 0 0 4 0 0 0 0-25 29 0 0 0 0-4 0 0 0 0 0 0-12 0 0 0 0-4-21 0 0 0 0 8 0 0-8 3-12 8-12zm219 0c5 0 10 0 16 0 0 2 0 4 0 8-5 0-10 0-16 0 0-2 0-4 0-8zm231 4c0 2 0 4 0 8 1 0 2 0 4 0 0-2 0-4 0-8-1 0-2 0-4 0zm138 0c0 4 0 8 0 12 2-2 4-4 8-8-1-1-2-2-4-4-1 0-2 0-4 0zm-199 8c0 8-10 14-32 17 0 0 0 0 0 4 0 0 0 0 16 4 0 0 0 0 4-4 0 0 0 0 4 0 0 0 0 0 4 4 0 0 0 0 4 0 0 0 0 0 21-8 0 0 0 0 20 4 0 0 0 0 4-4 0 0 0 0 0-4 0-5-8-9-24-13 0 0 0 0-8 8 0 0 0 0-13-8zm61 17c0 1 0 2 0 4 4 0 8 0 12 0 1-7 2-14 4-21-5 5-10 10-16 17zm332-17c0 3 0 6 0 9 1 0 2 0 5 0 0-3 0-6 0-9-1 0-2 0-5 0zm-461 4c0 3 0 6 0 9 2-3 4-6 8-9-2 0-4 0-8 0zm445 0c0 1 0 2 0 5 2 0 4 0 8 0 0-1 0-2 0-5-2 0-4 0-8 0zm154 0c0 1 0 2 0 5 4 0 8 0 12 0 0-1 0-2 0-5-4 0-8 0-12 0zm-697 4c0 3 0 6 0 9 7-1 14-2 21-4 0-1 0-2 0-5-7 0-14 0-21 0zm357 9c4 0 8 0 12 0 0-3 0-6 0-9-1 0-2 0-4 0-2 3-4 6-8 9zm162-9c0 1 0 2 0 5 2 0 4 0 8 0 0-1 0-2 0-5-2 0-4 0-8 0zm-486 9c0 2 0 4 0 8 2 0 4 0 8 0 2-2 4-4 8-8 0-1 0-2 0-4-5 1-10 2-16 4zm251 0c0 0 0 0 0 12 0 0 0 0 8 9 0 0 0 0 4 0 0-11 8-17 24-17 0 0 0 0 0-8 0 0 0 0-8 0 0 0 0 0-28 4zm203-4c0 2 0 4 0 8 2 0 4 0 8 0 0-2 0-4 0-8-2 0-4 0-8 0zm93 0c0 1 0 2 0 4 2 0 4 0 8 0 0-1 0-2 0-4-2 0-4 0-8 0zm-231 4c0 2 0 4 0 8 1 0 2 0 4 0 0-2 0-4 0-8-1 0-2 0-4 0zm52 4c0 2 0 4 0 8 3 0 6 0 9 0 6-1 12-2 20-4-1-1-2-2-4-4 0-1 0-2 0-4-8 1-16 2-25 4zm163 4c1 1 2 2 4 4 2 0 4 0 8 0 0-4 0-8 0-12-1 0-2 0-4 0-2 2-4 4-8 8zm48-8c0 2 0 4 0 8 1 0 2 0 4 0 0-2 0-4 0-8-1 0-2 0-4 0zm29 4c0 0 0 0 0 29 6 0 10-10 12-29 0 0 0 0-12 0zm60 0c0 1 0 2 0 4 2 0 4 0 8 0 0-1 0-2 0-4-2 0-4 0-8 0zm17 0c2 2 4 4 8 8 1 0 2 0 4 0-2-2-4-4-8-8-1 0-2 0-4 0zm-710 25c0 0 0 0 9 0 0 0 0 0 4-4 0 0 0 0 4 0 0 0 0 0 8 8 0 0 0 0 8-8 0 0 0 0 0 8 0 0 0 0 4 0 12-6 19-11 20-17-24 0-36-3-36-8-8 2-15 9-21 21zm-81-13c0 1 0 2 0 5 1 0 2 0 4 0 4-1 8-2 13-5 0-1 0-2 0-4-1 0-2 0-4 0-4 1-8 2-13 4zm300-4c2 3 4 6 8 9 0-3 0-6 0-9-2 0-4 0-8 0zm268 0c0 3 0 6 0 9 2 2 4 4 8 8 2 0 4 0 8 0 2-2 4-4 8-8-8-3-16-6-24-9zm-511 4c0 8-3 13-8 13 0 0 0 0 0 4 0 0 0 0 8 0 0 0 0 0 4-4 0 0 0 0 0 12 0 0 0 0 4 0 0 0 0 0 0-16 0 0 0 0-8-9zm114 17c0 0 0 0 8 8 0 0 0 0 4 0 15 0 25-5 32-16 0 0 0 0 0-9-16 11-31 17-44 17zm222-17c0 1 0 2 0 5 3 0 6 0 9 0 0-1 0-2 0-5-3 0-6 0-9 0zm49 13c0 0 0 0 4 4-24 14-36 24-36 29 0 0 0 0 8 0 33-14 52-28 56-41 0 0 0 0 0-5 0 0 0 0-4 0 0 0 0 0-12 5 0 0 0 0 0-5 0 0 0 0-16 13zm344-13c0 3 0 6 0 9 1 0 2 0 5 0 0-3 0-6 0-9-1 0-2 0-5 0zm-417 21c0 0 0 0 0 4 0 0 0 0 4 0 0 0 0 0 0-8 0 0 0 0 4 0 0 0 0 0 8 8 0 0 0 0 12-4 0 0 0 0 0-4-8 0-12-4-12-12 0 0 0 0-16 16zm-563-16c0 0 0 0 12 0 0 0 0 0 0 4 0 0 0 0-4 4 0 0 0 0 0 4 0 0 0 0 12 0-8 14-17 21-28 21 0 0 0 0 4 4 0 0 0 0 0 8-11 0-16 6-16 17 0 0 0 0-17 12 0 0 0 0 9 0 0 0 0 0 0 4-7 19-15 29-25 29 0 0 0 0 4 4 0 0 0 0 0 13 0 0 0 0-12 12 0 0 0 0-8-8 11-4 16-9 16-13-8 0-12-3-12-8 0 0 0 0 0-4 0 0 0 0 4-4 0 0 0 0 0-4 0 0 0 0 4 4 0 0 0 0 4 0 4 0 8-6 12-17 0 0 0 0-4 0 0 0 0 0-12 8 0 0 0 0 0-8 0-5 4-8 12-8 0 0 0 0-4-4 0 0 0 0 0-4 11-23 23-38 37-46 0 0 0 0 0-8 0 0 0 0 8 0 0 0 0 0 0 8 0 0 0 0 4 0 0 0 0 0 0-8 0 0 0 0 4 0 0 0 0 0-4-4 0 0 0 0 0-8zm207 16c0 0 0 0 4 12 0 0 0 0-29 5 0 0 0 0 12 12 0-5 7-8 21-8 0 0 0 0 4-4 0 0 0 0 0-5 0 0 0 0-4-4 0 0 0 0 0-4 0 0 0 0 16-4 0 0 0 0 0-12 0 0 0 0-4 0 0 0 0 0-20 12zm413-13c0 1 0 2 0 5 2 0 4 0 8 0 0-1 0-2 0-5-2 0-4 0-8 0zm-442 5c0 1 0 2 0 4 2 0 4 0 8 0 0-1 0-2 0-4-2 0-4 0-8 0zm288 0c0 2 0 4 0 8 2 0 4 0 8 0 0-2 0-4 0-8-2 0-4 0-8 0zm539 0c0 1 0 2 0 4 2 0 4 0 8 0 0-1 0-2 0-4-2 0-4 0-8 0zm16 0c0 1 0 2 0 4 2 0 4 0 8 0 0-1 0-2 0-4-2 0-4 0-8 0zm-93 8c2 2 4 4 8 8 2 0 4 0 8 0 0-4 0-8 0-12-1 0-2 0-4 0-4 1-8 2-12 4zm-503 8c0 1 0 2 0 4 2 0 4 0 8 0 0-4 0-8 0-12-2 2-4 4-8 8zm308-8c0 2 0 4 0 8 1 0 2 0 4 0 0-2 0-4 0-8-1 0-2 0-4 0zm77 0c0 2 0 4 0 8 1 0 2 0 4 0 0-2 0-4 0-8-1 0-2 0-4 0zm138 4c0 1 0 2 0 4 4 0 8 0 12 0 4-1 8-2 12-4 0-1 0-2 0-4-1 0-2 0-4 0-6 1-12 2-20 4zm-502 4c1 4 2 8 4 13 6-3 12-6 20-9 0-2 0-4 0-8-8 1-16 2-24 4zm-203 0c0 4 0 8 0 13 2-3 4-6 8-9 0-1 0-2 0-4-2 0-4 0-8 0zm523 0c0 1 0 2 0 4 4 0 8 0 12 0 0-1 0-2 0-4-4 0-8 0-12 0zm-507 13c2 2 4 4 8 8 1-1 2-2 4-4 0-4 0-8 0-13-1 0-2 0-4 0-2 3-4 6-8 9zm-279 4c2 0 4 0 8 0 0-2 0-4 0-8-2 2-4 4-8 8zm150 12c13-4 26-8 40-12 0-2 0-4 0-8-13 6-26 12-40 20zm437-16c0 1 0 2 0 4 11 1 22 2 33 4-1-4-2-8-4-12-3 0-6 0-9 0-6 1-12 2-20 4zm-348 8c0 1 0 2 0 4 2 0 4 0 8 0 2-2 4-4 8-8-1-1-2-2-4-4-1 0-2 0-4 0-2 2-4 4-8 8zm275-8c0 2 0 4 0 8 2 0 4 0 8 0 0-2 0-4 0-8-2 0-4 0-8 0zm547 0c2 2 4 4 8 8 0-2 0-4 0-8-2 0-4 0-8 0zm-753 12c4 0 8 0 12 0 0-2 0-4 0-8-1 0-2 0-4 0-2 2-4 4-8 8zm243-8c-1 1-2 2-4 4 0 1 0 2 0 4 2 2 4 4 8 8 9-5 18-10 28-16-1 0-2 0-4 0-5 1-10 2-16 4-4-1-8-2-12-4zm441 0c0 1 0 2 0 4 2 0 4 0 8 0 0-1 0-2 0-4-2 0-4 0-8 0zm-798 4c1 4 2 8 4 12 2 0 4 0 8 0 0-4 0-8 0-12-4 0-8 0-12 0zm405 0c-1 1-2 2-4 4 1 1 2 2 4 4 0 1 0 2 0 4-1 1-2 2-4 5 0 1 0 2 0 4 2 0 4 0 8 0 1-5 2-10 4-17-1-1-2-2-4-4-1 0-2 0-4 0zm418 4c0 4 0 8 0 13 1 0 2 0 4 0 0-4 0-8 0-13-1 0-2 0-4 0zm-803 4c0 4 0 8 0 13 4-3 8-6 13-9 1 0 2 0 4 0 0 3 0 6 0 9 2 0 4 0 8 0 0-3 0-6 0-9-7-1-14-2-21-4-1 0-2 0-4 0zm-36 4c0 3 0 6 0 9 1 0 2 0 4 0 0-3 0-6 0-9-1 0-2 0-4 0zm85 25c0 0 0 0 4 4 0 0 0 0 4 0 0 0 0 0 4-29-5 0-9 8-12 25zm624-25c0 1 0 2 0 5 2 0 4 0 8 0 0-1 0-2 0-5-2 0-4 0-8 0zm16 0c0 1 0 2 0 5 2 0 4 0 8 0 0-1 0-2 0-5-2 0-4 0-8 0zm130 0c0 1 0 2 0 5 2 0 4 0 8 0 0-1 0-2 0-5-2 0-4 0-8 0zm-478 4c0 1 0 2 0 5 2 0 4 0 8 0 0-1 0-2 0-5-2 0-4 0-8 0zm101 0c0 1 0 2 0 5 2 0 4 0 8 0 0-1 0-2 0-5-2 0-4 0-8 0zm-506 5c0 1 0 2 0 4 4 0 8 0 12 0 0-1 0-2 0-4-4 0-8 0-12 0zm247 70c8 0 12 3 12 8 0 0 0 0-4 4 0 0 0 0-4 0 0 0 0 0-12-8 0 0 0 0 0 4 0 0 0 0 8 38-25 5-37 10-37 16 0 0 0 0 0 25 0 0 0 0-12 0 0 0 0 0 0-8 0 0 0 0-20 8 0 0 0 0-12-13 0 0 0 0-29 79 0 0 0 0-8 0 0 0 0 0 4 4 0 0 0 0-8 45 0 0 0 0 12 25-12 0-21 17-28 50 11 6 16 18 16 37 0 0 0 0-12 87 11 124 30 186 57 186 0 0 0 0 4-4 0 0 0 0-8-29 12-11 21-17 28-17 0 0 0 0 0-4-8 0-12-3-12-8 0 0 0 0 4-13 0 0 0 0 8 0 16 11 24 27 24 50 0 0 0 0 0 17 0 8-8 12-24 12 0 0 0 0 16 13 0 0 0 0 4-5 0 0 0 0 4 5 0 0 0 0 0 16 0 0 0 0-20 4 0 0 0 0-28-8 0 0 0 0-8 0 0 0 0 0-8 8 20 0 37 8 48 25 0 0 0 0 12 0 0 0 0 0 0 4 0 0 0 0-4 4 0 0 0 0 0 4 0 0 0 0 8 0 0 0 0 0 13-4 0 0 0 0 0 16 0 0 0 0-25 0 0 0 0 0 0 5 0 0 0 0 12 0 0 0 0 0 0 4 0 0 0 0-4 4 0 0 0 0 0 4 0 0 0 0 8 8 0 0 0 0-8 13 0 0 0 0 8 8 0 0 0 0-8 8 0 0 0 0 4 5 0 0 0 0 4 0 0 0 0 0 9-9 0 0 0 0 16 21 0 6-7 10-21 12 0 0 0 0-4-4 0 0 0 0-4 4 0 0 0 0 0 4 22 0 33 3 33 9 0 0 0 0-12 8 0 0 0 0-8-8 0 0 0 0-9 8 19 4 29 8 29 12 0 12-22 21-65 29 0 0 0 0 0 4 0 0 0 0 4 0 0 0 0 0 32-4 0 0 0 0 17 4 0 0 0 0 12-4 0 0 0 0 0 4-6 11-14 17-25 17 0 0 0 0 0 4 0 0 0 0 5 0 0 0 0 0 36-4 0 0 0 0 0 8 0 0 0 0-24 9 0 0 0 0 4 12 0 0 0 0 4 0 0 0 0 0 16-12 0 0 0 0 8 0 0 0 0 0 0 8 8 0 12 3 12 8 0 0 0 0-20 8 0 0 0 0-8-8 0 0 0 0-4 0 0 0 0 0 0 4 0 0 0 0 8 0 0 0 0 0 0 9-11 1-16 5-16 12 0 0 0 0 0 4 0 0 0 0 8 0 0 0 0 0 12-8 0 5 5 8 16 8 0 0 0 0 0 12 0 0 0 0-8 9 0 0 0 0-4-17 0 0 0 0-4 0 0 0 0 0-20 4 0 0 0 0-8-8 0 0 0 0-21 25 0 0 0 0 4 0 0 0 0 0 13-8 10 8 19 12 28 12 0 0 0 0 0 8 0 0 0 0-8 0 0 0 0 0 0 4 5 17 15 25 28 25 0 0 0 0 0 4 0 0 0 0-16 21 20 0 32 5 36 16 13 2 24 9 33 21 0 0 0 0 93 33 0-14 18-20 53-20 75 0 113-12 113-34 37-27 61-63 73-107 16-38 26-92 33-161 0 0 0 0-5-17 0 0 0 0 5 0 0 0 0 0-13-45 0 0 0 0 13-13 0 0 0 0-5-4 0 0 0 0 5-20 0 0 0 0 0-13 0 0 0 0 4 0 0 0 0 0 12 4 0 0 0 0 0-4-8-19-12-53-12-103 0 0 0 0 0-21 0 0 0 0 12-12 0 0 0 0-4-21 0 0 0 0 4-4 0 0 0 0 0-4-8 0-12-3-12-9 0 0 0 0 4-4 0 0 0 0 4 0 0 0 0 0-8-12 0 0 0 0 8-37-8 0-12-3-12-8 0 0 0 0 4-5-9 0-14-23-17-70 0 0 0 0 13 0 0 0 0 0 0-8 0 0 0 0-5 4 0 0 0 0-4 0 0-8-5-13-16-13 0 0 0 0-4-4 0 0 0 0 0-25 0-6 10-10 29-12 0 0 0 0 0-8-9 0-17-5-25-17 0 0 0 0-16-4 0 0 0 0 0-4 0 0 0 0 8-8 0 0 0 0 12 8 0-39-13-69-40-91-9-38-28-57-57-57-16-4-24-11-24-21 0 0 0 0-21 0 0 0 0 0-56-12 0 0 0 0-4 4 0 0 0 0-4 0 0 0 0 0-17-9 0 0 0 0-8 9 0 0 0 0-4-4 0 0 0 0 0-5 0 0 0 0 4-12 0 0 0 0-4 4 0 0 0 0-4 0 0 0 0 0-32-8 0 0 0 0 4-4 0 0 0 0 0-9 0 0 0 0-20-12 0 11-3 16-9 16 0 0 0 0-4-4 0 0 0 0 0 9 0 0 0 0-8 0 0 0 0 0 0-13 0 0 0 0-20 0 0 0 0 0 4 4 0 0 0 0 0 4 0 0 0 0-8 9 0 0 0 0-12-46 0 0 0 0 16-16-19 0-28-7-28-21-24 4-50 23-77 58zm-268-50c0 3 0 6 0 9 2-3 4-6 8-9-2 0-4 0-8 0zm21 9c6 1 12 2 20 4 0-1 0-2 0-4-2-3-4-6-8-9-1 0-2 0-4 0-2 3-4 6-8 9zm36-9c0 1 0 2 0 5 2 0 4 0 8 0 0-1 0-2 0-5-2 0-4 0-8 0zm669 4c0 1 0 2 0 5 2 0 4 0 8 0 0-1 0-2 0-5-2 0-4 0-8 0zm-81 17c0 1 0 2 0 4 2 0 4 0 8 0 0-1 0-2 0-4-2 0-4 0-8 0zm-86 45c0 0 0 0-4 5 0 0 0 0 0 4 19 0 29 10 29 29 0 0 0 0 12-4 0 0 0 0 20 8 0 0 0 0-8-12 0 0 0 0 4-5 0 0 0 0 20 9 0 0 0 0 4 0 0 0 0 0 0-4 0 0 0 0-77-30zm-737 5c-12 21-21 34-28 37 0 0 0 0-8-12 13-20 25-30 36-30 0 0 0 0 0 5zm827 4c0 1 0 2 0 4 2 2 4 4 8 8 2 0 4 0 8 0 0-1 0-2 0-4-2-2-4-4-8-8-2 0-4 0-8 0zm-171 4c0 2 0 4 0 8 1 0 2 0 4 0 0-2 0-4 0-8-1 0-2 0-4 0zm-684 29c0 0 0 0 0 4 0 0 0 0-21 41 0 0 0 0-8 0 0 0 0 0 0-16 0-19 10-29 29-29zm834 8c0 1 0 2 0 4 2 0 4 0 8 0 0-1 0-2 0-4-2 0-4 0-8 0zm-867 46c1 1 2 2 4 4 0 1 0 2 0 4-2 2-4 4-8 8-1-1-2-2-4-4 0-1 0-2 0-4 2-2 4-4 8-8zm178 12c0 0 0 0-4 29 9-3 13-11 13-25 0 0 0 0 0-4 0 0 0 0-9 0zm-182 12c0 0 0 0 8 0 0 0 0 0 8 8-21 31-35 60-40 87 0 0 0 0-8 0 0 0 0 0 0-8 0-14 5-30 16-50 0 0 0 0-4-4 13 0 20-11 20-33zm847 0c2 0 4 0 8 0 0 2 0 4 0 8-2 0-4 0-8 0 0-2 0-4 0-8zm49 58c2 0 4 0 8 0 0 2 0 4 0 8-2-2-4-4-8-8zm-576 13c0 5 4 8 12 8 0 0 0 0 4 0 0 0 0 0 0-4 0 0 0 0-16-4zm588 0c2 0 4 0 8 0 0 2 0 4 0 8-2 0-4 0-8 0 0-2 0-4 0-8zm-750 28c0 4 0 8 0 13 5 0 10 0 16 0-1-8-2-16-4-25-4 4-8 8-12 12zm174 5c0 2 0 4 0 8 3 0 6 0 9 0 0-2 0-4 0-8-3 0-6 0-9 0zm-368 20c0 0 0 0 0 4 0 0 0 0-4 21 0 0 0 0-8 0 2-17 6-25 12-25zm1021 46c0 0 0 0 0 4 0 0 0 0 4 12 8-2 13-7 16-16 0 0 0 0-20 0zm-511 37c2 0 4 0 8 0 0 2 0 4 0 8-2 0-4 0-8 0 0-2 0-4 0-8zm-12 141c2 0 4 0 8 0 0 2 0 4 0 8-2 0-4 0-8 0 0-2 0-4 0-8zm0 148c1 0 2 0 4 0 0 3 0 6 0 9-1 0-2 0-4 0 0-3 0-6 0-9zm-433 128c0 0 0 0 4 5-15 118-26 177-33 177 0 0 0 0-20-86 0 0 0 0 8-25 0 0 0 0-4-4 0 0 0 0 0-5 0 0 0 0 4-4 0 0 0 0 4 0 0 0 0 0-4-12 12-25 26-40 41-46zm-53 67c1 0 2 0 4 0 0 2 0 4 0 8-1 0-2 0-4 0 0-2 0-4 0-8zm142 4c2 0 4 0 8 0 0 2 0 4 0 8-2 0-4 0-8 0 0-2 0-4 0-8zm364 25c0 2 0 4 0 8 4 1 8 2 13 4 2-4 4-8 8-12-1-1-2-2-4-5-1 0-2 0-4 0-4 1-8 2-13 5zm-470 90c0 0 0 0 4 0 0 0 0 0 61 38 0 0 0 0 4 0 0 0 0 0-8-38 0 0 0 0 8 0 0 0 0 0 25 112 0 0 0 0-5 12 8 0 13 11 17 34 21 0 40 16 56 49 0 0 0 0-8 66 0 0 0 0-12 0 0-8-4-12-12-12-13-17-22-36-28-58 0 0 0 0-25-21 0 0 0 0 0-8 0 0 0 0 8 0-8-6-13-25-16-58 0 0 0 0-4 4 0 0 0 0-16 0 0-9-8-21-24-37 0 0 0 0 0-4 0 0 0 0 4-4 0 0 0 0 0-4 0 0 0 0 4 4 0 0 0 0 8 0 0 0 0 0 8-9 0 0 0 0 0-4 0 0 0 0-4-4 0 0 0 0-20-16 0 0 0 0 0-4 0 0 0 0-4 0 0 0 0 0-4 4 0 0 0 0-5 0 0 0 0 0-12-17 0 0 0 0 0-25zm547 0c1 0 2 0 4 0 0 4 0 8 0 13-2 0-4 0-8 0 1 1 2 2 4 4 0 1 0 2 0 4-2 0-4 0-8 0 0-4 0-8 0-12 2-3 4-6 8-9zm-535 50c3 0 6 0 9 0 0 1 0 2 0 4-3 0-6 0-9 0 0-1 0-2 0-4zm1167 83c0 9-10 30-32 62 0 0 0 0 4 0 15-10 30-30 45-58 0 0 0 0 0-4 0 0 0 0-17 0zm-867 29c8 27 12 50 12 70 0 0 0 0 0 41 0 6-4 8-12 8 0 0 0 0-12-4 0 0 0 0 0 4 0 17-5 26-16 26-16-7-24-12-24-17 0 0 0 0 0-17 0 0 0 0 8 0 0 0 0 0 4 21 0 0 0 0 8 0 0 0 0 0 0-4 0 0 0 0 8-79 0 0 0 0-4-4 0 0 0 0-4 4 0 0 0 0-4 0 0 0 0 0-8-8 0 0 0 0 0-8 0-22 15-33 44-33zm-142 49c11 6 25 22 45 50 0 0 0 0-8 0-24-15-37-31-37-50zm1005 33c0 1 0 2 0 4-2 3-4 6-8 9 0-1 0-2 0-4 2-3 4-6 8-9zm-782 112c0 1 0 2 0 4 15-1 30-2 45-4 0-1 0-2 0-4-10 0-20 0-32 0-4 1-8 2-13 4zm628 12c1 1 2 2 4 4 0 1 0 2 0 5-1 1-2 2-4 4-2 0-4 0-8 0 0-1 0-2 0-4 2-3 4-6 8-9zm-312-1603c3 0 6 0 9 0 0 2 0 4 0 8-3 0-6 0-9 0 0-2 0-4 0-8z">
            <text:p text:style-name="P9"/>
          </draw:path>
        </draw:g>
        <draw:custom-shape draw:style-name="gr11" draw:text-style-name="P1" draw:layer="layout" svg:width="23.5cm" svg:height="0.5cm" svg:x="3cm" svg:y="18.5cm">
          <text:p text:style-name="P9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23.5cm" svg:height="16.5cm" svg:x="3cm" svg:y="2.5cm">
          <text:p text:style-name="P9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10cm" svg:x="5.5cm" svg:y="6.5cm">
          <text:p text:style-name="P9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cm" svg:height="0.5cm" svg:x="5.5cm" svg:y="6cm">
          <text:p text:style-name="P2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.5cm" svg:height="0.5cm" svg:x="8cm" svg:y="6cm">
          <text:p text:style-name="P2"><text:span text:style-name="T1">Ubunt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0.5cm" svg:y="6cm">
          <text:p text:style-name="P2"><text:span text:style-name="T1">Win XP Ho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3cm" svg:y="6cm">
          <text:p text:style-name="P2"><text:span text:style-name="T1">Knopp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cm" svg:height="0.5cm" svg:x="15.5cm" svg:y="6cm">
          <text:p text:style-name="P2"><text:span text:style-name="T1">Im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5cm" svg:height="0.5cm" svg:x="18cm" svg:y="6cm">
          <text:p text:style-name="P2"><text:span text:style-name="T1">Admin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5.5cm" svg:height="1cm" svg:x="6.5cm" svg:y="7.3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cm" svg:height="1cm" svg:x="6.5cm" svg:y="9.4cm">
          <text:p text:style-name="P9"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5cm" svg:height="7.75cm" svg:x="6.5cm" svg:y="7.5cm">
          <draw:text-box>
            <text:p text:style-name="P5"><text:span text:style-name="T2">Ubuntu</text:span></text:p>
            <text:p text:style-name="P5"><text:span text:style-name="T2">Win XP Holz</text:span></text:p>
            <text:p text:style-name="P5"><text:span text:style-name="T2">Knoppix</text:span></text:p>
            <text:p text:style-name="P5"><text:span text:style-name="T8"/></text:p>
          </draw:text-box>
        </draw:frame>
        <draw:custom-shape draw:style-name="gr7" draw:text-style-name="P6" draw:layer="layout" svg:width="3cm" svg:height="0.5cm" svg:x="15.3cm" svg:y="7.5cm">
          <text:p text:style-name="P2"><text:span text:style-name="T3">Image erstell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5cm" svg:y="7.5cm">
          <text:p text:style-name="P2"><text:span text:style-name="T3">Image verwalten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0.277cm" svg:height="0.886cm" svg:x="2.8cm" svg:y="1.367cm">
          <draw:text-box>
            <text:p text:style-name="P9"><text:span text:style-name="T8">Imaging Reiter (nach Anmeldung)</text:span></text:p>
          </draw:text-box>
        </draw:frame>
        <draw:g>
          <draw:path draw:style-name="gr10" draw:text-style-name="P1" draw:layer="layout" svg:width="1.171cm" svg:height="1.747cm" svg:x="19.652cm" svg:y="2.927cm" svg:viewBox="0 0 1172 1748" svg:d="m478 16c0 4 0 8 0 13 1 0 2 0 4 0 0-4 0-8 0-13-1 0-2 0-4 0zm-73 9c0 4 0 8 0 12 1 0 2 0 4 0 0-4 0-8 0-12-1 0-2 0-4 0zm16 0c0 4 0 8 0 12 1 0 2 0 4 0 0-4 0-8 0-12-1 0-2 0-4 0zm-101 12c0 8 0 16 0 25 1 0 2 0 4 0 0-8 0-16 0-25-1 0-2 0-4 0zm85 4c0 4 0 8 0 13 2-3 4-6 8-9-1-1-2-2-4-4-1 0-2 0-4 0zm57 21c0 2 0 4 0 8 2 0 4 0 8 0-2-2-4-4-8-8zm-142 8c0 2 0 4 0 8 1 0 2 0 4 0 0-2 0-4 0-8-1 0-2 0-4 0zm73 21c0 2 0 4 0 8 2 0 4 0 8 0 0-2 0-4 0-8-2 0-4 0-8 0zm89 25c0 1 0 2 0 4 4 0 8 0 12 0 0-1 0-2 0-4-4 0-8 0-12 0zm-16 4c-1 1-2 2-4 4 0 1 0 2 0 3 1 1 2 2 4 5 2 0 4 0 8 0 0-1 0-2 0-5-2-2-4-4-8-7zm12 4c0 1 0 2 0 3 2 0 4 0 8 0 0-1 0-2 0-3-2 0-4 0-8 0zm-69 3c0 0 0 0 0 26 5 0 8-5 8-13 0 0 0 0-4-13 0 0 0 0-4 0zm20 0c0 5 0 10 0 17 2 0 4 0 8 0 1-5 2-10 4-17-4 0-8 0-12 0zm-32 9c-1 5-2 10-4 17 1 1 2 2 4 4 1 0 2 0 4 0 0-7 0-14 0-21-1 0-2 0-4 0zm32 12c0 1 0 2 0 5 2 0 4 0 8 0 0-1 0-2 0-5-2 0-4 0-8 0zm-16 38c0 4 0 8 0 12 1 0 2 0 4 0 0-4 0-8 0-12-1 0-2 0-4 0zm77 0c0 2 0 4 0 8 1 0 2 0 4 0 0-2 0-4 0-8-1 0-2 0-4 0zm-93 8c0 8 0 16 0 25 2 2 4 4 8 8 0-1 0-2 0-4-1-9-2-18-4-29-1 0-2 0-4 0zm-308 21c2 0 4 0 8 0 1 9 2 18 4 29 0 6 0 12 0 20-2 3-4 6-8 9-1 0-2 0-4 0-1-5-2-10-4-17 1-8 2-16 4-25 0-5 0-10 0-16zm328 16c0 2 0 4 0 8 1 0 2 0 4 0 0-2 0-4 0-8-1 0-2 0-4 0zm49 4c0 4 0 8 0 13 4 0 8 0 12 0-1-4-2-8-4-13-2 0-4 0-8 0zm-65 4c0 4 0 8 0 13 1 0 2 0 4 0 0-4 0-8 0-13-1 0-2 0-4 0zm16 5c0 2 0 4 0 8 1 0 2 0 4 0 0-2 0-4 0-8-1 0-2 0-4 0zm77 8c0 2 0 4 0 8 1 0 2 0 4 0 0-2 0-4 0-8-1 0-2 0-4 0zm-93 4c0 5 0 10 0 17 2-3 4-6 8-9-2-2-4-4-8-8zm16 0c0 4 0 8 0 12 1 0 2 0 4 0 0-4 0-8 0-12-1 0-2 0-4 0zm61 0c0 9 0 18 0 29 1 0 2 0 4 0 0-9 0-18 0-29-1 0-2 0-4 0zm-134 29c0 4 0 8 0 12 1 0 2 0 4 0 0-4 0-8 0-12-1 0-2 0-4 0zm97 4c0 2 0 4 0 8 1 0 2 0 4 0 0-2 0-4 0-8-1 0-2 0-4 0zm25 12c-1 4-2 8-4 13 4 0 8 0 12 0 0-1 0-2 0-4-2-3-4-6-8-9zm12 9c1 1 2 2 4 4 1 0 2 0 4 0 1-4 2-8 4-13-1 0-2 0-4 0-2 3-4 6-8 9zm-41 16c0 0 0 0 8 0 0 0 0 0 9-20 0 0 0 0-4 0-7 0-11 7-13 20zm-36-8c1 7 2 14 4 21 0 23 0 46 0 70 2 0 4 0 8 0 0-12 0-24 0-37-1-7-2-14-4-21 1 0 2 0 4 0-1-1-2-2-4-4 0-7 0-14 0-21 1-1 2-2 4-4 0-1 0-2 0-4-4 0-8 0-12 0zm-69 4c0 2 0 4 0 8 1 0 2 0 4 0 0-2 0-4 0-8-1 0-2 0-4 0zm89 21c0 16 0 32 0 49 1 8 2 16 4 25-1 1-2 2-4 4 0 1 0 2 0 4 1 5 2 10 4 17 1 0 2 0 4 0 1-15 2-30 4-45-2-15-4-30-8-46 1-1 2-2 4-4-1-1-2-2-4-4-1 0-2 0-4 0zm69 0c0 2 0 4 0 8 1 0 2 0 4 0 0-2 0-4 0-8-1 0-2 0-4 0zm-53 8c2 2 4 4 8 8 0-2 0-4 0-8-2 0-4 0-8 0zm33 4c0 4 0 8 0 13 2-3 4-6 8-9 0-1 0-2 0-4-2 0-4 0-8 0zm-33 13c1 6 2 12 4 20 0 3 0 6 0 9-1 1-2 2-4 4 1 8 2 16 4 24 1 0 2 0 4 0 1-11 2-22 5-33-1-9-2-18-5-28-1 1-2 2-4 4-1 0-2 0-4 0zm-360 4c0 0 0 0 8 12 0 0 0 0-4 54 0 0 0 0 4 25 0 0 0 0-16 0 0 0 0 0 4-29 0 0 0 0-8-46 4-11 8-16 12-16zm291 20c0 3 0 6 0 9-1 0-2 0-4 0 1 4 2 8 4 12 1 0 2 0 5 0 1-5 2-10 4-16-1-1-2-2-4-5-1 0-2 0-5 0zm25 0c0 3 0 6 0 9 1 0 2 0 4 0 0-3 0-6 0-9-1 0-2 0-4 0zm-57 5c0 4 0 8 0 12 1 0 2 0 4 0 0-4 0-8 0-12-1 0-2 0-4 0zm158 37c0 2 0 4 0 8 1 0 2 0 4 0 0-2 0-4 0-8-1 0-2 0-4 0zm-312 16c0 3 0 6 0 9 5 0 10 0 16 0 1-7 2-14 4-21-2 0-4 0-8 0-4 4-8 8-12 12zm146-8c0 2 0 4 0 8 2 0 4 0 8 0 0-2 0-4 0-8-2 0-4 0-8 0zm117 4c0 11 0 22 0 33 1 0 2 0 5 0 0-11 0-22 0-33-1 0-2 0-5 0zm49 8c0 3 0 6 0 9 1 0 2 0 4 0 0-3 0-6 0-9-1 0-2 0-4 0zm-162 5c2 2 4 4 8 8 2 0 4 0 8 0 0-2 0-4 0-8-5 0-10 0-16 0zm61 12c2 2 4 4 8 8 0-5 0-10 0-16-2 2-4 4-8 8zm101-4c0 4 0 8 0 12 1 0 2 0 4 0 0-4 0-8 0-12-1 0-2 0-4 0zm-8 25c0 2 0 4 0 8 1 0 2 0 4 0 0-2 0-4 0-8-1 0-2 0-4 0zm-57 12c0 4 0 8 0 12 1 0 2 0 4 0 0-4 0-8 0-12-1 0-2 0-4 0zm-85 8c0 3 0 6 0 9 1 0 2 0 4 0 0-3 0-6 0-9-1 0-2 0-4 0zm106 0c0 3 0 6 0 9 1 0 2 0 4 0 0-3 0-6 0-9-1 0-2 0-4 0zm20 4c0 4 0 8 0 13 2 0 4 0 8 0 0-4 0-8 0-13-2 0-4 0-8 0zm-418 0c0 3 0 6 0 9-2 0-4 0-8 0 2-3 4-6 8-9zm373 13c0 8 0 16 0 25 1 0 2 0 4 0 2-7 4-14 8-21 0-1 0-2 0-4-4 0-8 0-12 0zm73-4c1 0 2 0 4 0 0 2 0 4 0 8-1 0-2 0-4 0 0-2 0-4 0-8zm-458 12c0 0 0 0 8 0 0 0 0 0 0 4 0 0 0 0-16 17 0 0 0 0-8 0 0 0 0 0 0-8 0 0 0 0 8 0 0-9 3-13 8-13zm373 8c0 4 0 8 0 13 1 0 2 0 4 0 0-4 0-8 0-13-1 0-2 0-4 0zm16 17c0 2 0 4 0 8 1 0 2 0 4 0 0-2 0-4 0-8-1 0-2 0-4 0zm33 8c0 3 0 6 0 9 1 0 2 0 4 0 0-3 0-6 0-9-1 0-2 0-4 0zm-397 9c2 0 4 0 8 0 0 2 0 4 0 8-2 0-4 0-8 0 0-2 0-4 0-8zm421 12c0 4 0 8 0 12 2 0 4 0 8 0-1-4-2-8-4-12-1 0-2 0-4 0zm-450 0c2 2 4 4 8 8 0 2 0 4 0 8-2-2-4-4-8-8 0-2 0-4 0-8zm422 33c0 5 0 10 0 16 5 0 10 0 16 0 0-2 0-4 0-8-2 0-4 0-8 0 0-1 0-2 0-4 2 0 4 0 8 0 0-1 0-2 0-4-2-2-4-4-8-8-2 2-4 4-8 8zm-41 4c0 2 0 4 0 8 1 0 2 0 4 0 0-2 0-4 0-8-1 0-2 0-4 0zm16 0c0 0 0 0-4 4 0 0 0 0 0 4 8 0 12 3 12 9 0 0 0 0 4 0 0 0 0 0 0-9 0 0 0 0-12-8zm-397 8c0 0 0 0-4 34 0 6 8 15 24 28 0 0 0 0 0 9 0 0 0 0-8 0 0-6-5-9-16-9 0 0 0 0-16-45 5 0 8-4 8-13 0 0 0 0 4-4 0 0 0 0 8 0zm337 54c0 2 0 4 0 8 1 0 2 0 4 0 0-2 0-4 0-8-1 0-2 0-4 0zm-357 0c0 4 0 8 0 13-2-3-4-6-8-9 1-1 2-2 4-4 1 0 2 0 4 0zm12 17c2 0 4 0 8 0 0 1 0 2 0 4-2 0-4 0-8 0 0-1 0-2 0-4zm401 8c0 2 0 4 0 8 2 2 4 4 8 8 1-5 2-10 4-16-4 0-8 0-12 0zm-65 12c1 0 2 0 4 0 3-2 6-4 9-8-1 0-2 0-4 0-3 2-6 4-9 8zm29-8c0 2 0 4 0 8 2 0 4 0 8 0-2-2-4-4-8-8zm-341 0c0 0 0 0 4 0 0 30-6 45-20 45 0 0 0 0-12 17 0 0 0 0-8 0 0 0 0 0-12-12 0 0 0 0 12-5 0 0 0 0-16-21 0 0 0 0 16-16 0 0 0 0 8 8 0 0 0 0 0 21 0 0 0 0 8 0 0 0 0 0-4-29 0 0 0 0 24-8zm442 16c0 4 0 8 0 13 2-3 4-6 8-9 0-1 0-2 0-4-2 0-4 0-8 0zm-16 17c0 2 0 4 0 8 1 0 2 0 4 0 0-2 0-4 0-8-1 0-2 0-4 0zm-12 8c0 7 0 14 0 21 1 0 2 0 4 0 0-7 0-14 0-21-1 0-2 0-4 0zm32 0c0 3 0 6 0 9 1 0 2 0 4 0 0-3 0-6 0-9-1 0-2 0-4 0zm-20 13c0 1 0 2 0 4 2 0 4 0 8 0 0-4 0-8 0-13-2 3-4 6-8 9zm-442 8c2 0 4 0 8 0 0 5 0 10 0 17-2 0-4 0-8 0 0-5 0-10 0-17zm0 21c0 0 0 0 0 8-5 0-8 7-8 21 0 0 0 0-4 0-11-4-16-8-16-13 0 0 0 0 0-8 0 0 0 0 28-8zm450 54c1 10 2 20 4 32 1 0 2 0 4 0 1-4 2-8 4-12-1-9-2-18-4-29-2 3-4 6-8 9zm-458 0c1 1 2 2 4 4 0 2 0 4 0 8-2 2-4 4-8 8-1-1-2-2-4-4 0-2 0-4 0-8 2-2 4-4 8-8zm426 20c0 7 0 14 0 21 1 0 2 0 4 0 1-7 2-14 4-21-2 0-4 0-8 0zm-21 25c0 2 0 4 0 8 1 0 2 0 4 0 0-2 0-4 0-8-1 0-2 0-4 0zm17 8c0 2 0 4 0 8 1 0 2 0 4 0 0-2 0-4 0-8-1 0-2 0-4 0zm40 4c0 1 0 2 0 4 2 0 4 0 8 0 0-1 0-2 0-4-2 0-4 0-8 0zm-454 58c0 0 0 0 8 0 11 0 18 25 21 74 0 0 0 0-9 0 0 0 0 0 9 42 0 0 0 0-13 37 11 19 17 48 17 87-2 44-6 66-13 66 0 0 0 0-4-4 0 0 0 0 0-4 0 0 0 0 4-5 0 0 0 0 0-4 0-13-9-21-28-24 0 0 0 0 0-5 0-5 4-8 12-8 0 0 0 0-12-12 0 0 0 0-12 4 0 0 0 0-4-4 0 0 0 0 0-4 0 0 0 0 4-25 0 0 0 0 28 8 0 0 0 0 0-4-4-11-13-17-28-17 0 0 0 0 0-8 0 0 0 0 12 0 0 0 0 0 4 4 0 0 0 0 4 0 0 0 0 0 0-4 0 0 0 0-8-12 0 0 0 0 0-21 0 0 0 0 8-12 0 0 0 0-4-21 0 0 0 0 4-25 0 0 0 0-12 0 0 0 0 0 0 8 0 0 0 0 4 5 0 0 0 0 0 4 0 0 0 0-4 4 0 0 0 0-4 0 0 0 0 0-8-29 0 0 0 0 4 0 0 0 0 0-4-4 0 0 0 0 0-9 0 0 0 0 4-4 0 0 0 0 0-4 0 0 0 0-8-8 3-8 11-13 24-13 0 0 0 0 4 5 0 0 0 0 4-13 0 0 0 0-32-12 0 0 0 0 0-12 0 0 0 0 20 4 0 0 0 0 8-21zm-20 4c2 0 4 0 8 0-2 2-4 4-8 8 0-2 0-4 0-8zm320 17c0 2 0 4 0 8 1 0 2 0 4 0 0-2 0-4 0-8-1 0-2 0-4 0zm73 8c2 2 4 4 8 8 0-2 0-4 0-8-2 0-4 0-8 0zm53 25c-1 1-2 2-4 4 0 2 0 4 0 8 4 0 8 0 12 0 0-1 0-2 0-4-2-2-4-4-8-8zm-73 20c0 3 0 6 0 9 1 0 2 0 4 0 0-3 0-6 0-9-1 0-2 0-4 0zm73 29c0 3 0 6 0 9 1 0 2 0 4 0 0-3 0-6 0-9-1 0-2 0-4 0zm0 17c0 13 0 26 0 41 2 0 4 0 8 0-1-5-2-10-4-16 1-1 2-2 4-4 0-1 0-2 0-4-1-5-2-10-4-17-1 0-2 0-4 0zm-12 25c0 4 0 8 0 12 1 0 2 0 4 0 0-4 0-8 0-12-1 0-2 0-4 0zm16 20c0 7 0 14 0 21 4-4 8-8 12-12-4-3-8-6-12-9zm0 25c0 7 0 14 0 21 2 0 4 0 8 0-1-7-2-14-4-21-1 0-2 0-4 0zm0 33c0 4 0 8 0 13-1 0-2 0-4 0-1-1-2-2-4-4-1 0-2 0-4 0-1 8-2 16-4 24 1 1 2 2 4 4 1-1 2-2 4-4 2 0 4 0 8 0 0 3 0 6 0 9 2 0 4 0 8 0 2-3 4-6 8-9 0-6 0-12 0-20-4-4-8-8-12-13-1 0-2 0-4 0zm-65 13c0 8 0 16 0 24 1 0 2 0 4 0 0-8 0-16 0-24-1 0-2 0-4 0zm20 0c-1 4-2 8-4 12 1 4 2 8 4 12 4 0 8 0 12 0-1-4-2-8-4-12 1-4 2-8 4-12-4 0-8 0-12 0zm-385 49c1 0 2 0 4 0 2 2 4 4 8 8 0 1 0 2 0 5-4-4-8-8-12-13zm446 4c-1 5-2 10-4 17-4-2-8-4-12-8 0 4 0 8 0 12 6-1 12-2 20-4 0-5 0-10 0-17-1 0-2 0-4 0zm-28 13c0 2 0 4 0 8 2 0 4 0 8 0-2-2-4-4-8-8zm-49 16c-2 4-4 8-8 13 5 0 10 0 16 0 0-1 0-2 0-5-2-2-4-4-8-8zm-361 0c0 0 0 0 4 0 0 0 0 0 17 13 0 0 0 0-4 20 0 0 0 0 0 17 0 0 0 0 8 83 0 0 0 0-17 86 0 0 0 0-8 0-13-29-20-64-20-103 0 0 0 0 0-25 0 0 0 0 8-12 0 0 0 0-8-8 0 0 0 0 24-5 0-15-5-24-16-28 0 0 0 0-4 4 0 0 0 0-4-4 0 0 0 0 0-5 0 0 0 0 4-12 0 0 0 0-8-8 0 0 0 0 24-13zm385 4c0 8 0 16 0 25 1 0 2 0 4 0 0-8 0-16 0-25-1 0-2 0-4 0zm53 0c0 3 0 6 0 9 1 0 2 0 4 0 0-3 0-6 0-9-1 0-2 0-4 0zm162 34c2 2 4 4 8 8-2 0-4 0-8 0 0-2 0-4 0-8zm328 16c0 1 0 2 0 4 9 0 18 0 29 0 0-1 0-2 0-4-9 0-18 0-29 0zm-445 4c0 3 0 6 0 9 2 0 4 0 8 0-2-3-4-6-8-9zm-41 4c0 3 0 6 0 9 2 0 4 0 8 0-2-3-4-6-8-9zm207 4c0 3 0 6 0 9 1 0 2 0 4 0 0-3 0-6 0-9-1 0-2 0-4 0zm-61 5c0 4 0 8 0 12 2 0 4 0 8 0-1-4-2-8-4-12-1 0-2 0-4 0zm24 4c0 1 0 2 0 4 2 0 4 0 8 0 0-1 0-2 0-4-2 0-4 0-8 0zm-129 4c0 1 0 2 0 4 2 0 4 0 8 0 0-1 0-2 0-4-2 0-4 0-8 0zm145 4c0 1 0 2 0 4 1 4 2 8 4 13 1 0 2 0 4 0 3-3 6-6 9-9 0-1 0-2 0-4-5-1-10-2-17-4zm-109 8c-1 1-2 2-4 4 0 1 0 2 0 5 1 1 2 2 4 4 2 0 4 0 8 0 0-1 0-2 0-4-2-3-4-6-8-9zm24 0c0 14 0 28 0 42 1 0 2 0 4 0 0-14 0-28 0-42-1 0-2 0-4 0zm49 0c0 3 0 6 0 9 1 0 2 0 4 0 0-3 0-6 0-9-1 0-2 0-4 0zm20 0c0 3 0 6 0 9 2 2 4 4 8 8 0-5 0-10 0-17-2 0-4 0-8 0zm-125 4c1 7 2 14 4 21 1 0 2 0 4 0 0-7 0-14 0-21-2 0-4 0-8 0zm158 0c0 1 0 2 0 5 2 0 4 0 8 0 0-1 0-2 0-5-2 0-4 0-8 0zm-61 9c0 2 0 4 0 8 1 0 2 0 4 0 0-2 0-4 0-8-1 0-2 0-4 0zm48 4c0 0 0 0 0 29 0 0 0 0-8 0 0 0 0 0 12 25 0 0 0 0-20 8 0 0 0 0 0-4 0 0 0 0 4-4 0 0 0 0 0-5 0 0 0 0-4 0 0 0 0 0-28 13 0 0 0 0 0 8 0 0 0 0 4 21 0 0 0 0 4-4 0 0 0 0 4 0 0 0 0 0 16 12 0 0 0 0 12-4 0 0 0 0 13 16 0 0 0 0 0 9-6 5-9 16-9 33 0 0 0 0-12-13 0 0 0 0 0-4 0 0 0 0 4-4 0 0 0 0 0-4 0 0 0 0-4-4 0 0 0 0-4 0 0 0 0 0-4 16 0 0 0 0 4 21 0 0 0 0 45 0 0 0 0 0 0-58 0 0 0 0-8-12 0 0 0 0 8-25 0 0 0 0-12-12 3-19 7-29 12-29 0-13-10-22-29-25zm-141 12c0 9 0 18 0 29 1 20 2 40 4 62-1 0-2 0-4 0 1 9 2 18 4 29 1 0 2 0 4 0 0-23 0-46 0-70-1-5-2-10-4-17 1-1 2-2 4-4 0-1 0-2 0-4-1-8-2-16-4-25-1 0-2 0-4 0zm101 0c0 1 0 2 0 5 2 0 4 0 8 0 0-1 0-2 0-5-2 0-4 0-8 0zm16 0c0 2 0 4 0 8 1 0 2 0 4 0 0-2 0-4 0-8-1 0-2 0-4 0zm8 0c0 2 0 4 0 8 1 0 2 0 4 0 0-2 0-4 0-8-1 0-2 0-4 0zm-150 4c0 1 0 2 0 4 2 0 4 0 8 0 0-1 0-2 0-4-2 0-4 0-8 0zm146 13c0 4 0 8 0 12 2 0 4 0 8 0 0-1 0-2 0-4-2-2-4-4-8-8zm-142 4c0 7 0 14 0 21 1 0 2 0 4 0 0-7 0-14 0-21-1 0-2 0-4 0zm73 0c0 2 0 4 0 8 1 0 2 0 4 0 0-2 0-4 0-8-1 0-2 0-4 0zm-137 8c0 2 0 4 0 8 1 0 2 0 4 0 0-2 0-4 0-8-1 0-2 0-4 0zm182 0c0 2 0 4 0 8 1 0 2 0 4 0 0-2 0-4 0-8-1 0-2 0-4 0zm-158 21c0 2 0 4 0 8 1 0 2 0 4 0 0-2 0-4 0-8-1 0-2 0-4 0zm16 8c2 0 4 0 8 0 0-2 0-4 0-8-2 2-4 4-8 8zm126-8c-1 6-2 12-4 20 2 7 4 14 8 21 1 0 2 0 4 0 0-7 0-14 0-21-1-6-2-12-4-20-1 0-2 0-4 0zm-401 12c0 0 0 0 0 8 2 23 6 34 12 34 0 0 0 0 0-13 0 0 0 0-8-29 0 0 0 0-4 0zm149 8c1 1 2 2 4 5 1 0 2 0 5 0 0-4 0-8 0-13-3 2-6 4-9 8zm106-4c1 4 2 8 4 13 1 0 2 0 4 0 0-5 0-10 0-17-1 1-2 2-4 4-1 0-2 0-4 0zm44 0c0 11 0 22 0 33 1 0 2 0 4 0 1-9 2-18 4-29-1-1-2-2-4-4-1 0-2 0-4 0zm61 0c0 0 0 0 0 21 0 0 0 0 8 8 0 0 0 0 4 0 0-8 4-12 12-12 0 0 0 0 0-4 0 0 0 0-20-13 0 0 0 0-4 0zm-138 17c0 2 0 4 0 8 1 0 2 0 4 0 0-2 0-4 0-8-1 0-2 0-4 0zm118 4c0 1 0 2 0 4 2 0 4 0 8 0 0-1 0-2 0-4-2 0-4 0-8 0zm-65 4c0 2 0 4 0 8 1 0 2 0 4 0 0-2 0-4 0-8-1 0-2 0-4 0zm-12 8c0 3 0 6 0 9 1 0 2 0 4 0 0-3 0-6 0-9-1 0-2 0-4 0zm142 0c0 4 0 8 0 13 1 0 2 0 4 0 0-4 0-8 0-13-1 0-2 0-4 0zm-106 9c0 0 0 0 0 12 6 0 8 4 8 12 0 0 0 0 5 0 0 0 0 0 0-20 0 0 0 0-13-4zm122 0c0 4 0 8 0 12 1 0 2 0 4 0 0-4 0-8 0-12-1 0-2 0-4 0zm61-4c0 0 0 0 4 0-2 22-6 33-12 33 0 0 0 0-4-5 0 0 0 0 0-4 2-16 6-24 12-24zm-110 16c0 2 0 4 0 8 1 0 2 0 4 0 0-2 0-4 0-8-1 0-2 0-4 0zm33 0c0 2 0 4 0 8 2 0 4 0 8 0-2-2-4-4-8-8zm-572 0c0 0 0 0 4 0 0 0 0 0 0 29 0 0 0 0 13 0 0 0 0 0-13 102 46 47 73 71 81 71 0 0 0 0 53 8 0 0 0 0 0 8 0 0 0 0-28 0 0 0 0 0-29-4 0 0 0 0-4 4-56-52-85-84-85-95 0 0 0 0 4-4 0 0 0 0-12-13 0 0 0 0 12-12-6 0-12-11-16-32 0 0 0 0 16-20 0 0 0 0 0-5 0 0 0 0-12-4 7-22 12-33 16-33zm491 4c0 8 0 16 0 25 2 0 4 0 8 0-1-8-2-16-4-25-1 0-2 0-4 0zm-61 9c0 4 0 8 0 12 1 0 2 0 4 0 0-4 0-8 0-12-1 0-2 0-4 0zm109 0c0 5 0 10 0 16 2 0 4 0 8 0 0-5 0-10 0-16-2 0-4 0-8 0zm53-1c0 4 0 8 0 13 1 0 2 0 4 0 0-4 0-8 0-13-1 0-2 0-4 0zm-20 4c0 3 0 6 0 9 2 0 4 0 8 0 0-3 0-6 0-9-2 0-4 0-8 0zm81 50c0 1 0 2 0 4 4 1 8 2 12 4 2 0 4 0 8 0 0-1 0-2 0-4-5-1-10-2-16-4-1 0-2 0-4 0zm-434-1595c0 0 0 0 4 4 0 0 0 0 4-4 0 0 0 0 12 0 0 0 0 0 0 8 0 0 0 0-36 0 0 0 0 0-8 8 0 0 0 0 48 13 6-11 13-17 21-17 0 0 0 0 0-4 0 0 0 0-12 0 0 0 0 0 0-8 0 0 0 0 12 0 0 0 0 0 4 4 0 0 0 0 4-4 0 0 0 0 57 0 8 0 12 5 12 16 0 0 0 0 52-16 0 0 0 0 17 4 0 0 0 0 16-4 0 0 0 0 4 4 0 0 0 0 0 4 0 0 0 0 4-4 0 0 0 0 16 0 0 0 0 0 8 8 0 0 0 0 0 99 0 0 0 0-8 0 0 0 0 0 0 9 0 0 0 0 8 16 0 0 0 0-4 4 0 0 0 0 0 4 0 0 0 0 4 17 0 0 0 0 0 4 0 0 0 0-4 4 0 0 0 0 4 5 0 0 0 0 0 16 0 0 0 0-4 4 0 0 0 0 4 4 0 0 0 0 0 95 0 5-4 8-12 8 0 0 0 0 0 9 8 0 12 3 12 8 0 0 0 0 0 4 0 0 0 0-4 25 0 0 0 0 4 21-13 0-20 3-20 8 0 0 0 0-4 0 0 0 0 0-4-4 0 0 0 0-4 0 0 0 0 0-8 8 0 0 0 0-8-8 0 0 0 0 4-17-6 0-8 4-8 13 0 0 0 0 4 20 0 0 0 0-4 4 0 0 0 0 4 5 0 0 0 0 4 0 0 0 0 0 20-9 0 0 0 0 8 9 0 0 0 0 4 0 0-8 3-13 8-13 0 0 0 0 4 4 0 0 0 0 0 130-13 0-20 3-20 11 0 0 0 0 0 12 0 0 0 0 4-4 0 0 0 0 16 4 0 0 0 0 0 50 0 13-6 20-20 20 0 0 0 0 0 9 0 0 0 0-4 0 0 0 0 0 4 12 0 0 0 0 12-8 0 0 0 0 8 8 0 0 0 0 0 62 0 0 0 0-8 9 0 0 0 0-4-25 0 0 0 0-4 0 0 0 0 0-4 28 0 0 0 0-20 0 0 0 0 0-16 9 0 0 0 0 0 8 0 0 0 0 20-4 0 0 0 0 4 4 0 0 0 0 4 0 0 0 0 0 4-12 0 0 0 0 4 0 0 0 0 0 12 12 0 0 0 0 12-4 0 0 0 0 0 4 0 0 0 0 4 16 0 0 0 0-4 30 0 0 0 0 4 12 0 0 0 0-4 0 0 0 0 0 4 4 0 0 0 0 0 8 0 0 0 0-8 13 0 0 0 0 0 4 0 0 0 0 8 8 0 0 0 0-8 38 0 0 0 0 4 4 0 0 0 0 0 4 0 0 0 0-4 45 0 0 0 0 0 21-8 0-12 3-12 8 0 0 0 0 8 0 0 0 0 0 0 8 0 0 0 0-8 0 0 0 0 0 4 4 0 0 0 0 0 8 0 0 0 0-8 0 0 0 0 0 0 25 0 0 0 0 4 5 0 0 0 0 0 4 0 0 0 0-24 8 0 0 0 0 4-17 0 0 0 0-4-37 0 0 0 0 0-25-10 5-16 13-20 25 0 0 0 0 8 0 0 0 0 0 0 4 0 11-7 23-21 38 0 11 10 20 29 28 0 0 0 0 24-8 0 0 0 0 4 0 0 0 0 0 4 91 0 0 0 0 0 13-5 5-8 18-8 41 0 0 0 0-4 0 0 8 4 12 12 12 0 0 0 0 0 21 0 0 0 0-8 0 0 0 0 0 4 21 0 0 0 0-4 4 8 3 12 11 12 25 0 0 0 0-4 0 0 0 0 0 4 4 0 0 0 0 0 4 0 0 0 0-8 29 0 0 0 0 4 0 0 0 0 0 8 8 0 0 0 0 0 46 0 0 0 0 37 0 0 0 0 0 12 8 0 0 0 0 12-4 0 0 0 0 0 8 0 0 0 0 4 0 0 0 0 0 0-8 0 0 0 0 8 0 0 0 0 0 0 8 0 0 0 0 12-12 19 0 29 5 29 16 0 0 0 0 4 17 0 0 0 0 4 0 0 0 0 0 4-21 0 0 0 0 4 4 0 0 0 0 12 0 0 0 0 0 12-4 0 0 0 0 0 12 0 0 0 0 4-4 0 0 0 0 4 0 0 0 0 0 4 21 0 0 0 0 4 0 0 0 0 0 0-8 0 0 0 0 9 0 0 0 0 0 0 12 0 0 0 0 4 0 0 0 0 0 0-12 0 0 0 0-4-5 0 0 0 0 12-12 0 0 0 0 0-4-6 0-8 4-8 12 0 0 0 0-21-20 0 0 0 0 0-9 0 0 0 0 29 5 0 0 0 0 8 0 0 0 0 0 0-5 0 0 0 0 28 5 0 0 0 0 89 0 0 0 0 0 17-13 0 0 0 0 8 0 0 0 0 0 0 8 0 0 0 0 16-12 0 0 0 0 12 0 16 0 24 6 24 17 0 0 0 0 37 0 5 0 9-7 12-21 0 0 0 0 24-4 0 0 0 0 0 4 0 0 0 0 4 4 0 0 0 0 49-17 0 0 0 0 4 4 0 0 0 0 0 5 0 0 0 0-4 4 0 0 0 0 20 0 0 0 0 0 0 8 0 0 0 0-8 0 0 0 0 0 0 4 0 0 0 0 20-4 0 0 0 0 4 0 0 0 0 0 65 21 0 0 0 0-4-4 0 0 0 0 0-13 0 0 0 0 8 0 25 6 37 13 37 21 0 0 0 0-8 12 0 0 0 0 0 4 8 10 12 27 12 50 0 0 0 0-8 0-2-14-6-21-12-21 0 0 0 0 0 33 0 0 0 0-5 38 0 0 0 0 5 16 0 0 0 0 4-4 0 0 0 0 4 0 0 0 0 0 8 8 0 0 0 0 0 8 0 15-4 23-12 25-27 0-41-12-41-37 0 0 0 0-8-87 0 0 0 0-4 0 0 0 0 0 0 25 0 0 0 0 4 46-9 25-16 37-20 37 0 0 0 0-4 0 0 0 0 0 0-8 0 0 0 0-4 0 0 0 0 0 0 95 0 8-22 12-65 12 0 0 0 0 0 4 0 0 0 0 16 0 0 0 0 0 0 8 0 0 0 0-32 0 0 0 0 0-21-12-11 0-27 10-48 29 0 0 0 0-4 0-68 0-118-6-150-17 0 9-3 13-8 13 0 0 0 0-17-4 0 0 0 0-56 7 0 0 0 0-17 0 0 0 0 0 0-7 0 0 0 0 17 0 0 0 0 0 0-4 0 0 0 0-53-9 0 0 0 0-8 0 0 0 0 0 0-8 8 0 12-3 12-8 0 0 0 0-53 0 0 0 0 0-12-8-49 9-126 14-231 14 0 0 0 0 0-6 0 0 0 0-40 4 0 0 0 0-37 0-42 0-71 3-85 8 0 0 0 0-8-24 0 0 0 0 0-104 0 0 0 0 4-58-16-27-24-77-24-149 0 0 0 0 0-12 0 0 0 0 4-219-11-439-26-703-45-794 0 0 0 0-8-53 0 0 0 0 0-157 0 0 0 0 16-25 0 0 0 0 142 0z">
            <text:p text:style-name="P9"/>
          </draw:path>
          <draw:path draw:style-name="gr10" draw:text-style-name="P1" draw:layer="layout" svg:width="0.522cm" svg:height="1.748cm" svg:x="20.805cm" svg:y="2.833cm" svg:viewBox="0 0 523 1749" svg:d="m291 20c0 0 0 0 4 0 0 0 0 0 25 8 0 28-8 42-25 42 0 0 0 0-20 8 0 0 0 0-4-4 0 0 0 0 4-4 0 0 0 0-4-21 0-6 7-10 20-12 0 0 0 0 0 8 0 0 0 0 4 0 0 0 0 0 0-8 9 0 13-3 13-9 0 0 0 0-4 0 0 0 0 0-13 4 0 0 0 0 0-12zm-231 17c0 0 0 0-8 12 0 0 0 0 4 0 0-5 4-8 13-8 0 0 0 0 0-4 0 0 0 0-9 0zm118 0c0 4 0 8 0 12 1 0 2 0 4 0 0-4 0-8 0-12-1 0-2 0-4 0zm-118 12c0 1 0 2 0 4 7 0 14 0 21 0 0-1 0-2 0-4-7 0-14 0-21 0zm171 4c1 0 2 0 4 0 0 3 0 6 0 9 1 1 2 2 4 4-1 1-2 2-4 4-4-1-8-2-13-4 0-1 0-2 0-4 3-3 6-6 9-9zm-130 9c0 4 0 8 0 12 2 0 4 0 8 0 0-1 0-2 0-4-2-2-4-4-8-8zm32 0c8 24 19 37 33 37 0 0 0 0-12-25 0 0 0 0 12-4 0 0 0 0 0-4 0 0 0 0-33-4zm94 20c1 1 2 2 4 4-1 4-2 8-4 13-3-3-6-6-9-9 3-2 6-4 9-8zm-37 4c0 2 0 4 0 8-2 0-4 0-8 0 2-2 4-4 8-8zm16 4c0 0 0 0 4 4 0 0 0 0 0 5 0 0 0 0-4 4 8 0 12 15 12 46 0 0 0 0 0 8 0 0 0 0-20-33 0 0 0 0 0-5 0 0 0 0 4-4 0 0 0 0 0-4 0 0 0 0-4-4 0 0 0 0-4 0 4-11 8-17 12-17zm-56 13c0 2 0 4 0 8 1 0 2 0 4 0 0-2 0-4 0-8-1 0-2 0-4 0zm77-4c0 0 0 0 4 0 0 0 0 0 4 20-6 0-8-4-8-12 0 0 0 0 0-8zm-122 16c0 0 0 0 0 13 11 0 16 5 16 16 0 0 0 0 4 0 0 0 0 0 0-16 0 0 0 0-20-13zm32 13c0 2 0 4 0 8 1 0 2 0 4 0 0-2 0-4 0-8-1 0-2 0-4 0zm-8 16c0 1 0 2 0 4 2 0 4 0 8 0 0-1 0-2 0-4-2 0-4 0-8 0zm21 0c0 1 0 2 0 4 2 0 4 0 8 0 0-1 0-2 0-4-2 0-4 0-8 0zm44 4c0 3 0 6 0 9-2 0-4 0-8 0 2-3 4-6 8-9zm-73 9c0 2 0 4 0 8 1 0 2 0 4 0 0-2 0-4 0-8-1 0-2 0-4 0zm77-5c2 0 4 0 8 0 0 5 0 10 0 17-1 0-2 0-4 0-1-5-2-10-4-17zm-77 17c0 0 0 0 0 4 0 0 0 0 8 13 0 0 0 0 4-5 0 0 0 0 4 0 0 0 0 0 13 5 0-8-10-13-29-17zm61 17c1 0 2 0 4 0 0 2 0 4 0 8-1 0-2 0-4 0 0-2 0-4 0-8zm-61 8c0 2 0 4 0 8 1 0 2 0 4 0 0-2 0-4 0-8-1 0-2 0-4 0zm158 16c2 2 4 4 8 8 2 0 4 0 8 0 3-2 6-4 9-8-1 0-2 0-5 0-1 1-2 2-4 5-1 0-2 0-4 0-4-1-8-2-12-5zm-73 5c2 0 4 0 8 0 0 4 0 8 0 12-2 0-4 0-8 0 0-4 0-8 0-12zm-85 8c0 5 0 10 0 16 1 0 2 0 4 0 0-5 0-10 0-16-1 0-2 0-4 0zm16 0c0 1 0 2 0 4 2 0 4 0 8 0 0-1 0-2 0-4-2 0-4 0-8 0zm227 20c1 1 2 2 4 4 2 0 4 0 8 0 0-4 0-8 0-12-1 0-2 0-4 0-2 2-4 4-8 8zm-77-4c0 0 0 0-4 4 0 0 0 0 0 4 0 0 0 0 4 13 0 0 0 0-4 4 0 0 0 0-4 0 0 0 0 0-4-4 0 0 0 0 0 4 0 0 0 0 20 17 0 0 0 0 0 8 0 0 0 0 9-8-6-28-11-42-17-42zm-142 8c0 1 0 2 0 5 3 0 6 0 9 0 0-1 0-2 0-5-3 0-6 0-9 0zm98 0c0 3 0 6 0 9 1 0 2 0 4 0 0-3 0-6 0-9-1 0-2 0-4 0zm-122 13c0 1 0 2 0 4 4 0 8 0 12 0 2-2 4-4 8-8 0-1 0-2 0-4-1 0-2 0-4 0-5 2-10 4-16 8zm61 4c1 4 2 8 4 12 2 0 4 0 8 0 0-1 0-2 0-4-2-2-4-4-8-8-1 0-2 0-4 0zm16 4c0 2 0 4 0 8 1 0 2 0 4 0 0-2 0-4 0-8-1 0-2 0-4 0zm29 8c0 1 0 2 0 5 2 2 4 4 8 8 2-2 4-4 8-8-1-1-2-2-4-5-4 0-8 0-12 0zm-33 17c0 0 0 0 0 4 14-3 20-7 20-12 0 0 0 0-4-4 0 0 0 0-4 0 0 0 0 0-12 12zm130-8c0 4 0 8 0 12 4 0 8 0 12 0 1-4 2-8 4-12-5 0-10 0-16 0zm-37 29c2 0 4 0 8 0 0-2 0-4 0-8-2 2-4 4-8 8zm33-8c-2 8-4 16-8 24 0 2 0 4 0 8 5 3 10 6 16 9 1-4 2-8 4-13-2-2-4-4-8-8 0-2 0-4 0-8 2 0 4 0 8 0 0-2 0-4 0-8-4-1-8-2-12-4zm-158 8c0 2 0 4 0 8 2 0 4 0 8 0 0-2 0-4 0-8-2 0-4 0-8 0zm-17 4c0 2 0 4 0 8 3-2 6-4 9-8-3 0-6 0-9 0zm122 4c0 0 0 0 0 4 1 19 3 29 8 29 0 0 0 0 12-12 0 0 0 0 4 0-5-14-13-21-24-21zm32 8c-1 1-2 2-4 4 0 1 0 2 0 5 4 0 8 0 13 0-3-3-6-6-9-9zm37 0c0 2 0 4 0 8 1 0 2 0 4 0 0-2 0-4 0-8-1 0-2 0-4 0zm-130 13c0 1 0 2 0 4 2 0 4 0 8 0 0-1 0-2 0-4-2 0-4 0-8 0zm-20 4c0 2 0 4 0 8 1 0 2 0 4 0 0-2 0-4 0-8-1 0-2 0-4 0zm32 0c-2 7-4 14-8 21 5 1 10 2 17 4 0-5 0-10 0-17-3-2-6-4-9-8zm-28 12c0 0 0 0 0 21 0 0 0 0 12 12-2-22-7-33-12-33zm186 0c4 0 8 0 13 0 1 9 2 18 4 29-1 1-2 2-4 4-5-1-10-2-17-4 0-2 0-4 0-8 1-7 2-14 4-21zm-210 13c0 1 0 2 0 4 5 0 10 0 16 0 0-1 0-2 0-4-5 0-10 0-16 0zm81 16c0 0 0 0 4 4 0 0 0 0-4 41 0 0 0 0 0 9 0 0 0 0-8 0 0 0 0 0 8 24 0 0 0 0-12 5 0 0 0 0 0 4 8 10 12 20 12 29 0 0 0 0 0 12 0 0 0 0-4 17 0 0 0 0 4 20 0 0 0 0 4 0 0 0 0 0 4-25 0 0 0 0-4-4 0 0 0 0 0-4 0 0 0 0 8-95 0 0 0 0-4-29 0 0 0 0 4-4 0 0 0 0-4-4 0 0 0 0-8 0zm-33 4c0 3 0 6 0 9 1 0 2 0 4 0 0-3 0-6 0-9-1 0-2 0-4 0zm-24 9c0 2 0 4 0 8 2 2 4 4 8 8 1-5 2-10 4-16-4 0-8 0-12 0zm24 24c0 5 0 10 0 17 1 0 2 0 4 0 1-4 2-8 4-13-1-1-2-2-4-4-1 0-2 0-4 0zm-64 8c0 1 0 2 0 5 2 0 4 0 8 0 0-1 0-2 0-5-2 0-4 0-8 0zm-122 0c2 0 4 0 8 0 0 19 0 38 0 58-2 0-4 0-8 0-1-5-2-10-4-16 1-7 2-14 4-21 0-7 0-14 0-21zm178 13c0 0 0 0 8 16 0 0 0 0 4-4 0 0 0 0 9 0 0 0 0 0 0 8 0 0 0 0 12 0-4-13-8-20-12-20 0 0 0 0-21 0zm-16 25c0 4 0 8 0 12 1 0 2 0 4 0 0-4 0-8 0-12-1 0-2 0-4 0zm24 0c-1 1-2 2-4 4 0 4 0 8 0 12 4 0 8 0 12 0 0-2 0-4 0-8-2-2-4-4-8-8zm73 12c0 2 0 4 0 8 1 0 2 0 4 0 0-2 0-4 0-8-1 0-2 0-4 0zm49 21c0 5 0 10 0 16 4-2 8-4 12-8-1-5-2-10-4-17-2 3-4 6-8 9zm-65-4c0 2 0 4 0 8 2-2 4-4 8-8-2 0-4 0-8 0zm-247 0c2 0 4 0 8 0 0 2 0 4 0 8-2 0-4 0-8 0 0-2 0-4 0-8zm223 62c0 2 0 4 0 8-1 0-2 0-4 0 1 7 2 14 4 21 1 0 2 0 4 0 0-9 0-18 0-29-1 0-2 0-4 0zm32 16c0 4 0 8 0 13 1 0 2 0 4 0 0-4 0-8 0-13-1 0-2 0-4 0zm69 4c2 0 4 0 8 0 0 2 0 4 0 8-2 0-4 0-8 0 0-2 0-4 0-8zm-28 21c0 1 0 2 0 4 4 4 8 8 12 13 1 0 2 0 4 0 1-4 2-8 4-13-6-1-12-2-20-4zm-235 21c-1 5-2 10-4 16 1 14 2 28 4 42 4-3 8-6 12-9-2-16-4-32-8-49-1 0-2 0-4 0zm162 0c0 11-3 16-8 16 0 0 0 0 4 4 0 0 0 0 0 13 0 0 0 0-4 16 0 0 0 0 4 5 0 0 0 0 0 4-3 16-7 24-12 24 0 0 0 0 8 21 0 0 0 0-8 29 0 0 0 0 16 4 0 0 0 0 0-4 0 0 0 0-4-17 0 0 0 0 4-37 0 0 0 0 0-24 0-6 4-9 12-9-5-4-8-19-8-45 0 0 0 0-4 0zm89 24c0 3 0 6 0 9 1 0 2 0 4 0 0-3 0-6 0-9-1 0-2 0-4 0zm-296 17c0 5 0 10 0 17 1 0 2 0 4 0 0-5 0-10 0-17-1 0-2 0-4 0zm4 21c0 2 0 4 0 8 1 0 2 0 4 0 0-2 0-4 0-8-1 0-2 0-4 0zm276 8c0 2 0 4 0 8 2-2 4-4 8-8 0-2 0-4 0-8-2 2-4 4-8 8zm-8 17c0 0 0 0 20 20 0 0 0 0 12-4 0 0 0 0-8 12 0 0 0 0 4 4 0 0 0 0 0 5 0 0 0 0-4 4 0 0 0 0-4 0 0 0 0 0-4-4 0 19-3 32-8 37 0 0 0 0 4 17 0 0 0 0-4 4 0 0 0 0-8 0 0 0 0 0 0-13 0 0 0 0-13 9 0 0 0 0-4-5 0 0 0 0 0-4 0 0 0 0 9-8-9 0-13-3-13-9 0 0 0 0 0-4 0 0 0 0 4 0 0 0 0 0 13 5 0 0 0 0 0-5 0 0 0 0-9-12 0 0 0 0 5-4 0 0 0 0 4 0 0 0 0 0-4-21 0 0 0 0 0-4 0 0 0 0 4 0 0 0 0 0 12 4 0 0 0 0 0-4 0 0 0 0-8-12 0 0 0 0-4 4 0 0 0 0-9 0 0 0 0 0 13-12zm-41 20c0 2 0 4 0 8 1 4 2 8 4 13 2 0 4 0 8 0 0-1 0-2 0-4-2-5-4-10-8-17-1 0-2 0-4 0zm-20 8c0 1 0 2 0 4 4 1 8 2 12 5 1 0 2 0 4 0 0-1 0-2 0-5-4-1-8-2-12-4-1 0-2 0-4 0zm61 0c0 3 0 6 0 9 2 0 4 0 8 0-2-3-4-6-8-9zm36 0c2 3 4 6 8 9 0 1 0 2 0 4-2 0-4 0-8 0 0-4 0-8 0-13zm-85 13c0 2 0 4 0 8 1 0 2 0 4 0 0-2 0-4 0-8-1 0-2 0-4 0zm53 8c0 2 0 4 0 8 1 0 2 0 4 0 0-2 0-4 0-8-1 0-2 0-4 0zm24-4c0 0 0 0 12 12 0 0 0 0-8 9 0 0 0 0 28 49 0 0 0 0-4 4 0 0 0 0 0 5 0 0 0 0 4 16 0 0 0 0 0 4 0 0 0 0-8 0-5 0-8-5-8-16 0 0 0 0-8 8 0 0 0 0 0 12 0 0 0 0 8 8 0 0 0 0 8-8 0 0 0 0 0 21-6-6-15-8-28-8 0 0 0 0 8-8 0 0 0 0-4-5 0 0 0 0 0-12 0 0 0 0 4-4 0 0 0 0-4-13 0 0 0 0 8-24 0 0 0 0-16-13 0 0 0 0 8-8 0 0 0 0 0-4 0 0 0 0-8 0 0 0 0 0 0-4 5 0 8-7 8-21zm-69 16c0 1 0 2 0 5 2 0 4 0 8 0 0-1 0-2 0-5-2 0-4 0-8 0zm93-4c1 0 2 0 4 0-1 7-2 14-4 21-2-2-4-4-8-8 0-1 0-2 0-4 2-3 4-6 8-9zm-93 25c2 0 4 0 8 0-2 3-4 6-8 9 0-3 0-6 0-9zm4 9c0 0 0 0 16 8 0 0 0 0 4-4 0 0 0 0 4 20 0 0 0 0 13-8 0 0 0 0 4 0 0 0 0 0 0 4 0 0 0 0-4 4 0 0 0 0 4 4 0 0 0 0 0 13 0 0 0 0-17 4 0 0 0 0 5 17 0 0 0 0 8 0 0 0 0 0 12-9 0 0 0 0 4 4 0 0 0 0 0 8 0 14-4 21-12 21 0 0 0 0 0 4 0 0 0 0 8 13 0 0 0 0-4 4 0 0 0 0 4 4 0 0 0 0 0 8 0 0 0 0-4 0 0 0 0 0-4-4 0 0 0 0-4 0 0 0 0 0 0 4 0 0 0 0 8 17-9 0-16 7-21 20 0 0 0 0-4 0 0 0 0 0-20-8 3-27 7-41 12-41 0 0 0 0 4 4 0 0 0 0 4 0 0 0 0 0 0-8 0 0 0 0-8 0 0 0 0 0 0-17 0 0 0 0 8-12 0 0 0 0-4-21 0 0 0 0 4 0 0 0 0 0-8-16 0 0 0 0 4-21 0 0 0 0-16-12 0 0 0 0 0-4zm20 33c0 2 0 4 0 8 1 0 2 0 4 0 0-2 0-4 0-8-1 0-2 0-4 0zm29 0c2 0 4 0 8 0 0 2 0 4 0 8-2 0-4 0-8 0 0-2 0-4 0-8zm-16 57c0 7 0 14 0 21 2 0 4 0 8 0-1-7-2-14-4-21-1 0-2 0-4 0zm28 0c5 0 10 0 16 0 1 5 2 10 4 17-1 4-2 8-4 12-2 0-4 0-8 0 0-8 0-16 0-25-1 1-2 2-4 5-4 0-8 0-12 0 2-3 4-6 8-9zm-4 17c2 0 4 0 8 0 0 1 0 2 0 4-2 0-4 0-8 0 0-1 0-2 0-4zm-37 8c0 2 0 4 0 8 1 0 2 0 4 0 0-2 0-4 0-8-1 0-2 0-4 0zm-150 13c0 0 0 0-4-5 0 0 0 0-4 13 0 0 0 0 4 20 0 0 0 0 0 17 0 0 0 0 4 0 9-3 13-11 13-25 0 0 0 0 0-29 0 0 0 0-13 9zm142 0c0 6 0 12 0 20 2 0 4 0 8 0-1-1-2-2-4-4 0-1 0-2 0-4 1-1 2-2 4-4 0-1 0-2 0-4-1-1-2-2-4-4-1 0-2 0-4 0zm45 0c2 0 4 0 8 0 0 2 0 4 0 8-2-2-4-4-8-8zm-146 16c0 1 0 2 0 4 2 0 4 0 8 0 0-1 0-2 0-4-2 0-4 0-8 0zm150-4c2 0 4 0 8 0 0 2 0 4 0 8-2 0-4 0-8 0 0-2 0-4 0-8zm-174 16c0 1 0 2 0 5 1 0 2 0 4 0 5-1 10-2 16-5 0-1 0-2 0-4-2 0-4 0-8 0-4 1-8 2-12 4zm154 9c2 0 4 0 8 0 0 1 0 2 0 4-2 0-4 0-8 0 0-1 0-2 0-4zm-118 8c-1 4-2 8-4 13 2 0 4 0 8 0 0-4 0-8 0-13-1 0-2 0-4 0zm12 0c0 2 0 4 0 8 1 0 2 0 4 0 0-2 0-4 0-8-1 0-2 0-4 0zm94 0c0 0 0 0 4 0 0 8 4 13 12 13 0 0 0 0 4 4 0 0 0 0 0 9-11 0-16 2-16 7 0 11 6 17 20 17 0 0 0 0 4 12 0 0 0 0-12 12 0 0 0 0-12-4 0 0 0 0 0 4 0 0 0 0 4 17 0 0 0 0-4 4 0 0 0 0-4 0 0 0 0 0-13-12 0 0 0 0-4 0 0 0 0 0 0-17 0 0 0 0 8-16 0 0 0 0-4-42 0 0 0 0 13-8zm178 0c2 0 4 0 8 0 2 18 4 36 8 54 0 6 0 12 0 20-2 4-4 8-8 13 1 1 2 2 4 4-2 0-4 0-8 0 0-2 0-4 0-8-1-27-2-54-4-83zm-243 33c0 5 0 10 0 17 1 0 2 0 4 0 0-5 0-10 0-17-1 0-2 0-4 0zm109 0c1 0 2 0 4 0-1 1-2 2-4 4 0 1 0 2 0 4 2 8 4 16 8 25 0 1 0 2 0 4-6-1-12-2-20-4 0-2 0-4 0-8 2 0 4 0 8 0-1-1-2-2-4-4 0-4 0-8 0-13 2-2 4-4 8-8zm-138 21c0 2 0 4 0 8 1 0 2 0 4 0 0-2 0-4 0-8-1 0-2 0-4 0zm12 12c0 2 0 4 0 8 1 0 2 0 5 0 0-2 0-4 0-8-1 0-2 0-5 0zm-56 17c0 2 0 4 0 8 1 0 2 0 4 0 0-2 0-4 0-8-1 0-2 0-4 0zm48 0c0 8-2 12-8 12 0 0 0 0-12-4 0 0 0 0 8 8 0 0 0 0 8 0 0 0 0 0 4-4 0 0 0 0 4 0 0 0 0 0 4 4 0 0 0 0 0-4 0 0 0 0-4-12 0 0 0 0-4 0zm110 0c0 2 0 4 0 8-2 0-4 0-8 0 2-2 4-4 8-8zm-146 29c0 1 0 2 0 4 4-1 8-2 12-4 0-3 0-6 0-9-1 0-2 0-4 0-2 3-4 6-8 9zm117-9c4 0 8 0 13 0 0 7 0 14 0 21-3 0-6 0-9 0-1-7-2-14-4-21zm21 5c2 0 4 0 8 0 0 2 0 4 0 8-2 0-4 0-8 0 0-2 0-4 0-8zm174 8c1 0 2 0 4 0 1 6 2 12 4 20-5 0-10 0-16 0 0-4 0-8 0-12 2-2 4-4 8-8zm-199 12c1 8 2 16 4 25-4-4-8-8-12-12 0-1 0-2 0-5 2-2 4-4 8-8zm-146 17c3 0 6 0 9 0 0-3 0-6 0-9-3 3-6 6-9 9zm175-4c2 0 4 0 8 0 0 5 0 10 0 16-2-2-4-4-8-8 0-2 0-4 0-8zm-154 12c0 2 0 4 0 8 2 0 4 0 8 0 0-2 0-4 0-8-2 0-4 0-8 0zm40 12c0 3 0 6 0 9 1 0 2 0 4 0 0-3 0-6 0-9-1 0-2 0-4 0zm-12 4c0 3 0 6 0 9 2 0 4 0 8 0-2-3-4-6-8-9zm-28 13c0 5 0 10 0 16 2 0 4 0 8 0 0-1 0-2 0-4-1-4-2-8-4-12-1 0-2 0-4 0zm320 0c1 0 2 0 4 0 0 2 0 4 0 8-1 0-2 0-4 0 0-2 0-4 0-8zm-122 4c2 0 4 0 8 0 0 2 0 4 0 8-2 0-4 0-8 0 0-2 0-4 0-8zm-170 8c0 4 0 8 0 13 4-4 8-8 12-13-4 0-8 0-12 0zm292 8c6 0 12 0 20 0 0 7 0 14 0 21-2 0-4 0-8 0-4-4-8-8-12-12 0-3 0-6 0-9zm-195 5c2 0 4 0 8 0 3 2 6 4 9 8-7 0-14 0-21 0 0 2 0 4 0 8 4 0 8 0 12 0 0 1 0 2 0 4-2 3-4 6-8 9-4-5-8-10-12-17 4-4 8-8 12-12zm77 8c1 1 2 2 4 4 0 1 0 2 0 4-1 1-2 2-4 4-2 0-4 0-8 0 0-1 0-2 0-4 2-2 4-4 8-8zm-141 21c0 2 0 4 0 8 1 0 2 0 4 0 0-2 0-4 0-8-1 0-2 0-4 0zm-77 12c2 0 4 0 8 0 0-2 0-4 0-8-2 2-4 4-8 8zm60-8c0 1 0 2 0 4 2 2 4 4 8 8 0-1 0-2 0-4-2-2-4-4-8-8zm122 0c2 0 4 0 8 0 0 1 0 2 0 4-2 0-4 0-8 0 0-1 0-2 0-4zm-166 16c0 1 0 2 0 4 4 0 8 0 12 0 2-4 4-8 8-12-1 0-2 0-4 0-5 2-10 4-16 8zm125-12c2 2 4 4 8 8 0 1 0 2 0 4-2 0-4 0-8 0 0-4 0-8 0-12zm195 8c2 0 4 0 8 0 0 5 0 10 0 17-2 0-4 0-8 0 0-5 0-10 0-17zm-320 12c0 1 0 2 0 5 4 4 8 8 12 12 1 0 2 0 4 0 1-1 2-2 4-4 1 0 2 0 4 0 1 1 2 2 4 4 0-4 0-8 0-12-1 1-2 2-4 4-4 0-8 0-12 0-4-3-8-6-12-9zm-33 13c0 2 0 4 0 8 1 0 2 0 4 0 0-2 0-4 0-8-1 0-2 0-4 0zm162 0c1 0 2 0 4 0 3 2 6 4 9 8 0 2 0 4 0 8-1 0-2 0-4 0-3-2-6-4-9-8 0-2 0-4 0-8zm21 0c5 0 10 0 16 0-1 1-2 2-4 4 0 1 0 2 0 4-4-1-8-2-12-4 0-1 0-2 0-4zm-150 12c0 3 0 6 0 9 1 1 2 2 4 4 2 0 4 0 8 0 0-1 0-2 0-4-2-3-4-6-8-9-1 0-2 0-4 0zm24 0c0 4 0 8 0 13 1 0 2 0 4 0 0-4 0-8 0-13-1 0-2 0-4 0zm97-4c2 2 4 4 8 8 0 4 0 8 0 13-1 0-2 0-4 0-4-4-8-8-12-13 2-2 4-4 8-8zm-97 21c0 2 0 4 0 8 2-2 4-4 8-8-2 0-4 0-8 0zm316 0c0 0 0 0 8 20 0 0 0 0 0 4 0 0 0 0-16 13-8-10-12-20-12-29 0-6 7-10 20-12 0 0 0 0 0 4zm-300 8c0 8-4 12-12 12 0 0 0 0-4 4 0 0 0 0 0 5 4 11 8 16 12 16 0 0 0 0 0-4 0 0 0 0-4-4 0 0 0 0 0-4 0 0 0 0 8 0 0 0 0 0 4 4 0 0 0 0 4 0 0 0 0 0 0-4 0 0 0 0-8-13 0 0 0 0 12 0 0 0 0 0 0-4 0 0 0 0-8-8 0 0 0 0-4 0zm41-4c2 0 4 0 8 0 0 1 0 2 0 4-2 0-4 0-8 0 0-1 0-2 0-4zm-53 8c0 1 0 2 0 4 2 0 4 0 8 0 0-1 0-2 0-4-2 0-4 0-8 0zm-44 4c0 1 0 2 0 4 2 3 4 6 8 9 0-4 0-8 0-13-2 0-4 0-8 0zm16 0c0 4 0 8 0 13 2 0 4 0 8 0 0-1 0-2 0-5-2-2-4-4-8-8zm182-4c0 0 0 0 4 0 0 0 0 0 8 8 0 0 0 0 0 13-12 14-23 21-32 21 0 0 0 0-12-5 0 0 0 0-4 5 0 0 0 0 0-5 0 0 0 0 16-16 0 0 0 0 12 4 0 0 0 0 0-4 0 0 0 0 8-21zm-190 29c0 2 0 4 0 8 1 0 2 0 4 0 0-2 0-4 0-8-1 0-2 0-4 0zm52 0c0 1 0 2 0 4 2 0 4 0 8 0 0-1 0-2 0-4-2 0-4 0-8 0zm-44 4c0 4 0 8 0 12 2 0 4 0 8 0 0-1 0-2 0-3-2-3-4-6-8-9zm109 0c2 0 4 0 8 0 0 1 0 2 0 4-2 0-4 0-8 0 0-1 0-2 0-4zm-81 21c0 4 0 8 0 12 1 0 2 0 4 0 0-4 0-8 0-12-1 0-2 0-4 0zm81-4c4 0 8 0 12 0-2 2-4 4-8 8-1 0-2 0-4 0 0-2 0-4 0-8zm97 0c1 0 2 0 4 0 0 2 0 4 0 8-1 0-2 0-4 0 0-2 0-4 0-8zm-190 8c-2 2-4 4-8 8 0 3 0 6 0 9 5 0 10 0 16 0-1-5-2-10-4-17-1 0-2 0-4 0zm24 4c0 1 0 2 0 4 2 0 4 0 8 0 0-1 0-2 0-4-2 0-4 0-8 0zm85 4c2 0 4 0 8 0 0 1 0 2 0 4-2 0-4 0-8 0 0-1 0-2 0-4zm-101 13c0 2 0 4 0 8 1 0 2 0 4 0 0-2 0-4 0-8-1 0-2 0-4 0zm195 0c0 0 0 0 4 4 0 0 0 0 0 41 0 0 0 0-4 25 0 0 0 0 8 37 0 0 0 0-4 0 0 0 0 0-13-8 0 0 0 0-4 4 0 0 0 0-12-20 0 0 0 0 16-9 0 0 0 0-8-33 0 0 0 0 4-12-13 0-20-4-20-13 0 0 0 0 0-8 0 0 0 0 33-8zm-211 8c3 17 7 25 12 25 0-6 4-9 12-9 0 0 0 0 0-12 0 0 0 0-4 0 0 0 0 0 0 8 0 0 0 0-8 0 0 0 0 0 0-12 0 0 0 0-12 0zm32 4c-1 1-2 2-4 4 0 1 0 2 0 4 1 1 2 2 4 4 1 0 2 0 4 0 2-2 4-4 8-8-4-1-8-2-12-4zm73 4c27 3 41 13 41 29 0 0 0 0-4 13 0 0 0 0 16 16 0 0 0 0 0 21 0 0 0 0-12 16-11-4-16-8-16-12 0 0 0 0 0-8 0 0 0 0 8 0 0 0 0 0 0-4 0-12-11-33-33-63 0 0 0 0 0-8zm53 21c0 0 0 0 8 0 8 3 12 11 12 25 0 0 0 0-4 4 0 0 0 0-4 0-6 0-10-10-12-29zm-288 12c0 1 0 2 0 5 1 5 2 10 4 16-1 4-2 8-4 13 4-1 8-2 12-5-2-9-4-18-8-29-1 0-2 0-4 0zm304 50c2 4 4 8 8 12 0 1 0 2 0 5-2 2-4 4-8 8-1 0-2 0-4 0-1-7-2-14-4-21 1-1 2-2 4-4 1 0 2 0 4 0zm-198 8c0 5 0 10 0 17 2 0 4 0 8 0 0-5 0-10 0-17-2 0-4 0-8 0zm44 4c0 3 0 6 0 9 1 0 2 0 4 0 0-3 0-6 0-9-1 0-2 0-4 0zm93-4c0 1 0 2 0 4-1 4-2 8-4 13 4 0 8 0 12 0 0 2 0 4 0 8-2 2-4 4-8 8-4-4-8-8-12-12 0-2 0-4 0-8 4-4 8-8 12-13zm-85 9c0 2 0 4 0 8 1 0 2 0 4 0 0-2 0-4 0-8-1 0-2 0-4 0zm179-1c4 0 8 0 12 0 0 8 0 16 0 25-2 0-4 0-8 0-1-4-2-8-4-12-1 1-2 2-5 4-2 0-4 0-8 0 0-1 0-2 0-4 4-4 8-8 13-13zm-223 13c0 2 0 4 0 8 2-2 4-4 8-8-2 0-4 0-8 0zm24 0c0 1 0 2 0 4 2 2 4 4 8 8 0-4 0-8 0-12-2 0-4 0-8 0zm134-4c2 0 4 0 8 0 0 1 0 2 0 4-2 0-4 0-8 0 0-1 0-2 0-4zm190 0c0 0 0 0 8 8 0 0 0 0 0 4 0 0 0 0-8 0 0 5 4 8 12 8 0 0 0 0 4 5 0 0 0 0 0 4 0 6-6 10-20 12 0 0 0 0-8-37 0 0 0 0 4-4 0 0 0 0 8 0zm-142 8c0 0 0 0 4 0 0 0 0 0 0 25 14 0 21 3 21 8 0 0 0 0-8 9 0 0 0 0-13-9 0 0 0 0-8 9 18 8 31 16 37 24 0 0 0 0 0 4 0 6-4 8-12 8 0 0 0 0-4 5 0 0 0 0 0 4 7 0 12 14 16 41 0 0 0 0 0 31 0 11-38 17-114 17 0 0 0 0-4 6 0 0 0 0-4-4 0 0 0 0 0-4 0 0 0 0 24-21 0 0 0 0 0-4 0 0 0 0 5 4 0 0 0 0 4 0 0-27 5-41 16-41 8 0 12-3 12-9 0 0 0 0 0-4 0 0 0 0-4 0 0 0 0 0-41 13 0 0 0 0-4-4 0 0 0 0 0-4 6 0 8-6 8-17 0 0 0 0 21 4 0 0 0 0 8-13 0 0 0 0-12 0 0 0 0 0 28-61 0 0 0 0 24-17zm-312 8c0 0 0 0 0 29 0 0 0 0 4 21 7 0 13-12 17-37 0 0 0 0-21-13zm65 0c0 4 0 8 0 13 1 0 2 0 4 0 0-4 0-8 0-13-1 0-2 0-4 0zm33 13c2 0 4 0 8 0 0-3 0-6 0-9-2 3-4 6-8 9zm-9 0c0 4 0 8 0 12 3 0 6 0 9 0 0-1 0-2 0-4-3-2-6-4-9-8zm138-4c18 7 27 14 29 20 0 0 0 0-13 9 0 0 0 0-4 0 0 0 0 0-4-4 0 0 0 0-4 0 0 0 0 0-4 3 0 0 0 0 0-28zm-101 12c2 2 4 4 8 8 0-2 0-4 0-8-2 0-4 0-8 0zm-53 4c-1 4-2 8-4 12 4 1 8 2 12 5-1-5-2-10-4-17-1 0-2 0-4 0zm93 0c0 3 0 6 0 9-2 0-4 0-8 0 2-3 4-6 8-9zm-64 12c0 5 0 10 0 17 1 0 2 0 4 0 1-5 2-10 4-17-2 0-4 0-8 0zm174 25c0 0 0 0 0 5 16 0 24 5 24 16 0 0 0 0 8 37 0 0 0 0 0 13 0 0 0 0 16 4 0 0 0 0 5-4 0 0 0 0 0-5-11 0-17-27-17-82 0 0 0 0-12 0 0 0 0 0-24 16zm162 0c1 0 2 0 4 0 2 2 4 4 8 8 0 3 0 6 0 9-4 4-8 8-12 12-1 0-2 0-4 0 1-9 2-18 4-29zm-369 8c0 4 0 8 0 13 2 0 4 0 8 0 0-1 0-2 0-4-2-3-4-6-8-9zm158 5c0 0 0 0 4 4 0 0 0 0 0 4 0 0 0 0-4 4 0 0 0 0 0 4 0 0 0 0 16 25 0 0 0 0-12 12 0 0 0 0 0 5 8 0 12 2 12 8 0 0 0 0-12 8 0 0 0 0-4-4 0 0 0 0-4 4 0 0 0 0-12-41 7-22 12-33 16-33zm-150 20c2 0 4 0 8 0 0-2 0-4 0-8-2 2-4 4-8 8zm21-4c0 3 0 6 0 9 1 0 2 0 4 0 0-3 0-6 0-9-1 0-2 0-4 0zm-17 9c-1 4-2 8-4 12 2 0 4 0 8 0 4-1 8-2 13-4 0-1 0-2 0-4-5-1-10-2-17-4zm4 16c0 2 0 4 0 8 2 3 4 6 8 9 1-5 2-10 5-17-1 1-2 2-5 4-1 0-2 0-4 0-1-1-2-2-4-4zm33-4c2 0 4 0 8 0 0 1 0 2 0 4-2 0-4 0-8 0 0-1 0-2 0-4zm73 12c0 0 0 0 4 0 5 0 8 7 8 21 0 0 0 0 4 13 8 0 12 2 12 8 0 0 0 0-16 0 0 0 0 0 4 4 0 0 0 0 0 4 0 0 0 0-4 4 0 0 0 0-4 0 0 0 0 0-8-16 0 0 0 0 8-25 0 0 0 0-16-4 0 0 0 0 8-9zm-25 9c7 0 11 7 13 21 0 0 0 0-4 4 0 0 0 0 12 4 0 0 0 0-4 4 0 0 0 0 0 4 0 0 0 0 4 12 0 0 0 0-4 4 0 0 0 0-8 0 0 0 0 0-13-8 0 0 0 0 4-45zm130 8c0 4 0 8 0 13 4 0 8 0 12 0 0-4 0-8 0-13-4 0-8 0-12 0zm24 0c0 2 0 4 0 8 1 0 2 0 4 0 0-2 0-4 0-8-1 0-2 0-4 0zm-235 21c2 0 4 0 8 0 0-2 0-4 0-8-2 2-4 4-8 8zm353-13c0 0 0 0 8 0 0 0 0 0 0 8 0 0 0 0-8 0 0 9-3 13-8 13 0 0 0 0-4 0 0 0 0 0 0-8 0 0 0 0 12-13zm-345 21c0 1 0 2 0 4 3 0 6 0 9 0 0-1 0-2 0-4-3 0-6 0-9 0zm146 29c7 5 14 10 21 16-1 1-2 2-4 5-1-1-2-2-4-5-3 0-6 0-9 0-6 1-12 2-20 5-1-5-2-10-4-17 1-1 2-2 4-4 5 0 10 0 16 0zm61 21c2 0 4 0 8 0 0 2 0 4 0 8-2 0-4 0-8 0 0-2 0-4 0-8zm41 0c1 1 2 2 4 4 0 1 0 2 0 4-2 2-4 4-8 8-1 0-2 0-4 0 0-2 0-4 0-8 2-2 4-4 8-8zm-69 8c1 1 2 2 4 4 1-1 2-2 4-4 2 0 4 0 8 0 0 2 0 4 0 8-5 0-10 0-16 0 0-2 0-4 0-8zm-235-1740c0 0 0 0 4 4 0 0 0 0 0 4 0 0 0 0-4 4 0 0 0 0 24 0 0 0 0 0-4 4 0 0 0 0 0 4 18 0 30 6 36 17 0 0 0 0 13 0 0 0 0 0 0 4 0 0 0 0-4 4 0 0 0 0 0 4 0 0 0 0 4 4 0 0 0 0 4-4 0 0 0 0 4 0 5 0 8 4 8 13 0 0 0 0 4 4 0 0 0 0 4 0 0 0 0 0 0-4 0 0 0 0-12-17 0 0 0 0 0-4 0 0 0 0 4-4 0 0 0 0-4-5 0 0 0 0 0-4 0 0 0 0 8-8 0 0 0 0 12 0 0 0 0 0 0 4 0 0 0 0-4 4 0 0 0 0 0 5 0 0 0 0 8 0 0 0 0 0 0 4 0 0 0 0 20-13 0 0 0 0 4 0 0 0 0 0 0 8 9 0 13 3 13 9 0 0 0 0-4 4 0 0 0 0-5 0 0 0 0 0-8-8 0 0 0 0-4 4 0 0 0 0 0 4 0 0 0 0 4 37 0 0 0 0-4 4 0 0 0 0-4 0 0 0 0 0-4-4 0 0 0 0 0-41 0 0 0 0-8 0 0 0 0 0-4 21 0 0 0 0 0 4 0 0 0 0 4 4 0 0 0 0 0 4 0 0 0 0-4 4 0 0 0 0-4 0 0 0 0 0 0-8 0 0 0 0-4 0 0 0 0 0-8 24 0 0 0 0 4 5 0 0 0 0 0 4 0 0 0 0-4 16 11 0 16 3 16 9 0 0 0 0-4 0 0 0 0 0 4 4 0 0 0 0 0 4 0 0 0 0-8 8 0-5-5-8-16-8 0 0 0 0-4-21 0 0 0 0-12 13 0 8 5 12 16 12 0 0 0 0 0 4 0 0 0 0-12 21 0 0 0 0 12 8 0 0 0 0 0-8 0 0 0 0 8 0 0 0 0 0-4 21 0 0 0 0 0 12 0 0 0 0-4 0 0 0 0 0-12-4 0 0 0 0 16 24 0 0 0 0-4 5 0 0 0 0 0 4 0 0 0 0 4 37 0 0 0 0 12-8 0 0 0 0-4-13 0 0 0 0 4-12 0 0 0 0-4-4 5 0 8-7 8-21 0 0 0 0 12-8 0 0 0 0 4 4 0 0 0 0 0 4 0 0 0 0-12 12 0 0 0 0 0 9 0 0 0 0 12 12 0 0 0 0 12-8 0 0 0 0 4 4 0 0 0 0 0 4 0 0 0 0-16 4 0 0 0 0 0 4 0 0 0 0 4 5 0 0 0 0 0 4 0 0 0 0 4-4 0 0 0 0 4 0 0 0 0 0 25 4 0 0 0 0-8-13 0 0 0 0 0-4 8 0 12-10 12-29-6 0-8-7-8-20 0 0 0 0-8 0 0 0 0 0 0-9 0 0 0 0 16-24 0 0 0 0-16-25 5 0 10-8 16-25 0 0 0 0 8 0 0 0 0 0 12 45 0 0 0 0-12 21 0 0 0 0 8 8 0 0 0 0-4 21 0 0 0 0 0 58 0 0 0 0-8 8 0 0 0 0-4-4 0 0 0 0 0-4 0 0 0 0-4 4 0 0 0 0-8 0 0 0 0 0-4-4 0 0 0 0-5 0 0 0 0 0 0 8 22 0 33 8 33 25 0 0 0 0 0 21 0 0 0 0-8 0 0 0 0 0 0 4 0 0 0 0 8 16 0 0 0 0-4 5 0 0 0 0-12 0 0-9-10-18-29-29 0 0 0 0-4-4 0 0 0 0 0-5 0 0 0 0-20 5 0 0 0 0 0 4 11 0 20 8 28 24 0 0 0 0 37 21 0 0 0 0-4 4 0 0 0 0 4 25 5 0 9-7 12-20 0 0 0 0-4-21 0 0 0 0 4-96 0 0 0 0 0-12 0 0 0 0 4-4 0 0 0 0-4-4 0 0 0 0 0-9 0 0 0 0 4-16 0 0 0 0-4-4 0 0 0 0 0-4 0 0 0 0 4-4 0 0 0 0 0-4 0 0 0 0-4-17 0 0 0 0 12-12 10 11 18 16 24 16 0 0 0 0-8 21 0 0 0 0 4-4 0 0 0 0 9 0 0 7 4 13 12 20 0 0 0 0-12 29 13 0 20 14 20 42 0 0 0 0 12 0 0 0 0 0 0-42 0 0 0 0-12-16 0 0 0 0 0-5 0 0 0 0 4-16-6-6-8-23-8-50 0 0 0 0-4-4 0 0 0 0-12 0 0 0 0 0 0 9 0 0 0 0-5 0-18-15-28-30-28-46 0 0 0 0 0-21 0 0 0 0 8-8 0 0 0 0 20 21 0 0 0 0-4 4 0 0 0 0 0 4 9 0 19 13 29 37 0 0 0 0 4 0 0 0 0 0 4-4 0 0 0 0 0-8-8 0-12-3-12-8 0 0 0 0 4-17 0 0 0 0 28 0 6 0 8 10 8 29 0 0 0 0 4-4 0 0 0 0 8 0 0 0 0 0 0 16 0 0 0 0-12 13 6 17 18 30 37 41-6 44-12 66-16 66 0 0 0 0-17-4 0 0 0 0 0 29 0 0 0 0 12 0 0 19-6 32-20 41 0 0 0 0 8 26 0 0 0 0 0 8 0 0 0 0-16 41 0 0 0 0 8 0 0 6-4 8-12 8 0 0 0 0 8 12 0 0 0 0 0 25 0 0 0 0-8 13 8 24 12 52 12 83 0 0 0 0 0 8 0 0 0 0-16 0 0 0 0 0 0 24 0 6-4 9-12 9 0 0 0 0 0 5 11 0 16 2 16 7 0 0 0 0 4-4 0 0 0 0 4 0 6 0 10 12 12 37 0 0 0 0-12 4 0 0 0 0 4 4 0 0 0 0 0 30 0 0 0 0-20-5 0 0 0 0 0 5 0 0 0 0 4 16 0 0 0 0-4 4 0 0 0 0 24 8 0 0 0 0 0 13 0 0 0 0-8 8 0 0 0 0-8 0 0-11-3-16-8-16 0 0 0 0 0 8 0 0 0 0-8 0 0-9-4-13-12-13 0 0 0 0-8-16-6 0-9 4-9 12 0 0 0 0-4 0 0 0 0 0-4-4 0 0 0 0-4 0 0 0 0 0 0 4 0 0 0 0 4 4 0 0 0 0 0 5 0 0 0 0-4 4 0 0 0 0-8 0 0-11-5-20-16-25 0 0 0 0-4 0 11 25 22 38 32 41 0 0 0 0 4-4 0 0 0 0 4 29 0 0 0 0-16 4 0 0 0 0 4 21 0 0 0 0 0 4 0 0 0 0-12 0-5 0-8-4-8-13 0 0 0 0-12 0-5 0-9 9-12 25 0 0 0 0-12-4-36 0-53 4-53 13 15 8 39 15 73 20 0 0 0 0 0 4 0 0 0 0-4 0 0 0 0 0 4 13 0 0 0 0-8 24 0 0 0 0 8 0 0 0 0 0 0 5 0 0 0 0-8 12 0 0 0 0 4 17 0 0 0 0-16 16 0 0 0 0 4 0 5 0 8-4 8-12 0 0 0 0 4 0 0 0 0 0 8 8 0 8-6 12-16 12 0 0 0 0 0 9 8 0 12 2 12 8-3 8-11 12-24 12 0 0 0 0-5-4 0 0 0 0-4 0 0 0 0 0 0 8 0 0 0 0 21 5 0 0 0 0-4 4 0 0 0 0 4 4 0 0 0 0 0 17 0 0 0 0-12 4 0 0 0 0 4 12 0 0 0 0 4 0 0 0 0 0 0-8 0 0 0 0 4 0 13 5 20 15 20 29 0 0 0 0-8 0 0 0 0 0 0 4 0 0 0 0 4 20 0 0 0 0-4 0 0 0 0 0-12-4 0 0 0 0 0 8 0 6 4 9 12 9 0 0 0 0 0 12 0 0 0 0-8 9 0 0 0 0 4 4 0 0 0 0 0 16 0 0 0 0-8 8 0 0 0 0-4-4 0 0 0 0 0-4 0 0 0 0-4 4 0 0 0 0-4 0 0 0 0 0-5-4 0 0 0 0-4 0 0 0 0 0 4-4 0 0 0 0 0-16 0 0 0 0-12-5 0 0 0 0-4 5 0 0 0 0 0 16 0 0 0 0 8 0 0 0 0 0-8 8 0 0 0 0-4 0 0 0 0 0-4-4-27 3-40 7-40 13 0 0 0 0 16 4 0 0 0 0 4-4 0 0 0 0 20 0 0 0 0 0 4 4 0 0 0 0 4 0 0 0 0 0-4 4 0 0 0 0 0 8 0 0 0 0 12-8 0 5 4 8 13 8 0 0 0 0 0 8 0 0 0 0-5 4 0 0 0 0 0 5 0 0 0 0 13 12 0 0 0 0-8 16 0 0 0 0-9 0 0 0 0 0 0-8 0 0 0 0-8 0 0 0 0 0 0 13 0 0 0 0-4 24 0 0 0 0 0 5 0 0 0 0 4 0 0 0 0 0 4-25 0 0 0 0 8 0 0 7 6 11 17 12 0 0 0 0-4 4 0 0 0 0 0 4 0 0 0 0 4 13-5 0-9 8-12 25 0 0 0 0 4 4 0 0 0 0-25 4 0 0 0 0 0 4 8 0 12 3 12 8 0 0 0 0 4-4 0 0 0 0 9 0 0 0 0 0 0 8 0 0 0 0-13 0 0 0 0 0 0 5 0 0 0 0 9 8 0 0 0 0 8-17 0 0 0 0 8 0 0 0 0 0-4 21 0 0 0 0 4 4 0 0 0 0 0 4 0 0 0 0-4 4 0 0 0 0-4-4 0 0 0 0-8 0 0 0 0 0 0 8 0 0 0 0 12 0 0 0 0 0 0 9 0 5-4 8-12 8 0 0 0 0 0 8 0 0 0 0 16 21 0 0 0 0 0 4 0 0 0 0-4 0 0 0 0 0-12-8 0 0 0 0 0 8 0 0 0 0 4 17 0 0 0 0-9 20 0 0 0 0 5 4-6 0-9 5-9 13 0 0 0 0-4-4 0 0 0 0-4 0 0 0 0 0-4 12 0 0 0 0-24-4 0 0 0 0-32 4 0 0 0 0 0 4 16 0 24 3 24 9 0 0 0 0 4-5 0 0 0 0 12 0 0 0 0 0 0 13 0 0 0 0 4 0 0 0 0 0 4-4 0 0 0 0 4 0 0 0 0 0 0 12 0 0 0 0 4-4 0 0 0 0 4 0 5 17 10 25 17 25 0 0 0 0-5 12 0 0 0 0 5 21-6 0-9 5-9 16 0 0 0 0-8 0 0 6 4 9 12 9 0 0 0 0 5 4 0 0 0 0 0 8-19-3-29-10-29-21 0 0 0 0-4 0 0 0 0 0 0 13 0 0 0 0 12 33-5 0-8 4-8 12-5 0-8-4-8-12 0 0 0 0-8 0-3 16-12 24-24 24 0 0 0 0 16 30 0 0 0 0-8 16 0 0 0 0 12 12 0 0 0 0 0 5 0 0 0 0-8 0 0 0 0 0 12 49 0 0 0 0 4-4 0 0 0 0 8 0 0 0 0 0-4 4 0 0 0 0 0 8 0 0 0 0 8 0 0 0 0 0-8 9 0 0 0 0-16-13 0 0 0 0-8 9 0 0 0 0-126 0 0 0 0 0-8-9 0 0 0 0 0-227 0 0 0 0 4-16 0 0 0 0-8-63 0 0 0 0 4-16 0 0 0 0 0-21 8 0 12-4 12-12-2-9-7-14-16-17 0 0 0 0 12-293 0 0 0 0-16-116 0 0 0 0 4-4 0 0 0 0 4 0 0 0 0 0-4-4 0 0 0 0 0-66 0 0 0 0 8-13 0 0 0 0 0-41 0 0 0 0-16-178 0 0 0 0 0-41 0 0 0 0 12-13 0 0 0 0 4 5 0 0 0 0 0 41 0 0 0 0 8 0 0 0 0 0 0-21 0 0 0 0 8 0 0 0 0 0 0 25 0 0 0 0 8 50 0 0 0 0 4 0-7-43-12-125-16-244-3 0-6-11-8-33 0 0 0 0-4 0 0 0 0 0 0 45 0 0 0 0-4 0 0 0 0 0-4-4 0 0 0 0-4 0 0 0 0 0 4-4 0 0 0 0 0-4 0 0 0 0-8-33 0 0 0 0 0-70 0 0 0 0 12-4-5-17-13-27-24-30 0-30 6-45 20-45 0 0 0 0 4 0 0 0 0 0 0-37 0 0 0 0-16-21 0 0 0 0 0-8 0 0 0 0 12 0 0 0 0 0 0-8-7 0-13-10-16-29-8 0-12-3-12-8 0 0 0 0 0-13 0 0 0 0 12-13 0 0 0 0 12 5 0 0 0 0 0-5 0 0 0 0-8-16 0 0 0 0 4-12 0 0 0 0-8-8 0 0 0 0 0-17 17-22 29-33 36-33 0 0 0 0 4 4 0 0 0 0 0 4 0 0 0 0 37-16z">
            <text:p text:style-name="P9"/>
          </draw:path>
          <draw:path draw:style-name="gr10" draw:text-style-name="P1" draw:layer="layout" svg:width="1.394cm" svg:height="1.752cm" svg:x="21.32cm" svg:y="2.791cm" svg:viewBox="0 0 1395 1753" svg:d="m993 12c0 0 0 0 0 4 0 0 0 0-12 12 0 0 0 0-4 0 0 0 0 0-4-4 0 0 0 0-5 0 0 0 0 0 0 9 0 0 0 0-4 0 0 0 0 0 4 4 0 0 0 0 0 4 0 0 0 0-8 8 0 0 0 0-20 0 0 0 0 0 0-8 10 0 18-7 24-21 0 0 0 0 29-8zm-57 41c0 0 0 0 16 0 0 17-7 27-20 29 0 0 0 0 0 4 0 0 0 0 12 0 0 0 0 0 0 4 0 0 0 0-8 9 0 0 0 0-4-4 0 0 0 0-4 4 0 0 0 0-8 0 0 0 0 0-8-9 0 0 0 0 0-8 0 0 0 0 4 4 0 0 0 0 4 0 0 0 0 0 20-16 0 0 0 0-4-4 0 0 0 0 0-13zm421 21c3 0 6 0 9 0 0 4 0 8 0 12-3-2-6-4-9-8 0-1 0-2 0-4zm-461 8c1 0 2 0 4 0 2 2 4 4 8 8-2 3-4 6-8 9-1 0-2 0-4 0 0-5 0-10 0-17zm149 21c0 0 0 0 53 0 0 0 0 0 0 8 0 0 0 0 8 0 0 0 0 0 12-4 0 0 0 0 21 4 0 0 0 0 69 0 0 0 0 0 12-8 0 0 0 0 4 0 0 0 0 0 4 4 0 0 0 0 4-4 0 0 0 0 16 0 0 0 0 0 8 8 0 0 0 0 0 8 0 0 0 0-16 5 0 0 0 0-12-5 0 0 0 0-12 13 0 0 0 0-13 0 0 0 0 0 0-8 0 0 0 0 13 0 0 0 0 0 0-5 0 0 0 0-33 0 0 0 0 0-8 8 0 0 0 0 16 5 0 0 0 0 0 12 0 0 0 0-20 4 0 0 0 0-16-4 0 6-4 9-12 9 0 0 0 0-12-5 0 0 0 0 0 13 0 0 0 0 8 8 0 0 0 0 32-8-3 8-27 18-73 29 0 0 0 0-16 16 0 0 0 0 32-8 0 0 0 0 8 8 0 0 0 0 9-16 0 0 0 0 4 0 0 0 0 0 0 12 0 0 0 0-9 12 0 0 0 0 0 5 25-33 48-50 69-50 8 0 13-8 13-25 0 0 0 0 36-12 0 0 0 0 0 4 0 0 0 0 4-4 0 0 0 0 8 0 14 782 30 1222 49 1322 0 0 0 0-4 13 0 0 0 0 4 16 0 0 0 0-8 9 0 0 0 0 0 219 0 0 0 0-17 25 0 0 0 0-239 0 0 0 0 0-36 4 0 0 0 0-28-4 0 0 0 0-17 0-7 0-15-14-24-42 0 0 0 0 12 0 0 0 0 0 0-4-16 0-57-61-121-182 0 0 0 0-13-29 0 0 0 0 17 13 0 0 0 0 0-9-14-28-25-43-33-45 0 0 0 0 0 8 0 0 0 0-4 0-55-77-94-149-117-215 0 0 0 0-272-492 0 0 0 0-8-140 0 0 0 0-40 12 0 0 0 0 0-8 0 0 0 0-4 0 0 0 0 0-53 25 0 0 0 0-12 4 38 64 56 100 56 107 0 0 0 0 0 30 0 0 0 0 9 65 0 0 0 0 0 21 0 0 0 0-5 25 0 0 0 0 5 20 0 0 0 0-5 5 0 0 0 0 0 4 0 0 0 0 5 16 0 0 0 0-9 37 0 0 0 0 9 13 0 0 0 0-9 45 0 0 0 0 4 29 0 0 0 0-4 17 0 0 0 0 4 4 0 0 0 0-4 29 0 0 0 0 0 211 0 0 0 0-8 0 0 0 0 0 0-41 0 0 0 0-4-50 0 0 0 0-4 0 0 0 0 0 0 8 6 59 10 220 12 486 0 5-43 8-129 8 0 0 0 0 0 6 0 0 0 0 117 0 0 0 0 0 8 9 0 0 0 0-12 8 0 0 0 0-73-8 0 8-2 12-8 12 0 0 0 0-12 0 0 0 0 0 0-8 0 0 0 0-77 12 0 0 0 0 0-4 0 0 0 0-4 2 0 0 0 0-4 0 0 0 0 0-97 0 0 0 0 0-13 0-10 0-17-20-20-60 14-3 20-8 20-12 0 0 0 0 0-13 0 0 0 0-20-53 0 0 0 0-8 0 0 0 0 0 8-91 0 0 0 0-4-17 0 0 0 0 24-4 0 0 0 0 0-79 0 0 0 0-20-66 0 0 0 0 0-4 0 0 0 0 16-4 0 0 0 0-28-62 0 0 0 0 0-4 0 0 0 0 8-8 0 0 0 0 0-4-8-11-12-20-12-29 0 0 0 0 0-17 0 0 0 0 8-8 0 0 0 0 12 8 0 0 0 0 0-4 0 0 0 0-8-33 0 0 0 0 4 0 0 0 0 0 4 4 0 0 0 0 4 0 0 0 0 0 0-4 0 0 0 0-8-42 0 0 0 0 4-20 0-14-2-21-8-21 0 0 0 0 4-41 0 0 0 0 0-50 0 0 0 0-4-62 0 0 0 0 8 0 0 0 0 0 0-33 0 0 0 0 8 0 0 0 0 0 4 21 0 0 0 0 4 0 0-64 7-114 21-149 0 0 0 0-4 4 0 0 0 0-8 0-9-2-13-13-13-33 0 0 0 0 0-29 0-9 4-19 13-29-11-21-17-51-17-91 0 0 0 0 0-4 0 0 0 0 8 0 0 0 0 0 9 41 0 0 0 0 4 0 0 0 0 0 0-37 0 0 0 0 4-99 0 0 0 0-4-16 0 0 0 0-4 4 0 0 0 0-4 0-6 0-9-4-9-13 0 0 0 0 9-58 0 0 0 0 8 0 0 0 0 0 20 13 0 0 0 0 12-4 0 0 0 0 0 4 0 0 0 0 12 186 0 0 0 0 4 0 0 0 0 0 0-58 0 0 0 0-4-50 0 0 0 0 16-62 0 0 0 0 9 0 0 0 0 0 0 17 0 0 0 0 4 0 0 0 0 0 0-343 0 0 0 0 16 0 0 0 0 0 0 12 0 0 0 0 57 0 0 0 0 0 0-4 0 0 0 0-21 0 0 0 0 0 0-8 0 0 0 0 12 0 0 0 0 0 0-8 0 0 0 0-4 0 0 0 0 0-4 4 0 0 0 0-4 0 0 0 0 0-16-4 0 0 0 0 0-9 0 0 0 0 37 0 0 0 0 0 0 4 0 0 0 0-5 5 0 0 0 0 0 3 0 0 0 0 13 5 0 0 0 0 4-5 0 0 0 0 0-3 0 0 0 0-4-5 0 0 0 0 4-4 0 0 0 0 4 0 0 0 0 0 4 4 0 11-6 17-16 17 0 0 0 0 0 8 0 0 0 0 4 0 0 0 0 0 12-8 0 0 0 0 8 0 0 0 0 0 0 8-14 2-20 6-20 13 0 0 0 0 16 4 0 0 0 0 0 8 0 6-15 14-45 25 0 0 0 0 0 4 0 0 0 0 8 0 0 0 0 0 0 16 0 0 0 0-12 0-20 4-31 9-32 17 0 0 0 0 0 4 0 0 0 0 4-4 0 0 0 0 4 0 0 0 0 0 4 4 0 0 0 0 4 0 0 0 0 0 20-4 0 0 0 0 0 4 0 0 0 0-4 4 0 0 0 0 0 4 11 0 16 3 16 9 11 0 17-6 17-17 0 0 0 0 4 0 0 0 0 0-4-4 0 0 0 0 0-8 0 0 0 0 4 0 0 0 0 0 28 8 0 0 0 0 0-12-13 0-20-4-20-13 0 0 0 0 0-8 13 0 20 4 20 12 0 0 0 0 4 0 10 0 19-5 28-16 0 16 3 25 9 25 0 0 0 0 4 0 0 0 0 0 16-9 8 0 12 4 12 13 0 0 0 0 4 0 0 0 0 0 0-9 0 0 0 0-4-4 0 0 0 0 12-4 0 0 0 0-4-4 0 0 0 0 0-12 1-9 11-13 28-13 0 0 0 0-4-4 0 0 0 0 0-4 0-5 4-8 13-8 0 0 0 0 12 4 0 0 0 0 4-4 0 0 0 0 4 4 0 0 0 0 0 4 0 0 0 0-12 4 0 0 0 0-13-4 0 0 0 0 0 4 0 0 0 0 13 17 0 0 0 0 0 4 0 0 0 0-21 0 0 0 0 0-8 8 0 0 0 0 37 4 0 0 0 0 12-4 0 0 0 0 0-12 0 0 0 0-16-5 0 0 0 0 0-8 0 0 0 0 8-8 0 0 0 0 32 4 0 5-4 8-12 8 0 0 0 0 0 4 0 0 0 0 8 0 0 0 0 0-4 5 0 0 0 0 0 4 0 0 0 0 4 4 0 0 0 0 4 0 0 0 0 0 8-8 0 0 0 0-12-5 0 0 0 0 0-4 0 0 0 0 24-4 0 0 0 0-4-4 0 0 0 0 0-16 0 0 0 0 13 0 0 0 0 0 0 4 0 0 0 0-4 4 0 0 0 0 0 4 0 0 0 0 16 4 0 0 0 0 0 9 0 0 0 0-4 0 0 0 0 0-4-5 0 0 0 0-4 0 0 0 0 0 0 4 0 0 0 0 8 17 0 0 0 0 24-8 0 0 0 0 8 0 0 0 0 0 0 8 0 0 0 0-4 4 0 0 0 0 0 4 0 0 0 0 12 8 0 0 0 0 16-4 0 0 0 0 0 17 0 0 0 0-8 0 0 0 0 0-4-4 0 0 0 0-4 0 0 5-4 8-12 8 0 0 0 0 0 8 0 0 0 0 12 4 0-5 7-9 20-12 49 69 73 109 73 120-10-5-16-12-16-21 0 0 0 0-4 0 0 0 0 0 0 8 4 1 19 31 45 91 0 0 0 0 0 9 0 0 0 0-29-25 35 59 53 94 53 103 0 0 0 0-4 0 0 0 0 0 219 348 0 0 0 0 0 8 0 0 0 0-8 0 0 0 0 0 93 153 0 0 0 0-4 20 13 0 24 8 32 25 0 0 0 0 122-37 0 0 0 0-4-21 0 0 0 0 0-4 0 0 0 0 12-17-16-29-30-87-41-173 3-27 10-41 21-41 0 0 0 0-4-104 0 0 0 0 0-82 0 0 0 0 4-149-8-15-14-38-17-70 0 0 0 0 9 0 0 0 0 0 0-5 0 0 0 0-5-12 0 0 0 0 5-4 0 0 0 0-13-13 0 0 0 0 17-4 0-4-6-8-17-12 0 0 0 0-4-124 0 0 0 0 0-87 0 0 0 0 8-8zm-125 4c0 0 0 0 4 4 0 0 0 0 4 0 0 0 0 0 16-4 0 0 0 0 4 4 0 0 0 0 0 8 0 6-5 8-16 8 0 0 0 0 0 9 0 0 0 0 12 0 0 0 0 0-4 20 0 0 0 0 8 0 0 0 0 0-4 21 0 0 0 0 0 29 0 0 0 0-8 8 0 0 0 0-8-12 0 0 0 0 8-8 0-30-7-46-20-46 0 0 0 0-4 0 0 0 0 0 0-8 0 0 0 0 16 0 0 0 0 0 0-4-14 0-20-3-20-8 10 0 16-3 16-9 0 0 0 0-8-8 0 0 0 0 4-4zm12 8c0 3 0 6 0 9 1 0 2 0 4 0 0-3 0-6 0-9-1 0-2 0-4 0zm146 8c0 0 0 0-8 9 0 0 0 0 4 0 0 0 0 0 16-5 0 0 0 0 36 9 0-5 14-8 41-8 0 0 0 0-4-4 0 0 0 0 0-5 0 0 0 0-4 4 0 0 0 0-81 0zm288-4c1 0 2 0 4 0 5 4 10 8 16 13 0 1 0 2 0 4-2 2-4 4-8 8-4-5-8-10-12-17 0-2 0-4 0-8zm-321 9c0 1 0 2 0 4 3 0 6 0 9 0 0-1 0-2 0-4-3 0-6 0-9 0zm-891 4c2 0 4 0 8 0 0 1 0 2 0 4-2 0-4 0-8 0 0-1 0-2 0-4zm977 4c0 1 0 2 0 4 2 0 4 0 8 0 0-1 0-2 0-4-2 0-4 0-8 0zm-17 12c0 4 0 8 0 13 2-2 4-4 8-8 0-1 0-2 0-5-2 0-4 0-8 0zm-843 0c1 0 2 0 5 0 0 2 0 4 0 8-1 0-2 0-5 0 0-2 0-4 0-8zm-109 8c0 1 0 2 0 5 4 0 8 0 12 0 0-1 0-2 0-5-4 0-8 0-12 0zm1021-4c1 0 2 0 4 0 0 1 0 2 0 5-2 2-4 4-8 8-1 0-2 0-4 0 0-1 0-2 0-4 2-3 4-6 8-9zm-733 4c2 0 4 0 8 0 0 3 0 6 0 9-2-3-4-6-8-9zm-134 5c0 0 0 0 12 0 0 0 0 0 0 12-9 0-17 4-24 12 0 0 0 0-4 0 6-16 11-24 16-24zm-24 4c0 0 0 0 4 4 0 0 0 0 0 4 0 0 0 0-20 4 0 0 0 0 0 5 0 0 0 0 12 0 0 0 0 0 0 8 0 0 0 0-8 0 0 0 0 0 0 4 0 0 0 0 8 0 0 0 0 0 0 4 0 0 0 0 4-4 0 0 0 0 12 0 0 0 0 0 0 8-13 0-22 3-28 8 0 0 0 0-5-4 0 0 0 0 5-4 0 0 0 0 0-4 0 0 0 0-9-13 0 0 0 0 0-12 0 0 0 0 25-8zm158 12c4 0 8 0 12 0-2 2-4 4-8 8-1-1-2-2-4-4 0-1 0-2 0-4zm628 13c1 1 2 2 4 4 1 0 2 0 4 0 1-1 2-2 4-4 0-3 0-6 0-9-1 0-2 0-4 0-2 3-4 6-8 9zm-158 0c2 0 4 0 8 0 0 4 0 8 0 12-2-2-4-4-8-8 0-1 0-2 0-4zm235 4c2 2 4 4 8 8 1-1 2-2 4-4 0-1 0-2 0-4-4 0-8 0-12 0zm-746 16c0 0 0 0 0 4 0 0 0 0 4 0 0 0 0 0 4-16-5 0-8 4-8 12zm770-12c0 1 0 2 0 4 2 0 4 0 8 0 0-1 0-2 0-4-2 0-4 0-8 0zm16 8c1 1 2 2 4 4 3 0 6 0 9 0 0-4 0-8 0-12-1 0-2 0-5 0-2 2-4 4-8 8zm-810-4c0 2 0 4 0 8 4 0 8 0 12 0 0-2 0-4 0-8-4 0-8 0-12 0zm40 12c4 1 8 2 13 5 0-5 0-10 0-17-4 4-8 8-13 12zm33-8c0 1 0 2 0 4 2 0 4 0 8 0 0-1 0-2 0-4-2 0-4 0-8 0zm693 8c0 1 0 2 0 5 4-4 8-8 12-13-1 0-2 0-4 0-2 2-4 4-8 8zm24-8c0 1 0 2 0 4 1 1 2 2 4 4 0 1 0 2 0 5-2 0-4 0-8 0 2 2 4 4 8 8 2-2 4-4 8-8 0-3 0-6 0-9-4-1-8-2-12-4zm-976 0c1 0 2 0 4 0 0 2 0 4 0 8-1 0-2 0-4 0 0-2 0-4 0-8zm117 17c0 0 0 0 4 0 14-4 20-8 20-13 0 0 0 0-8 0-11 4-16 9-16 13zm786-4c4 0 8 0 12 0 0-3 0-6 0-9-1 0-2 0-4 0-2 3-4 6-8 9zm-754-5c3 3 6 6 9 9 2-3 4-6 8-9-5 0-10 0-17 0zm-97 9c0 2 0 4 0 8 1 0 2 0 4 0 4-4 8-8 12-12-1 0-2 0-4 0-4 1-8 2-12 4zm150 0c0 8-5 12-16 12 0 0 0 0 8 8 0 0 0 0 4 0 6 0 8-4 8-12 0 0 0 0 4 4 0 0 0 0 8 0 0 0 0 0 0-4 0 0 0 0-8-8 0 0 0 0-8 0zm681 12c0 2 0 4 0 8 1 0 2 0 4 0 4-4 8-8 12-12 0-2 0-4 0-8-1 0-2 0-4 0-4 4-8 8-12 12zm65-12c0 2 0 4 0 8 2 2 4 4 8 8 1 0 2 0 4 0 0-1 0-2 0-4-4-4-8-8-12-12zm-855 4c0 5 4 8 12 8 0 0 0 0 4 0 0 0 0 0 0-4 0 0 0 0-16-4zm36 4c2 2 4 4 8 8 1-1 2-2 4-4 1 0 2 0 4 0 4 1 8 2 13 4-5-4-10-8-17-12-4 1-8 2-12 4zm97-4c3 2 6 4 9 8 1 0 2 0 4 0-2-2-4-4-8-8-1 0-2 0-5 0zm25 0c-1 5-2 10-4 16 4-4 8-8 12-12-1-1-2-2-4-4-1 0-2 0-4 0zm672 4c0 2 0 4 0 8 5-1 10-2 17-4-1-1-2-2-4-4 0-1 0-2 0-4-4 1-8 2-13 4zm-761 4c0 2 0 4 0 8 1 0 2 0 4 0 0-2 0-4 0-8-1 0-2 0-4 0zm12 8c2 0 4 0 8 0 0-2 0-4 0-8-2 2-4 4-8 8zm-138-4c0 1 0 2 0 4 2 0 4 0 8 0 0-1 0-2 0-4-2 0-4 0-8 0zm28 0c0 1 0 2 0 4 2 0 4 0 8 0 0-1 0-2 0-4-2 0-4 0-8 0zm-121 4c0 3 0 6 0 9 4 0 8 0 12 0-2-3-4-6-8-9-1 0-2 0-4 0zm162 0c0 1 0 2 0 4 2 0 4 0 8 0 0-1 0-2 0-4-2 0-4 0-8 0zm620-4c10 5 17 13 20 25 0 0 0 0-4 70 0 0 0 0 8 145-7 94-14 141-20 141-16-41-24-105-24-190 0 0 0 0 0-42 0 0 0 0 8-12 0 0 0 0-8-13 0-5 9-10 28-16 0 0 0 0-16-42 0 0 0 0-4 5 0 0 0 0-4 0 0 0 0 0-4-5 0 0 0 0 4-20 0 0 0 0-8-25 11-3 18-10 20-21 0 0 0 0 4 0zm-503 13c0 0 0 0-4 4 0 0 0 0 0 4 0 0 0 0 21 4 24-3 36-8 36-12 0 0 0 0-12-5 0 0 0 0-20 9 0 0 0 0-21-9 0 0 0 0 0 5zm57 0c1 4 2 8 4 12 4-4 8-8 12-12-1-1-2-2-4-5-4 1-8 2-12 5zm661 0c-17 16-25 27-25 33 0 0 0 0 12-9 0 0 0 0 5 0 0 0 0 0 0 9 16-9 27-19 32-29 0 0 0 0-24-4zm-851 8c0 1 0 2 0 4 2 0 4 0 8 0 0-1 0-2 0-4-2 0-4 0-8 0zm-158 16c0 0 0 0 0 5 0 0 0 0 12 0 0 0 0 0 20-9 0 0 0 0 0 4 0 0 0 0 4 5 0 0 0 0 24 0 0 0 0 0 0-5-17 0-29-4-36-12 0 0 0 0-4 0 0 0 0 0-20 12zm170-12c0 4 0 8 0 12 10-1 20-2 32-4 0-1 0-2 0-4-10-1-20-2-32-4zm81 8c1 0 2 0 4 0 4-1 8-2 12-4 0 2 0 4 0 8 2 0 4 0 8 0-4-4-8-8-12-12-1 0-2 0-4 0-2 2-4 4-8 8zm717-8c0 2 0 4 0 8 4 0 8 0 12 0 0-2 0-4 0-8-4 0-8 0-12 0zm-851 12c6-1 12-2 20-4 4 1 8 2 13 4 1 0 2 0 4 0 0-1 0-2 0-4-7-1-14-2-21-4-2 0-4 0-8 0-2 2-4 4-8 8zm928-8c0 0 0 0-4 17 9-6 28-9 57-9 0 0 0 0 0-4 0 0 0 0-41-4 0 0 0 0-12 0zm-758 8c0 1 0 2 0 5 2 0 4 0 8 0 0-1 0-2 0-5-2 0-4 0-8 0zm-52 21c0 0 0 0-8-8 0 0 0 0 0 12 0 0 0 0 24 8 0-7 8-13 24-16 0 0 0 0 0-8 0 0 0 0-16-4 0 0 0 0-24 16zm-126-12c0 7-11 14-32 20 0 0 0 0 0 4 8 0 12 7 12 21 5 0 8-8 8-25 11 0 16-5 16-16 0 0 0 0 0-4 0 0 0 0-4 0zm65 0c0 2 0 4 0 8 1 0 2 0 4 0 0-2 0-4 0-8-1 0-2 0-4 0zm-114 4c0 2 0 4 0 8 3 0 6 0 9 0 0-2 0-4 0-8-3 0-6 0-9 0zm276 0c0 2 0 4 0 8 1 0 2 0 4 0 0-2 0-4 0-8-1 0-2 0-4 0zm28 4c1 4 2 8 4 12 5-2 10-4 17-8 0-2 0-4 0-8-7 1-14 2-21 4zm29-4c0 1 0 2 0 4 4 9 8 18 12 29 1 0 2 0 4 0 0-1 0-2 0-4-2-8-4-16-8-25 1-1 2-2 4-4-4 0-8 0-12 0zm567 12c0 0 0 0-4 0 0 0 0 0 0-8 0 0 0 0-4 0 0 0 0 0-28 4 0 0 0 0 0 4 0 0 0 0 32 0 0 0 0 0-8 25 0 0 0 0 8 8 0 0 0 0 4 0 0 0 0 0 0-4 0 0 0 0-8 0 0 0 0 0 0-4 18-22 32-33 40-33 0 0 0 0 0-4 0 0 0 0-16 0 0 0 0 0-16 12zm77 4c0 0 0 0-16-4 0 0 0 0-4 0 0 0 0 0 0 4 0 0 0 0 4 4 0 0 0 0 0 5 0 0 0 0-4 4 0 0 0 0-4-4 0 0 0 0-4 0 0 0 0 0-13 8 0 0 0 0-4 0 0 0 0 0 0-8 0 0 0 0-4 0 0 0 0 0 0 8 0 0 0 0 4 4 0 0 0 0-12 4 0 0 0 0 0 4 0 0 0 0 8 0 0-5 8-9 25-12 10 1 16 5 16 12 0 0 0 0 4 0 0 0 0 0 0-8 0 0 0 0-8-8 0 0 0 0 0-9 0 0 0 0 24 0 0 0 0 0 16-8 0 0 0 0 0-12 0 0 0 0-28 16zm-900-12c-1 4-2 8-4 12 2 0 4 0 8 0 1-4 2-8 5-12-3 0-6 0-9 0zm864 0c-1 5-2 10-5 16 3 0 6 0 9 0 1-5 2-10 4-16-2 0-4 0-8 0zm-758 0c2 0 4 0 8 0 0 2 0 4 0 8-2-2-4-4-8-8zm81 4c0 2 0 4 0 8 2 0 4 0 8 0 0-2 0-4 0-8-2 0-4 0-8 0zm20 4c0 2 0 4 0 8 6 1 12 2 20 5 0-3 0-6 0-9-6-1-12-2-20-4zm-348 8c0 1 0 2 0 5 8 0 16 0 24 0 0-3 0-6 0-9-1 0-2 0-4 0-6 1-12 2-20 4zm227-4c0 3 0 6 0 9 1 0 2 0 4 0 0-3 0-6 0-9-1 0-2 0-4 0zm-29 4c2 3 4 6 8 9 1-1 2-2 4-4 0-1 0-2 0-5-4 0-8 0-12 0zm85 0c0 1 0 2 0 5 2 0 4 0 8 0 0-1 0-2 0-5-2 0-4 0-8 0zm98 5c0 4 0 8 0 12 1-1 2-2 4-4 4 0 8 0 12 0 0 4 0 8 0 12 1 0 2 0 4 0 0-4 0-8 0-12-4-2-8-4-12-8-2 0-4 0-8 0zm-154 8c0 1 0 2 0 4 5 0 10 0 16 0-1-1-2-2-4-4 0-1 0-2 0-4-4 1-8 2-12 4zm753 4c2 0 4 0 8 0 0-2 0-4 0-8-2 2-4 4-8 8zm-798-4c0 2 0 4 0 8 2 0 4 0 8 0-2-2-4-4-8-8zm16 0c0 1 0 2 0 4 2 0 4 0 8 0 0-1 0-2 0-4-2 0-4 0-8 0zm134 0c0 2 0 4 0 8 1 0 2 0 4 0 0-2 0-4 0-8-1 0-2 0-4 0zm81 4c0 2 0 4 0 8 4-1 8-2 12-4 0-2 0-4 0-8-4 1-8 2-12 4zm636-4c0 1 0 2 0 4 2 0 4 0 8 0 0-1 0-2 0-4-2 0-4 0-8 0zm-758 4c0 1 0 2 0 4 4 0 8 0 13 0 0-1 0-2 0-4-4 0-8 0-13 0zm61 0c0 1 0 2 0 4 2 0 4 0 8 0 0-1 0-2 0-4-2 0-4 0-8 0zm-77 25c1 0 2 0 4 0 2-2 4-4 8-8-1 0-2 0-4 0-2 2-4 4-8 8zm122 0c2 0 4 0 8 0 2-2 4-4 8-8-2 0-4 0-8 0-2 2-4 4-8 8zm559 0c5 0 8 4 8 12 0 0 0 0 4 0 0 0 0 0 0-20 0 0 0 0-4 0 0 0 0 0-8 8zm24-8c0 5 0 10 0 16 1 0 2 0 4 0 0-5 0-10 0-16-1 0-2 0-4 0zm-40 8c0 2 0 4 0 8 2 0 4 0 8 0 0-2 0-4 0-8-2 0-4 0-8 0zm4 21c4 0 8 0 12 0 0-3 0-6 0-9-1 0-2 0-4 0-2 3-4 6-8 9zm-568-5c0 3 0 6 0 9 3-3 6-6 9-9-3 0-6 0-9 0zm872 62c1 0 2 0 4 0 2 3 4 6 8 9 0 5 0 10 0 16-1 0-2 0-4 0-2-2-4-4-8-8 0-5 0-10 0-17zm8 75c0 0 0 0 4 20 0 0 0 0-8 0 0 0 0 0 0 17 11 12 16 23 16 33 0 0 0 0-20 21-6-22-8-51-8-87 0 0 0 0 4-4 0 0 0 0 12 0zm-288 58c0 0 0 0 0 4 2 39 6 58 12 58 0 0 0 0 0-25 0 0 0 0-8-37 0 0 0 0-4 0zm-737 49c0 0 0 0 0 29 0 0 0 0 4 29 0 0 0 0-8 0 0 0 0 0-29-41 0-6 11-12 33-17zm1025 29c1 1 2 2 4 4 0 1 0 2 0 4-2 3-4 6-8 9-1-1-2-2-4-4 0-1 0-2 0-5 2-2 4-4 8-8zm-1285 13c0 5 0 10 0 16 1 0 2 0 4 0 0-5 0-10 0-16-1 0-2 0-4 0zm827-5c2 0 4 0 8 0 0 8 0 16 0 25-2 0-4 0-8 0 0-8 0-16 0-25zm433 34c1 0 2 0 5 0 2 2 4 4 8 8 0 1 0 2 0 4-2 2-4 4-8 8-1-1-2-2-5-4 0-5 0-10 0-16zm-417 24c2 0 4 0 8 0 0 1 0 2 0 4-2 0-4 0-8 0 0-1 0-2 0-4zm426 4c2 0 4 0 8 0 0 5 0 10 0 17-2 8-4 16-8 25-3 0-6 0-9 0 0-1 0-2 0-4 3-12 6-24 9-38zm-248 42c0 0 0 0-8 29 0 0 0 0 4 29 0 0 0 0 17-8-6-8-9-25-9-50 0 0 0 0-4 0zm227 54c2 0 4 0 8 0 1 8 2 16 4 24-2 0-4 0-8 0-1-8-2-16-4-24zm21 78c0 0 0 0 8 8-8 0-12 7-12 21 0 0 0 0-9 0 0 0 0 0 0-4 3-17 7-25 13-25zm-1305 99c0 14 0 28 0 42 1 0 2 0 4 0 0-14 0-28 0-42-1 0-2 0-4 0zm-33 21c0 4 0 8 0 12 1 0 2 0 4 0 0-4 0-8 0-12-1 0-2 0-4 0zm0 21c0 5 0 10 0 16 1 0 2 0 4 0 0-5 0-10 0-16-1 0-2 0-4 0zm37 41c0 5 0 10 0 16 1 0 2 0 4 0 0-5 0-10 0-16-1 0-2 0-4 0zm0 29c0 2 0 4 0 8 1 0 2 0 4 0 0-2 0-4 0-8-1 0-2 0-4 0zm231 83c0 0 0 0 4 99 0 0 0 0 4 4 0 0 0 0 4 0 0 0 0 0 0-128-8 3-12 11-12 25zm612 438c0 0 0 0 0 4 24 25 36 47 36 66 0 0 0 0 12-17 0 0 0 0-48-53zm162 91c0 0 0 0 0 4 0 0 0 0 109 0 0-6-24-13-73-21 0 0 0 0-36 17zm-73-1707c2 2 4 4 8 8-1 1-2 2-4 4-1 0-2 0-4 0-2-2-4-4-8-8 1-1 2-2 4-4 1 0 2 0 4 0z">
            <text:p text:style-name="P9"/>
          </draw:path>
          <draw:path draw:style-name="gr10" draw:text-style-name="P1" draw:layer="layout" svg:width="1.458cm" svg:height="1.658cm" svg:x="22.599cm" svg:y="2.947cm" svg:viewBox="0 0 1459 1659" svg:d="m506 4c1 0 2 0 4 0 0 3 0 6 0 9-1 0-2 0-4 0 0-3 0-6 0-9zm288 4c1 1 2 2 4 5 0 1 0 2 0 4-1 1-2 2-4 4-1 0-2 0-4 0 0-1 0-2 0-4-1 1-2 2-4 4-2 0-4 0-8 0 0-2 0-4 0-8 5-1 10-2 16-5zm-790 5c6 0 12 0 20 0 1 5 2 10 4 16-1 1-2 2-4 4-1 0-2 0-4 0-5-5-10-10-16-16 0-1 0-2 0-4zm373 4c2 0 4 0 8 0 0 2 0 4 0 8-2 0-4 0-8 0 0-2 0-4 0-8zm-134 4c1 0 2 0 4 0 0 2 0 4 0 8-1 0-2 0-4 0 0-2 0-4 0-8zm24 0c2 0 4 0 8 0-2 2-4 4-8 8 0-2 0-4 0-8zm223 0c2 0 4 0 8 0 0 2 0 4 0 8-2 0-4 0-8 0 0-2 0-4 0-8zm259 0c0 0 0 0 12 0 0 0 0 0 9 8 0 0 0 0-9 9 0-9-4-13-12-13 0 0 0 0 0-4zm33 4c0 0 0 0 8 8 0 0 0 0 4-4 0 0 0 0 4 0 0 0 0 0 8 9 0 0 0 0 0 12 0 14-4 23-12 25 0 0 0 0-4-5 0 0 0 0 4-4 0 0 0 0 0-4 0 0 0 0-8-8 0 0 0 0-4 0 0 0 0 0-4 25 0 0 0 0-8 0 0 0 0 0 0-25 8-8 12-18 12-29zm-588 8c24 3 37 7 37 13 0 0 0 0 0 4 0 0 0 0-37-9 0 0 0 0 0-8zm53 5c2 0 4 0 8 0 0 2 0 4 0 7-2 0-4 0-8 0 0-2 0-4 0-7zm121 3c0 1 0 2 0 4 7 0 14 0 21 0 0-1 0-2 0-4-7 0-14 0-21 0zm25 0c0 1 0 2 0 4 2 0 4 0 8 0 0-1 0-2 0-4-2 0-4 0-8 0zm-235 0c0 0 0 0 4 4 0 0 0 0 4-4 0 0 0 0 4 0 11 9 23 13 36 13 0 0 0 0 0 8 0 0 0 0-12 0 0 0 0 0 0 4 0 0 0 0 16 4 0 0 0 0 4-4 0 0 0 0 9 0 0 0 0 0 0 4 0 0 0 0-9 9 0 0 0 0-4-4 0 0 0 0-4 4 0 0 0 0-4 0 0 0 0 0-24-4 0 0 0 0-12 4 0 0 0 0 0-9 8 0 12-3 12-8 0 0 0 0 0-8 0 0 0 0-16 0 0 0 0 0 0 8 0 0 0 0-8-8 0 0 0 0 4-13zm239 13c0 2 0 4 0 8 1 0 2 0 4 0 0-2 0-4 0-8-1 0-2 0-4 0zm344-4c0 0 0 0 12 0 0 0 0 0 0 8 0 0 0 0-4 0 0 0 0 0-4-4 0 0 0 0-4 0 0 5-9 13-28 25 0 0 0 0 0-4 0 0 0 0 28-25zm446 0c1 0 2 0 4 0 0 2 0 4 0 8-1 0-2 0-4 0 0-2 0-4 0-8zm12 0c1 0 2 0 4 0 0 2 0 4 0 8-1 0-2 0-4 0 0-2 0-4 0-8zm-948 8c2 2 4 4 8 8 0-2 0-4 0-8-2 0-4 0-8 0zm263 12c2 0 4 0 8 0 0-2 0-4 0-8-2 2-4 4-8 8zm37-4c0 1 0 2 0 4 4 0 8 0 12 0 0-2 0-4 0-8-4 1-8 2-12 4zm-523-4c0 4 0 8 0 13-2 2-4 4-8 8-1-5-2-10-4-17 1-1 2-2 4-4 2 0 4 0 8 0zm336 4c0 1 0 2 0 4 2 0 4 0 8 0 0-1 0-2 0-4-2 0-4 0-8 0zm118 0c0 1 0 2 0 4 2 0 4 0 8 0 0-1 0-2 0-4-2 0-4 0-8 0zm12 0c0 1 0 2 0 4 2 0 4 0 8 0 0-1 0-2 0-4-2 0-4 0-8 0zm178-4c4 2 8 4 12 8-4 5-8 10-12 17-2-2-4-4-8-8 2-5 4-10 8-17zm300 0c1 0 2 0 4 0 0 2 0 4 0 8-1 0-2 0-4 0 0-2 0-4 0-8zm-219 4c2 4 4 8 8 13-1 1-2 2-4 4-5 0-10 0-16 0 4-5 8-10 12-17zm-401 21c0 0 0 0 0 4 0 0 0 0 4 0 0 0 0 0 16-4 0 0 0 0 0 4 0 5-4 8-12 8 0 0 0 0 0 5 0 0 0 0 17 0 0-9 12-13 36-13 0 0 0 0 8-12 0 0 0 0-4 0 0 0 0 0-16 4 0 0 0 0-4-4 0 0 0 0-4 0 0 0 0 0-4 4 0 0 0 0-4 0 0 0 0 0-13-4 0 0 0 0-20 8zm138-8c0 2 0 4 0 8 2 0 4 0 8 0 0-2 0-4 0-8-2 0-4 0-8 0zm69 0c0 2 0 4 0 8 5 0 10 0 16 0 0-1 0-2 0-4-5-1-10-2-16-4zm32 4c0 1 0 2 0 4 5 0 10 0 16 0 0-2 0-4 0-8-1 0-2 0-4 0-4 1-8 2-12 4zm276-8c2 0 4 0 8 0 0 4 0 8 0 12-2 0-4 0-8 0 0-4 0-8 0-12zm-357 12c0 1 0 2 0 4 11 0 22 0 33 0 0-2 0-4 0-8-11 1-22 2-33 4zm-223 0c0 1 0 2 0 4 2 0 4 0 8 0 0-1 0-2 0-4-2 0-4 0-8 0zm402-4c1 0 2 0 4 0 2 2 4 4 8 8-1 1-2 2-4 4-1 0-2 0-4 0-1-1-2-2-4-4 0-2 0-4 0-8zm40 0c4 0 8 0 12 0-2 2-4 4-8 8-1 0-2 0-4 0 0-2 0-4 0-8zm174 0c1 0 2 0 4 0 0 2 0 4 0 8-1 0-2 0-4 0 0-2 0-4 0-8zm16 0c1 0 2 0 5 0 0 2 0 4 0 8-1 0-2 0-5 0 0-2 0-4 0-8zm199 0c-3 16-7 25-12 25 0 0 0 0-4 0 0 0 0 0-4-13 0 0 0 0-12 4 0-7 10-13 32-16zm-912 16c0 0 0 0 25 9 0 0 0 0 4 0 0-9 4-13 12-13 0 0 0 0 0-4 0 0 0 0-33 0 0 0 0 0-8 8zm588-8c0 5 0 10 0 16 2-2 4-4 8-8 0-2 0-4 0-8-2 0-4 0-8 0zm16 0c0 2 0 4 0 8 2 0 4 0 8 0 0-2 0-4 0-8-2 0-4 0-8 0zm162-4c2 0 4 0 8 0 0 2 0 4 0 8-2 0-4 0-8 0 0-2 0-4 0-8zm-24 4c2 0 4 0 8 0 0 2 0 4 0 8-2-2-4-4-8-8zm101 0c0 0 0 0 4 0 0 0 0 0 0 4 0 0 0 0-16 17 0 0 0 0-4 0 5-13 11-20 16-21zm187 0c2 2 4 4 8 8-2 0-4 0-8 0 0-2 0-4 0-8zm-321 4c3 0 6 0 9 0 1 4 2 8 4 13-1 0-2 0-4 0-3-3-6-6-9-9 0-1 0-2 0-4zm-105 17c0 2 0 4 0 8 1 0 2 0 4 0 9-1 18-2 28-4 0-4 0-8 0-12-10 2-20 4-32 8zm41 29c0 0 0 0 4 0 0 0 0 0 24-29 0 0 0 0 0-5-16 0-26 12-28 34zm85-17c0 0 0 0 4 0 0 0 0 0 24-4 0 0 0 0 0-8-19 2-28 7-28 12zm-750-8c0 1 0 2 0 4 2 0 4 0 8 0 0-1 0-2 0-4-2 0-4 0-8 0zm543 0c0 1 0 2 0 4 2 0 4 0 8 0 0-1 0-2 0-4-2 0-4 0-8 0zm251-4c2 0 4 0 8 0 0 2 0 4 0 8-2 0-4 0-8 0 0-2 0-4 0-8zm-810 12c0 2 0 4 0 8 1 0 2 0 4 0 0-2 0-4 0-8-1 0-2 0-4 0zm130 0c2 2 4 4 8 8 0-2 0-4 0-8-2 0-4 0-8 0zm356 0c0 2 0 4 0 8 2 0 4 0 8 0 2-2 4-4 8-8-5 0-10 0-16 0zm24 8c1 0 2 0 4 0 3-2 6-4 9-8-1 0-2 0-4 0-3 2-6 4-9 8zm410 5c0 0 0 0 4 0 0 0 0 0 12-5 0 0 0 0 0-8-11 4-16 9-16 13zm24-13c0 0 0 0-8 17 0 0 0 0 4 0 5 0 8-4 8-13 0 0 0 0 0-4 0 0 0 0-4 0zm-300 4c0 1 0 2 0 4 2 0 4 0 8 0 0-1 0-2 0-4-2 0-4 0-8 0zm223 9c0 2 0 4 0 8 4 0 8 0 12 0 0-4 0-8 0-13-4 1-8 2-12 5zm-251 0c0 0 0 0-4 12 0 0 0 0 4 12 0 0 0 0-8 9 0 0 0 0 0 4 0 0 0 0 16-5 8 0 12 5 12 13 0 0 0 0 8 0 0-7 4-14 12-21 0 0 0 0-20-8 0 9-3 13-8 13 0 0 0 0 0-21 0 0 0 0 44 8 0 0 0 0 0-12 0 0 0 0-4 4 0 0 0 0-4 0 0 0 0 0-32-8 0 0 0 0-12 4 0 0 0 0-4-4zm210 4c0 1 0 2 0 4 1 0 2 0 5 0 4-1 8-2 12-4 4 4 8 8 12 12 0-2 0-4 0-8-2-2-4-4-8-8-7 1-14 2-21 4zm235-4c0 2 0 4 0 8 3-2 6-4 9-8-3 0-6 0-9 0zm-615 4c0 4 0 8 0 12 1 0 2 0 4 0 1-4 2-8 4-12-2 0-4 0-8 0zm44 0c0 0 0 0 0 4 0 5 4 8 12 8 0 0 0 0 0 4 0 0 0 0-8 9 0 0 0 0-16-5 0 0 0 0 4 5 0 0 0 0 0 4 0 0 0 0-4 4 0 0 0 0-4-4 0 0 0 0-8 0 0 0 0 0 0 4 0 0 0 0 8 0 0 7 8 13 24 16 8 0 12-4 12-12 0 0 0 0 4 0 0 0 0 0 21 4 0 0 0 0-12-16 0 0 0 0-13 4 0 0 0 0-8-29 0 0 0 0-12 0zm45 8c1 0 2 0 4 0 2-2 4-4 8-8-1 0-2 0-4 0-2 2-4 4-8 8zm20-8c0 2 0 4 0 8 1 0 2 0 4 0 0-2 0-4 0-8-1 0-2 0-4 0zm154 0c0 4 0 8 0 12 10 0 20 0 32 0 0-1 0-2 0-4-1-1-2-2-4-4 0-1 0-2 0-4-1 1-2 2-4 4-5 0-10 0-16 0-1-1-2-2-4-4-1 0-2 0-4 0zm271 0c0 2 0 4 0 8 7-1 14-2 21-4 0-1 0-2 0-4-7 0-14 0-21 0zm41 0c1 1 2 2 4 4 0 1 0 2 0 4 4-1 8-2 12-4 0-1 0-2 0-4-5 0-10 0-16 0zm-223 4c0 2 0 4 0 8 2-2 4-4 8-8-2 0-4 0-8 0zm97 8c1 1 2 2 4 4 4-1 8-2 13-4 0-2 0-4 0-8-3 0-6 0-9 0-2 2-4 4-8 8zm21-8c0 2 0 4 0 8 2-2 4-4 8-8-2 0-4 0-8 0zm24 8c1 0 2 0 4 0 2-2 4-4 8-8-1 0-2 0-4 0-2 2-4 4-8 8zm20-8c-1 1-2 2-4 4 0 1 0 2 0 4 1 0 2 0 4 0 4-1 8-2 12-4 0-1 0-2 0-4-4 0-8 0-12 0zm-523 29c-1 0-2 0-4 0 0-2 0-4 0-8-1 0-2 0-4 0 0 6 0 12 0 20 11 0 22 0 33 0 0-1 0-2 0-4-2-4-4-8-8-12 8-7 16-14 24-21-4 0-8 0-12 0-9 8-18 16-29 25zm134-25c-4 5-8 10-12 17 0-1 0-2 0-5-5 1-10 2-16 5 0 1 0 2 0 4 8 0 16 0 24 0 4-4 8-8 12-13-2-2-4-4-8-8zm106 17c4 0 8 0 12 0 2-5 4-10 8-17-2 0-4 0-8 0-4 5-8 10-12 17zm154-17c-1 1-2 2-5 4 0 1 0 2 0 4 1 0 2 0 5 0-1 1-2 2-5 4 0 3 0 6 0 9 3 0 6 0 9 0-1-1-2-2-4-4 0-1 0-2 0-5 2 0 4 0 8 0 0 3 0 6 0 9 2 0 4 0 8 0-1-1-2-2-4-4 0-1 0-2 0-5 1-1 2-2 4-4-5-2-10-4-16-8zm36 0c-1 1-2 2-4 4 0 2 0 4 0 8 1 0 2 0 4 0 4-1 8-2 12-4 0-1 0-2 0-4-4-1-8-2-12-4zm142 0c2 2 4 4 8 8 1 0 2 0 4 0-2-2-4-4-8-8-1 0-2 0-4 0zm-466 4c0 1 0 2 0 4 2 0 4 0 8 0 0-1 0-2 0-4-2 0-4 0-8 0zm539 0c0 1 0 2 0 4 5 0 10 0 16 0 0-1 0-2 0-4-5 0-10 0-16 0zm-1248 0c1 0 2 0 4 0 2 2 4 4 8 8 0 1 0 2 0 5-1 0-2 0-4 0-2-3-4-6-8-9 0-1 0-2 0-4zm1138 4c0 1 0 2 0 4 2 0 4 0 8 0 0-1 0-2 0-4-2 0-4 0-8 0zm-267 4c1 1 2 2 4 5 0 1 0 2 0 4 4-1 8-2 12-4 0-1 0-2 0-5-5 0-10 0-16 0zm296 9c2 0 4 0 8 0 0-3 0-6 0-9-2 3-4 6-8 9zm-985-5c0 1 0 2 0 5 2 0 4 0 8 0 0-1 0-2 0-5-2 0-4 0-8 0zm644 1c0 2 0 4 0 8 2-2 4-4 8-8-2 0-4 0-8 0zm122 0c0 2 0 4 0 8 1 0 2 0 4 0 4-1 8-2 12-4 1 1 2 2 4 4 0-2 0-4 0-8-6 0-12 0-20 0zm81 8c2 0 4 0 8 0 0-2 0-4 0-8-2 2-4 4-8 8zm174-8c0 2 0 4 0 8 2 0 4 0 8 0-2-2-4-4-8-8zm12 0c0 1 0 2 0 4 2 0 4 0 8 0 0-1 0-2 0-4-2 0-4 0-8 0zm-1199 0c24 0 38 31 40 95 0 0 0 0-12 3 0 0 0 0 8 34 0 0 0 0-16 4 0 0 0 0 0 4 0 5 4 8 12 8 0 0 0 0-4 21 0 0 0 0 0 8 0 0 0 0 12 70 0 0 0 0 0 120 0 0 0 0-4 5 0 0 0 0 0 4-10-5-16-9-16-13 0 0 0 0 8 0 0 0 0 0 0-8 0-14-8-23-24-29 0 0 0 0 0-12 0 0 0 0 12 0 0 0 0 0-12-17 0 0 0 0-4 4 0 0 0 0-4 0-6 0-8-4-8-12 0 0 0 0 4-13 0 0 0 0-4-4 0 0 0 0 4-4 0 0 0 0 4 0 0 0 0 0 24 8 0 0 0 0 0-4-7-14-16-21-28-21 0 0 0 0 0-8 0 0 0 0 16-4 0 0 0 0-8-20 0 0 0 0 4 0 0 0 0 0-4-4 0 0 0 0 0-9 0 0 0 0 12-16 0 0 0 0-8-29 0 0 0 0 8-9 0 0 0 0 0-12 0 0 0 0-12 0 0 0 0 0 0 8 0 0 0 0-4 0 0 0 0 0-12-12 0 0 0 0 4-4 0 0 0 0 4 0 0 0 0 0-4-4 0 0 0 0 0-13 0 0 0 0 4-4 0 0 0 0 0-4-8 0-12-3-12-9 4-11 14-16 28-16 0 0 0 0 4 4 0 0 0 0 0-16-22-7-32-14-32-21 0 0 0 0 4-4 0 0 0 0 4 0 0 0 0 0 12 8 0 0 0 0 12-17 0-16-7-24-20-24 0 0 0 0 0-4 0 0 0 0 8-8zm190 4c0 1 0 2 0 4 2 0 4 0 8 0 0-1 0-2 0-4-2 0-4 0-8 0zm17 4c0 2 0 4 0 8 4 0 8 0 12 0 0-4 0-8 0-12-4 1-8 2-12 4zm928-4c0 1 0 2 0 4 5 4 10 8 16 12 0-2 0-4 0-8-2-2-4-4-8-8-2 0-4 0-8 0zm85 4c0 2 0 4 0 8 2 0 4 0 8 0 2-2 4-4 8-8 0-1 0-2 0-4-1 0-2 0-4 0-4 1-8 2-12 4zm-1058 12c0 1 0 2 0 4 4-4 8-8 12-12-1 0-2 0-4 0-2 2-4 4-8 8zm20-8c0 0 0 0 4 4 0 0 0 0 0 4 0 0 0 0-4 4 0 0 0 0 0 4 0 0 0 0 4 5 0 0 0 0 17-5-3-11-10-16-21-16zm470-4c0 2 0 4 0 8-2 0-4 0-8 0 2-2 4-4 8-8zm162 4c0 5-4 8-12 8 0 0 0 0 16 13 0 0 0 0 4 0 0 0 0 0 0-5 0 0 0 0-8 0 0 0 0 0 0-8 0 0 0 0 8 0 0 0 0 0 0-8 0 0 0 0-8 0zm45 0c0 2 0 4 0 8 2 0 4 0 8 0 2-2 4-4 8-8-5 0-10 0-16 0zm105 0c2 2 4 4 8 8 1 0 2 0 4 0 0-2 0-4 0-8-4 0-8 0-12 0zm45 0c0 2 0 4 0 8 2 0 4 0 8 0-2-2-4-4-8-8zm89 0c0 2 0 4 0 8 2-2 4-4 8-8-2 0-4 0-8 0zm-263 4c0 1 0 2 0 4 5 0 10 0 16 0 0-1 0-2 0-4-5 0-10 0-16 0zm150 0c0 2 0 4 0 8 4 0 8 0 12 0 0-2 0-4 0-8-4 0-8 0-12 0zm210 20c0 0 0 0 25 5 0 0 0 0 8-8 0 0 0 0 4 0 0 0 0 0-4 3 0 0 0 0 0 5 0 0 0 0 4 0 12-6 19-11 20-17-24 0-36-3-36-8-8 2-15 9-21 20zm-267-16c0 1 0 2 0 4 2 0 4 0 8 0 0-1 0-2 0-4-2 0-4 0-8 0zm186 4c0 1 0 2 0 4 1 0 2 0 4 0 4-1 8-2 12-4 0-1 0-2 0-4-1 0-2 0-4 0-4 1-8 2-12 4zm-887 0c0 1 0 2 0 4 2 0 4 0 8 0 0-1 0-2 0-4-2 0-4 0-8 0zm944 0c0 1 0 2 0 4 2 2 4 4 8 8 0-1 0-2 0-3-2-3-4-6-8-9zm117-4c1 0 2 0 5 0 0 2 0 4 0 8-1 0-2 0-5 0 0-2 0-4 0-8zm25 0c2 0 4 0 8 0 0 2 0 4 0 8-2 0-4 0-8 0 0-2 0-4 0-8zm-1155 8c-1 4-2 8-4 13 5 1 10 2 16 4 0-1 0-2 0-4-4-4-8-8-12-13zm527 1c0 13-22 32-65 57 0 0 0 0 0 9 0 0 0 0 4 0 14 0 28-11 40-34 25-6 37-13 37-20 0 0 0 0 0-5 0 0 0 0-8-7 0 0 0 0-8 0zm20 0c0 1 0 2 0 4 2 0 4 0 8 0 0-1 0-2 0-4-2 0-4 0-8 0zm182-1c0 4 0 8 0 13 2-2 4-4 8-8 0-1 0-2 0-5-2 0-4 0-8 0zm102 5c0 1 0 2 0 3 4 1 8 2 12 5 4-1 8-2 12-5 1 1 2 2 4 5 0-4 0-8 0-13-9 1-18 2-28 5zm64-5c-1 5-2 10-4 17 4-4 8-8 13-12 0-1 0-2 0-5-3 0-6 0-9 0zm-1057 0c1 1 2 2 4 5 0 1 0 2 0 4-4 0-8 0-12 0 2-3 4-6 8-9zm932 13c1 0 2 0 4 0 2-2 4-4 8-8-1 0-2 0-4 0-2 2-4 4-8 8zm24-8c2 2 4 4 8 8 1 0 2 0 4 0 0-2 0-4 0-8-4 0-8 0-12 0zm191 0c0 2 0 4 0 8 2-2 4-4 8-8-2 0-4 0-8 0zm150-5c2 2 4 4 8 8-1 1-2 2-4 5-1 0-2 0-4 0 0-4 0-8 0-13zm-515 8c-1 1-2 2-4 5 0 1 0 2 0 4 4 0 8 0 12 0-2-3-4-6-8-9zm20 0c0 3 0 6 0 9 2-3 4-6 8-9-2 0-4 0-8 0zm20 21c0 0 0 0 9 0 8-7 20-11 36-12 0 0 0 0 0-9 0 0 0 0-4 0 0 0 0 0-12 9 0 0 0 0-4 0 0 0 0 0-12-9-6 0-11 7-13 21zm280-21c0 1 0 2 0 5 2 0 4 0 8 0 0-1 0-2 0-5-2 0-4 0-8 0zm65 0c0 1 0 2 0 5 2 0 4 0 8 0 0-1 0-2 0-5-2 0-4 0-8 0zm-721 17c0 4 0 8 0 13 1 0 2 0 4 0 5-7 10-14 16-21-1-1-2-2-4-4-5 4-10 8-16 12zm474-12c0 2 0 4 0 8 1 0 2 0 4 0 0-2 0-4 0-8-1 0-2 0-4 0zm259 0c0 2 0 4 0 8 1 0 2 0 4 0 0-2 0-4 0-8-1 0-2 0-4 0zm-284 8c0 2 0 4 0 8 5-1 10-2 17-4 0-2 0-4 0-8-1 0-2 0-4 0-4 1-8 2-13 4zm-417 0c0 2 0 4 0 8 2-2 4-4 8-8-2 0-4 0-8 0zm397 0c0 2 0 4 0 8 2 0 4 0 8 0-2-2-4-4-8-8zm81 0c0 2 0 4 0 8 4 0 8 0 12 0-2-2-4-4-8-8-1 0-2 0-4 0zm33 0c0 1 0 2 0 4 2 0 4 0 8 0 0-1 0-2 0-4-2 0-4 0-8 0zm44 0c0 0 0 0 0 25 0 0 0 0 12 0 0-15-4-23-12-25zm292-4c1 5 2 10 4 16-1 1-2 2-4 5-1 0-2 0-4 0-2-5-4-10-8-17 1-1 2-2 4-4 2 0 4 0 8 0zm-681 8c0 2 0 4 0 8 2-2 4-4 8-8-2 0-4 0-8 0zm272 8c0 1 0 2 0 5 4 0 8 0 12 0 1-1 2-2 4-5 0-2 0-4 0-8-5 2-10 4-16 8zm60-8c0 3 0 6 0 9 3 0 6 0 9 0 0-3 0-6 0-9-3 0-6 0-9 0zm29 0c0 1 0 2 0 4 2 0 4 0 8 0 0-1 0-2 0-4-2 0-4 0-8 0zm105 17c0 0 0 0 4 4 0 0 0 0 4 0 0-6 7-8 21-8 0 0 0 0 4-5 0 0 0 0 0-8 0 0 0 0-4 0 0 0 0 0-29 17zm57-17c0 4 0 8 0 13 2-3 4-6 8-9 0-1 0-2 0-4-2 0-4 0-8 0zm61 0c0 1 0 2 0 4 2 0 4 0 8 0 0-1 0-2 0-4-2 0-4 0-8 0zm-1074 4c0 3 0 6 0 9 1 0 2 0 4 0 2-3 4-6 8-9-4 0-8 0-12 0zm685 0c0 1 0 2 0 4 2 0 4 0 8 0 0-1 0-2 0-4-2 0-4 0-8 0zm28 0c0 3 0 6 0 9 2 0 4 0 8 0-2-3-4-6-8-9zm316 9c2 2 4 4 8 8 1-1 2-2 4-4 0-4 0-8 0-13-1 0-2 0-4 0-2 3-4 6-8 9zm-989-5c0 1 0 2 0 5 2 0 4 0 8 0 0-1 0-2 0-5-2 0-4 0-8 0zm714 0c0 3 0 6 0 9 1 0 2 0 4 0 0-3 0-6 0-9-1 0-2 0-4 0zm93 0c0 9-16 13-49 13 0 0 0 0 0 4 8 0 12 4 12 12 0 0 0 0 4 5 0 0 0 0 4 0 0 0 0 0 0-17 0 0 0 0 8 0 0 0 0 0 5 4 0 0 0 0 4 0 0-4 5-8 16-12 0 0 0 0 4 4 0 0 0 0-4 4 0 0 0 0 0 8 5 0 9-8 12-25 0 0 0 0-4 5 0 0 0 0-4 0 0 0 0 0-4-5 0 0 0 0-4 0zm52 21c25-3 37-9 37-16 0 0 0 0-8 0 0 0 0 0-29 16zm90-8c0 1 0 2 0 4 2 0 4 0 8 0 2-2 4-4 8-8-1-1-2-2-4-4-1 0-2 0-4 0-2 2-4 4-8 8zm-531 78c0 0 0 0-8 0 0 0 0 0-21-20 0 0 0 0-105 0 0 0 0 0 0 12 0 0 0 0-8 25 7 0 12 33 16 99 0 0 0 0 4 33 0 0 0 0-8 0 14 11 20 35 20 71 0 0 0 0-16 4 0 0 0 0 12 24 0 0 0 0-4 25 0 0 0 0-4 0-6-1-14-13-24-37 0 0 0 0-20 8 0 0 0 0 0 4 12 14 32 29 60 46 0 0 0 0 0 4 0 0 0 0-4 4 0 0 0 0 0 5 0 0 0 0 4 12 0 0 0 0-4 0 0 0 0 0-4-4 0 0 0 0-12 0 0 0 0 0 0 3 11 0 16 5 16 13 0 0 0 0 4-4 0 0 0 0 21 0 0 7 6 20 20 37 0 0 0 0-4 21 0 0 0 0-8 0 0-19-10-33-29-42 0 0 0 0-12-12 0 0 0 0 0 4 0 0 0 0 4 13 0 0 0 0-8 0 0-11-7-19-20-21 0 0 0 0 0 4 0 0 0 0 53 62 0 0 0 0-4 0 0 0 0 0-61-54-27 14-42 25-45 33 27 39 49 58 69 58 0 9 12 16 37 21 0 0 0 0 0 8-37 0-79 32-126 95 0 0 0 0 49 42 0 0 0 0 0 8-30 13-45 35-45 66 0 0 0 0 0 4 9 22 22 33 36 33 0 0 0 0 4 4 0 0 0 0 0 29 0 0 0 0-8 0 0 0 0 0 0 9 0 0 0 0 4 0 0 0 0 0-4 41 0 0 0 0 0 12 0 0 0 0 4 17 0 0 0 0-4 4 0 0 0 0 0 4 0 0 0 0 13 37 0 0 0 0-21 8 0 0 0 0 0 75 0 0 0 0-4 21 9 0 20 19 33 58 0 0 0 0 28 29 0 0 0 0 4-2 0 0 0 0 138 0 206 0 340-47 401-139 0 0 0 0 4 4 0 0 0 0 4 0 0 0 0 0 0-8 0 0 0 0-8-46 0 0 0 0 16-8 0 0 0 0 0-8-5-5-10-35-16-91-8-33-32-65-73-95 0 0 0 0 8-25 0 0 0 0 0-12-2-28-9-41-20-41 0 0 0 0-37 61 0 0 0 0-73-29 0 0 0 0 9-49 0 0 0 0-25 20 0 0 0 0-8-8 0 0 0 0 4-4 0 0 0 0-48-8 0 0 0 0-8 8 0 0 0 0-17 4 0 0 0 0-4 5 0 0 0 0 0 12 0 0 0 0 4-4 0 0 0 0 17 0 0 0 0 0 0 4 0 0 0 0-5 4 0 0 0 0 0 4 0 0 0 0 33 21 0 0 0 0 8 0 0 0 0 0 12-9 0 0 0 0 16 0 0 0 0 0 8 9 0 0 0 0-24 20 0 0 0 0-16 0 0 0 0 0 0-8 0 0 0 0-4 0 0 0 0 0-20 12-24-12-38-21-41-29 0 0 0 0 0-4 0 0 0 0 8-12 0 0 0 0 0-4 0 0 0 0-4 0 0 0 0 0-28 8 0 0 0 0 0 4 11 1 16 5 16 12 0 6-4 9-12 9 0 0 0 0-4 4 0 0 0 0 0 4 0 0 0 0-20-4-6 0-9 4-9 12 0 0 0 0-4 0 0 0 0 0-4-4 0 0 0 0-4 0-7 11-14 17-20 17 0 0 0 0 0 4 0 0 0 0 8 0 0 0 0 0-8 8 0 0 0 0-16-33 0-6 24-16 73-29-6-11-14-16-25-16 0 0 0 0 0 4 0 10-14 20-44 29 0 0 0 0-4-4 8-17 12-43 12-79 0-14-7-30-20-50 0 0 0 0 4-4 0 0 0 0 0-4-35-19-58-29-69-29 0 0 0 0 0-8 35-9 53-31 53-66 0 0 0 0 0-9 0 0 0 0-17-45 0 0 0 0 4-4 0 0 0 0 4 0 6 0 9 4 9 12 0 0 0 0 4-4 0 0 0 0 4 0 0 0 0 0 4 4 0 0 0 0 4 0 0-8 2-12 8-12 0 0 0 0 16 8 0 0 0 0 28-8 0 0 0 0 4 4 0 22-6 33-20 33 0 0 0 0 4 4 0 0 0 0 0 13 0 0 0 0-12 0 0 0 0 0 0-9 0 0 0 0-4 0 0 0 0 0 0 4 0 0 0 0 4 17 0 0 0 0 4-4 0 0 0 0 4 0 6 0 23 14 53 41 0 0 0 0 16 4 0 0 0 0 4 0 0 0 0 0 0-4-27-6-40-18-40-37 0 0 0 0 8 0 0 15 12 24 36 29 0 0 0 0 0 4 0 0 0 0 4-4 0 0 0 0 21 0 0 0 0 0 16 12 12-30 32-45 60-45 0 0 0 0-52-66 0 0 0 0 0-25 0 0 0 0 20-8 11 0 19 21 24 62 11 5 17 17 17 37 0 0 0 0 8 0 0 0 0 0-4-4 0 0 0 0 0-4 0 0 0 0 4-5 14 9 30 13 48 13 0 0 0 0 29-8 0 0 0 0 4 4 4-11 8-17 12-17 0 0 0 0 8 29 13-6 26-25 41-58 0 0 0 0-13-8-16 22-29 33-40 33 0 0 0 0-53-103 0 0 0 0 20-8 0 0 0 0 0-5 7-19 13-28 17-28 0 0 0 0 12 0 38 18 57 55 57 111 0 0 0 0 0 4 0 0 0 0 4 0 29-36 44-60 44-74 0 0 0 0 4-29 0 0 0 0-4-21 16-5 24-14 24-29 0 0 0 0 9-70-12-8-36-48-73-120 0 0 0 0-33-33 0 0 0 0 8 0 0 0 0 0 0-8 0 0 0 0-8 0 0 0 0 0 0 8 0 0 0 0-4 0-16-6-24-12-24-17 0 0 0 0 0-4 0 0 0 0 16 0 0 0 0 0 0-8 0 0 0 0-20 4 0 0 0 0-4-4 0 0 0 0-8 8-25-4-37-8-37-12 0 0 0 0-4 4 0 0 0 0-20 0 0 0 0 0-4-12-25 14-66 21-126 21-75 15-113 35-113 61zm308-74c2 0 4 0 8 0 0-2 0-4 0-8-2 2-4 4-8 8zm20-8c0 1 0 2 0 4 2 0 4 0 8 0 0-1 0-2 0-4-2 0-4 0-8 0zm-750 8c0 0 0 0-4 12 16-3 25-7 25-12 0 0 0 0-21-4 0 0 0 0 0 4zm908-4c1 4 2 8 4 12 2 0 4 0 8 0 0-4 0-8 0-12-4 0-8 0-12 0zm158 0c0 0 0 0 4 4 0 0 0 0 0 4 0 0 0 0 4-4 0 0 0 0 8 0 0 8 7 12 20 12 0 0 0 0 0-8 0 0 0 0-16-8 0 0 0 0-20 0zm-138 8c0 4 0 8 0 13 1 0 2 0 4 0 0-4 0-8 0-13-1 0-2 0-4 0zm199-4c2 0 4 0 8 0 0 1 0 2 0 4-2 0-4 0-8 0 0-1 0-2 0-4zm-328 8c0 3 0 6 0 9 2-3 4-6 8-9-2 0-4 0-8 0zm93 0c0 3 0 6 0 9 1 0 2 0 4 0 0-3 0-6 0-9-1 0-2 0-4 0zm52 0c0 3 0 6 0 9 3 0 6 0 9 0 0-3 0-6 0-9-3 0-6 0-9 0zm33 29c0 0 0 0 8 0 0 0 0 0 4-29-6 0-10 10-12 29zm77-29c0 3 0 6 0 9 1 0 2 0 4 0 0-3 0-6 0-9-1 0-2 0-4 0zm12 4c0 0 0 0 0 8 0 0 0 0 12 0 0 0 0 0 0 9 0 0 0 0-4 0 0 0 0 0-12-4 0 0 0 0 0 12 8 0 12 3 12 9 0 0 0 0-12 4 0 0 0 0 0 4 0 0 0 0 8 8 0 0 0 0 4 0 0 0 0 0 12-8 0 0 0 0-4-4 0 0 0 0 0-4 0 0 0 0 8-13 0 0 0 0 0-8-2-8-10-13-24-13zm-1074 21c-5-1-10-2-16-4-1 0-2 0-4 0 0 1 0 2 0 4 1 1 2 2 4 4-1 1-2 2-4 4 0 4 0 8 0 13 2 0 4 0 8 0 0-5 0-10 0-17 8 0 16 0 24 0 5-5 10-10 17-17 0-1 0-2 0-3-9 5-18 10-29 16zm871-16c0 1 0 2 0 3 4 0 8 0 13 0 0-1 0-2 0-3-4 0-8 0-13 0zm-44 3c2 3 4 6 8 9 0-3 0-6 0-9-2 0-4 0-8 0zm316 0c0 6 4 9 12 9 0 0 0 0 0 12 0 0 0 0-8 0 0 0 0 0 0-8-8 0-12-3-12-8 0 0 0 0 4-5 0 0 0 0 4 0zm-235 13c0 2 0 4 0 8 2 0 4 0 8 0-2-2-4-4-8-8zm-57 4c0 3 0 6 0 9 2-3 4-6 8-9-2 0-4 0-8 0zm20 9c7 1 14 2 21 4 0-1 0-2 0-4-2-3-4-6-8-9-1 0-2 0-4 0-3 3-6 6-9 9zm-64 0c0 1 0 2 0 4 8 1 16 2 24 4 0-1 0-2 0-4-2-3-4-6-8-9-5 1-10 2-16 5zm28 4c2 0 4 0 8 0 0-3 0-6 0-9-2 3-4 6-8 9zm-839-5c0 1 0 2 0 5 2 0 4 0 8 0 0-1 0-2 0-5-2 0-4 0-8 0zm12 5c0 1 0 2 0 4 2 0 4 0 8 0 0-1 0-2 0-4-2 0-4 0-8 0zm-16 4c0 2 0 4 0 8 2 0 4 0 8 0-2-2-4-4-8-8zm478 4c0 0 0 0 4 0 13 0 27 10 41 29 0-8 3-13 8-13 0 0 0 0 12 0 0 0 0 0 4 5 0 0 0 0 4-5 0 0 0 0 8 0 0 11 4 17 12 17 6 0 9 8 9 25 0 0 0 0 4 0 0 0 0 0 8-29 0 0 0 0 12 0 0 7 5 11 16 12 0 0 0 0 0 9 0 0 0 0 37 0 13 8 21 19 24 33 0 0 0 0-4 12 0 0 0 0-12 0 0-14-6-21-17-21 0 0 0 0 0 5 0 0 0 0 4 12 0 0 0 0-4 4 0 0 0 0-12 0 0 0 0 0 0-8 0 0 0 0-4 0 0 0 0 0 0 8-16 0-24-11-24-33 0 0 0 0 0-17 0 0 0 0-4 0 0 0 0 0-4 38 0 0 0 0-8 0 0 0 0 0 0-21 0 0 0 0-4 0 0 0 0 0 0 33 0 0 0 0-8 0 0 0 0 0 0-29 0 0 0 0-9 0 0 0 0 0 5 21 0 0 0 0 0 4 0 0 0 0-13 12 0 0 0 0-4-4 0 0 0 0 0-8 0 0 0 0 8-12 0 0 0 0 0-5 0 0 0 0-4 5 0 0 0 0-4 0 0 0 0 0-4-5 0 0 0 0-4 0 0 0 0 0-8 9 0 0 0 0-8-9 0 0 0 0 0-4 8 0 12-2 12-8 0 0 0 0 8 0 0 0 0 0 0 8 0 0 0 0 4 0 0 0 0 0 0-8 0 0 0 0-4-25 0 0 0 0-20 13 0 0 0 0-4 0 0 0 0 0 0-13 0 0 0 0-16 0 0 8-3 12-8 12 0 0 0 0 0-28 0 0 0 0-4 0 0 11-4 16-13 16 0 0 0 0-16-4 0 0 0 0-4 4 0-11-8-18-24-21 0 0 0 0 0-4 2-8 13-12 32-12zm600 8c0 2 0 4 0 8 1 0 2 0 4 0 0-2 0-4 0-8-1 0-2 0-4 0zm57 0c0 2 0 4 0 8-2 0-4 0-8 0 2-2 4-4 8-8zm-85 17c0 2 0 4 0 8 1 0 2 0 4 0 0-2 0-4 0-8-1 0-2 0-4 0zm48 0c0 2 0 4 0 8 2 0 4 0 8 0-2-2-4-4-8-8zm41 24c0 1 0 2 0 5 5 0 10 0 16 0 0-1 0-2 0-5-5 0-10 0-16 0zm44 0c2 4 4 8 8 13 4-1 8-2 13-4 0-3 0-6 0-9-7 0-14 0-21 0zm-93 5c2 2 4 4 8 8 0-2 0-4 0-8-2 0-4 0-8 0zm-369 4c5 0 12 8 21 25 19 0 28 17 28 53 0 0 0 0 4 4 0 0 0 0 0 4 0 0 0 0-12 17 0 0 0 0-4 0 0 0 0 0 4-4 0 0 0 0 0-4-7 0-22-19-45-58 0 0 0 0 0-8 0 0 0 0-16 8 0 0 0 0-4-4 7-19 16-30 24-33zm-214 4c2 0 4 0 8 0 0 2 0 4 0 8-2 0-4 0-8 0 0-2 0-4 0-8zm113 12c0 3 0 6 0 9 2 0 4 0 8 0 0-3 0-6 0-9-2 0-4 0-8 0zm69 5c2 0 4 0 8 0 0 1 0 2 0 4-2 0-4 0-8 0 0-1 0-2 0-4zm-393 28c0 0 0 0-8 13 0 0 0 0 0 8 0 0 0 0 20 4-3-17-7-25-12-25zm891 21c0 4 0 8 0 12 1 0 2 0 4 0 4-1 8-2 13-4 0-4 0-8 0-12-5 1-10 2-17 4zm-56 0c0 2 0 4 0 8 1 0 2 0 4 0 0-2 0-4 0-8-1 0-2 0-4 0zm28 0c0 2 0 4 0 8 1 0 2 0 4 0 0-2 0-4 0-8-1 0-2 0-4 0zm12 4c2 2 4 4 8 8 1-1 2-2 4-4 0-1 0-2 0-4-4 0-8 0-12 0zm-247 29c0 1 0 2 0 4 1 7 2 14 4 21 1 0 2 0 4 0 1-5 2-10 4-16-4-3-8-6-12-9zm235 4c0 3 0 6 0 9 2 0 4 0 8 0-2-3-4-6-8-9zm-1317 50c2 0 4 0 8 0 0 4 0 8 0 12-2-2-4-4-8-8 0-1 0-2 0-4zm1313 4c0 2 0 4 0 8 1 0 2 0 4 0 0-2 0-4 0-8-1 0-2 0-4 0zm-227 21c0 1 0 2 0 4 2 2 4 4 8 8 2 0 4 0 8 0-1-7-2-14-4-21-1 0-2 0-4 0-2 3-4 6-8 9zm-1086 12c0 0 0 0 8 0 11 5 16 12 16 21 0 0 0 0 4 144 0 0 0 0-12 91 0 0 0 0-8 0-13-35-20-71-20-107 0 0 0 0 0-46 0 0 0 0 8-12 0 0 0 0-8-9 0 0 0 0 24-7 0 0 0 0 0-9 0 0 0 0-12-20 0 0 0 0-4 4 0 0 0 0-4 0 0 0 0 0-8-33 11 0 16-6 16-17zm892 8c2 3 4 6 8 9 0-3 0-6 0-9-2 0-4 0-8 0zm-256 99c0 1 0 2 0 4 2 0 4 0 8 0 0-1 0-2 0-4-2 0-4 0-8 0zm179 50c-3 8-6 16-9 25 1 0 2 0 4 0 5-2 10-4 17-8 0-1 0-2 0-5-4-4-8-8-12-12zm-227 8c0 1 0 2 0 4 4 3 8 6 12 9 0-1 0-2 0-4-4-3-8-6-12-9zm121 33c0 1 0 2 0 5 4 0 8 0 12 0 0-1 0-2 0-5-4 0-8 0-12 0zm-531 5c0 4 0 8 0 12 1 11 2 22 4 33 1 0 2 0 4 0 1-8 2-16 5-25-3-6-6-12-9-20-1 0-2 0-4 0zm1021 74c0 1 0 2 0 4 4 1 8 2 13 4 1 0 2 0 4 0 0-1 0-2 0-4-4-1-8-2-12-4-1 0-2 0-5 0zm-1195 0c0 0 0 0 8 0 0 14 3 21 8 21 0 0 0 0 8 8-11 80-19 120-24 120 0 0 0 0-4-4 0 0 0 0 4-4 0 0 0 0 0-5 0 0 0 0-8-12 0 0 0 0 8-17 0 0 0 0-12-33 0 0 0 0 0-8 0 0 0 0 16-20 0-6-4-9-12-9 0 0 0 0 8-37zm802 21c0 0 0 0 4 4 0 0 0 0 0 4 0 0 0 0-4 4 0 0 0 0-4 0 0 0 0 0-20-4 0 6 12 13 37 21 0 0 0 0 8-13 0 0 0 0 0-8 0 0 0 0-17-8 0 0 0 0-4 0zm450 4c1 0 2 0 4 0 2 2 4 4 8 8-1 0-2 0-4 0-2-2-4-4-8-8zm-1057 29c-1 6-2 12-4 20 0 3 0 6 0 9 2 2 4 4 8 8 2-2 4-4 8-8-2-9-4-18-8-29-1 0-2 0-4 0zm453 4c0 2 0 4 0 8 3 0 6 0 9 0 0-2 0-4 0-8-3 0-6 0-9 0zm-12 4c-1 5-2 10-4 17 4 0 8 0 12 0 0-5 0-10 0-17-2 0-4 0-8 0zm118 0c2 3 4 6 8 9 0 1 0 2 0 3-2 0-4 0-8 0 0-4 0-8 0-12zm0 25c1 0 2 0 4 0 2 2 4 4 8 8 0 1 0 2 0 4-1 0-2 0-4 0-2-2-4-4-8-8 0-1 0-2 0-4zm129 54c3 0 6 0 9 0 0 2 0 4 0 8-3 0-6 0-9 0 0-2 0-4 0-8zm-299 4c2 2 4 4 8 8-2 0-4 0-8 0 0-2 0-4 0-8zm308 8c9 0 18 0 28 0 0 1 0 2 0 4-5 4-10 8-16 13-4-1-8-2-12-4 0-4 0-8 0-13zm-896 25c1 0 2 0 4 0 0 2 0 4 0 8-1 0-2 0-4 0 0-2 0-4 0-8zm345 165c0 1 0 2 0 4 2 2 4 4 8 8 1 0 2 0 4 0 0-4 0-8 0-12-4 0-8 0-12 0zm656 46c2 0 4 0 8 0-2 2-4 4-8 8 0-2 0-4 0-8zm-640 16c-1 1-2 2-4 4 0 1 0 2 0 4 4 3 8 6 12 9 0-3 0-6 0-9-2-2-4-4-8-8zm401 8c0 7 0 14 0 21-1 0-2 0-4 0-4-1-8-2-12-4 0-4 0-8 0-12 5-1 10-2 16-5zm-33 5c3 0 6 0 9 0 0 2 0 4 0 8-3 2-6 4-9 8 0-5 0-10 0-16zm53 8c0 0 0 0 8 12 0 0 0 0-4 4 0 0 0 0-4 0 0 0 0 0-4-4 0 0 0 0-8 8 0 0 0 0-4-4 0 0 0 0 0-4 0 0 0 0 8 0 0-8 3-12 8-12zm203 8c-5 8-10 16-16 25 0 1 0 2 0 4 1 0 2 0 4 0 6-1 12-2 20-4 0-5 0-10 0-17-2-2-4-4-8-8zm-462 0c2 0 4 0 8 0 0 2 0 4 0 8-2 0-4 0-8 0 0-2 0-4 0-8zm733 289c0 1 0 2 0 4 2 0 4 0 8 0 0-1 0-2 0-4-2 0-4 0-8 0zm-344 29c0 1 0 2 0 4 4 0 8 0 12 0 0-1 0-2 0-4-4 0-8 0-12 0zm243 21c0 1 0 2 0 4 2 0 4 0 8 0 0-1 0-2 0-4-2 0-4 0-8 0zm-632-1604c0 0 0 0 24 0 0 0 0 0 4 4 0 0 0 0 4 0 0 0 0 0-4 4 0 0 0 0 0 17 0 5 8 11 24 16 0 0 0 0 21-3 0 0 0 0 4 3 0 0 0 0 0 5-11 0-16 3-16 8 0 0 0 0 32 8 0 0 0 0 8 0 0 0 0 0 0 8 0 0 0 0-4 5 0 0 0 0 0 4 0 0 0 0-4-4 0 0 0 0-4 0 0 0 0 0-28 8 0 0 0 0 8 8 0 0 0 0 4 0 0 0 0 0 20-4 0 0 0 0 0 4 0 9-5 13-16 13 0 0 0 0 0 4 0 0 0 0 12 0 11-9 22-13 32-13 0 0 0 0 4 4 0 0 0 0 0 5 0 0 0 0-12 12 0 0 0 0 0 4 0 0 0 0 16 0 6 0 9-7 9-21 12 0 22-3 28-8 0 0 0 0 16 4 24 0 50-8 77-25 0 0 0 0 12 0 0 0 0 0 0 5 0 0 0 0-4 4 0 0 0 0 0 4 0 0 0 0 4 12 0 0 0 0 8 0 0 0 0 0 4-20 0 0 0 0 9 0 0 0 0 0 16 16 0 0 0 0-12 16 0 0 0 0 4 0 9 0 20-5 32-16 0 6 4 9 12 9 0 0 0 0 4 4 0 0 0 0 0 3-11 0-16 3-16 9 0 0 0 0 16 0 0 0 0 0 0-9 0 0 0 0 4 5 0 0 0 0 4 0 0 8-4 12-12 12 0 0 0 0 0 8 0 0 0 0 29 9 0 0 0 0 4-4 0 0 0 0 0-5 0 0 0 0-21 0 0 0 0 0 0-4 12-16 24-24 37-24 0 0 0 0 0 3 0 0 0 0 4-3 0 0 0 0 12 0 0 0 0 0 8 8 0 0 0 0 0 16 0 0 0 0-4 0 0 0 0 0-4-4 0 0 0 0-4 0-11 9-18 20-20 33 0 0 0 0 8 0 0 0 0 0 0-8 0 0 0 0 4 0 0 0 0 0-4-4 0 0 0 0 0-8 0 0 0 0 44-9 0 0 0 0 4 4 0 0 0 0 9 0 0 0 0 0-4-4 0 0 0 0 0-16 0 0 0 0 8 0 0 0 0 0 0 8 8 0 12 3 12 8 0 0 0 0-4 4 0 0 0 0 8 0 0 0 0 0 4-4 0 0 0 0 4 0 0 0 0 0 4 4 0 0 0 0 4-12 19 0 28 4 28 12 0 0 0 0 13-4 0 0 0 0 0-8 0 0 0 0-21 0 0 0 0 0 0-8 0 0 0 0 21 0 0 0 0 0 8 8 19 0 33-8 40-25 0 0 0 0 12 0 0 0 0 0 4 4 0 0 0 0 0 8 0 0 0 0-8 0 0 0 0 0-12 30 0 0 0 0 4 0 0 0 0 0 4-5 0 0 0 0 4 0 0 0 0 0-4-4 0 0 0 0 0-4 0 0 0 0 8-8 0 0 0 0 4 4 0 0 0 0-4 4 0 0 0 0 0 4 0 0 0 0 8 9 0 0 0 0 17-5 0 0 0 0 4 5 0 0 0 0 4 0 0 0 0 0 28-9 0 0 0 0 0-4 0 0 0 0-12 0 0 0 0 0-12 4 0 0 0 0-4-12 0 0 0 0-16 12 0 0 0 0-4 0 0 0 0 0 0-4 0 0 0 0 12-20 0 0 0 0 16 3 0 0 0 0-4 5 0 0 0 0 0 8 0 0 0 0 8 0 0-11 5-17 16-17 0 0 0 0 20-20 0 0 0 0 0 12 0 0 0 0-8 0 0 6 4 9 12 9 0 0 0 0 0 8 0 0 0 0-20 8 0 0 0 0 0 12 10-8 20-12 29-12 0 0 0 0 4 4 0 0 0 0 0-8 8 0 12-3 12-9 0 0 0 0 16 5 0 0 0 0-8 8 0 0 0 0-4-4 0 0 0 0 0 4 0 0 0 0 8 12 0 0 0 0 12-4 0 0 0 0-8 13 0 0 0 0 0 4 0 0 0 0 8 0 0 0 0 0 16-13 0 0 0 0 4 0 0 6 4 9 12 9 0 0 0 0-28 25 0 0 0 0 0 4 18-14 33-21 45-21 0 0 0 0 8 21 0 0 0 0-4 4 0 0 0 0-8 0 0 0 0 0-17-8 0 0 0 0-12 4 0 0 0 0 0 4 0 0 0 0 4 4 0 0 0 0 0 4 0 0 0 0-4 0 0 0 0 0-12-4 0 9 10 17 28 24 0 0 0 0 0 5 0 0 0 0-24 12 0 0 0 0 0 13 0 0 0 0 29 4 0 0 0 0-9-17 0 0 0 0 4-4 0 0 0 0 13 0 0 0 0 0 4 21 0 0 0 0-21 41 0 9 4 13 13 13 0 0 0 0 0 12 0 0 0 0-17 21 0 0 0 0 4 12 0 0 0 0 4-4 0 0 0 0 21 4 0 0 0 0 20-8 0 0 0 0-4-21 0 0 0 0 0-12 0 0 0 0 8 0 0 0 0 0 4 29 0 0 0 0 0 12 0 0 0 0 24 0 0 0 0 0 4-4 17 3 25 8 25 13 0 0 0 0 0 8 0 0 0 0-8 0 0 0 0 0 0 4 0 0 0 0 12 16 0 0 0 0 0 4 0 0 0 0-4 5 0 0 0 0 4 4 0 0 0 0 0 16 0 0 0 0-12 12 0 0 0 0 4 4 0 0 0 0 0 9 0 0 0 0-4 4 0 0 0 0 0 4 0 0 0 0 12 0 0 76-29 156-85 240-9 0-18 12-29 37-10 0-29 8-56 25 0 0 0 0-106-33 0 0 0 0 0 66 0 0 0 0-4 0 0 0 0 0-4-4 0 0 0 0-4 0 0 0 0 0-4 4 0 0 0 0 0 4 0 0 0 0 4 21 0 0 0 0 4 0 6 0 8-8 8-25 0 0 0 0 4 0 0 0 0 0 21 4 0 0 0 0 0 8-14 2-21 7-21 13 0 0 0 0 0 62 14 0 21-3 21-8 0 0 0 0 64 16 0-4-10-11-32-21 0 0 0 0 0-8 0 0 0 0 20-4 0 0 0 0 12 0 0 0 0 0 4-13 32 14 51 27 57 38 0 0 0 0-4 0 0 0 0 0-16-8 0 0 0 0-4 0 0 0 0 0 0 4 83 45 145 127 186 248 0 0 0 0 8 86 0 0 0 0-4 108 0 0 0 0-12 4 0 0 0 0 0 9 0 0 0 0 4 4 0 0 0 0 0 4 0 0 0 0-8 0 0 0 0 0 0 29 0 0 0 0 8 12-19 30-28 49-28 58 0 0 0 0-20 0-27 28-41 55-41 83 0 0 0 0-4 4 0 0 0 0-4 0 0 0 0 0-16-4 0 0 0 0 0 41 0 0 0 0-8 8 0 0 0 0-4 0 0 0 0 0-4-4 0 0 0 0-4 0 0 14-11 27-33 41 0 0 0 0-8 0-5 0-8-4-8-12-37 34-74 56-109 66 0 0 0 0-5-4 0 0 0 0 0-4 0 0 0 0-20 8 0 0 0 0 0-4 0 0 0 0 12-17 0 0 0 0-4 0-13 8-27 13-40 13 0 0 0 0-57-9 0 0 0 0 4 4 0 0 0 0 0 9 0 6-13 12-40 16 0 0 0 0-21-12 0 10-20 17-60 21 0 0 0 0 0-9 16-2 24-6 24-12 0 0 0 0-61 0 0 0 0 0-16-4 0 0 0 0-20 4 0 0 0 0 0 4 0 0 0 0 4 4 0 0 0 0 0 4 0 0 0 0-4 5 0 0 0 0-21 0-14 0-22-5-24-13 0 0 0 0 0-4 5-7 8-17 8-29 14-8 55-12 122-12 0 0 0 0 0-6 0 0 0 0-12 0 0 0 0 0-53 0 0 0 0 0-45-11 0 0 0 0 0-4 0 0 0 0 4-4 0 0 0 0 0-4 0 0 0 0-20 2 0 0 0 0-28 0-91 0-191 0-300 0 0 0 0 0 0 10 0 0 0 0 20 0 0 0 0 0 0 8 0 0 0 0-40 0 0 0 0 0-17-12-19 0-39 10-60 29-96 0-157-7-183-21 0 0 0 0 0 4 0 0 0 0 4 5 0 0 0 0 0 4 0 0 0 0-12 4-16-3-24-7-24-13 0 0 0 0 4-20 0 0 0 0 8 0 0 0 0 0 4 16 0 0 0 0 4 0 0 0 0 0 0-70 0 0 0 0 8-8-7-36-14-128-20-273 0 0 0 0 4-4 0 0 0 0 4 0 0 0 0 0 4 4-5-25-8-58-8-99 0 0 0 0 0-45 0 0 0 0-8-63 0 0 0 0 4-4 0 0 0 0 0-4 0 0 0 0-20-99 0 0 0 0 16-25 0 0 0 0 0-174 0 0 0 0 4-37-19-42-28-101-28-178 0 0 0 0 4-111 0 0 0 0 0-87 0-5 4-8 12-8 0 0 0 0 4-4 0 0 0 0 0-4 0 0 0 0-4 0 0 0 0 0-4 4 0 0 0 0-4 0 0 0 0 0-4-4 0 0 0 0 0-9 0 0 0 0 16 0 0 0 0 0-4-4 0 0 0 0 0-4 0 0 0 0 8-8 0 0 0 0-12 0 0 0 0 0 0 8 0 0 0 0-8 0 0 0 0 0 0-58 0-5 5-8 16-8 0 0 0 0-8-8 0 0 0 0-4 3 0 0 0 0-4-3 0 0 0 0 0-5 0 0 0 0 12-12 0 0 0 0 0-4 0 0 0 0-4 4 0 0 0 0-4 0 0 0 0 0-4-4 0 0 0 0 0-8 0-4 13-9 40-17 0-8 14-12 41-12 0 0 0 0 4-17 0 0 0 0-4-4 0 0 0 0-4 0 0 0 0 0-49 29 0 0 0 0-20 0 0 0 0 0-8-8 0 0 0 0 0-25 0 0 0 0 4-4 0 0 0 0 0-5 0 0 0 0 4 5 0 0 0 0 8 0 0 0 0 0 0-4 0 0 0 0-8 0 0 0 0 0 8-9 0 0 0 0 24 0 0 0 0 0 0-8 0 0 0 0-4 4 0 0 0 0-28 0 0 0 0 0-8-8 0 0 0 0 0-4 0 0 0 0 85 0 0 0 0 0 8-8 0 0 0 0-8-9 0 0 0 0 4-4 0 0 0 0-8-8 10 0 27-7 48-21 0-11 8-16 25-16 0 0 0 0 16 4 0 0 0 0 0 8 0 0 0 0-4 0 0 0 0 0-4-4 0 0 0 0-4 0 0 0 0 0-4 4 0 0 0 0 0 4 0 0 0 0 4 5 0 0 0 0-8 7 0 0 0 0 0 9 0 0 0 0 20 4 0 8-6 12-16 12 0 0 0 0-4 5 0 0 0 0 0 4 0 0 0 0 4 4 0 0 0 0-4 4 0 0 0 0 0 21 0 0 0 0 24 0 0 0 0 0 8-9 0 0 0 0-8 0 0 0 0 0 0-4 0 0 0 0 8-12 0 0 0 0-8-8 0 0 0 0 0-5 0 0 0 0 4-16 0 0 0 0-4-12 0 0 0 0 4 0 0 0 0 0 12-21 0 0 0 0 24 4 0 0 0 0 0 8 0 0 0 0-8 0 0 0 0 0 0 5 0 0 0 0 21-5 0 0 0 0 16 0 0 0 0 0 16 8 0 0 0 0-4 21 0 0 0 0 4 0 0 0 0 0 16-4 0 0 0 0-4-4 0 0 0 0 0-4 0 0 0 0 16-17 0 0 0 0 17 0 0 0 0 0 0 4 0 6-7 8-21 8 0 0 0 0 0 9 0 0 0 0 8 0 0 0 0 0 0 8-10 0-16 3-16 8 0 0 0 0 4 5 0 0 0 0 4 0 0 0 0 0 21-9 0 0 0 0 0 9 0 0 0 0 8 0 0 0 0 0 8-9 0 0 0 0-16 0 0 0 0 0 0-4 10-11 16-21 16-29 0 0 0 0 12 0 0 0 0 0 0 5 0 0 0 0-8 12 0 0 0 0 0 4 0 0 0 0 28 0 2-11 6-16 12-16 0 0 0 0-4-5 0 0 0 0 0-4 0 0 0 0 41-29z">
            <text:p text:style-name="P9"/>
          </draw:path>
          <draw:path draw:style-name="gr10" draw:text-style-name="P1" draw:layer="layout" svg:width="1.442cm" svg:height="1.723cm" svg:x="24.057cm" svg:y="2.82cm" svg:viewBox="0 0 1443 1724" svg:d="m871 8c1 0 2 0 4 0 2 2 4 4 8 8-1 1-2 2-4 4-1 0-2 0-4 0-1-1-2-2-4-4 0-2 0-4 0-8zm-57 4c0 0 0 0 16 8 0 0 0 0 4-4 0 0 0 0 4 0 0 0 0 0 12 8 0 0 0 0 0-4 19 5 29 11 29 17 0 0 0 0 4-4 0 0 0 0 8 0 0 0 0 0 4 4 0 0 0 0 4 0 0 0 0 0 4-4 0 0 0 0 0-4 0 0 0 0-8-9 0 0 0 0-4 4 0 0 0 0-8 0 0 0 0 0 0-8 0 0 0 0 28-4 0 0 0 0-4 4 0 0 0 0 0 17 11-5 16-11 16-17 0 0 0 0 13 0 5 0 8 6 8 17 0 0 0 0 12-9 0 0 0 0 4 0 5 0 8 4 8 13 0 0 0 0 4-4 0 0 0 0 12 0 0 0 0 0-52 45 0 0 0 0-13-4 0 0 0 0 0 4 0 0 0 0 4 4 0 0 0 0 0 5 0 0 0 0 4-5 0 0 0 0 29 5 0 0 0 0-33 24 0 0 0 0-20 0 0 0 0 0-4 21 0 0 0 0 24 0 0 0 0 0 0-4 0 0 0 0-12 0 0 0 0 0 0-8 19 0 33-6 41-17 0 0 0 0 4 0 0 0 0 0 20 4 4-14 14-21 28-21 0 0 0 0 0-4-8 0-12-2-12-8 14 0 21-5 21-16 0 0 0 0 8 0 0 0 0 0 0 4 0 0 0 0-4 4 0 0 0 0 0 4 0 0 0 0 8 0 0 0 0 0 0 8-11 0-17 3-17 9 0 0 0 0 5 0 17-8 32-19 44-34 12 6 19 11 20 17 0 0 0 0-4 4 0 0 0 0 8 0 0 0 0 0 4-4 0 0 0 0 5 0 35 18 52 29 52 33 0 0 0 0-4 12 0 0 0 0 4 0 0 0 0 0 16-4 35 19 70 55 106 108 0 0 0 0 0 8 0 0 0 0-12 0 7 33 14 50 20 50 0 0 0 0 20 4 0 0 0 0 0-4 0 0 0 0-24-38 0 0 0 0 0-8 34 41 57 81 69 120 0 0 0 0-4 12 21 13 46 67 73 161 24 100 36 200 36 302 0 80-9 171-28 273 0 0 0 0-8 33 0 0 0 0-4 0 0 0 0 0 4 29 0 13-11 39-33 78-9 36-17 54-24 54 0 0 0 0-4-4-24 62-42 98-53 108 0 0 0 0 0-8 0 0 0 0-16 20 0 0 0 0 0 4 0 0 0 0 12-8 0 0 0 0 0 4-17 32-34 56-53 70 0 0 0 0 0-8 0 0 0 0-32 29 0 0 0 0-4 0 32-39 51-68 57-87 0 0 0 0 0-4 0 0 0 0-4 0-29 79-120 157-272 236 0 0 0 0-4 0 0 0 0 0 0 4 0 0 0 0 4 0 0 0 0 0 89-37 0 0 0 0 0 4-15 21-54 42-117 62 0 0 0 0-4-13 0 0 0 0-8 0-19 12-29 24-29 35 0 0 0 0-61 0 0-9-4-14-12-14-23 0-46 8-69 25 0 0 0 0-4-17 0 0 0 0-4 0 0 0 0 0-28 29 0 0 0 0-12-8 0 5-4 8-12 8-25 0-37-7-37-20 0 0 0 0-4 0 0 0 0 0-20 4 0 0 0 0 0-13-11 0-23 7-37 21 0 0 0 0-52-8 0 0 0 0 0-4 0 0 0 0 16-21-26 0-57-15-93-45 0 0 0 0-57-9 0 0 0 0 0-12 0 0 0 0 16-4 0 0 0 0 0-9 0 0 0 0-16 0-9 20-24 29-45 29-24 0-56-15-97-45 0 0 0 0 0-8 0 0 0 0 8 0 0 0 0 0 0-8 0-4-17-11-52-21 0 0 0 0-13-17 0 0 0 0 9-8 102 44 162 66 178 66 0 0 0 0 4-4 0 0 0 0 16 8-13-20-20-49-20-87 0 0 0 0-12 9 0 0 0 0-4 0 0 0 0 0-8-9 0 0 0 0 0-4 0 0 0 0 12-78 0 0 0 0 0-17 0 0 0 0 12 0 0 0 0 0 0 17 0 0 0 0 4 0 0 0 0 0 0-12 0-30-20-63-61-100 0-43-32-72-97-87 0-18-27-52-81-103 0 0 0 0 0-13 0-20-4-43-12-70 0 0 0 0 20 13 0 0 0 0 0-5-22-31-32-52-32-62 0 0 0 0 4-4-16 0-28-64-37-194 0 0 0 0 12-4 0 0 0 0-4-33 0 0 0 0 8-124 0 0 0 0-4-21 0 0 0 0 4-4 0 0 0 0 4 0 0 0 0 0-4-4 0 0 0 0 0-66 0-15 8-26 25-33 19-70 43-125 73-165 0 0 0 0-5-5 0-27 13-54 37-78 0 0 0 0 0 4 0 0 0 0 16-4 0 0 0 0 0-13 0 0 0 0-8-8 26-42 61-77 105-103 0 0 0 0 57-41 0 0 0 0 8 0 0 0 0 0 8 7 0 0 0 0 0 5 0 0 0 0-20 0 0 0 0 0 4 4 0 0 0 0 0 4 0 0 0 0-4 4 0 0 0 0-4 0 0 0 0 0-4-4 0 0 0 0-4 0 0 5-10 10-28 16 0 0 0 0 0 5 1 5 8 11 20 16 0-13 7-20 20-20 0 0 0 0 12 4 0 0 0 0 0-5 0-5 7-7 21-7 0 0 0 0 4-5 0 0 0 0 0-4 0 0 0 0-9-8 0 0 0 0 17-21 0 0 0 0 4 4 0-6 5-11 16-16 0 0 0 0 0 4 0 0 0 0 4-4 0 0 0 0 8 0 0 0 0 0 0 8 0 0 0 0-12 0 0 0 0 0 0 8 0 0 0 0 20 0 0 0 0 0 0 5 0 0 0 0-8 12 0 0 0 0 0 4 0 0 0 0 8 0 0 0 0 0 0 4 0 0 0 0 4-4 0 0 0 0 12 0 0 0 0 0 0 4 0 0 0 0-8 8 0 0 0 0-4-4 0 0 0 0-4 4 0 0 0 0-4 0 0 0 0 0-12-4 0 0 0 0-4 0 0 0 0 0 0 4 5 0 8 4 8 13 0 0 0 0 4 0 0 0 0 0 12-9 0 0 0 0 16 4 3-9 9-14 17-16 0 0 0 0 0-8 0 0 0 0 4 4 0 0 0 0 20 0 0 0 0 0 28-16 0 0 0 0 0 3 0 0 0 0-4 13 0 0 0 0 4 0 0 0 0 0 33-9 0 0 0 0-4 5 0 0 0 0 4 12 0 0 0 0 4 0 0 0 0 0 52-12 0 0 0 0 0 4 0 0 0 0 5-4 0 0 0 0 32 12 0 0 0 0 16 0 0 0 0 0 0-12 0 0 0 0-20-5 0 0 0 0 0 9 0 0 0 0-28-16 0 0 0 0-5 4 0 0 0 0-8 0 0 0 0 0 0-9 0 0 0 0 17-4 0 0 0 0 12 4 0-5 4-8 12-8 0 0 0 0 0-13 0 0 0 0-12 0 0 0 0 0 0-8 0 0 0 0 4 0 0 0 0 0 12 4 0-4 9-8 28-12 0 0 0 0 37 8 0 0 0 0 12-4 0 0 0 0-8-8 0 0 0 0-20 0 0-8-6-12-17-12 0 0 0 0 0-9 0 0 0 0 4 0 0 0 0 0 4 4 0 0 0 0 5 0 0 0 0 0 12-4 0 0 0 0 0 4 0 0 0 0-4 5 0 0 0 0 0 4 0 0 0 0 16 0 1-14 5-21 12-21zm-4 12c0 4 0 8 0 13 8 1 16 2 24 4 0-1 0-2 0-4 2-2 4-4 8-8 0-1 0-2 0-5-2 0-4 0-8 0-2 3-4 6-8 9-2 0-4 0-8 0 0-3 0-6 0-9-2 0-4 0-8 0zm-93 5c2 0 4 0 8 0 0 2 0 4 0 8-2 0-4 0-8 0 0-2 0-4 0-8zm125 4c-1 1-2 2-4 4 0 2 0 4 0 8 8-2 16-4 25-8 0-1 0-2 0-4-7 0-14 0-21 0zm154 8c7 0 14 0 21 0 0 2 0 4 0 8-7 0-14 0-21 0 0-2 0-4 0-8zm41 4c1 1 2 2 4 4 0 1 0 2 0 4-1 1-2 2-4 4-2 0-4 0-8 0 0-1 0-2 0-4 2-2 4-4 8-8zm-746 4c0 4 0 8 0 12-2 0-4 0-8 0 0-1 0-2 0-4 2-2 4-4 8-8zm308 0c1 1 2 2 4 4 0 3 0 6 0 9-4 4-8 8-12 12 0-4 0-8 0-12-1 1-2 2-4 4-4 0-8 0-12 0 8-5 16-10 24-17zm134 25c0 0 0 0 0 8 0 0 0 0 24 5 0 0 0 0 4-5 0 0 0 0 0-4-8 0-12-3-12-8 0 0 0 0 4-4 0 0 0 0 12 0 0 0 0 0-4 4 0 0 0 0 0 4 0 0 0 0 8 0 0 0 0 0 0 4 0 0 0 0 4-4 0 0 0 0 5 0 0 0 0 0 20 4 0 0 0 0 4-17 0 0 0 0-4 0 0 0 0 0-12 9 0 0 0 0-17 0 0 0 0 0 0-12 0 0 0 0-8 0 0 0 0 0-28 16zm89-12c0 2 0 4 0 8 2 0 4 0 8 0-2-2-4-4-8-8zm154-4c2 0 4 0 8 0 0 1 0 2 0 3-2 0-4 0-8 0 0-1 0-2 0-3zm-308 4c2 0 4 0 8 0 0 2 0 4 0 8-2 0-4 0-8 0 0-2 0-4 0-8zm28 0c1 0 2 0 5 0-3 2-6 4-9 8-1 0-2 0-4 0 2-2 4-4 8-8zm110 4c2 2 4 4 8 8 0-2 0-4 0-8-2 0-4 0-8 0zm77 0c0 2 0 4 0 8 1 0 2 0 4 0 6-1 12-2 20-4 0-1 0-2 0-4-8 0-16 0-24 0zm-276 4c1 0 2 0 4 0 0 5 0 10 0 17-4-1-8-2-12-5 0-1 0-2 0-4 2-2 4-4 8-8zm337 0c5 0 10 0 16 0 0 2 0 4 0 8-5 0-10 0-16 0 0-2 0-4 0-8zm-389 4c0 0 0 0 8 0 0 0 0 0 0 8 0 0 0 0-12 21 0 0 0 0-29-9 0 0 0 0 4-12 0 0 0 0 8 0 0 0 0 0 0 8 0 0 0 0 9 0 0 0 0 0 0-8 8 0 12-3 12-8zm20 4c2 0 4 0 8 0 2 3 4 6 8 9-2 2-4 4-8 8-6 0-12 0-20 0 0-3 0-6 0-9 1 0 2 0 4 0 4 1 8 2 12 4 0-1 0-2 0-3-1-1-2-2-4-5 0-1 0-2 0-4zm49 0c0 0 0 0 4 0 21 0 32 7 32 21 0 0 0 0-4 0 0 0 0 0-16-5 0 0 0 0 4-4 0 0 0 0 0-4-14 0-20-3-20-8zm166 8c0 0 0 0 4 4 0 0 0 0 0 4 0 0 0 0-4 5 0 0 0 0-4 0 0 0 0 0-4-5 0 0 0 0-4 5 0 0 0 0-9 0 0 0 0 0-4-4 0 0 0 0-4 0 0 0 0 0 0 4 0 0 0 0 8 16 0 0 0 0 13-4 0 0 0 0 8 8 0 0 0 0 4 0 0 0 0 0-4-4 0 0 0 0 0-4 6-5 15-8 28-8 0-6-7-9-20-9 0 0 0 0 0-8 0 0 0 0-8 0zm308 0c0 1 0 2 0 4 2 0 4 0 8 0 0-1 0-2 0-4-2 0-4 0-8 0zm-624 8c0 3 0 6 0 9 2-3 4-6 8-9-2 0-4 0-8 0zm482-4c4 0 8 0 12 0 0 3 0 6 0 9-1 0-2 0-4 0-2-3-4-6-8-9zm154 4c0 4 0 8 0 13 1 0 2 0 4 0 0-4 0-8 0-13-1 0-2 0-4 0zm-280 13c1 0 2 0 4 0 2-2 4-4 8-8-1 0-2 0-4 0-2 2-4 4-8 8zm166 0c2 0 4 0 8 0 0-2 0-4 0-8-2 2-4 4-8 8zm-101-4c0 1 0 2 0 4 2 0 4 0 8 0 0-1 0-2 0-4-2 0-4 0-8 0zm154 0c0 1 0 2 0 4 2 0 4 0 8 0 0-1 0-2 0-4-2 0-4 0-8 0zm16 0c0 1 0 2 0 4 2 0 4 0 8 0 0-1 0-2 0-4-2 0-4 0-8 0zm53 4c0 4 0 8 0 12 1 0 2 0 4 0 4-4 8-8 12-12-1-1-2-2-4-4-4 1-8 2-12 4zm-892-4c0 0 0 0 17 4 0 0 0 0-4 4 0 0 0 0 4 4 0 0 0 0 0 4 0 0 0 0-25 29 0 0 0 0-4 0 0 0 0 0 0-12 0 0 0 0-4-21 0 0 0 0 8 0 0-8 3-12 8-12zm219 0c5 0 10 0 16 0 0 2 0 4 0 8-5 0-10 0-16 0 0-2 0-4 0-8zm231 4c0 2 0 4 0 8 1 0 2 0 4 0 0-2 0-4 0-8-1 0-2 0-4 0zm138 0c0 4 0 8 0 12 2-2 4-4 8-8-1-1-2-2-4-4-1 0-2 0-4 0zm-199 8c0 8-10 14-32 17 0 0 0 0 0 4 0 0 0 0 16 4 0 0 0 0 4-4 0 0 0 0 4 0 0 0 0 0 4 4 0 0 0 0 4 0 0 0 0 0 21-8 0 0 0 0 20 4 0 0 0 0 4-4 0 0 0 0 0-4 0-5-8-9-24-13 0 0 0 0-8 8 0 0 0 0-13-8zm61 17c0 1 0 2 0 4 4 0 8 0 12 0 1-7 2-14 4-21-5 5-10 10-16 17zm332-17c0 3 0 6 0 9 1 0 2 0 5 0 0-3 0-6 0-9-1 0-2 0-5 0zm-461 4c0 3 0 6 0 9 2-3 4-6 8-9-2 0-4 0-8 0zm445 0c0 1 0 2 0 5 2 0 4 0 8 0 0-1 0-2 0-5-2 0-4 0-8 0zm154 0c0 1 0 2 0 5 4 0 8 0 12 0 0-1 0-2 0-5-4 0-8 0-12 0zm-697 4c0 3 0 6 0 9 7-1 14-2 21-4 0-1 0-2 0-5-7 0-14 0-21 0zm357 9c4 0 8 0 12 0 0-3 0-6 0-9-1 0-2 0-4 0-2 3-4 6-8 9zm162-9c0 1 0 2 0 5 2 0 4 0 8 0 0-1 0-2 0-5-2 0-4 0-8 0zm-486 9c0 2 0 4 0 8 2 0 4 0 8 0 2-2 4-4 8-8 0-1 0-2 0-4-5 1-10 2-16 4zm251 0c0 0 0 0 0 12 0 0 0 0 8 9 0 0 0 0 4 0 0-11 8-17 24-17 0 0 0 0 0-8 0 0 0 0-8 0 0 0 0 0-28 4zm203-4c0 2 0 4 0 8 2 0 4 0 8 0 0-2 0-4 0-8-2 0-4 0-8 0zm93 0c0 1 0 2 0 4 2 0 4 0 8 0 0-1 0-2 0-4-2 0-4 0-8 0zm-231 4c0 2 0 4 0 8 1 0 2 0 4 0 0-2 0-4 0-8-1 0-2 0-4 0zm52 4c0 2 0 4 0 8 3 0 6 0 9 0 6-1 12-2 20-4-1-1-2-2-4-4 0-1 0-2 0-4-8 1-16 2-25 4zm163 4c1 1 2 2 4 4 2 0 4 0 8 0 0-4 0-8 0-12-1 0-2 0-4 0-2 2-4 4-8 8zm48-8c0 2 0 4 0 8 1 0 2 0 4 0 0-2 0-4 0-8-1 0-2 0-4 0zm29 4c0 0 0 0 0 29 6 0 10-10 12-29 0 0 0 0-12 0zm60 0c0 1 0 2 0 4 2 0 4 0 8 0 0-1 0-2 0-4-2 0-4 0-8 0zm17 0c2 2 4 4 8 8 1 0 2 0 4 0-2-2-4-4-8-8-1 0-2 0-4 0zm-710 25c0 0 0 0 9 0 0 0 0 0 4-4 0 0 0 0 4 0 0 0 0 0 8 8 0 0 0 0 8-8 0 0 0 0 0 8 0 0 0 0 4 0 12-6 19-11 20-17-24 0-36-3-36-8-8 2-15 9-21 21zm-81-13c0 1 0 2 0 5 1 0 2 0 4 0 4-1 8-2 13-5 0-1 0-2 0-4-1 0-2 0-4 0-4 1-8 2-13 4zm300-4c2 3 4 6 8 9 0-3 0-6 0-9-2 0-4 0-8 0zm268 0c0 3 0 6 0 9 2 2 4 4 8 8 2 0 4 0 8 0 2-2 4-4 8-8-8-3-16-6-24-9zm-511 4c0 8-3 13-8 13 0 0 0 0 0 4 0 0 0 0 8 0 0 0 0 0 4-4 0 0 0 0 0 12 0 0 0 0 4 0 0 0 0 0 0-16 0 0 0 0-8-9zm114 17c0 0 0 0 8 8 0 0 0 0 4 0 15 0 25-5 32-16 0 0 0 0 0-9-16 11-31 17-44 17zm222-17c0 1 0 2 0 5 3 0 6 0 9 0 0-1 0-2 0-5-3 0-6 0-9 0zm49 13c0 0 0 0 4 4-24 14-36 24-36 29 0 0 0 0 8 0 33-14 52-28 56-41 0 0 0 0 0-5 0 0 0 0-4 0 0 0 0 0-12 5 0 0 0 0 0-5 0 0 0 0-16 13zm344-13c0 3 0 6 0 9 1 0 2 0 5 0 0-3 0-6 0-9-1 0-2 0-5 0zm-417 21c0 0 0 0 0 4 0 0 0 0 4 0 0 0 0 0 0-8 0 0 0 0 4 0 0 0 0 0 8 8 0 0 0 0 12-4 0 0 0 0 0-4-8 0-12-4-12-12 0 0 0 0-16 16zm-563-16c0 0 0 0 12 0 0 0 0 0 0 4 0 0 0 0-4 4 0 0 0 0 0 4 0 0 0 0 12 0-8 14-17 21-28 21 0 0 0 0 4 4 0 0 0 0 0 8-11 0-16 6-16 17 0 0 0 0-17 12 0 0 0 0 9 0 0 0 0 0 0 4-7 19-15 29-25 29 0 0 0 0 4 4 0 0 0 0 0 13 0 0 0 0-12 12 0 0 0 0-8-8 11-4 16-9 16-13-8 0-12-3-12-8 0 0 0 0 0-4 0 0 0 0 4-4 0 0 0 0 0-4 0 0 0 0 4 4 0 0 0 0 4 0 4 0 8-6 12-17 0 0 0 0-4 0 0 0 0 0-12 8 0 0 0 0 0-8 0-5 4-8 12-8 0 0 0 0-4-4 0 0 0 0 0-4 11-23 23-38 37-46 0 0 0 0 0-8 0 0 0 0 8 0 0 0 0 0 0 8 0 0 0 0 4 0 0 0 0 0 0-8 0 0 0 0 4 0 0 0 0 0-4-4 0 0 0 0 0-8zm207 16c0 0 0 0 4 12 0 0 0 0-29 5 0 0 0 0 12 12 0-5 7-8 21-8 0 0 0 0 4-4 0 0 0 0 0-5 0 0 0 0-4-4 0 0 0 0 0-4 0 0 0 0 16-4 0 0 0 0 0-12 0 0 0 0-4 0 0 0 0 0-20 12zm413-13c0 1 0 2 0 5 2 0 4 0 8 0 0-1 0-2 0-5-2 0-4 0-8 0zm-442 5c0 1 0 2 0 4 2 0 4 0 8 0 0-1 0-2 0-4-2 0-4 0-8 0zm288 0c0 2 0 4 0 8 2 0 4 0 8 0 0-2 0-4 0-8-2 0-4 0-8 0zm539 0c0 1 0 2 0 4 2 0 4 0 8 0 0-1 0-2 0-4-2 0-4 0-8 0zm16 0c0 1 0 2 0 4 2 0 4 0 8 0 0-1 0-2 0-4-2 0-4 0-8 0zm-93 8c2 2 4 4 8 8 2 0 4 0 8 0 0-4 0-8 0-12-1 0-2 0-4 0-4 1-8 2-12 4zm-503 8c0 1 0 2 0 4 2 0 4 0 8 0 0-4 0-8 0-12-2 2-4 4-8 8zm308-8c0 2 0 4 0 8 1 0 2 0 4 0 0-2 0-4 0-8-1 0-2 0-4 0zm77 0c0 2 0 4 0 8 1 0 2 0 4 0 0-2 0-4 0-8-1 0-2 0-4 0zm138 4c0 1 0 2 0 4 4 0 8 0 12 0 4-1 8-2 12-4 0-1 0-2 0-4-1 0-2 0-4 0-6 1-12 2-20 4zm-502 4c1 4 2 8 4 13 6-3 12-6 20-9 0-2 0-4 0-8-8 1-16 2-24 4zm-203 0c0 4 0 8 0 13 2-3 4-6 8-9 0-1 0-2 0-4-2 0-4 0-8 0zm523 0c0 1 0 2 0 4 4 0 8 0 12 0 0-1 0-2 0-4-4 0-8 0-12 0zm-507 13c2 2 4 4 8 8 1-1 2-2 4-4 0-4 0-8 0-13-1 0-2 0-4 0-2 3-4 6-8 9zm-279 4c2 0 4 0 8 0 0-2 0-4 0-8-2 2-4 4-8 8zm150 12c13-4 26-8 40-12 0-2 0-4 0-8-13 6-26 12-40 20zm437-16c0 1 0 2 0 4 11 1 22 2 33 4-1-4-2-8-4-12-3 0-6 0-9 0-6 1-12 2-20 4zm-348 8c0 1 0 2 0 4 2 0 4 0 8 0 2-2 4-4 8-8-1-1-2-2-4-4-1 0-2 0-4 0-2 2-4 4-8 8zm275-8c0 2 0 4 0 8 2 0 4 0 8 0 0-2 0-4 0-8-2 0-4 0-8 0zm547 0c2 2 4 4 8 8 0-2 0-4 0-8-2 0-4 0-8 0zm-753 12c4 0 8 0 12 0 0-2 0-4 0-8-1 0-2 0-4 0-2 2-4 4-8 8zm243-8c-1 1-2 2-4 4 0 1 0 2 0 4 2 2 4 4 8 8 9-5 18-10 28-16-1 0-2 0-4 0-5 1-10 2-16 4-4-1-8-2-12-4zm441 0c0 1 0 2 0 4 2 0 4 0 8 0 0-1 0-2 0-4-2 0-4 0-8 0zm-798 4c1 4 2 8 4 12 2 0 4 0 8 0 0-4 0-8 0-12-4 0-8 0-12 0zm405 0c-1 1-2 2-4 4 1 1 2 2 4 4 0 1 0 2 0 4-1 1-2 2-4 5 0 1 0 2 0 4 2 0 4 0 8 0 1-5 2-10 4-17-1-1-2-2-4-4-1 0-2 0-4 0zm418 4c0 4 0 8 0 13 1 0 2 0 4 0 0-4 0-8 0-13-1 0-2 0-4 0zm-803 4c0 4 0 8 0 13 4-3 8-6 13-9 1 0 2 0 4 0 0 3 0 6 0 9 2 0 4 0 8 0 0-3 0-6 0-9-7-1-14-2-21-4-1 0-2 0-4 0zm-36 4c0 3 0 6 0 9 1 0 2 0 4 0 0-3 0-6 0-9-1 0-2 0-4 0zm85 25c0 0 0 0 4 4 0 0 0 0 4 0 0 0 0 0 4-29-5 0-9 8-12 25zm624-25c0 1 0 2 0 5 2 0 4 0 8 0 0-1 0-2 0-5-2 0-4 0-8 0zm16 0c0 1 0 2 0 5 2 0 4 0 8 0 0-1 0-2 0-5-2 0-4 0-8 0zm130 0c0 1 0 2 0 5 2 0 4 0 8 0 0-1 0-2 0-5-2 0-4 0-8 0zm-478 4c0 1 0 2 0 5 2 0 4 0 8 0 0-1 0-2 0-5-2 0-4 0-8 0zm101 0c0 1 0 2 0 5 2 0 4 0 8 0 0-1 0-2 0-5-2 0-4 0-8 0zm-506 5c0 1 0 2 0 4 4 0 8 0 12 0 0-1 0-2 0-4-4 0-8 0-12 0zm247 70c8 0 12 3 12 8 0 0 0 0-4 4 0 0 0 0-4 0 0 0 0 0-12-8 0 0 0 0 0 4 0 0 0 0 8 38-25 5-37 10-37 16 0 0 0 0 0 25 0 0 0 0-12 0 0 0 0 0 0-8 0 0 0 0-20 8 0 0 0 0-12-13 0 0 0 0-29 79 0 0 0 0-8 0 0 0 0 0 4 4 0 0 0 0-8 45 0 0 0 0 12 25-12 0-21 17-28 50 11 6 16 18 16 37 0 0 0 0-12 87 11 124 30 186 57 186 0 0 0 0 4-4 0 0 0 0-8-29 12-11 21-17 28-17 0 0 0 0 0-4-8 0-12-3-12-8 0 0 0 0 4-13 0 0 0 0 8 0 16 11 24 27 24 50 0 0 0 0 0 17 0 8-8 12-24 12 0 0 0 0 16 13 0 0 0 0 4-5 0 0 0 0 4 5 0 0 0 0 0 16 0 0 0 0-20 4 0 0 0 0-28-8 0 0 0 0-8 0 0 0 0 0-8 8 20 0 37 8 48 25 0 0 0 0 12 0 0 0 0 0 0 4 0 0 0 0-4 4 0 0 0 0 0 4 0 0 0 0 8 0 0 0 0 0 13-4 0 0 0 0 0 16 0 0 0 0-25 0 0 0 0 0 0 5 0 0 0 0 12 0 0 0 0 0 0 4 0 0 0 0-4 4 0 0 0 0 0 4 0 0 0 0 8 8 0 0 0 0-8 13 0 0 0 0 8 8 0 0 0 0-8 8 0 0 0 0 4 5 0 0 0 0 4 0 0 0 0 0 9-9 0 0 0 0 16 21 0 6-7 10-21 12 0 0 0 0-4-4 0 0 0 0-4 4 0 0 0 0 0 4 22 0 33 3 33 9 0 0 0 0-12 8 0 0 0 0-8-8 0 0 0 0-9 8 19 4 29 8 29 12 0 12-22 21-65 29 0 0 0 0 0 4 0 0 0 0 4 0 0 0 0 0 32-4 0 0 0 0 17 4 0 0 0 0 12-4 0 0 0 0 0 4-6 11-14 17-25 17 0 0 0 0 0 4 0 0 0 0 5 0 0 0 0 0 36-4 0 0 0 0 0 8 0 0 0 0-24 9 0 0 0 0 4 12 0 0 0 0 4 0 0 0 0 0 16-12 0 0 0 0 8 0 0 0 0 0 0 8 8 0 12 3 12 8 0 0 0 0-20 8 0 0 0 0-8-8 0 0 0 0-4 0 0 0 0 0 0 4 0 0 0 0 8 0 0 0 0 0 0 9-11 1-16 5-16 12 0 0 0 0 0 4 0 0 0 0 8 0 0 0 0 0 12-8 0 5 5 8 16 8 0 0 0 0 0 12 0 0 0 0-8 9 0 0 0 0-4-17 0 0 0 0-4 0 0 0 0 0-20 4 0 0 0 0-8-8 0 0 0 0-21 25 0 0 0 0 4 0 0 0 0 0 13-8 10 8 19 12 28 12 0 0 0 0 0 8 0 0 0 0-8 0 0 0 0 0 0 4 5 17 15 25 28 25 0 0 0 0 0 4 0 0 0 0-16 21 20 0 32 5 36 16 13 2 24 9 33 21 0 0 0 0 93 33 0-14 18-20 53-20 75 0 113-12 113-34 37-27 61-63 73-107 16-38 26-92 33-161 0 0 0 0-5-17 0 0 0 0 5 0 0 0 0 0-13-45 0 0 0 0 13-13 0 0 0 0-5-4 0 0 0 0 5-20 0 0 0 0 0-13 0 0 0 0 4 0 0 0 0 0 12 4 0 0 0 0 0-4-8-19-12-53-12-103 0 0 0 0 0-21 0 0 0 0 12-12 0 0 0 0-4-21 0 0 0 0 4-4 0 0 0 0 0-4-8 0-12-3-12-9 0 0 0 0 4-4 0 0 0 0 4 0 0 0 0 0-8-12 0 0 0 0 8-37-8 0-12-3-12-8 0 0 0 0 4-5-9 0-14-23-17-70 0 0 0 0 13 0 0 0 0 0 0-8 0 0 0 0-5 4 0 0 0 0-4 0 0-8-5-13-16-13 0 0 0 0-4-4 0 0 0 0 0-25 0-6 10-10 29-12 0 0 0 0 0-8-9 0-17-5-25-17 0 0 0 0-16-4 0 0 0 0 0-4 0 0 0 0 8-8 0 0 0 0 12 8 0-39-13-69-40-91-9-38-28-57-57-57-16-4-24-11-24-21 0 0 0 0-21 0 0 0 0 0-56-12 0 0 0 0-4 4 0 0 0 0-4 0 0 0 0 0-17-9 0 0 0 0-8 9 0 0 0 0-4-4 0 0 0 0 0-5 0 0 0 0 4-12 0 0 0 0-4 4 0 0 0 0-4 0 0 0 0 0-32-8 0 0 0 0 4-4 0 0 0 0 0-9 0 0 0 0-20-12 0 11-3 16-9 16 0 0 0 0-4-4 0 0 0 0 0 9 0 0 0 0-8 0 0 0 0 0 0-13 0 0 0 0-20 0 0 0 0 0 4 4 0 0 0 0 0 4 0 0 0 0-8 9 0 0 0 0-12-46 0 0 0 0 16-16-19 0-28-7-28-21-24 4-50 23-77 58zm-268-50c0 3 0 6 0 9 2-3 4-6 8-9-2 0-4 0-8 0zm21 9c6 1 12 2 20 4 0-1 0-2 0-4-2-3-4-6-8-9-1 0-2 0-4 0-2 3-4 6-8 9zm36-9c0 1 0 2 0 5 2 0 4 0 8 0 0-1 0-2 0-5-2 0-4 0-8 0zm669 4c0 1 0 2 0 5 2 0 4 0 8 0 0-1 0-2 0-5-2 0-4 0-8 0zm-81 17c0 1 0 2 0 4 2 0 4 0 8 0 0-1 0-2 0-4-2 0-4 0-8 0zm-86 45c0 0 0 0-4 5 0 0 0 0 0 4 19 0 29 10 29 29 0 0 0 0 12-4 0 0 0 0 20 8 0 0 0 0-8-12 0 0 0 0 4-5 0 0 0 0 20 9 0 0 0 0 4 0 0 0 0 0 0-4 0 0 0 0-77-30zm-737 5c-12 21-21 34-28 37 0 0 0 0-8-12 13-20 25-30 36-30 0 0 0 0 0 5zm827 4c0 1 0 2 0 4 2 2 4 4 8 8 2 0 4 0 8 0 0-1 0-2 0-4-2-2-4-4-8-8-2 0-4 0-8 0zm-171 4c0 2 0 4 0 8 1 0 2 0 4 0 0-2 0-4 0-8-1 0-2 0-4 0zm-684 29c0 0 0 0 0 4 0 0 0 0-21 41 0 0 0 0-8 0 0 0 0 0 0-16 0-19 10-29 29-29zm834 8c0 1 0 2 0 4 2 0 4 0 8 0 0-1 0-2 0-4-2 0-4 0-8 0zm-867 46c1 1 2 2 4 4 0 1 0 2 0 4-2 2-4 4-8 8-1-1-2-2-4-4 0-1 0-2 0-4 2-2 4-4 8-8zm178 12c0 0 0 0-4 29 9-3 13-11 13-25 0 0 0 0 0-4 0 0 0 0-9 0zm-182 12c0 0 0 0 8 0 0 0 0 0 8 8-21 31-35 60-40 87 0 0 0 0-8 0 0 0 0 0 0-8 0-14 5-30 16-50 0 0 0 0-4-4 13 0 20-11 20-33zm847 0c2 0 4 0 8 0 0 2 0 4 0 8-2 0-4 0-8 0 0-2 0-4 0-8zm49 58c2 0 4 0 8 0 0 2 0 4 0 8-2-2-4-4-8-8zm-576 13c0 5 4 8 12 8 0 0 0 0 4 0 0 0 0 0 0-4 0 0 0 0-16-4zm588 0c2 0 4 0 8 0 0 2 0 4 0 8-2 0-4 0-8 0 0-2 0-4 0-8zm-750 28c0 4 0 8 0 13 5 0 10 0 16 0-1-8-2-16-4-25-4 4-8 8-12 12zm174 5c0 2 0 4 0 8 3 0 6 0 9 0 0-2 0-4 0-8-3 0-6 0-9 0zm-368 20c0 0 0 0 0 4 0 0 0 0-4 21 0 0 0 0-8 0 2-17 6-25 12-25zm1021 46c0 0 0 0 0 4 0 0 0 0 4 12 8-2 13-7 16-16 0 0 0 0-20 0zm-511 37c2 0 4 0 8 0 0 2 0 4 0 8-2 0-4 0-8 0 0-2 0-4 0-8zm-12 141c2 0 4 0 8 0 0 2 0 4 0 8-2 0-4 0-8 0 0-2 0-4 0-8zm0 148c1 0 2 0 4 0 0 3 0 6 0 9-1 0-2 0-4 0 0-3 0-6 0-9zm-433 128c0 0 0 0 4 5-15 118-26 177-33 177 0 0 0 0-20-86 0 0 0 0 8-25 0 0 0 0-4-4 0 0 0 0 0-5 0 0 0 0 4-4 0 0 0 0 4 0 0 0 0 0-4-12 12-25 26-40 41-46zm-53 67c1 0 2 0 4 0 0 2 0 4 0 8-1 0-2 0-4 0 0-2 0-4 0-8zm142 4c2 0 4 0 8 0 0 2 0 4 0 8-2 0-4 0-8 0 0-2 0-4 0-8zm364 25c0 2 0 4 0 8 4 1 8 2 13 4 2-4 4-8 8-12-1-1-2-2-4-5-1 0-2 0-4 0-4 1-8 2-13 5zm-470 90c0 0 0 0 4 0 0 0 0 0 61 38 0 0 0 0 4 0 0 0 0 0-8-38 0 0 0 0 8 0 0 0 0 0 25 112 0 0 0 0-5 12 8 0 13 11 17 34 21 0 40 16 56 49 0 0 0 0-8 66 0 0 0 0-12 0 0-8-4-12-12-12-13-17-22-36-28-58 0 0 0 0-25-21 0 0 0 0 0-8 0 0 0 0 8 0-8-6-13-25-16-58 0 0 0 0-4 4 0 0 0 0-16 0 0-9-8-21-24-37 0 0 0 0 0-4 0 0 0 0 4-4 0 0 0 0 0-4 0 0 0 0 4 4 0 0 0 0 8 0 0 0 0 0 8-9 0 0 0 0 0-4 0 0 0 0-4-4 0 0 0 0-20-16 0 0 0 0 0-4 0 0 0 0-4 0 0 0 0 0-4 4 0 0 0 0-5 0 0 0 0 0-12-17 0 0 0 0 0-25zm547 0c1 0 2 0 4 0 0 4 0 8 0 13-2 0-4 0-8 0 1 1 2 2 4 4 0 1 0 2 0 4-2 0-4 0-8 0 0-4 0-8 0-12 2-3 4-6 8-9zm-535 50c3 0 6 0 9 0 0 1 0 2 0 4-3 0-6 0-9 0 0-1 0-2 0-4zm1167 83c0 9-10 30-32 62 0 0 0 0 4 0 15-10 30-30 45-58 0 0 0 0 0-4 0 0 0 0-17 0zm-867 29c8 27 12 50 12 70 0 0 0 0 0 41 0 6-4 8-12 8 0 0 0 0-12-4 0 0 0 0 0 4 0 17-5 26-16 26-16-7-24-12-24-17 0 0 0 0 0-17 0 0 0 0 8 0 0 0 0 0 4 21 0 0 0 0 8 0 0 0 0 0 0-4 0 0 0 0 8-79 0 0 0 0-4-4 0 0 0 0-4 4 0 0 0 0-4 0 0 0 0 0-8-8 0 0 0 0 0-8 0-22 15-33 44-33zm-142 49c11 6 25 22 45 50 0 0 0 0-8 0-24-15-37-31-37-50zm1005 33c0 1 0 2 0 4-2 3-4 6-8 9 0-1 0-2 0-4 2-3 4-6 8-9zm-782 112c0 1 0 2 0 4 15-1 30-2 45-4 0-1 0-2 0-4-10 0-20 0-32 0-4 1-8 2-13 4zm628 12c1 1 2 2 4 4 0 1 0 2 0 5-1 1-2 2-4 4-2 0-4 0-8 0 0-1 0-2 0-4 2-3 4-6 8-9zm-312-1603c3 0 6 0 9 0 0 2 0 4 0 8-3 0-6 0-9 0 0-2 0-4 0-8z">
            <text:p text:style-name="P9"/>
          </draw:path>
        </draw:g>
        <draw:custom-shape draw:style-name="gr11" draw:text-style-name="P1" draw:layer="layout" svg:width="23.5cm" svg:height="0.5cm" svg:x="3cm" svg:y="18.5cm">
          <text:p text:style-name="P9"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3cm" svg:y="8.6cm">
          <text:p text:style-name="P2"><text:span text:style-name="T3">Image erstell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5cm" svg:y="8.6cm">
          <text:p text:style-name="P2"><text:span text:style-name="T3">Image verw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5.3cm" svg:y="9.7cm">
          <text:p text:style-name="P2"><text:span text:style-name="T3">Image erstelle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0.5cm" svg:x="18.5cm" svg:y="9.7cm">
          <text:p text:style-name="P2"><text:span text:style-name="T3">Image verwalt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OpenSymbol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OpenSymbol" style:font-family-generic="roman" style:font-pitch="variable" fo:font-size="18pt" fo:font-style="normal" fo:text-shadow="none" style:text-underline-style="none" fo:font-weight="normal" style:font-family-asian="OpenSymbo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as Mendyk</meta:initial-creator>
    <meta:creation-date>2007-03-06T14:56:47</meta:creation-date>
    <dc:creator>Andreas Mendyk</dc:creator>
    <dc:date>2007-03-06T15:42:51</dc:date>
    <dc:language>de-DE</dc:language>
    <meta:editing-cycles>4</meta:editing-cycles>
    <meta:editing-duration>PT40M37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